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nome_ap</text:p>
          </table:table-cell>
          <table:table-cell office:value-type="string">
            <text:p>instituica</text:p>
          </table:table-cell>
        </table:table-row>
        <table:table-row>
          <table:table-cell office:value-type="string">
            <text:p>Avenida Dos sertanistas, 200, Jardim Santo Andr?</text:p>
          </table:table-cell>
          <table:table-cell office:value-type="string">
            <text:p>301868</text:p>
          </table:table-cell>
          <table:table-cell office:value-type="string">
            <text:p>Bairro Jardim Santo Andr? e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Soneto da Fidelidade 14. Jardim Maraca</text:p>
          </table:table-cell>
          <table:table-cell office:value-type="string">
            <text:p>301975</text:p>
          </table:table-cell>
          <table:table-cell office:value-type="string">
            <text:p>Bairros do Cap?o Redo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415, Conjunto Habitacional Instituto Adventista</text:p>
          </table:table-cell>
          <table:table-cell office:value-type="string">
            <text:p>301871</text:p>
          </table:table-cell>
          <table:table-cell office:value-type="string">
            <text:p>Rua da safra 41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 10, Jardim do Alto - S?o Paulo</text:p>
          </table:table-cell>
          <table:table-cell office:value-type="string">
            <text:p>301899</text:p>
          </table:table-cell>
          <table:table-cell office:value-type="string">
            <text:p>Varginha, Parelheiros, Graja?, Jardim Herplin e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anta Cruz, 32 Conjunto Habitacional Inacio Monteiro</text:p>
          </table:table-cell>
          <table:table-cell office:value-type="string">
            <text:p>301915</text:p>
          </table:table-cell>
          <table:table-cell office:value-type="string">
            <text:p>Conjunto Habitacional In?cio Monteiro, Cohab Juc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Hilda Prudente Teixeira, 44. Conj. Hab. Nova Uni?o. Jardim Bras?lia</text:p>
          </table:table-cell>
          <table:table-cell office:value-type="string">
            <text:p>300907</text:p>
          </table:table-cell>
          <table:table-cell office:value-type="string">
            <text:p>Jardim Paquet?  -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Verde, 91 - Vila Silvia</text:p>
          </table:table-cell>
          <table:table-cell office:value-type="string">
            <text:p>300901</text:p>
          </table:table-cell>
          <table:table-cell office:value-type="string">
            <text:p>Vila Silvia - S?o Paulo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Flamiano Costa, 582 - Jardim Penha</text:p>
          </table:table-cell>
          <table:table-cell office:value-type="string">
            <text:p>301060</text:p>
          </table:table-cell>
          <table:table-cell office:value-type="string">
            <text:p>Comunidades no Cangaiba/SP e Ermelino Matarazzo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iguel Achiole da Fonseca, 399 - Jardim S?o Paulo (Zona Leste), S?o Paulo - SP</text:p>
          </table:table-cell>
          <table:table-cell office:value-type="string">
            <text:p>300963</text:p>
          </table:table-cell>
          <table:table-cell office:value-type="string">
            <text:p>Jd S?o Paulo, comunidade da Igreja Extreme em Gu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Prado, 93 - Bela Vista - S?o Paulo/SP</text:p>
          </table:table-cell>
          <table:table-cell office:value-type="string">
            <text:p>300976</text:p>
          </table:table-cell>
          <table:table-cell office:value-type="string">
            <text:p>Corti?os e Ocupa??es do Centro da cida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 505 - Galeria - Loja 2 - Br?s</text:p>
          </table:table-cell>
          <table:table-cell office:value-type="string">
            <text:p>300884</text:p>
          </table:table-cell>
          <table:table-cell office:value-type="string">
            <text:p>Favela de cidade Tiradentes,  Favela Tijuco Preto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cisco de Santa Maria, 1256 - Jardim Colonial</text:p>
          </table:table-cell>
          <table:table-cell office:value-type="string">
            <text:p>300936</text:p>
          </table:table-cell>
          <table:table-cell office:value-type="string">
            <text:p>Jd Colonial S?o Mateus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rillo Puerto, 96</text:p>
          </table:table-cell>
          <table:table-cell office:value-type="string">
            <text:p>300920</text:p>
          </table:table-cell>
          <table:table-cell office:value-type="string">
            <text:p>Atendemos diversas fam?lias na regi?o do Cap?o Re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nte Grande, 167 - Jardim Am?lia</text:p>
          </table:table-cell>
          <table:table-cell office:value-type="string">
            <text:p>301096</text:p>
          </table:table-cell>
          <table:table-cell office:value-type="string">
            <text:p>JD Magdalena e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jeta n?mero 27 ch?cara  Bananal Vila calu</text:p>
          </table:table-cell>
          <table:table-cell office:value-type="string">
            <text:p>300863</text:p>
          </table:table-cell>
          <table:table-cell office:value-type="string">
            <text:p>S?o 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inio Felini, 97, Ch?cara Fl?rida</text:p>
          </table:table-cell>
          <table:table-cell office:value-type="string">
            <text:p>300959</text:p>
          </table:table-cell>
          <table:table-cell office:value-type="string">
            <text:p>Jardim Aracati, Chacara Bandeirantes, Favela Mur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TOB? REIMBERG, 1C</text:p>
          </table:table-cell>
          <table:table-cell office:value-type="string">
            <text:p>300950</text:p>
          </table:table-cell>
          <table:table-cell office:value-type="string">
            <text:p>RUAS PAINEIRA REIMBERG, RUA JATOB? REIMBERG, RU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?lia da Silva Mendes, 706 - Parque Cocaia</text:p>
          </table:table-cell>
          <table:table-cell office:value-type="string">
            <text:p>301012</text:p>
          </table:table-cell>
          <table:table-cell office:value-type="string">
            <text:p>Comunidade do Parque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na Lu?sa de Jesus, 350 - Jardim Novo Paralheiros - Cep: 04890.530</text:p>
          </table:table-cell>
          <table:table-cell office:value-type="string">
            <text:p>300991</text:p>
          </table:table-cell>
          <table:table-cell office:value-type="string">
            <text:p>Jardim Novo Parelh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 Paissand?, 132, CJ 22, Centro</text:p>
          </table:table-cell>
          <table:table-cell office:value-type="string">
            <text:p>300874</text:p>
          </table:table-cell>
          <table:table-cell office:value-type="string">
            <text:p>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? N?73 - JARDIM DA CONQUISTA - S?O PAULO - SP</text:p>
          </table:table-cell>
          <table:table-cell office:value-type="string">
            <text:p>300966</text:p>
          </table:table-cell>
          <table:table-cell office:value-type="string">
            <text:p>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ostin Lubert, 1053</text:p>
          </table:table-cell>
          <table:table-cell office:value-type="string">
            <text:p>301005</text:p>
          </table:table-cell>
          <table:table-cell office:value-type="string">
            <text:p>Comunidad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Godofredo Cerqueira Leite,300- Mascarenhas de Moraes</text:p>
          </table:table-cell>
          <table:table-cell office:value-type="string">
            <text:p>301007</text:p>
          </table:table-cell>
          <table:table-cell office:value-type="string">
            <text:p>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Marcelina, 991, Vila Carmosina</text:p>
          </table:table-cell>
          <table:table-cell office:value-type="string">
            <text:p>300071</text:p>
          </table:table-cell>
          <table:table-cell office:value-type="string">
            <text:p>Jardim Maraba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'Boi Gua?u, 622</text:p>
          </table:table-cell>
          <table:table-cell office:value-type="string">
            <text:p>300431</text:p>
          </table:table-cell>
          <table:table-cell office:value-type="string">
            <text:p>Av m boi Gua?u n?mero 622 cep 04949_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?o Nery, 3201 - Jardim Nazareth</text:p>
          </table:table-cell>
          <table:table-cell office:value-type="string">
            <text:p>300789</text:p>
          </table:table-cell>
          <table:table-cell office:value-type="string">
            <text:p>Associa??o  unidos do jangadr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dre Estanislau de Campos, 379 - COHAB I</text:p>
          </table:table-cell>
          <table:table-cell office:value-type="string">
            <text:p>300330</text:p>
          </table:table-cell>
          <table:table-cell office:value-type="string">
            <text:p>COHAB I, COHAB II,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capeguara, 84 - Jardim Umarizal</text:p>
          </table:table-cell>
          <table:table-cell office:value-type="string">
            <text:p>300824</text:p>
          </table:table-cell>
          <table:table-cell office:value-type="string">
            <text:p>S?O PAULO - FAM?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t?rias 325, Imirim</text:p>
          </table:table-cell>
          <table:table-cell office:value-type="string">
            <text:p>300310</text:p>
          </table:table-cell>
          <table:table-cell office:value-type="string">
            <text:p>Favela do p?, Jd Vista Alegre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z, 52</text:p>
          </table:table-cell>
          <table:table-cell office:value-type="string">
            <text:p>300714</text:p>
          </table:table-cell>
          <table:table-cell office:value-type="string">
            <text:p>Associa?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Guelf, 2280 - Jardim da Laranjeira</text:p>
          </table:table-cell>
          <table:table-cell office:value-type="string">
            <text:p>300230</text:p>
          </table:table-cell>
          <table:table-cell office:value-type="string">
            <text:p>Jd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D Arco Roxo, 167</text:p>
          </table:table-cell>
          <table:table-cell office:value-type="string">
            <text:p>300311</text:p>
          </table:table-cell>
          <table:table-cell office:value-type="string">
            <text:p>Vila Jacui e 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Schreittmiller, 149 - Trememb?</text:p>
          </table:table-cell>
          <table:table-cell office:value-type="string">
            <text:p>300497</text:p>
          </table:table-cell>
          <table:table-cell office:value-type="string">
            <text:p>Vila albertina , Jardim tremembe ,Jardim S?o Jo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 Mandiore, 37 A, Jardim Camrgo Novo</text:p>
          </table:table-cell>
          <table:table-cell office:value-type="string">
            <text:p>300364</text:p>
          </table:table-cell>
          <table:table-cell office:value-type="string">
            <text:p>Rua Lago Mandiore  n 37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 84, sala 02, Conjunto Habitacional Jos? Bonif?cio</text:p>
          </table:table-cell>
          <table:table-cell office:value-type="string">
            <text:p>300394</text:p>
          </table:table-cell>
          <table:table-cell office:value-type="string">
            <text:p>Favelas, igreja e todos assistidos pela institui?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 01</text:p>
          </table:table-cell>
          <table:table-cell office:value-type="string">
            <text:p>300630</text:p>
          </table:table-cell>
          <table:table-cell office:value-type="string">
            <text:p>Sociedade Amigos Unidos Jd. 3 Cor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Serra, 82,  Garagem Jd Paulistano.</text:p>
          </table:table-cell>
          <table:table-cell office:value-type="string">
            <text:p>300514</text:p>
          </table:table-cell>
          <table:table-cell office:value-type="string">
            <text:p>Jd Paulistano/ Jd Carumb?/ Jd Guarani (Capad?cia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ira Artacho, 47 - Canga?ba</text:p>
          </table:table-cell>
          <table:table-cell office:value-type="string">
            <text:p>300491</text:p>
          </table:table-cell>
          <table:table-cell office:value-type="string">
            <text:p>Favela do Bato, Caixa D?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etalurgicos 1065, sl. 10, Cidade Tiradentes</text:p>
          </table:table-cell>
          <table:table-cell office:value-type="string">
            <text:p>300821</text:p>
          </table:table-cell>
          <table:table-cell office:value-type="string">
            <text:p>Av metalurgicos 1065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i.Mazetti 128</text:p>
          </table:table-cell>
          <table:table-cell office:value-type="string">
            <text:p>300595</text:p>
          </table:table-cell>
          <table:table-cell office:value-type="string">
            <text:p>COMPLEXO IPANEMA 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eira da Silva, 98 - Jardim S?o Benedito</text:p>
          </table:table-cell>
          <table:table-cell office:value-type="string">
            <text:p>301249</text:p>
          </table:table-cell>
          <table:table-cell office:value-type="string">
            <text:p>Jardim S?o Benedito (tubo 1 e 2) e bairros adjace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udio Monte Verde n?02,  Jardim Myrna</text:p>
          </table:table-cell>
          <table:table-cell office:value-type="string">
            <text:p>301159</text:p>
          </table:table-cell>
          <table:table-cell office:value-type="string">
            <text:p>Rua Dr Juvenal Hudson Ferreira S/N? (Pra?a Pag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Facchini, 108 - Jardim Anchieta</text:p>
          </table:table-cell>
          <table:table-cell office:value-type="string">
            <text:p>301290</text:p>
          </table:table-cell>
          <table:table-cell office:value-type="string">
            <text:p>Associa??o de Moradores do Jardim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rt, 220 - Jardim S?o Jorge</text:p>
          </table:table-cell>
          <table:table-cell office:value-type="string">
            <text:p>301234</text:p>
          </table:table-cell>
          <table:table-cell office:value-type="string">
            <text:p>JARDIM  S?O JORGE, JARDIM DOMITILA, JARDIM S?O 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avezane, 26 Vila Rodrigues</text:p>
          </table:table-cell>
          <table:table-cell office:value-type="string">
            <text:p>301356</text:p>
          </table:table-cell>
          <table:table-cell office:value-type="string">
            <text:p>extremo sul de s?o paulo, Fund?o, vila rodrigues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scaz Natal, 130 - Vila Natal</text:p>
          </table:table-cell>
          <table:table-cell office:value-type="string">
            <text:p>301324</text:p>
          </table:table-cell>
          <table:table-cell office:value-type="string">
            <text:p>Vila natal zona sul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Newton Braga, 24 - Jardim Jau - Penha</text:p>
          </table:table-cell>
          <table:table-cell office:value-type="string">
            <text:p>301205</text:p>
          </table:table-cell>
          <table:table-cell office:value-type="string">
            <text:p>Rua Coronel Newton Braga n 24 Jd. Jau Penha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m, 1729 - Vila Clementino</text:p>
          </table:table-cell>
          <table:table-cell office:value-type="string">
            <text:p>301297</text:p>
          </table:table-cell>
          <table:table-cell office:value-type="string">
            <text:p>Estamos atendendo comunidades em vulnerabilidade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 288 - Heli?polis</text:p>
          </table:table-cell>
          <table:table-cell office:value-type="string">
            <text:p>301219</text:p>
          </table:table-cell>
          <table:table-cell office:value-type="string">
            <text:p>Heli?polis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Florencio Pereira, 247 - Jardim Nardini</text:p>
          </table:table-cell>
          <table:table-cell office:value-type="string">
            <text:p>301160</text:p>
          </table:table-cell>
          <table:table-cell office:value-type="string">
            <text:p>Jd.Nardini -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por? 76, Itaim paulista</text:p>
          </table:table-cell>
          <table:table-cell office:value-type="string">
            <text:p>301334</text:p>
          </table:table-cell>
          <table:table-cell office:value-type="string">
            <text:p>Favela Agua Vermelha JD.Robru Itaim Paulista  - F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eri Mirim</text:p>
          </table:table-cell>
          <table:table-cell office:value-type="string">
            <text:p>301370</text:p>
          </table:table-cell>
          <table:table-cell office:value-type="string">
            <text:p>Comunidade de Peri Mir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CONJUNTO RESIDENCIAL JOS? BONIF?CIO</text:p>
          </table:table-cell>
          <table:table-cell office:value-type="string">
            <text:p>301134</text:p>
          </table:table-cell>
          <table:table-cell office:value-type="string">
            <text:p>ASSOCIA??O DOS CIDAD?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Jones, 380 - Vila Curu?a</text:p>
          </table:table-cell>
          <table:table-cell office:value-type="string">
            <text:p>301361</text:p>
          </table:table-cell>
          <table:table-cell office:value-type="string">
            <text:p>Jd Panta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?nego Jos? Maria Fernandes, 356 - Vila Fl?via - S?o Matheus</text:p>
          </table:table-cell>
          <table:table-cell office:value-type="string">
            <text:p>301258</text:p>
          </table:table-cell>
          <table:table-cell office:value-type="string">
            <text:p>Comunidade Vila Fl?via em S?o Matheus -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 95 e 306 -</text:p>
          </table:table-cell>
          <table:table-cell office:value-type="string">
            <text:p>301612</text:p>
          </table:table-cell>
          <table:table-cell office:value-type="string">
            <text:p>Recanto Santo Ant?nio, Jardim Let?cia, Jardim S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Guaruj?, 311</text:p>
          </table:table-cell>
          <table:table-cell office:value-type="string">
            <text:p>301710</text:p>
          </table:table-cell>
          <table:table-cell office:value-type="string">
            <text:p>Bairro do Jardim Guaruj?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st?o, 197</text:p>
          </table:table-cell>
          <table:table-cell office:value-type="string">
            <text:p>301755</text:p>
          </table:table-cell>
          <table:table-cell office:value-type="string">
            <text:p>Fam?lias da regi?o do Jardim Planalto, Parque 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tina, 1525, Vila Carr?o</text:p>
          </table:table-cell>
          <table:table-cell office:value-type="string">
            <text:p>301490</text:p>
          </table:table-cell>
          <table:table-cell office:value-type="string">
            <text:p>Jd Santo Eduardo e Jd Sinh? Z/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Madrugada, 40</text:p>
          </table:table-cell>
          <table:table-cell office:value-type="string">
            <text:p>301432</text:p>
          </table:table-cell>
          <table:table-cell office:value-type="string">
            <text:p>Instituto Formando Atletas Bons de Bola  COHAB Te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Cavalgada, 527 - Jardim Julieta</text:p>
          </table:table-cell>
          <table:table-cell office:value-type="string">
            <text:p>301675</text:p>
          </table:table-cell>
          <table:table-cell office:value-type="string">
            <text:p>Rua da Cavalgada, 527 Jd. Julieta CEP 02161-030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erra Encantada, 218, Conjunto Habitacional Inacio Monteiro</text:p>
          </table:table-cell>
          <table:table-cell office:value-type="string">
            <text:p>301699</text:p>
          </table:table-cell>
          <table:table-cell office:value-type="string">
            <text:p>Rua: Guaianases, Jd N?lia conj habitacional, parq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??o Agalopada, 204 - Conjunto Habitacional Ant?nio Estev?o de Carvalho</text:p>
          </table:table-cell>
          <table:table-cell office:value-type="string">
            <text:p>301730</text:p>
          </table:table-cell>
          <table:table-cell office:value-type="string">
            <text:p>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Gon?alves La?o 136 - Jardim Romano</text:p>
          </table:table-cell>
          <table:table-cell office:value-type="string">
            <text:p>301609</text:p>
          </table:table-cell>
          <table:table-cell office:value-type="string">
            <text:p>Jardim Romano. S?o Paulo.700 fam?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Barbosa Rabelo, 48, Casa 2, Jardim Romano</text:p>
          </table:table-cell>
          <table:table-cell office:value-type="string">
            <text:p>301795</text:p>
          </table:table-cell>
          <table:table-cell office:value-type="string">
            <text:p>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stavo paiva, 31</text:p>
          </table:table-cell>
          <table:table-cell office:value-type="string">
            <text:p>302200</text:p>
          </table:table-cell>
          <table:table-cell office:value-type="string">
            <text:p>comunidade loc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Luiz Rodrigues Filho, 100 -  Mascarenhas de Moraes</text:p>
          </table:table-cell>
          <table:table-cell office:value-type="string">
            <text:p>302437</text:p>
          </table:table-cell>
          <table:table-cell office:value-type="string">
            <text:p>Mascarenhas de Moraes 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 1881</text:p>
          </table:table-cell>
          <table:table-cell office:value-type="string">
            <text:p>302367</text:p>
          </table:table-cell>
          <table:table-cell office:value-type="string">
            <text:p>Comunidade do Piqu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Dep. Emilio Carlos, 3774, Vl. nova Cachoeirinha</text:p>
          </table:table-cell>
          <table:table-cell office:value-type="string">
            <text:p>302425</text:p>
          </table:table-cell>
          <table:table-cell office:value-type="string">
            <text:p>Direitos Humanos,Engeheiro Caetano e adje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rmelino Matarazzo, S?o Miguel Paulista, Itaim P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? Pessota, 14-B - Pq. Santa Rita em frente ao n? 625.</text:p>
          </table:table-cell>
          <table:table-cell office:value-type="string">
            <text:p>302284</text:p>
          </table:table-cell>
          <table:table-cell office:value-type="string">
            <text:p>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me Fingerman, 25, Pq. Santo Antonio</text:p>
          </table:table-cell>
          <table:table-cell office:value-type="string">
            <text:p>302615</text:p>
          </table:table-cell>
          <table:table-cell office:value-type="string">
            <text:p>Jardim Aracati - Ch?cara Fl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ires Silva, 149, Jardim Bras?lia</text:p>
          </table:table-cell>
          <table:table-cell office:value-type="string">
            <text:p>302627</text:p>
          </table:table-cell>
          <table:table-cell office:value-type="string">
            <text:p>COMUNIDADE JARDIM BRASI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13, 68 - MONTE VERDE</text:p>
          </table:table-cell>
          <table:table-cell office:value-type="string">
            <text:p>11212</text:p>
          </table:table-cell>
          <table:table-cell office:value-type="string">
            <text:p>MONTE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13</text:p>
          </table:table-cell>
          <table:table-cell office:value-type="string">
            <text:p>FAV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Metal?rgicos, 1065 - Cidade Tiradentes</text:p>
          </table:table-cell>
          <table:table-cell office:value-type="string">
            <text:p>11214</text:p>
          </table:table-cell>
          <table:table-cell office:value-type="string">
            <text:p>VILMA FL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tiba do  Sul, 750 - Vista Alegre</text:p>
          </table:table-cell>
          <table:table-cell office:value-type="string">
            <text:p>11215</text:p>
          </table:table-cell>
          <table:table-cell office:value-type="string">
            <text:p>COMUNIDADE JARDIM VISTA ALEG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tal Bazille, 2118</text:p>
          </table:table-cell>
          <table:table-cell office:value-type="string">
            <text:p>11217</text:p>
          </table:table-cell>
          <table:table-cell office:value-type="string">
            <text:p>CHAPARRAL (14 BLOCO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Kampala, 200 - Penha</text:p>
          </table:table-cell>
          <table:table-cell office:value-type="string">
            <text:p>11218</text:p>
          </table:table-cell>
          <table:table-cell office:value-type="string">
            <text:p>TIQUATIRA I E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adre Nildo do Amaral, 720</text:p>
          </table:table-cell>
          <table:table-cell office:value-type="string">
            <text:p>11219</text:p>
          </table:table-cell>
          <table:table-cell office:value-type="string">
            <text:p>BOTUCAT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Carlos Ferreira, 525 - Boa Esperan?a</text:p>
          </table:table-cell>
          <table:table-cell office:value-type="string">
            <text:p>11220</text:p>
          </table:table-cell>
          <table:table-cell office:value-type="string">
            <text:p>RESIDENCIAL LUCI VAL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21</text:p>
          </table:table-cell>
          <table:table-cell office:value-type="string">
            <text:p>MIGUEL IN?CIO CURY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popemba, 2908</text:p>
          </table:table-cell>
          <table:table-cell office:value-type="string">
            <text:p>11222</text:p>
          </table:table-cell>
          <table:table-cell office:value-type="string">
            <text:p>TERCEIRA DIVIS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231-Trav. Raimundo de Bezerra Lima, 100</text:p>
          </table:table-cell>
          <table:table-cell office:value-type="string">
            <text:p>11223</text:p>
          </table:table-cell>
          <table:table-cell office:value-type="string">
            <text:p>TIRO AO POMBO / MOSSOB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, 110 - Parque Dorot?ia</text:p>
          </table:table-cell>
          <table:table-cell office:value-type="string">
            <text:p>11224</text:p>
          </table:table-cell>
          <table:table-cell office:value-type="string">
            <text:p>JARDIM RUBILE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r? Dias, 83, Jardim Boa Vista</text:p>
          </table:table-cell>
          <table:table-cell office:value-type="string">
            <text:p>11226</text:p>
          </table:table-cell>
          <table:table-cell office:value-type="string">
            <text:p>Jardim Boa Vista - Butant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orio Franco Vilhene, 1099 - Vila Nova Curu?a</text:p>
          </table:table-cell>
          <table:table-cell office:value-type="string">
            <text:p>11227</text:p>
          </table:table-cell>
          <table:table-cell office:value-type="string">
            <text:p>Osorio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ma Entre Verdes, 129 - Vila Nova Curu??</text:p>
          </table:table-cell>
          <table:table-cell office:value-type="string">
            <text:p>11228</text:p>
          </table:table-cell>
          <table:table-cell office:value-type="string">
            <text:p>Osorio 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on Maria Gacceone, 279 - Rio Pequeno</text:p>
          </table:table-cell>
          <table:table-cell office:value-type="string">
            <text:p>11229</text:p>
          </table:table-cell>
          <table:table-cell office:value-type="string">
            <text:p>Favela 101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 Poeta, 26, Jardim Julieta</text:p>
          </table:table-cell>
          <table:table-cell office:value-type="string">
            <text:p>11230</text:p>
          </table:table-cell>
          <table:table-cell office:value-type="string">
            <text:p>Comunidade do Viol?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, 701, Parais?polis</text:p>
          </table:table-cell>
          <table:table-cell office:value-type="string">
            <text:p>1178</text:p>
          </table:table-cell>
          <table:table-cell office:value-type="string">
            <text:p>Condom?nio M - PARAIS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amos Comenius, 449, Jardim S?o Bernardo</text:p>
          </table:table-cell>
          <table:table-cell office:value-type="string">
            <text:p>11231</text:p>
          </table:table-cell>
          <table:table-cell office:value-type="string">
            <text:p>Jardim Sao Bernar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ra?a Machacaris, n 59, Vila aymor?, Itaim Paulista</text:p>
          </table:table-cell>
          <table:table-cell office:value-type="string">
            <text:p>11232</text:p>
          </table:table-cell>
          <table:table-cell office:value-type="string">
            <text:p>Vila Aimor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7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8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Leme 5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onio Burlini, s/n</text:p>
          </table:table-cell>
          <table:table-cell office:value-type="string">
            <text:p>11233</text:p>
          </table:table-cell>
          <table:table-cell office:value-type="string">
            <text:p>Jardim S?o Judas Tad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orinha, 04</text:p>
          </table:table-cell>
          <table:table-cell office:value-type="string">
            <text:p>11234</text:p>
          </table:table-cell>
          <table:table-cell office:value-type="string">
            <text:p>Comunidade do Por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 - SACOM?</text:p>
          </table:table-cell>
          <table:table-cell office:value-type="string">
            <text:p>12132</text:p>
          </table:table-cell>
          <table:table-cell office:value-type="string">
            <text:p>GARMIC - Grupo de Articula??o para a Conquista da Moradia do Idoso da Capit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NIO ESTEV?O DE CARVALHO</text:p>
          </table:table-cell>
          <table:table-cell office:value-type="string">
            <text:p>12105</text:p>
          </table:table-cell>
          <table:table-cell office:value-type="string">
            <text:p>ASSOCIA??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18</text:p>
          </table:table-cell>
          <table:table-cell office:value-type="string">
            <text:p>Popula??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?s da Rocha Cardoso refer?ncia esta??o CPTM DO ITAIM PAULISTA</text:p>
          </table:table-cell>
          <table:table-cell office:value-type="string">
            <text:p>12119</text:p>
          </table:table-cell>
          <table:table-cell office:value-type="string">
            <text:p>Popula??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ovo Oriente do Piau?, 160, Vila Silvia, Canga?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o dos Idosos de Sapopem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?RIOS</text:p>
          </table:table-cell>
          <table:table-cell office:value-type="string">
            <text:p>12147</text:p>
          </table:table-cell>
          <table:table-cell office:value-type="string">
            <text:p>ASSOCIA??O JAIME AB?LIO DE S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?nimo Furtado, 796 - Jardim Modelo</text:p>
          </table:table-cell>
          <table:table-cell office:value-type="string">
            <text:p>12156</text:p>
          </table:table-cell>
          <table:table-cell office:value-type="string">
            <text:p>Associa??o Social, Educacional e Cultural Novos Rumos - Comunidade Jardim Modelo Favela da Po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ias da Costa , Jardim Colombo</text:p>
          </table:table-cell>
          <table:table-cell office:value-type="string">
            <text:p>12111</text:p>
          </table:table-cell>
          <table:table-cell office:value-type="string">
            <text:p>CDC Prestes Maia (Clube da Comunidade Pref Francisc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?RIO DE CAMPOS, 191 - AMERICAN?POLIS</text:p>
          </table:table-cell>
          <table:table-cell office:value-type="string">
            <text:p>12116</text:p>
          </table:table-cell>
          <table:table-cell office:value-type="string">
            <text:p>PAR?QUIA S?O BENT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?TIO REPRESA</text:p>
          </table:table-cell>
          <table:table-cell office:value-type="string">
            <text:p>12136</text:p>
          </table:table-cell>
          <table:table-cell office:value-type="string">
            <text:p>ASSOCIA??O BENEFICENTE CANTINHO DA TERCEIRA IDA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?cara Santo Amaro</text:p>
          </table:table-cell>
          <table:table-cell office:value-type="string">
            <text:p>12138</text:p>
          </table:table-cell>
          <table:table-cell office:value-type="string">
            <text:p>Associa??o Beneficente Guilhermina Maria de Jesu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?stica do Jaragu?, 3750 - Vila Jaragu?, S?o Paulo</text:p>
          </table:table-cell>
          <table:table-cell office:value-type="string">
            <text:p>12157</text:p>
          </table:table-cell>
          <table:table-cell office:value-type="string">
            <text:p>Territ?rio Indigena do Jaragu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?o Lang, 153 - Cip? do Meio, S?o Paulo - SP</text:p>
          </table:table-cell>
          <table:table-cell office:value-type="string">
            <text:p>12158</text:p>
          </table:table-cell>
          <table:table-cell office:value-type="string">
            <text:p>Territ?rio Indigena do Tenond? Por? - Parelh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errit?rio Ind?gena Aldeia Tekoa Yyrex?k? - Estrada Engenheiro Marsilac</text:p>
          </table:table-cell>
          <table:table-cell office:value-type="string">
            <text:p>12159</text:p>
          </table:table-cell>
          <table:table-cell office:value-type="string">
            <text:p>Territ?rio Indigena de Tekoa Yyrex?k? -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olidonio Leite, 1890,  Vila Ivone</text:p>
          </table:table-cell>
          <table:table-cell office:value-type="string">
            <text:p>12160</text:p>
          </table:table-cell>
          <table:table-cell office:value-type="string">
            <text:p>Associa??o Comunit?ria M?o Ami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 - Ermelino Matarazzo</text:p>
          </table:table-cell>
          <table:table-cell office:value-type="string">
            <text:p>12152</text:p>
          </table:table-cell>
          <table:table-cell office:value-type="string">
            <text:p>CENTRO DE PROMO??O HUMANA LAR VICENTINO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??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?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?o e Emo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??o. Endere?o: R. Visc. de Parna?ba, 1316 - Mooca, S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a da Am?rica Latina-P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RANCISCO JUSTINO AZEVEDO, 79 - ACLIMA??O</text:p>
          </table:table-cell>
          <table:table-cell office:value-type="string">
            <text:p>13156</text:p>
          </table:table-cell>
          <table:table-cell office:value-type="string">
            <text:p>SASF (SAS S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NIO, 371 - CONJUNTO PROMORAR RIO CLARO</text:p>
          </table:table-cell>
          <table:table-cell office:value-type="string">
            <text:p>13157</text:p>
          </table:table-cell>
          <table:table-cell office:value-type="string">
            <text:p>SASF S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SASF DOM M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? PRETO, 233 - JARDIM PANORAMA</text:p>
          </table:table-cell>
          <table:table-cell office:value-type="string">
            <text:p>13159</text:p>
          </table:table-cell>
          <table:table-cell office:value-type="string">
            <text:p>SASF S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?rio, 175 - Tatuap?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?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?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, Cidade Tiradentes</text:p>
          </table:table-cell>
          <table:table-cell office:value-type="string">
            <text:p>13117</text:p>
          </table:table-cell>
          <table:table-cell office:value-type="string">
            <text:p>SASF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 - S?tio dos Pereiras</text:p>
          </table:table-cell>
          <table:table-cell office:value-type="string">
            <text:p>13118</text:p>
          </table:table-cell>
          <table:table-cell office:value-type="string">
            <text:p>SASF UBUNTU - CASA DA HUMAN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SASF PONTE RAS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O FRANCISCO DO HUMAIT?, 107 - PARQUE TIET?</text:p>
          </table:table-cell>
          <table:table-cell office:value-type="string">
            <text:p>13121</text:p>
          </table:table-cell>
          <table:table-cell office:value-type="string">
            <text:p>SASF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?, 1740 - VILA S?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??O DO EX?LIO, 210 - JARDIM S?O SAV?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Jos? Bonif?cio</text:p>
          </table:table-cell>
          <table:table-cell office:value-type="string">
            <text:p>13126</text:p>
          </table:table-cell>
          <table:table-cell office:value-type="string">
            <text:p>SASF JOS? BONIF?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SASF PARQUE DO CARMO ?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lmiro Leal da Costa, 22 - Jd. Das Oliveiras, Itaim Paulista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?o Luis, Itaim Paulista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 Velha</text:p>
          </table:table-cell>
          <table:table-cell office:value-type="string">
            <text:p>13130</text:p>
          </table:table-cell>
          <table:table-cell office:value-type="string">
            <text:p>SASF CURU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?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?? - CASA DA FAM?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?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, Ja?an?</text:p>
          </table:table-cell>
          <table:table-cell office:value-type="string">
            <text:p>13133</text:p>
          </table:table-cell>
          <table:table-cell office:value-type="string">
            <text:p>SASF JA?AN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?</text:p>
          </table:table-cell>
          <table:table-cell office:value-type="string">
            <text:p>13134</text:p>
          </table:table-cell>
          <table:table-cell office:value-type="string">
            <text:p>SASF TREMEMB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d. Vera Cruz - Jd Angela</text:p>
          </table:table-cell>
          <table:table-cell office:value-type="string">
            <text:p>13135</text:p>
          </table:table-cell>
          <table:table-cell office:value-type="string">
            <text:p>SASF JARDIM ?NGEL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aquandava, 17 - CIidade Ipava - Jd Angela</text:p>
          </table:table-cell>
          <table:table-cell office:value-type="string">
            <text:p>13136</text:p>
          </table:table-cell>
          <table:table-cell office:value-type="string">
            <text:p>SASF JARDIM ?NGEL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mendador Santana, 1932 - Jd. S?o Jos? - Jd Angela</text:p>
          </table:table-cell>
          <table:table-cell office:value-type="string">
            <text:p>13137</text:p>
          </table:table-cell>
          <table:table-cell office:value-type="string">
            <text:p>SASF JARDIM ?NGELA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284, Jardim Angela</text:p>
          </table:table-cell>
          <table:table-cell office:value-type="string">
            <text:p>13138</text:p>
          </table:table-cell>
          <table:table-cell office:value-type="string">
            <text:p>SASF JARDIM ?NGEL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?NIO DE FRANCO, 22 - JARDIM S?O LUIZ</text:p>
          </table:table-cell>
          <table:table-cell office:value-type="string">
            <text:p>13139</text:p>
          </table:table-cell>
          <table:table-cell office:value-type="string">
            <text:p>SASF S?O LUIZ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 - PARQUE SANTO ANT?NIO</text:p>
          </table:table-cell>
          <table:table-cell office:value-type="string">
            <text:p>13140</text:p>
          </table:table-cell>
          <table:table-cell office:value-type="string">
            <text:p>SASF JARDIM S?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307 - CONJ. 181 - CERQUEIRA C?SAR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?v?o Montebello, 556 - Freguesia do ?</text:p>
          </table:table-cell>
          <table:table-cell office:value-type="string">
            <text:p>14170</text:p>
          </table:table-cell>
          <table:table-cell office:value-type="string">
            <text:p>APAJE - Associa??o de Pais Diretos e Indiretos do Tribunal de Justi?a do Estado de S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?lgica</text:p>
          </table:table-cell>
          <table:table-cell office:value-type="string">
            <text:p>14211</text:p>
          </table:table-cell>
          <table:table-cell office:value-type="string">
            <text:p>ASSOCIA??O SUI?O BRASILEIRA DE AJUDA ? CRIAN?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?o Samuel, 174 - Vila Mariana</text:p>
          </table:table-cell>
          <table:table-cell office:value-type="string">
            <text:p>14212</text:p>
          </table:table-cell>
          <table:table-cell office:value-type="string">
            <text:p>ASSOCIA??O DE DEFICIENTES VISUAIS E AMIGOS - ADEV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3</text:p>
          </table:table-cell>
          <table:table-cell office:value-type="string">
            <text:p>AOSSC ? Associa??o Obras Sociais Santa Cruz ? Recanto Nossa Senhora de Lourdes - S?o Luis Guanella - unidade Educacional (CEFAI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4</text:p>
          </table:table-cell>
          <table:table-cell office:value-type="string">
            <text:p>NAIS TREMEMB? - S?o Luis Ganella - ASSOCIA??O OBRAS SOCIAIS SANTA CRUZ unidade assisten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ul Lino, 34 - Jardim S?o Bento Novo</text:p>
          </table:table-cell>
          <table:table-cell office:value-type="string">
            <text:p>14215</text:p>
          </table:table-cell>
          <table:table-cell office:value-type="string">
            <text:p>CASA DA VOV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84 - Vila Mariana</text:p>
          </table:table-cell>
          <table:table-cell office:value-type="string">
            <text:p>14166</text:p>
          </table:table-cell>
          <table:table-cell office:value-type="string">
            <text:p>ABSW - ASSOCIA??O BRASILEIRA DE S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Diogo de Faria, 695 - Vl. Clementino</text:p>
          </table:table-cell>
          <table:table-cell office:value-type="string">
            <text:p>14216</text:p>
          </table:table-cell>
          <table:table-cell office:value-type="string">
            <text:p>ASSOCIA??O CRUZ VER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??O BRASILEIRA DE ASSIST?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?polis, 2752</text:p>
          </table:table-cell>
          <table:table-cell office:value-type="string">
            <text:p>14217</text:p>
          </table:table-cell>
          <table:table-cell office:value-type="string">
            <text:p>ABEM Associa??o Brasileira de Esclerose M?ltip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Bar?o do Rego Barros, 179 - Campo Belo.</text:p>
          </table:table-cell>
          <table:table-cell office:value-type="string">
            <text:p>14218</text:p>
          </table:table-cell>
          <table:table-cell office:value-type="string">
            <text:p>Associa??o Lares de inclus?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??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?ncia nas ?reas da Surdocegueira, Defici?ncia M?ltipla e Defici?ncia Visual</text:p>
          </table:table-cell>
          <table:table-cell/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ILPI - Institui??o de Longa Permanencia para Idosos S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NIO ESTEVAO DE CARVALHO</text:p>
          </table:table-cell>
          <table:table-cell office:value-type="string">
            <text:p>14161</text:p>
          </table:table-cell>
          <table:table-cell office:value-type="string">
            <text:p>ASSOCIA??O BENEFICENTE COMUNIT?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SSOCIA??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meira de Leque, 66 - Jardim Pedro Jos? Nunes</text:p>
          </table:table-cell>
          <table:table-cell office:value-type="string">
            <text:p>14219</text:p>
          </table:table-cell>
          <table:table-cell office:value-type="string">
            <text:p>Instituto Mais Convivi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Associa??o Comunitaria Dos Moradores Da Cidade Kemel Itaim Paulista E A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202.212.216 - Vila Mariana</text:p>
          </table:table-cell>
          <table:table-cell office:value-type="string">
            <text:p>14142</text:p>
          </table:table-cell>
          <table:table-cell office:value-type="string">
            <text:p>Ahimsa Associa??o Educacional para M?ltipla Defici?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? Penha</text:p>
          </table:table-cell>
          <table:table-cell office:value-type="string">
            <text:p>14174</text:p>
          </table:table-cell>
          <table:table-cell office:value-type="string">
            <text:p>Associa??o Batista da P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??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?ncio Aires, 793, casa 3 - Vila Pomp?ia</text:p>
          </table:table-cell>
          <table:table-cell office:value-type="string">
            <text:p>14160</text:p>
          </table:table-cell>
          <table:table-cell office:value-type="string">
            <text:p>INSTITUTO DE ARTES E EDUCA?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?ndio 89 - S?o Miguel Paulista</text:p>
          </table:table-cell>
          <table:table-cell office:value-type="string">
            <text:p>14172</text:p>
          </table:table-cell>
          <table:table-cell office:value-type="string">
            <text:p>Associa??o Nego Nag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?o Mateus</text:p>
          </table:table-cell>
          <table:table-cell office:value-type="string">
            <text:p>14197</text:p>
          </table:table-cell>
          <table:table-cell office:value-type="string">
            <text:p>RESID?NCIA INCLUSIVA S?O MATEUS II - ASSOCIA??O COMUNIT?RIA E BENEFICENTE PADRE JOS?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 S?o Paulo.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O, 90 - CIDADE S?O MATEUS</text:p>
          </table:table-cell>
          <table:table-cell office:value-type="string">
            <text:p>14162</text:p>
          </table:table-cell>
          <table:table-cell office:value-type="string">
            <text:p>RESID?NCIA INCLUSIVA S?O MATEUS II - ASSOCIA??O COMUNIT?RIA E BENEFICENTE PADRE JOS?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 176 -S?o Miguel Paulista</text:p>
          </table:table-cell>
          <table:table-cell office:value-type="string">
            <text:p>14176</text:p>
          </table:table-cell>
          <table:table-cell office:value-type="string">
            <text:p>ASSOCIA??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O, SA?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?SIA, 234 - SUMAREZINHO</text:p>
          </table:table-cell>
          <table:table-cell office:value-type="string">
            <text:p>14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sar Zama, 257 - Mandaqui</text:p>
          </table:table-cell>
          <table:table-cell office:value-type="string">
            <text:p>14201</text:p>
          </table:table-cell>
          <table:table-cell office:value-type="string">
            <text:p>ASSOCIA??O DOS AMIGOS DA CRIAN?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ASSOCIA??O PROJETO BATUTINHAS E ADJAC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PIRES DE MINAS, 716 - JARDIM IMPERADOR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?.</text:p>
          </table:table-cell>
          <table:table-cell office:value-type="string">
            <text:p>14221</text:p>
          </table:table-cell>
          <table:table-cell office:value-type="string">
            <text:p>CIAM - Centro Israelita de Apoio Multidiciplin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?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ASSOCIA??O PR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Associa??o Cantarei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ENATO SERRA - JARDIM JULIANA</text:p>
          </table:table-cell>
          <table:table-cell office:value-type="string">
            <text:p>18145</text:p>
          </table:table-cell>
          <table:table-cell office:value-type="string">
            <text:p>OCUPA??O FERN?O DI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inistro Luiz Esparano, 309, Jardim Santa Adelia</text:p>
          </table:table-cell>
          <table:table-cell office:value-type="string">
            <text:p>18146</text:p>
          </table:table-cell>
          <table:table-cell office:value-type="string">
            <text:p>Liga de Futebol Amador de S?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7</text:p>
          </table:table-cell>
          <table:table-cell office:value-type="string">
            <text:p>Clube da comunidade ?guia de Ha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8</text:p>
          </table:table-cell>
          <table:table-cell office:value-type="string">
            <text:p>Associa??o Esportiva Cultural Folha Sec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Francisco de S? Peixoto, 01, Jardim Aimor?</text:p>
          </table:table-cell>
          <table:table-cell office:value-type="string">
            <text:p>18149</text:p>
          </table:table-cell>
          <table:table-cell office:value-type="string">
            <text:p>UNIAO INTERNACIONAL DE MINISTROS E IGREJAS EVANGELIC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BANOPOLIS, 20</text:p>
          </table:table-cell>
          <table:table-cell office:value-type="string">
            <text:p>23444</text:p>
          </table:table-cell>
          <table:table-cell office:value-type="string">
            <text:p>FAVELA ARTHUR ALVI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 - CONJUNTO HABITACIONAL TEOT?NIO VILELA</text:p>
          </table:table-cell>
          <table:table-cell office:value-type="string">
            <text:p>23445</text:p>
          </table:table-cell>
          <table:table-cell office:value-type="string">
            <text:p>S?O PATRIC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O FERRO - JARDIM CARUMB?</text:p>
          </table:table-cell>
          <table:table-cell office:value-type="string">
            <text:p>23446</text:p>
          </table:table-cell>
          <table:table-cell office:value-type="string">
            <text:p>FAVELA ISRAEL FERREIRA FER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a Ferro</text:p>
          </table:table-cell>
          <table:table-cell office:value-type="string">
            <text:p>23447</text:p>
          </table:table-cell>
          <table:table-cell office:value-type="string">
            <text:p>BURACO DO SAP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48</text:p>
          </table:table-cell>
          <table:table-cell office:value-type="string">
            <text:p>VIELA BO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49</text:p>
          </table:table-cell>
          <table:table-cell office:value-type="string">
            <text:p>Rua 13 de Maio, 342 - RUA TREZE DE MAIO, 34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0</text:p>
          </table:table-cell>
          <table:table-cell office:value-type="string">
            <text:p>Rua Professor Batista De Andrade, 7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1</text:p>
          </table:table-cell>
          <table:table-cell office:value-type="string">
            <text:p>Rua Guilherme Maw, 9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2</text:p>
          </table:table-cell>
          <table:table-cell office:value-type="string">
            <text:p>Rua Guilherme Maw, 6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3</text:p>
          </table:table-cell>
          <table:table-cell office:value-type="string">
            <text:p>Rua Jo?o Teodoro, 3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4</text:p>
          </table:table-cell>
          <table:table-cell office:value-type="string">
            <text:p>Rua Conselheiro Carr?o, 15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5</text:p>
          </table:table-cell>
          <table:table-cell office:value-type="string">
            <text:p>Do Ricardo Batista, 6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6</text:p>
          </table:table-cell>
          <table:table-cell office:value-type="string">
            <text:p>Rua Conselheiro Carr?o, N? 63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7</text:p>
          </table:table-cell>
          <table:table-cell office:value-type="string">
            <text:p>Rua Conselheiro Ramalho, N? 5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8</text:p>
          </table:table-cell>
          <table:table-cell office:value-type="string">
            <text:p>Rua Almirante Marques de Le?o, N?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9</text:p>
          </table:table-cell>
          <table:table-cell office:value-type="string">
            <text:p>Rua conselheiro Ramalho, N? 4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0</text:p>
          </table:table-cell>
          <table:table-cell office:value-type="string">
            <text:p>Rua conselheiro ramalho, N? 9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1</text:p>
          </table:table-cell>
          <table:table-cell office:value-type="string">
            <text:p>Rua Bar?o de campina, N? 51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2</text:p>
          </table:table-cell>
          <table:table-cell office:value-type="string">
            <text:p>Rua Travessa dos Arquitetos, N? 2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3</text:p>
          </table:table-cell>
          <table:table-cell office:value-type="string">
            <text:p>Rua 13 de Maio, N? 105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4</text:p>
          </table:table-cell>
          <table:table-cell office:value-type="string">
            <text:p>Rua 13 de Maio, N? 103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 - CIDADE NITRO OPER?RIA</text:p>
          </table:table-cell>
          <table:table-cell office:value-type="string">
            <text:p>23465</text:p>
          </table:table-cell>
          <table:table-cell office:value-type="string">
            <text:p>Capad?c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na Fel?cia, 01- Ch?cara do Conde - Graja?</text:p>
          </table:table-cell>
          <table:table-cell office:value-type="string">
            <text:p>23393</text:p>
          </table:table-cell>
          <table:table-cell office:value-type="string">
            <text:p>Associacao Morar e preservar Chacara do Conde Fase u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. Parada Pinto, 1770 - Lauzane Paulista</text:p>
          </table:table-cell>
          <table:table-cell office:value-type="string">
            <text:p>23394</text:p>
          </table:table-cell>
          <table:table-cell office:value-type="string">
            <text:p>Comunidade Fazendinha/ Vista Alegr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uro Jos? do santos 27</text:p>
          </table:table-cell>
          <table:table-cell office:value-type="string">
            <text:p>23466</text:p>
          </table:table-cell>
          <table:table-cell office:value-type="string">
            <text:p>Comunidade Lau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?rio Moura - Vila Progresso</text:p>
          </table:table-cell>
          <table:table-cell office:value-type="string">
            <text:p>23467</text:p>
          </table:table-cell>
          <table:table-cell office:value-type="string">
            <text:p>Viela Mauro Mour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RECANTO DOS HUMIL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18 DE ABRIL, 830 - CIDADE ANT?NIO ESTEV?O DE CARVALH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, 13 A - JARDIM RINC?O</text:p>
          </table:table-cell>
          <table:table-cell office:value-type="string">
            <text:p>24516</text:p>
          </table:table-cell>
          <table:table-cell office:value-type="string">
            <text:p>JARDIM DON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27</text:p>
          </table:table-cell>
          <table:table-cell office:value-type="string">
            <text:p>INDEPEND?N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RENATO SERRA</text:p>
          </table:table-cell>
          <table:table-cell office:value-type="string">
            <text:p>24528</text:p>
          </table:table-cell>
          <table:table-cell office:value-type="string">
            <text:p>PARQUE NOVO MU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N - JARDIM ?NGELA</text:p>
          </table:table-cell>
          <table:table-cell office:value-type="string">
            <text:p>24529</text:p>
          </table:table-cell>
          <table:table-cell office:value-type="string">
            <text:p>RANIER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AQUEL ALVES MOREIRA, 823 - PARQUE SANTO ANT?NIO</text:p>
          </table:table-cell>
          <table:table-cell office:value-type="string">
            <text:p>24530</text:p>
          </table:table-cell>
          <table:table-cell office:value-type="string">
            <text:p>S?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iera, 12B</text:p>
          </table:table-cell>
          <table:table-cell office:value-type="string">
            <text:p>24531</text:p>
          </table:table-cell>
          <table:table-cell office:value-type="string">
            <text:p>NOVO SANTO AMAR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532</text:p>
          </table:table-cell>
          <table:table-cell office:value-type="string">
            <text:p>JARDIM LAU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3</text:p>
          </table:table-cell>
          <table:table-cell office:value-type="string">
            <text:p>KAGOH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4</text:p>
          </table:table-cell>
          <table:table-cell office:value-type="string">
            <text:p>CEREJEIR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5</text:p>
          </table:table-cell>
          <table:table-cell office:value-type="string">
            <text:p>SANTA L?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Jardim da Pa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Flores N?1</text:p>
          </table:table-cell>
          <table:table-cell office:value-type="string">
            <text:p>24537</text:p>
          </table:table-cell>
          <table:table-cell office:value-type="string">
            <text:p>Horizo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agaris,101</text:p>
          </table:table-cell>
          <table:table-cell office:value-type="string">
            <text:p>24537</text:p>
          </table:table-cell>
          <table:table-cell office:value-type="string">
            <text:p>Renato Locch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eira 12 B</text:p>
          </table:table-cell>
          <table:table-cell office:value-type="string">
            <text:p>24538</text:p>
          </table:table-cell>
          <table:table-cell office:value-type="string">
            <text:p>Costa do Val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</text:p>
          </table:table-cell>
          <table:table-cell office:value-type="string">
            <text:p>24539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AULO BOULROU, 120 - BOX 6 - REAL PARQUE</text:p>
          </table:table-cell>
          <table:table-cell office:value-type="string">
            <text:p>26132</text:p>
          </table:table-cell>
          <table:table-cell office:value-type="string">
            <text:p>REAL PARQUE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OUTOR DANTE COSTA, 104 - VILA CRIST?LIA</text:p>
          </table:table-cell>
          <table:table-cell office:value-type="string">
            <text:p>26137</text:p>
          </table:table-cell>
          <table:table-cell office:value-type="string">
            <text:p>VILA ARAPU? - HELI?POLIS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Nossa Senhora de Nazar?, 51 - Bairro Cidade Dutra</text:p>
          </table:table-cell>
          <table:table-cell office:value-type="string">
            <text:p>26547</text:p>
          </table:table-cell>
          <table:table-cell office:value-type="string">
            <text:p>CIDADE DUTR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. ANERCY ROCHA, 1502</text:p>
          </table:table-cell>
          <table:table-cell office:value-type="string">
            <text:p>26153</text:p>
          </table:table-cell>
          <table:table-cell office:value-type="string">
            <text:p>NOVA VIT?RIA</text:p>
          </table:table-cell>
          <table:table-cell office:value-type="string">
            <text:p>Nova Vitori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?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VIEIRA DE MARTINS, 2A - BRESSER</text:p>
          </table:table-cell>
          <table:table-cell office:value-type="string">
            <text:p>27181</text:p>
          </table:table-cell>
          <table:table-cell office:value-type="string">
            <text:p>Cintra Gord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 - COHAB BRIGADEIRO FARIA LIMA</text:p>
          </table:table-cell>
          <table:table-cell office:value-type="string">
            <text:p>27549</text:p>
          </table:table-cell>
          <table:table-cell office:value-type="string">
            <text:p>Favela CDHU Brasil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UM, JARDIM JOMAR - JARDIM APUAN?</text:p>
          </table:table-cell>
          <table:table-cell office:value-type="string">
            <text:p>27241</text:p>
          </table:table-cell>
          <table:table-cell office:value-type="string">
            <text:p>JARDIM APUAN? - JD. APUAN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?  Pereira Cruz, 81 -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ALVORADA DO PORTO, 54</text:p>
          </table:table-cell>
          <table:table-cell office:value-type="string">
            <text:p>27261</text:p>
          </table:table-cell>
          <table:table-cell office:value-type="string">
            <text:p>Porto Vel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?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616</text:p>
          </table:table-cell>
          <table:table-cell office:value-type="string">
            <text:p>ILHA DAS COB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rlos Farias, 525 - Jardim Raposo Tavares</text:p>
          </table:table-cell>
          <table:table-cell office:value-type="string">
            <text:p>27617</text:p>
          </table:table-cell>
          <table:table-cell office:value-type="string">
            <text:p>FAV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182</text:p>
          </table:table-cell>
          <table:table-cell office:value-type="string">
            <text:p>City jarag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Jd Sinh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, 751 - Conj. Res. Prestes Maia</text:p>
          </table:table-cell>
          <table:table-cell office:value-type="string">
            <text:p>27220</text:p>
          </table:table-cell>
          <table:table-cell office:value-type="string">
            <text:p>INACIO MONTEI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 - VILA ITAIM</text:p>
          </table:table-cell>
          <table:table-cell office:value-type="string">
            <text:p>27569</text:p>
          </table:table-cell>
          <table:table-cell office:value-type="string">
            <text:p>JARDIM ROMANO 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 Antonio Duni, 30  - Patamar 5 - Pro Morar Rio Claro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Engenheiro Heitor Eiras Garcia, 7800</text:p>
          </table:table-cell>
          <table:table-cell office:value-type="string">
            <text:p>27225</text:p>
          </table:table-cell>
          <table:table-cell office:value-type="string">
            <text:p>Jardim Esmerald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atal, 112  jardim papai noel</text:p>
          </table:table-cell>
          <table:table-cell office:value-type="string">
            <text:p>27230</text:p>
          </table:table-cell>
          <table:table-cell office:value-type="string">
            <text:p>Jardim Papai No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Henrique da Silva, n? 550, Vlia Jaragu?</text:p>
          </table:table-cell>
          <table:table-cell office:value-type="string">
            <text:p>27318</text:p>
          </table:table-cell>
          <table:table-cell office:value-type="string">
            <text:p>Vila Atlanti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5 - QUINTA DA PAINEIRA</text:p>
          </table:table-cell>
          <table:table-cell office:value-type="string">
            <text:p>27328</text:p>
          </table:table-cell>
          <table:table-cell office:value-type="string">
            <text:p>VILA PRUDENTE - RUA DIAN?POL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RA?AS, 79 - CONJUNTO HABITACIONAL S?TIO CONCEI??O</text:p>
          </table:table-cell>
          <table:table-cell office:value-type="string">
            <text:p>27614</text:p>
          </table:table-cell>
          <table:table-cell office:value-type="string">
            <text:p>CACHOEIRA DAS GRA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? ALVES, 185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. Canal de Cocaia, 4112 - Grajau, Capela do Socorro</text:p>
          </table:table-cell>
          <table:table-cell office:value-type="string">
            <text:p>27186</text:p>
          </table:table-cell>
          <table:table-cell office:value-type="string">
            <text:p>Comunidade do gaivot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o Saverio</text:p>
          </table:table-cell>
          <table:table-cell office:value-type="string">
            <text:p>27210</text:p>
          </table:table-cell>
          <table:table-cell office:value-type="string">
            <text:p>Favelas Santo Antonio e S?o Ped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RAVESSA DO LAURO DA BEIRA, 37 - COHAB ADVENTISTA</text:p>
          </table:table-cell>
          <table:table-cell office:value-type="string">
            <text:p>28107</text:p>
          </table:table-cell>
          <table:table-cell office:value-type="string">
            <text:p>COHAB ADVENT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 - JARDIM ITAMB?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ULTURA POPULAR, 119 - GRAJA?</text:p>
          </table:table-cell>
          <table:table-cell office:value-type="string">
            <text:p>28115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TARDE DE BRISA, JARDIM DO LESTE</text:p>
          </table:table-cell>
          <table:table-cell office:value-type="string">
            <text:p>28121</text:p>
          </table:table-cell>
          <table:table-cell office:value-type="string">
            <text:p>VILA DAND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N?LTON SILVA, 70 - VILA SANTA TERESA</text:p>
          </table:table-cell>
          <table:table-cell office:value-type="string">
            <text:p>28577</text:p>
          </table:table-cell>
          <table:table-cell office:value-type="string">
            <text:p>PITANGU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8578</text:p>
          </table:table-cell>
          <table:table-cell office:value-type="string">
            <text:p>CH?CARA SONHO AZU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milio Ares, 80 - Jos? Bonifacio</text:p>
          </table:table-cell>
          <table:table-cell office:value-type="string">
            <text:p>28579</text:p>
          </table:table-cell>
          <table:table-cell office:value-type="string">
            <text:p>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rroio Real, 54 - Vila S?o Nicolau</text:p>
          </table:table-cell>
          <table:table-cell office:value-type="string">
            <text:p>28580</text:p>
          </table:table-cell>
          <table:table-cell office:value-type="string">
            <text:p>S?O NICOL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ntonio Vitor de Oliveira, 300 - Jardim Copacabana</text:p>
          </table:table-cell>
          <table:table-cell office:value-type="string">
            <text:p>28581</text:p>
          </table:table-cell>
          <table:table-cell office:value-type="string">
            <text:p>TUPI / PINHEIRA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PRESIDENTE WILSON, 2168</text:p>
          </table:table-cell>
          <table:table-cell office:value-type="string">
            <text:p>28116</text:p>
          </table:table-cell>
          <table:table-cell office:value-type="string">
            <text:p>MOOC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8117</text:p>
          </table:table-cell>
          <table:table-cell office:value-type="string">
            <text:p>QUIMIL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bral do Nascimento, 82, Alto do Riviera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Nuno Guerne de Almeida, 111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?o de Barros 72, Jd. Novo S?o Noberto</text:p>
          </table:table-cell>
          <table:table-cell office:value-type="string">
            <text:p>28582</text:p>
          </table:table-cell>
          <table:table-cell office:value-type="string">
            <text:p>S?O NORBERT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Maria Trevisani, 1002</text:p>
          </table:table-cell>
          <table:table-cell office:value-type="string">
            <text:p>28583</text:p>
          </table:table-cell>
          <table:table-cell office:value-type="string">
            <text:p>VERA CRUZ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? Ferreira Dantas, 06, Jd. Boa Vista</text:p>
          </table:table-cell>
          <table:table-cell office:value-type="string">
            <text:p>28584</text:p>
          </table:table-cell>
          <table:table-cell office:value-type="string">
            <text:p>CH?CARA SANTA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9520</text:p>
          </table:table-cell>
          <table:table-cell office:value-type="string">
            <text:p>PORTO ARE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1</text:p>
          </table:table-cell>
          <table:table-cell office:value-type="string">
            <text:p>QUIMIL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2</text:p>
          </table:table-cell>
          <table:table-cell office:value-type="string">
            <text:p>CAI CA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do Carteiro,  Jd. S?o Luis</text:p>
          </table:table-cell>
          <table:table-cell office:value-type="string">
            <text:p>29523</text:p>
          </table:table-cell>
          <table:table-cell office:value-type="string">
            <text:p>Jd. Felicida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NAZIR MIGUEL</text:p>
          </table:table-cell>
          <table:table-cell office:value-type="string">
            <text:p>18124</text:p>
          </table:table-cell>
          <table:table-cell office:value-type="string">
            <text:p>CEU CEI UIRAPURU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ANTOS DO AMANHECER</text:p>
          </table:table-cell>
          <table:table-cell office:value-type="string">
            <text:p>18109</text:p>
          </table:table-cell>
          <table:table-cell office:value-type="string">
            <text:p>CEU CEI CANTOS DO AMANHECE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ONESA  1120</text:p>
          </table:table-cell>
          <table:table-cell office:value-type="string">
            <text:p>18112</text:p>
          </table:table-cell>
          <table:table-cell office:value-type="string">
            <text:p>CEU CEI GUARAPIRA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ERNARDO JOSE DE LORENA</text:p>
          </table:table-cell>
          <table:table-cell office:value-type="string">
            <text:p>18104</text:p>
          </table:table-cell>
          <table:table-cell office:value-type="string">
            <text:p>CEU CEI PER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PERA-MARMELO  226</text:p>
          </table:table-cell>
          <table:table-cell office:value-type="string">
            <text:p>18105</text:p>
          </table:table-cell>
          <table:table-cell office:value-type="string">
            <text:p>CEU CEI PERA MARMEL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HEITOR ANTONIO EIRAS GARCIA ENGENHEIRO 1870</text:p>
          </table:table-cell>
          <table:table-cell office:value-type="string">
            <text:p>18125</text:p>
          </table:table-cell>
          <table:table-cell office:value-type="string">
            <text:p>CEU CEI BUTAN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KENKITI SIMOMOTO</text:p>
          </table:table-cell>
          <table:table-cell office:value-type="string">
            <text:p>18126</text:p>
          </table:table-cell>
          <table:table-cell office:value-type="string">
            <text:p>CEU CEI JAGUARE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JOSE PEDRO DE BORBA  20</text:p>
          </table:table-cell>
          <table:table-cell office:value-type="string">
            <text:p>18113</text:p>
          </table:table-cell>
          <table:table-cell office:value-type="string">
            <text:p>CEU CEI PARELHEIR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PARECIDA DO TABOADO</text:p>
          </table:table-cell>
          <table:table-cell office:value-type="string">
            <text:p>18102</text:p>
          </table:table-cell>
          <table:table-cell office:value-type="string">
            <text:p>CEU CEI JARDIM PAULIST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OMINGOS TARROSO  101</text:p>
          </table:table-cell>
          <table:table-cell office:value-type="string">
            <text:p>18110</text:p>
          </table:table-cell>
          <table:table-cell office:value-type="string">
            <text:p>CEU CEI VILA RUB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ANIEL CERRI  1549</text:p>
          </table:table-cell>
          <table:table-cell office:value-type="string">
            <text:p>18103</text:p>
          </table:table-cell>
          <table:table-cell office:value-type="string">
            <text:p>CEU CEI PAZ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LVARENGA</text:p>
          </table:table-cell>
          <table:table-cell office:value-type="string">
            <text:p>18111</text:p>
          </table:table-cell>
          <table:table-cell office:value-type="string">
            <text:p>CEU CEI ALVARE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MANDO DE ARRUDA PEREIRA ENGENHEIRO 5080</text:p>
          </table:table-cell>
          <table:table-cell office:value-type="string">
            <text:p>18108</text:p>
          </table:table-cell>
          <table:table-cell office:value-type="string">
            <text:p>CEU CEI CAMINHO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TUR PRIMAVESI PROFESSOR</text:p>
          </table:table-cell>
          <table:table-cell office:value-type="string">
            <text:p>18106</text:p>
          </table:table-cell>
          <table:table-cell office:value-type="string">
            <text:p>CEU CEI PARQUE BRIST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RANCISCA ESPOSITO TONETTI</text:p>
          </table:table-cell>
          <table:table-cell office:value-type="string">
            <text:p>18101</text:p>
          </table:table-cell>
          <table:table-cell office:value-type="string">
            <text:p>CEU CEI JACA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BINOS  111</text:p>
          </table:table-cell>
          <table:table-cell office:value-type="string">
            <text:p>18107</text:p>
          </table:table-cell>
          <table:table-cell office:value-type="string">
            <text:p>CEU CEI MENIN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CONDESSA ELISABETH ROBIANO</text:p>
          </table:table-cell>
          <table:table-cell office:value-type="string">
            <text:p>18115</text:p>
          </table:table-cell>
          <table:table-cell office:value-type="string">
            <text:p>CEU CEI WALTER DE ANDRADE PROF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MANOEL FERREIRA PIRES</text:p>
          </table:table-cell>
          <table:table-cell office:value-type="string">
            <text:p>18114</text:p>
          </table:table-cell>
          <table:table-cell office:value-type="string">
            <text:p>CEU CEI ADELAIDE TERESA LOPES CIMONARI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A PETRELA  113</text:p>
          </table:table-cell>
          <table:table-cell office:value-type="string">
            <text:p>18117</text:p>
          </table:table-cell>
          <table:table-cell office:value-type="string">
            <text:p>CEU CEI ROSA DA CHI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LUIZ IMPARATO  564</text:p>
          </table:table-cell>
          <table:table-cell office:value-type="string">
            <text:p>18116</text:p>
          </table:table-cell>
          <table:table-cell office:value-type="string">
            <text:p>CEU CEI QUINTA DO S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EAR  141</text:p>
          </table:table-cell>
          <table:table-cell office:value-type="string">
            <text:p>18123</text:p>
          </table:table-cell>
          <table:table-cell office:value-type="string">
            <text:p>CEU CEI PARQUE SAO CARL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RNESTO SOUZA CRUZ  2171</text:p>
          </table:table-cell>
          <table:table-cell office:value-type="string">
            <text:p>18121</text:p>
          </table:table-cell>
          <table:table-cell office:value-type="string">
            <text:p>CEU CEI AZUL DA COR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URUMATIM  201</text:p>
          </table:table-cell>
          <table:table-cell office:value-type="string">
            <text:p>18122</text:p>
          </table:table-cell>
          <table:table-cell office:value-type="string">
            <text:p>CEU CEI SA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LORES DO JAMBEIRO</text:p>
          </table:table-cell>
          <table:table-cell office:value-type="string">
            <text:p>18119</text:p>
          </table:table-cell>
          <table:table-cell office:value-type="string">
            <text:p>CEU CEI EVANIR APARECIDA HILARIO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TITO MARECHAL 3400</text:p>
          </table:table-cell>
          <table:table-cell office:value-type="string">
            <text:p>18120</text:p>
          </table:table-cell>
          <table:table-cell office:value-type="string">
            <text:p>CEU CEI ANA LUCIA DE HOLANDA GAMBOA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S METALURGICOS</text:p>
          </table:table-cell>
          <table:table-cell office:value-type="string">
            <text:p>18118</text:p>
          </table:table-cell>
          <table:table-cell office:value-type="string">
            <text:p>CEU CEI AGUA AZU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 VERGUEIRO, 1.000</text:p>
          </table:table-cell>
          <table:table-cell office:value-type="string">
            <text:p>18130</text:p>
          </table:table-cell>
          <table:table-cell office:value-type="string">
            <text:p>CENTRO CULTURAL SAO PAULO</text:p>
          </table:table-cell>
          <table:table-cell/>
        </table:table-row>
        <table:table-row>
          <table:table-cell office:value-type="string">
            <text:p>PC FRANCISCO FERREIRA LOPES, 434</text:p>
          </table:table-cell>
          <table:table-cell office:value-type="string">
            <text:p>18131</text:p>
          </table:table-cell>
          <table:table-cell office:value-type="string">
            <text:p>CC DE SANTO AMARO</text:p>
          </table:table-cell>
          <table:table-cell/>
        </table:table-row>
        <table:table-row>
          <table:table-cell office:value-type="string">
            <text:p>AV SAO JOAO, 281</text:p>
          </table:table-cell>
          <table:table-cell office:value-type="string">
            <text:p>18128</text:p>
          </table:table-cell>
          <table:table-cell office:value-type="string">
            <text:p>PRACA DAS ARTES</text:p>
          </table:table-cell>
          <table:table-cell/>
        </table:table-row>
        <table:table-row>
          <table:table-cell office:value-type="string">
            <text:p>AV SANTOS DUMONT, 1.770</text:p>
          </table:table-cell>
          <table:table-cell office:value-type="string">
            <text:p>18127</text:p>
          </table:table-cell>
          <table:table-cell office:value-type="string">
            <text:p>TEATRO ALFREDO MESQUITA</text:p>
          </table:table-cell>
          <table:table-cell/>
        </table:table-row>
        <table:table-row>
          <table:table-cell office:value-type="string">
            <text:p>R DA CONSOLACAO, 94</text:p>
          </table:table-cell>
          <table:table-cell office:value-type="string">
            <text:p>18129</text:p>
          </table:table-cell>
          <table:table-cell office:value-type="string">
            <text:p>BIBLIOTECA MARIO DE ANDRADE</text:p>
          </table:table-cell>
          <table:table-cell/>
        </table:table-row>
        <table:table-row>
          <table:table-cell office:value-type="string">
            <text:p>Rua Euclides de Jesus , 60</text:p>
          </table:table-cell>
          <table:table-cell office:value-type="string">
            <text:p>301547</text:p>
          </table:table-cell>
          <table:table-cell office:value-type="string">
            <text:p>Instituto Esperanca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ctor Bouquet, 4</text:p>
          </table:table-cell>
          <table:table-cell office:value-type="string">
            <text:p>300524</text:p>
          </table:table-cell>
          <table:table-cell office:value-type="string">
            <text:p>G.R.C.R.Escola de Samba Boemios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mb. Macedo Soares, 1018</text:p>
          </table:table-cell>
          <table:table-cell office:value-type="string">
            <text:p>302502</text:p>
          </table:table-cell>
          <table:table-cell office:value-type="string">
            <text:p>Nucleo Espirita Maos Da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Teodoro Bernardo do Nascimento, 425, Jardim Robru</text:p>
          </table:table-cell>
          <table:table-cell office:value-type="string">
            <text:p>301980</text:p>
          </table:table-cell>
          <table:table-cell office:value-type="string">
            <text:p>Associa??o de Lutas e Promo??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berania divina s/n</text:p>
          </table:table-cell>
          <table:table-cell office:value-type="string">
            <text:p>301992</text:p>
          </table:table-cell>
          <table:table-cell office:value-type="string">
            <text:p>Uni?o Popular da Vila Simon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lvador do Vale, 09</text:p>
          </table:table-cell>
          <table:table-cell office:value-type="string">
            <text:p>301952</text:p>
          </table:table-cell>
          <table:table-cell office:value-type="string">
            <text:p>Funda??o Comunidade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o Manoel Alves 59, Vila Itaim</text:p>
          </table:table-cell>
          <table:table-cell office:value-type="string">
            <text:p>300958</text:p>
          </table:table-cell>
          <table:table-cell office:value-type="string">
            <text:p>Centro de Educa??o Popular Ambiental e Integra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Br?s do Sua?u?, 300 cep 08090 290</text:p>
          </table:table-cell>
          <table:table-cell office:value-type="string">
            <text:p>301068</text:p>
          </table:table-cell>
          <table:table-cell office:value-type="string">
            <text:p>ASSOCIACAO BENEFICENTE AMIGOS DO ERICAO - DIVINA A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? Pereira Cruz, 81, Pq. Bristol</text:p>
          </table:table-cell>
          <table:table-cell office:value-type="string">
            <text:p>300902</text:p>
          </table:table-cell>
          <table:table-cell office:value-type="string">
            <text:p>Associa??o dos Moradores da Vila Cristina e Vila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nio anunziato 57, Jd. Patente</text:p>
          </table:table-cell>
          <table:table-cell office:value-type="string">
            <text:p>300997</text:p>
          </table:table-cell>
          <table:table-cell office:value-type="string">
            <text:p>Clube da Comunidade Jardim Pat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cartun 15B esquina com a rua Maria do carmo</text:p>
          </table:table-cell>
          <table:table-cell office:value-type="string">
            <text:p>301001</text:p>
          </table:table-cell>
          <table:table-cell office:value-type="string">
            <text:p>Ong pila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Arlindo dos Santos, 31, Jd. Novo Horizonte</text:p>
          </table:table-cell>
          <table:table-cell office:value-type="string">
            <text:p>300876</text:p>
          </table:table-cell>
          <table:table-cell office:value-type="string">
            <text:p>ASSOCIA??O DOS MORADORES DO JARDIM DOS EUCALIP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as Palmeiras,112/114 - Vargem Grande</text:p>
          </table:table-cell>
          <table:table-cell office:value-type="string">
            <text:p>300865</text:p>
          </table:table-cell>
          <table:table-cell office:value-type="string">
            <text:p>Instituto de Cultura e Cidadania Crescer e Conviv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Rep?blica de San Marino, 59 - Burgo Paulista</text:p>
          </table:table-cell>
          <table:table-cell office:value-type="string">
            <text:p>300323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hea, 150</text:p>
          </table:table-cell>
          <table:table-cell office:value-type="string">
            <text:p>300269</text:p>
          </table:table-cell>
          <table:table-cell office:value-type="string">
            <text:p>Ong Lar da Paz - Casa de Idos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stor Agenor Caldeira Diniz, 495</text:p>
          </table:table-cell>
          <table:table-cell office:value-type="string">
            <text:p>300718</text:p>
          </table:table-cell>
          <table:table-cell office:value-type="string">
            <text:p>Casa do Caminho IRM? SHE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juape n?mero 596 , Jd. Tamoio</text:p>
          </table:table-cell>
          <table:table-cell office:value-type="string">
            <text:p>300260</text:p>
          </table:table-cell>
          <table:table-cell office:value-type="string">
            <text:p>Associa??o Beneficente esportiva apocalips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elho Lousada, 1.000 - Parque Novo Santo Amaro</text:p>
          </table:table-cell>
          <table:table-cell office:value-type="string">
            <text:p>300438</text:p>
          </table:table-cell>
          <table:table-cell office:value-type="string">
            <text:p>Associacao Parque Novo Santo Ama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rculano Jos? dos Santos, 40B, Morro Doce, CEP 05267-190</text:p>
          </table:table-cell>
          <table:table-cell office:value-type="string">
            <text:p>300557</text:p>
          </table:table-cell>
          <table:table-cell office:value-type="string">
            <text:p>Clube da comunidade coronel Jos? gladiad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poti, 20 - Jardim Aeroporto - S?o Paulo - Cep: 04615-040</text:p>
          </table:table-cell>
          <table:table-cell office:value-type="string">
            <text:p>300424</text:p>
          </table:table-cell>
          <table:table-cell office:value-type="string">
            <text:p>INSTITUTO MUDA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dreia de Firenze 71</text:p>
          </table:table-cell>
          <table:table-cell office:value-type="string">
            <text:p>300651</text:p>
          </table:table-cell>
          <table:table-cell office:value-type="string">
            <text:p>Associa??o vila nova Pirajussa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Dias 54 Jd Pirauama</text:p>
          </table:table-cell>
          <table:table-cell office:value-type="string">
            <text:p>300150</text:p>
          </table:table-cell>
          <table:table-cell office:value-type="string">
            <text:p>Associa??o dos moradores do Jardim Piracua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ouren?o Cabreira altura do n?mero 756 cep 04812-010 obs. Na quadra da pra?a Jo?o bei?ola</text:p>
          </table:table-cell>
          <table:table-cell office:value-type="string">
            <text:p>300478</text:p>
          </table:table-cell>
          <table:table-cell office:value-type="string">
            <text:p>Gr?mio recreativo cultural esportivo e social Unidos do Jardim Primav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243 Interlagos S?o Paulo</text:p>
          </table:table-cell>
          <table:table-cell office:value-type="string">
            <text:p>300358</text:p>
          </table:table-cell>
          <table:table-cell office:value-type="string">
            <text:p>Instituto Hera Artemisu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Tarroso, 632</text:p>
          </table:table-cell>
          <table:table-cell office:value-type="string">
            <text:p>300419</text:p>
          </table:table-cell>
          <table:table-cell office:value-type="string">
            <text:p>Associa??o de moradores da vila ru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ulg?ncio vertelo 24, Pq. Alto do Rio Bonito</text:p>
          </table:table-cell>
          <table:table-cell office:value-type="string">
            <text:p>300759</text:p>
          </table:table-cell>
          <table:table-cell office:value-type="string">
            <text:p>Inovha instituto nacional de valoriza??o humana, 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, Cid. Tiradentes</text:p>
          </table:table-cell>
          <table:table-cell office:value-type="string">
            <text:p>300501</text:p>
          </table:table-cell>
          <table:table-cell office:value-type="string">
            <text:p>Associa??o de Capoeira Uni?o Arte e Cult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?o, 38, Recanto Alegre</text:p>
          </table:table-cell>
          <table:table-cell office:value-type="string">
            <text:p>300487</text:p>
          </table:table-cell>
          <table:table-cell office:value-type="string">
            <text:p>Associa??o Fam?lia em Foco - Integra??o Social e Educacional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0853</text:p>
          </table:table-cell>
          <table:table-cell office:value-type="string">
            <text:p>Uni?o pelos Direitos dos Moradores do Jd das Ros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Pires Monteiro, 401, S?o Mateus</text:p>
          </table:table-cell>
          <table:table-cell office:value-type="string">
            <text:p>300675</text:p>
          </table:table-cell>
          <table:table-cell office:value-type="string">
            <text:p>IGREJA MINIST?RIO SIQU?M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e Itaquera a Guaianazes, 2782</text:p>
          </table:table-cell>
          <table:table-cell office:value-type="string">
            <text:p>300530</text:p>
          </table:table-cell>
          <table:table-cell office:value-type="string">
            <text:p>Associa??o Beneficente Per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s Romanzeiras, 114, Ermelino Matarazzo</text:p>
          </table:table-cell>
          <table:table-cell office:value-type="string">
            <text:p>300643</text:p>
          </table:table-cell>
          <table:table-cell office:value-type="string">
            <text:p>Centro de Atendimento e Solidariedade S?o Tia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, Heliopolis</text:p>
          </table:table-cell>
          <table:table-cell office:value-type="string">
            <text:p>300428</text:p>
          </table:table-cell>
          <table:table-cell office:value-type="string">
            <text:p>N?cleo Maio (movimento das associa??es independentes organizadas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 A</text:p>
          </table:table-cell>
          <table:table-cell office:value-type="string">
            <text:p>300253</text:p>
          </table:table-cell>
          <table:table-cell office:value-type="string">
            <text:p>Associa??o radcom Miss?es e cidadania em Heli?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nia, 26, Jd. S?o Francisco</text:p>
          </table:table-cell>
          <table:table-cell office:value-type="string">
            <text:p>300164</text:p>
          </table:table-cell>
          <table:table-cell office:value-type="string">
            <text:p>Associa??o de Moradores Nossa Senhor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rigues Caldas, 142, Jardim Vera Cruz SP.</text:p>
          </table:table-cell>
          <table:table-cell office:value-type="string">
            <text:p>300655</text:p>
          </table:table-cell>
          <table:table-cell office:value-type="string">
            <text:p>Associa??o Esp?rita O Caminho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Bar?o de Itaqui 685, Vl. Carr?o</text:p>
          </table:table-cell>
          <table:table-cell office:value-type="string">
            <text:p>300499</text:p>
          </table:table-cell>
          <table:table-cell office:value-type="string">
            <text:p>Conselho Coordenador da Entidades Habitacionais de 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xandre Archipenko, 251</text:p>
          </table:table-cell>
          <table:table-cell office:value-type="string">
            <text:p>300154</text:p>
          </table:table-cell>
          <table:table-cell office:value-type="string">
            <text:p>Associa??o dos Moradores da Vila Andr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  Rua Romualdo de Sousa Brito</text:p>
          </table:table-cell>
          <table:table-cell office:value-type="string">
            <text:p>300155</text:p>
          </table:table-cell>
          <table:table-cell office:value-type="string">
            <text:p>Clube de Maes Alieta -Adjacentes Pq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ig Boys, 356, Jardim Bartira cep 08152100</text:p>
          </table:table-cell>
          <table:table-cell office:value-type="string">
            <text:p>300355</text:p>
          </table:table-cell>
          <table:table-cell office:value-type="string">
            <text:p>Associa??o Rosa de Saron Cristo e a Solu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valdo Calabrez, 1647</text:p>
          </table:table-cell>
          <table:table-cell office:value-type="string">
            <text:p>300191</text:p>
          </table:table-cell>
          <table:table-cell office:value-type="string">
            <text:p>Associa??o Comunit?ria Haa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olfo Albino Silva, 49</text:p>
          </table:table-cell>
          <table:table-cell office:value-type="string">
            <text:p>300035</text:p>
          </table:table-cell>
          <table:table-cell office:value-type="string">
            <text:p>Sociedade Amigos do Jardim S?o Jo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on Xavier de Barros 185, Jardim das Oliveiras</text:p>
          </table:table-cell>
          <table:table-cell office:value-type="string">
            <text:p>300082</text:p>
          </table:table-cell>
          <table:table-cell office:value-type="string">
            <text:p>Entende CLUBE DE M?ES CORA??O DE JES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 56</text:p>
          </table:table-cell>
          <table:table-cell office:value-type="string">
            <text:p>300299</text:p>
          </table:table-cell>
          <table:table-cell office:value-type="string">
            <text:p>Associa??o dos Empres?rios do Itaim Paulista AEIP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fael correia da silva 84 - Placa Colorida ONG Esperan?a viva</text:p>
          </table:table-cell>
          <table:table-cell office:value-type="string">
            <text:p>300747</text:p>
          </table:table-cell>
          <table:table-cell office:value-type="string">
            <text:p>Instituto beneficente Recanto da cr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anal de Tutoia, 12 - A jd.camargo novo - Itaim Paulista</text:p>
          </table:table-cell>
          <table:table-cell office:value-type="string">
            <text:p>300626</text:p>
          </table:table-cell>
          <table:table-cell office:value-type="string">
            <text:p>Associa??o Beneficente CAMARGO NOVO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utor Azevedo Lima, 86 - CEP 02238-130 - Jardim Modelo</text:p>
          </table:table-cell>
          <table:table-cell office:value-type="string">
            <text:p>300620</text:p>
          </table:table-cell>
          <table:table-cell office:value-type="string">
            <text:p>Cooperativa amantes da naturez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tim Correia de S? n? 134 - CEP: 08451-090</text:p>
          </table:table-cell>
          <table:table-cell office:value-type="string">
            <text:p>300288</text:p>
          </table:table-cell>
          <table:table-cell office:value-type="string">
            <text:p>Associa??o dos Moradores do Jardim ?ure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:S?o L?zaro de Jerusal?m,  11, Jardim Irene -  Guaianases</text:p>
          </table:table-cell>
          <table:table-cell office:value-type="string">
            <text:p>300226</text:p>
          </table:table-cell>
          <table:table-cell office:value-type="string">
            <text:p>Igreja Assembleia de DEUS Restaurando o Ferido - Proje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uzambinho, 221 - American?polis</text:p>
          </table:table-cell>
          <table:table-cell office:value-type="string">
            <text:p>300568</text:p>
          </table:table-cell>
          <table:table-cell office:value-type="string">
            <text:p>Associa??o Esportiva Social Traves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stevan de Araujo Almeida, 674, Parada XV de novembro</text:p>
          </table:table-cell>
          <table:table-cell office:value-type="string">
            <text:p>300412</text:p>
          </table:table-cell>
          <table:table-cell office:value-type="string">
            <text:p>Associa??o faz um idoso fel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550</text:p>
          </table:table-cell>
          <table:table-cell office:value-type="string">
            <text:p>Assoados dos Moradores do jardim Redil e Adjac?ncias-VIVA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268</text:p>
          </table:table-cell>
          <table:table-cell office:value-type="string">
            <text:p>Assoc de defesa e orienta??o ao consumidor/contribuinte de S?o Paulo ADOCC-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inas do Piaui, 330, CEP 08210-000 - Itaquera</text:p>
          </table:table-cell>
          <table:table-cell office:value-type="string">
            <text:p>300638</text:p>
          </table:table-cell>
          <table:table-cell office:value-type="string">
            <text:p>Associa??o dos Pequenos Pescadores de Assis- AP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ei Francisco, 226. Jardim Helena. Escrit?rio da Ong</text:p>
          </table:table-cell>
          <table:table-cell office:value-type="string">
            <text:p>300811</text:p>
          </table:table-cell>
          <table:table-cell office:value-type="string">
            <text:p>Associa??o Beneficente dos Empregados e Desempregados do Estado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cio Maciel 311, Vila Jacu?</text:p>
          </table:table-cell>
          <table:table-cell office:value-type="string">
            <text:p>300743</text:p>
          </table:table-cell>
          <table:table-cell office:value-type="string">
            <text:p>casa de cultura afro descendentes filhos de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0456</text:p>
          </table:table-cell>
          <table:table-cell office:value-type="string">
            <text:p>Associa??o Comunit?ria Auri Verde -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leiades na 126 - Jd Maria Amalia</text:p>
          </table:table-cell>
          <table:table-cell office:value-type="string">
            <text:p>300174</text:p>
          </table:table-cell>
          <table:table-cell office:value-type="string">
            <text:p>Associa??o dos Moradores do Jardim Maria Am?l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Wilches,12 b , Pq. Maria Fernandes</text:p>
          </table:table-cell>
          <table:table-cell office:value-type="string">
            <text:p>300627</text:p>
          </table:table-cell>
          <table:table-cell office:value-type="string">
            <text:p>Associa??o de moradia e habita??o portas abert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i Barbosa, 647</text:p>
          </table:table-cell>
          <table:table-cell office:value-type="string">
            <text:p>300206</text:p>
          </table:table-cell>
          <table:table-cell office:value-type="string">
            <text:p>Instituto Omindar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em, numero 4 b, jd. Papai Noel</text:p>
          </table:table-cell>
          <table:table-cell office:value-type="string">
            <text:p>300030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milio Castro 114, Jardim Damasceno</text:p>
          </table:table-cell>
          <table:table-cell office:value-type="string">
            <text:p>300080</text:p>
          </table:table-cell>
          <table:table-cell office:value-type="string">
            <text:p>Associa??o Familia unida em Cristo - FUE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afin Augusto Lopes, 63, Jardim Piratininga, Penha CEP 03717-080</text:p>
          </table:table-cell>
          <table:table-cell office:value-type="string">
            <text:p>300572</text:p>
          </table:table-cell>
          <table:table-cell office:value-type="string">
            <text:p>SOCIEDADE BENEFICENTE AMIGOS DO JARDIM PIRATININGA F. 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sa Ch?, 10 - Canga?ba</text:p>
          </table:table-cell>
          <table:table-cell office:value-type="string">
            <text:p>300337</text:p>
          </table:table-cell>
          <table:table-cell office:value-type="string">
            <text:p>Associa??o da Cidade Azul e Adjacentes - ACAA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s? Higino Neves, Na 1624</text:p>
          </table:table-cell>
          <table:table-cell office:value-type="string">
            <text:p>300282</text:p>
          </table:table-cell>
          <table:table-cell office:value-type="string">
            <text:p>Associa??o Grupo de M?es Novo Amanhe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xpedito Ribeiro de Souza, 30, Jd. Paulistano</text:p>
          </table:table-cell>
          <table:table-cell office:value-type="string">
            <text:p>300252</text:p>
          </table:table-cell>
          <table:table-cell office:value-type="string">
            <text:p>Instituto O Pequeno Searei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terativa, 99,  AP 41 B 05</text:p>
          </table:table-cell>
          <table:table-cell office:value-type="string">
            <text:p>300149</text:p>
          </table:table-cell>
          <table:table-cell office:value-type="string">
            <text:p>ONG NAMASTE ESP?RITA FILHOS DE C?RITAS - NAESF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022</text:p>
          </table:table-cell>
          <table:table-cell office:value-type="string">
            <text:p>ASSOCIA??O BENEFICENTE FAZENDA ITAIM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. Paulistano</text:p>
          </table:table-cell>
          <table:table-cell office:value-type="string">
            <text:p>300756</text:p>
          </table:table-cell>
          <table:table-cell office:value-type="string">
            <text:p>Oasis Organiza??o de Assist?ncia Social para Inclus?o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Benedita Rodrigues, 184,  05851-280</text:p>
          </table:table-cell>
          <table:table-cell office:value-type="string">
            <text:p>300776</text:p>
          </table:table-cell>
          <table:table-cell office:value-type="string">
            <text:p>Gr?mio Recreativo Cultural Escola de Samba Cacique do Parqu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?ia Andr?, 01, Pq. Sto. Antonio</text:p>
          </table:table-cell>
          <table:table-cell office:value-type="string">
            <text:p>300297</text:p>
          </table:table-cell>
          <table:table-cell office:value-type="string">
            <text:p>Associa??o do Movimento por Moradia Vida No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eia Andr? 158, Pq. Sto. Antonio</text:p>
          </table:table-cell>
          <table:table-cell office:value-type="string">
            <text:p>300663</text:p>
          </table:table-cell>
          <table:table-cell office:value-type="string">
            <text:p>Associa??o Unidos de campo de fora e Parque Santo Ant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n?lio Z?lia 187 promorar Jd S?o Luiz</text:p>
          </table:table-cell>
          <table:table-cell office:value-type="string">
            <text:p>300464</text:p>
          </table:table-cell>
          <table:table-cell office:value-type="string">
            <text:p>Associa?ao de Moradores da Nova Uni?o Jardim S?a Lu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Nova do Tuparoquera 1750</text:p>
          </table:table-cell>
          <table:table-cell office:value-type="string">
            <text:p>300784</text:p>
          </table:table-cell>
          <table:table-cell office:value-type="string">
            <text:p>ASSOCIA??O DE MORADORES JARDIM LETI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de Santana, 17, Chacara Santana</text:p>
          </table:table-cell>
          <table:table-cell office:value-type="string">
            <text:p>300715</text:p>
          </table:table-cell>
          <table:table-cell office:value-type="string">
            <text:p>UNI?O DE M?ES E FILHOS DO PARQUE SANTO ANTO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Quimili 511</text:p>
          </table:table-cell>
          <table:table-cell office:value-type="string">
            <text:p>300640</text:p>
          </table:table-cell>
          <table:table-cell office:value-type="string">
            <text:p>Associa??o dos Moradores do Jardim Alfre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spar do Rego Figueiredo,       518 - CEP                     04915-140</text:p>
          </table:table-cell>
          <table:table-cell office:value-type="string">
            <text:p>300605</text:p>
          </table:table-cell>
          <table:table-cell office:value-type="string">
            <text:p>Associa??o dos Amigos de Bairro Daniel Klei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tonio de Salles Penteado, 224, Jardim Tab?o - Campo Limpo</text:p>
          </table:table-cell>
          <table:table-cell office:value-type="string">
            <text:p>301331</text:p>
          </table:table-cell>
          <table:table-cell office:value-type="string">
            <text:p>INSTITUTO DE BALLET SHIRLEI BENeVID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S?o Vicente de Paula 73, Heliopolis</text:p>
          </table:table-cell>
          <table:table-cell office:value-type="string">
            <text:p>301106</text:p>
          </table:table-cell>
          <table:table-cell office:value-type="string">
            <text:p>Associa??o comercial de Heli?polis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nry Fuzeli, 49, Pq. Banc?rio</text:p>
          </table:table-cell>
          <table:table-cell office:value-type="string">
            <text:p>301359</text:p>
          </table:table-cell>
          <table:table-cell office:value-type="string">
            <text:p>Mitra Arquidiocesani Vozes da Periferia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Castro Velho, 349 - Jardim Iva</text:p>
          </table:table-cell>
          <table:table-cell office:value-type="string">
            <text:p>301285</text:p>
          </table:table-cell>
          <table:table-cell office:value-type="string">
            <text:p>ABVC - Associa??o Beneficente Vem Comi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presidente Altino 2858</text:p>
          </table:table-cell>
          <table:table-cell office:value-type="string">
            <text:p>301185</text:p>
          </table:table-cell>
          <table:table-cell office:value-type="string">
            <text:p>Amaje - Moradores do Are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. ARAUJO DE CASTRO, 127 D, Jd. Peri Alto</text:p>
          </table:table-cell>
          <table:table-cell office:value-type="string">
            <text:p>301319</text:p>
          </table:table-cell>
          <table:table-cell office:value-type="string">
            <text:p>ASSOCIA??O BENEFICIENTE UN??O E GL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arque Novo Mundo, na Rua: Arai, 31 - entrada port?o azul</text:p>
          </table:table-cell>
          <table:table-cell office:value-type="string">
            <text:p>301296</text:p>
          </table:table-cell>
          <table:table-cell office:value-type="string">
            <text:p>AGAPE - Associa??o Deus ? D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RNESTINA LONEZ, 34, Jd. Britania, cep 05269-090</text:p>
          </table:table-cell>
          <table:table-cell office:value-type="string">
            <text:p>301363</text:p>
          </table:table-cell>
          <table:table-cell office:value-type="string">
            <text:p>SOCIEDADE AMIGOS DE JARDIM BRITANIA E VILA JARAGUA - SABRIJ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more, 30 - Parque Central</text:p>
          </table:table-cell>
          <table:table-cell office:value-type="string">
            <text:p>301124</text:p>
          </table:table-cell>
          <table:table-cell office:value-type="string">
            <text:p>Institui??o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: Salve A Mocidade na 110 jardim da conquista -SP</text:p>
          </table:table-cell>
          <table:table-cell office:value-type="string">
            <text:p>301327</text:p>
          </table:table-cell>
          <table:table-cell office:value-type="string">
            <text:p>Igreja Assembleia de Deus Minist?rio Aos P?s do Altissi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?o Jo?o, 588</text:p>
          </table:table-cell>
          <table:table-cell office:value-type="string">
            <text:p>301337</text:p>
          </table:table-cell>
          <table:table-cell office:value-type="string">
            <text:p>Instituto Clelia Angel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uque de Caxias, 325 - 1a andar sala 2, Bom Retiro</text:p>
          </table:table-cell>
          <table:table-cell office:value-type="string">
            <text:p>301396</text:p>
          </table:table-cell>
          <table:table-cell office:value-type="string">
            <text:p>Instituto de Desenvolvimento de Projetos Sociais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?o Martins Eredia, 242 - Ipanema</text:p>
          </table:table-cell>
          <table:table-cell office:value-type="string">
            <text:p>301648</text:p>
          </table:table-cell>
          <table:table-cell office:value-type="string">
            <text:p>Igreja Videira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H?lio Lobo , 928 - Parque Jabaquara</text:p>
          </table:table-cell>
          <table:table-cell office:value-type="string">
            <text:p>301661</text:p>
          </table:table-cell>
          <table:table-cell office:value-type="string">
            <text:p>Associa??o Brau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g?rio Taques Bitencourt, 156 - Santo Amaro</text:p>
          </table:table-cell>
          <table:table-cell office:value-type="string">
            <text:p>301650</text:p>
          </table:table-cell>
          <table:table-cell office:value-type="string">
            <text:p>Igreja Videira Vila das Belez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bel Normando , 122 Marajoara</text:p>
          </table:table-cell>
          <table:table-cell office:value-type="string">
            <text:p>301564</text:p>
          </table:table-cell>
          <table:table-cell office:value-type="string">
            <text:p>Igreja Betesd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edo ,41 - Graja?</text:p>
          </table:table-cell>
          <table:table-cell office:value-type="string">
            <text:p>301646</text:p>
          </table:table-cell>
          <table:table-cell office:value-type="string">
            <text:p>Igreja Videira do Graj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 Jo?o Maria ,Ogno , 59 - Vila Matilde</text:p>
          </table:table-cell>
          <table:table-cell office:value-type="string">
            <text:p>301545</text:p>
          </table:table-cell>
          <table:table-cell office:value-type="string">
            <text:p>Corpor??o Al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Carlota 1015 - Vila Esperan?a ( penha)</text:p>
          </table:table-cell>
          <table:table-cell office:value-type="string">
            <text:p>301668</text:p>
          </table:table-cell>
          <table:table-cell office:value-type="string">
            <text:p>Associa??o Moradores do Conjunto Rinc?o - AMC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ngaiba n 1500</text:p>
          </table:table-cell>
          <table:table-cell office:value-type="string">
            <text:p>301663</text:p>
          </table:table-cell>
          <table:table-cell office:value-type="string">
            <text:p>Associa??o de Taekwondo Pr?ncipe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nedito Leal , 332 - Artur Alvim</text:p>
          </table:table-cell>
          <table:table-cell office:value-type="string">
            <text:p>301568</text:p>
          </table:table-cell>
          <table:table-cell office:value-type="string">
            <text:p>Igreja Primitiva Ato dos Apostol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ntonio Estev?o de Carvalho, 2960 ? Artur Alvim</text:p>
          </table:table-cell>
          <table:table-cell office:value-type="string">
            <text:p>301569</text:p>
          </table:table-cell>
          <table:table-cell office:value-type="string">
            <text:p>Igreja Evang?lica Monte Carme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os Grotti Vidal, 170 - Jardim Assun??o, S?o Paulo - SP, 03547-030</text:p>
          </table:table-cell>
          <table:table-cell office:value-type="string">
            <text:p>301467</text:p>
          </table:table-cell>
          <table:table-cell office:value-type="string">
            <text:p>Igreja Batista Jd. Assun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Padre Francisco de Tol?do, 605 - Artur Alvim, S?o Paulo - SP, 03567-000</text:p>
          </table:table-cell>
          <table:table-cell office:value-type="string">
            <text:p>301486</text:p>
          </table:table-cell>
          <table:table-cell office:value-type="string">
            <text:p>PIB Conjunto Habitacional Itaquera 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?lio de Campos 204</text:p>
          </table:table-cell>
          <table:table-cell office:value-type="string">
            <text:p>301726</text:p>
          </table:table-cell>
          <table:table-cell office:value-type="string">
            <text:p>Associa??o L?rio do Vale Fazenda da J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ula Rosa n? 366 - Pq Santa Madalena</text:p>
          </table:table-cell>
          <table:table-cell office:value-type="string">
            <text:p>301667</text:p>
          </table:table-cell>
          <table:table-cell office:value-type="string">
            <text:p>Associa??o Direitos e Igualdade para to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Gen. Porf?rio da Paz, 237 - Vila Bancaria</text:p>
          </table:table-cell>
          <table:table-cell office:value-type="string">
            <text:p>301636</text:p>
          </table:table-cell>
          <table:table-cell office:value-type="string">
            <text:p>Comunidade Vida em Vila R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arolina Maria de Jesus, 208 - Vila Tolstoi</text:p>
          </table:table-cell>
          <table:table-cell office:value-type="string">
            <text:p>301637</text:p>
          </table:table-cell>
          <table:table-cell office:value-type="string">
            <text:p>Igreja Batista Fonte ?gua Vi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inistro Modestino Deloy Gibson , 19 Vila Ema</text:p>
          </table:table-cell>
          <table:table-cell office:value-type="string">
            <text:p>301577</text:p>
          </table:table-cell>
          <table:table-cell office:value-type="string">
            <text:p>Comunidade Apost?lica e Prof?tica Pen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Secundino Domingues, 701 - Jardim Independ?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o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rumado de Minas , 698 - Jd Independ?ncia</text:p>
          </table:table-cell>
          <table:table-cell office:value-type="string">
            <text:p>301641</text:p>
          </table:table-cell>
          <table:table-cell office:value-type="string">
            <text:p>Igreja Batista Renovada Deus ? F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adre Pedro Rota, 408 ? S?o Lucas</text:p>
          </table:table-cell>
          <table:table-cell office:value-type="string">
            <text:p>301570</text:p>
          </table:table-cell>
          <table:table-cell office:value-type="string">
            <text:p>Igreja Evang?lica Counidade de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: Canan?ia 347 Vila Prudente</text:p>
          </table:table-cell>
          <table:table-cell office:value-type="string">
            <text:p>301666</text:p>
          </table:table-cell>
          <table:table-cell office:value-type="string">
            <text:p>Associa??o Cultural e Esportiva de Capoeira Express?o e A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edo de Deus, 113 - Vila Formosa, S?o Paulo - SP, 03363-100</text:p>
          </table:table-cell>
          <table:table-cell office:value-type="string">
            <text:p>301465</text:p>
          </table:table-cell>
          <table:table-cell office:value-type="string">
            <text:p>Abamsul - PIB Vil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aldemar D?ria, 44 - Belenzinho, S?o Paulo - SP, 03020-050</text:p>
          </table:table-cell>
          <table:table-cell office:value-type="string">
            <text:p>301581</text:p>
          </table:table-cell>
          <table:table-cell office:value-type="string">
            <text:p>Igreja Batista Unida do Br?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eliodoro ?bano Pereira, 267</text:p>
          </table:table-cell>
          <table:table-cell office:value-type="string">
            <text:p>301633</text:p>
          </table:table-cell>
          <table:table-cell office:value-type="string">
            <text:p>Associa??o Beneficente Kyri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Mateo Forte, 259 - ?gua Branca,</text:p>
          </table:table-cell>
          <table:table-cell office:value-type="string">
            <text:p>301649</text:p>
          </table:table-cell>
          <table:table-cell office:value-type="string">
            <text:p>Igreja Videira La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Dr. Ara?jo de Castro, 445 ? Vila Nova Cachoeirinha</text:p>
          </table:table-cell>
          <table:table-cell office:value-type="string">
            <text:p>301653</text:p>
          </table:table-cell>
          <table:table-cell office:value-type="string">
            <text:p>Casa Apost?lica Renovo 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Jo?o Lopes de Amorim, 607 - Vila Nova Cachoeirinha, S?o Paulo - SP, 02613-050</text:p>
          </table:table-cell>
          <table:table-cell office:value-type="string">
            <text:p>301591</text:p>
          </table:table-cell>
          <table:table-cell office:value-type="string">
            <text:p>Igreja Metodista Vila Nova Cachoeirinha - 3a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ares dos Reis , 19 - Lauzane Paulista</text:p>
          </table:table-cell>
          <table:table-cell office:value-type="string">
            <text:p>301727</text:p>
          </table:table-cell>
          <table:table-cell office:value-type="string">
            <text:p>Assembleia de Deus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el?quia, 300 - Jardim das Laranjeiras,</text:p>
          </table:table-cell>
          <table:table-cell office:value-type="string">
            <text:p>301645</text:p>
          </table:table-cell>
          <table:table-cell office:value-type="string">
            <text:p>Igreja Videira Casa Ver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as Virtuosas , 1177 - Pq Peruche</text:p>
          </table:table-cell>
          <table:table-cell office:value-type="string">
            <text:p>301671</text:p>
          </table:table-cell>
          <table:table-cell office:value-type="string">
            <text:p>Igreja Miss?o El Shadda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Penha Brasil, 1926 -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Sitiantes, 904 - Itaberaba</text:p>
          </table:table-cell>
          <table:table-cell office:value-type="string">
            <text:p>301647</text:p>
          </table:table-cell>
          <table:table-cell office:value-type="string">
            <text:p>Igreja Videira Fregues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l?sio Cordeiro de Siqueira, 910 - Jardim Santo Elias, S?o Paulo - SP, 05136-001</text:p>
          </table:table-cell>
          <table:table-cell office:value-type="string">
            <text:p>301655</text:p>
          </table:table-cell>
          <table:table-cell office:value-type="string">
            <text:p>Igreja Batista Menora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. Edgar Fac?, 835 - Vila Arcadia,</text:p>
          </table:table-cell>
          <table:table-cell office:value-type="string">
            <text:p>301541</text:p>
          </table:table-cell>
          <table:table-cell office:value-type="string">
            <text:p>Igreja Comunidade da Gra?a-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?o Bueno Trigueirinho, 301 - Jaragu?</text:p>
          </table:table-cell>
          <table:table-cell office:value-type="string">
            <text:p>301652</text:p>
          </table:table-cell>
          <table:table-cell office:value-type="string">
            <text:p>O Brasil para Cristo Jarag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ilomena Fongaro , 208 Perus</text:p>
          </table:table-cell>
          <table:table-cell office:value-type="string">
            <text:p>301656</text:p>
          </table:table-cell>
          <table:table-cell office:value-type="string">
            <text:p>Igreja Internacional Agap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Tom?s Xavier de Almeida, 10</text:p>
          </table:table-cell>
          <table:table-cell office:value-type="string">
            <text:p>301657</text:p>
          </table:table-cell>
          <table:table-cell office:value-type="string">
            <text:p>O Brasil para Cristo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Alfredo Pujol, 242 - Santana, S?o Paulo - SP, 02017-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r. Francisco Ranieri, 115 - Mandaqui, S?o Paulo - SP, 02435-060</text:p>
          </table:table-cell>
          <table:table-cell office:value-type="string">
            <text:p>301582</text:p>
          </table:table-cell>
          <table:table-cell office:value-type="string">
            <text:p>Igreja Batista Filad?lfia em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Ultramarino, 616 - Lauzane Paulista, S?o Paulo - SP, 02441-001</text:p>
          </table:table-cell>
          <table:table-cell office:value-type="string">
            <text:p>301583</text:p>
          </table:table-cell>
          <table:table-cell office:value-type="string">
            <text:p>O Brasil Para Cristo Mandaq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uaran?sia , 995 - Vila Maria</text:p>
          </table:table-cell>
          <table:table-cell office:value-type="string">
            <text:p>301670</text:p>
          </table:table-cell>
          <table:table-cell office:value-type="string">
            <text:p>Igreja Adventista da Promessa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bo Jo?o Monteiro da Rocha , 448 - Jardim Jap?o</text:p>
          </table:table-cell>
          <table:table-cell office:value-type="string">
            <text:p>301690</text:p>
          </table:table-cell>
          <table:table-cell office:value-type="string">
            <text:p>Escola de Samba Unidos de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ldado Anesio Ant?o Ferreira , 31 - Jardim Jap?o</text:p>
          </table:table-cell>
          <table:table-cell office:value-type="string">
            <text:p>301691</text:p>
          </table:table-cell>
          <table:table-cell office:value-type="string">
            <text:p>Clube da Comunidade Cec?lia Meirel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Galv?o Bueno Trigueirinho, 301 - Jaragu?</text:p>
          </table:table-cell>
          <table:table-cell office:value-type="string">
            <text:p>301632</text:p>
          </table:table-cell>
          <table:table-cell office:value-type="string">
            <text:p>Assembleia de Deus Can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erimanduba, 732 - Jaragu?,</text:p>
          </table:table-cell>
          <table:table-cell office:value-type="string">
            <text:p>301634</text:p>
          </table:table-cell>
          <table:table-cell office:value-type="string">
            <text:p>Associa??o Moradores e Amigos do Jaragu?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?lio, 12 - Vila Nova Galv?o</text:p>
          </table:table-cell>
          <table:table-cell office:value-type="string">
            <text:p>301642</text:p>
          </table:table-cell>
          <table:table-cell office:value-type="string">
            <text:p>Igreja Videira Jov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Wilma Fl?r, 516 - Guaianases</text:p>
          </table:table-cell>
          <table:table-cell office:value-type="string">
            <text:p>301537</text:p>
          </table:table-cell>
          <table:table-cell office:value-type="string">
            <text:p>Igreja Comunidade da Gra?a - Cidade Tiradent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o Antonio Benfica, 35          ( prox ao CEU In?cio Monteiro)</text:p>
          </table:table-cell>
          <table:table-cell office:value-type="string">
            <text:p>301750</text:p>
          </table:table-cell>
          <table:table-cell office:value-type="string">
            <text:p>associacao de moradores Benfica ambf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oturussu, 1432 - Parque Boturussu, S?o Paulo - SP, 03802-000</text:p>
          </table:table-cell>
          <table:table-cell office:value-type="string">
            <text:p>301466</text:p>
          </table:table-cell>
          <table:table-cell office:value-type="string">
            <text:p>Igreja Batista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bns Galv?o de Fran?a , 363 Ermelino Matarazzo</text:p>
          </table:table-cell>
          <table:table-cell office:value-type="string">
            <text:p>301659</text:p>
          </table:table-cell>
          <table:table-cell office:value-type="string">
            <text:p>Sociedade Amigos do Bairro do Parque Boturus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oturussu, 665 - Itaquera</text:p>
          </table:table-cell>
          <table:table-cell office:value-type="string">
            <text:p>301546</text:p>
          </table:table-cell>
          <table:table-cell office:value-type="string">
            <text:p>Igreja Ref?gio em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noel Asson , 112 - Vila S?o Francisco</text:p>
          </table:table-cell>
          <table:table-cell office:value-type="string">
            <text:p>301658</text:p>
          </table:table-cell>
          <table:table-cell office:value-type="string">
            <text:p>Esporte Clube Amigos Jardim Tr?s Mar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rancisco Ant?nio Miranda, 219 - Jardim Belem, S?o Paulo - SP, 03809-130</text:p>
          </table:table-cell>
          <table:table-cell office:value-type="string">
            <text:p>301464</text:p>
          </table:table-cell>
          <table:table-cell office:value-type="string">
            <text:p>PIB de Er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pebus , 423 - Guaianazes</text:p>
          </table:table-cell>
          <table:table-cell office:value-type="string">
            <text:p>301548</text:p>
          </table:table-cell>
          <table:table-cell office:value-type="string">
            <text:p>Minist?rio Avivamento Betes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ancho Queimado, 176 - Itaquera, S?o Paulo - SP, 08240-100</text:p>
          </table:table-cell>
          <table:table-cell office:value-type="string">
            <text:p>301469</text:p>
          </table:table-cell>
          <table:table-cell office:value-type="string">
            <text:p>PIB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na , 36 - Itaquera</text:p>
          </table:table-cell>
          <table:table-cell office:value-type="string">
            <text:p>301669</text:p>
          </table:table-cell>
          <table:table-cell office:value-type="string">
            <text:p>Igreja Adventista da Promessa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Saladin , 36 - Itaquera</text:p>
          </table:table-cell>
          <table:table-cell office:value-type="string">
            <text:p>301576</text:p>
          </table:table-cell>
          <table:table-cell office:value-type="string">
            <text:p>Associa??o Nasci para Ven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Lagoa da Barra, 157</text:p>
          </table:table-cell>
          <table:table-cell office:value-type="string">
            <text:p>301540</text:p>
          </table:table-cell>
          <table:table-cell office:value-type="string">
            <text:p>Igreja Comunidade da Gra?a - Jos? Bonif?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et?, 164</text:p>
          </table:table-cell>
          <table:table-cell office:value-type="string">
            <text:p>301723</text:p>
          </table:table-cell>
          <table:table-cell office:value-type="string">
            <text:p>Associa??o Clube da Alegria do Jardim Noem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oi?uaiba,239</text:p>
          </table:table-cell>
          <table:table-cell office:value-type="string">
            <text:p>301724</text:p>
          </table:table-cell>
          <table:table-cell office:value-type="string">
            <text:p>Associa??o de Amigos Jardim Hele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Uaranapu, 9</text:p>
          </table:table-cell>
          <table:table-cell office:value-type="string">
            <text:p>301725</text:p>
          </table:table-cell>
          <table:table-cell office:value-type="string">
            <text:p>Associa??o dos amigos Chacara Tr?s Meni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Ten. Laudelino F.do Amaral, 888 - Vila Jacu?</text:p>
          </table:table-cell>
          <table:table-cell office:value-type="string">
            <text:p>301639</text:p>
          </table:table-cell>
          <table:table-cell office:value-type="string">
            <text:p>Igreja O Brasil para Cristo - Jac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?r de Cachimbo, 4 - Jardim Santana, S?o Paulo - SP, 08050-040</text:p>
          </table:table-cell>
          <table:table-cell office:value-type="string">
            <text:p>301476</text:p>
          </table:table-cell>
          <table:table-cell office:value-type="string">
            <text:p>Igreja Batista Jd.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ubas de Mendon?a, 400 - Jardim Iguatemi,</text:p>
          </table:table-cell>
          <table:table-cell office:value-type="string">
            <text:p>301538</text:p>
          </table:table-cell>
          <table:table-cell office:value-type="string">
            <text:p>Igreja Comunidade da Gra?a - Jardim Iguatem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DOS CRAVOS 117 Pq Flores</text:p>
          </table:table-cell>
          <table:table-cell office:value-type="string">
            <text:p>301662</text:p>
          </table:table-cell>
          <table:table-cell office:value-type="string">
            <text:p>PRIMEIRA IGREJA EVANGELICA BATISTA EM PARQUE DAS FLO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orte do Rio Branco, 854 S?o Mateus - Parque S?o Louren?o</text:p>
          </table:table-cell>
          <table:table-cell office:value-type="string">
            <text:p>301542</text:p>
          </table:table-cell>
          <table:table-cell office:value-type="string">
            <text:p>Igreja Comunidade da Gra?a - S?o Mat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r. Jo?o Pereira Monteiro J?nior, 106 - ?gua Branca,</text:p>
          </table:table-cell>
          <table:table-cell office:value-type="string">
            <text:p>301640</text:p>
          </table:table-cell>
          <table:table-cell office:value-type="string">
            <text:p>Igreja O Brasil para Cristo - Pompe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edro Vicente, 98 - Luz,</text:p>
          </table:table-cell>
          <table:table-cell office:value-type="string">
            <text:p>301644</text:p>
          </table:table-cell>
          <table:table-cell office:value-type="string">
            <text:p>Igreja Videira Arm?n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ar do Sert?o, 07, Valo Velho- Cap?o Redondo</text:p>
          </table:table-cell>
          <table:table-cell office:value-type="string">
            <text:p>302162</text:p>
          </table:table-cell>
          <table:table-cell office:value-type="string">
            <text:p>Par?quia S?o Francisco de Assis -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apabussu, 860, Jardim Aeroporto</text:p>
          </table:table-cell>
          <table:table-cell office:value-type="string">
            <text:p>302332</text:p>
          </table:table-cell>
          <table:table-cell office:value-type="string">
            <text:p>IM ? Jardim Aeropor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da Luz Rodrigues Ramalho, 158, Santa Lucia</text:p>
          </table:table-cell>
          <table:table-cell office:value-type="string">
            <text:p>302337</text:p>
          </table:table-cell>
          <table:table-cell office:value-type="string">
            <text:p>IM ? Jardim ?ng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paratuba, 588, S?o Jo?o Cl?maco</text:p>
          </table:table-cell>
          <table:table-cell office:value-type="string">
            <text:p>302336</text:p>
          </table:table-cell>
          <table:table-cell office:value-type="string">
            <text:p>IM ? Vila Co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raviola de Heli?polis, 103</text:p>
          </table:table-cell>
          <table:table-cell office:value-type="string">
            <text:p>302309</text:p>
          </table:table-cell>
          <table:table-cell office:value-type="string">
            <text:p>Associa??o Recome?o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?lvaro Fragoso n? 313 - Vila Independ?ncia - Bairro - Ipiranga</text:p>
          </table:table-cell>
          <table:table-cell office:value-type="string">
            <text:p>302267</text:p>
          </table:table-cell>
          <table:table-cell office:value-type="string">
            <text:p>Uni?o M?tu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Orat?rio, 4300 - Jardim Guairaca</text:p>
          </table:table-cell>
          <table:table-cell office:value-type="string">
            <text:p>302300</text:p>
          </table:table-cell>
          <table:table-cell office:value-type="string">
            <text:p>Comunidade Evang?lica Korba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elo M?ller, 1405, Jardim Independ?ncia</text:p>
          </table:table-cell>
          <table:table-cell office:value-type="string">
            <text:p>302327</text:p>
          </table:table-cell>
          <table:table-cell office:value-type="string">
            <text:p>IM ? Vila Al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eta , 84 - Vila Guarani</text:p>
          </table:table-cell>
          <table:table-cell office:value-type="string">
            <text:p>302299</text:p>
          </table:table-cell>
          <table:table-cell office:value-type="string">
            <text:p>Comunidade B?blic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Floriano, 1153, Itaim Bibi</text:p>
          </table:table-cell>
          <table:table-cell office:value-type="string">
            <text:p>302335</text:p>
          </table:table-cell>
          <table:table-cell office:value-type="string">
            <text:p>IM ? Itaim Bi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?o Maur?cio da Costa jubim 322 Cep : 02866-110 Vila Penteado</text:p>
          </table:table-cell>
          <table:table-cell office:value-type="string">
            <text:p>302401</text:p>
          </table:table-cell>
          <table:table-cell office:value-type="string">
            <text:p>ASSOCIA??O MENINOS DA B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?como Della Porta, 349, Jd. Guarani</text:p>
          </table:table-cell>
          <table:table-cell office:value-type="string">
            <text:p>302262</text:p>
          </table:table-cell>
          <table:table-cell office:value-type="string">
            <text:p>ASSOCIA??O BENEFICENTE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Gon?alo do Abaet?, 468, Jardim Elisa Maria, Brasil?ndia</text:p>
          </table:table-cell>
          <table:table-cell office:value-type="string">
            <text:p>302340</text:p>
          </table:table-cell>
          <table:table-cell office:value-type="string">
            <text:p>IM ? Jardim Elis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Junqueira Freire, 163, Vila Penteado</text:p>
          </table:table-cell>
          <table:table-cell office:value-type="string">
            <text:p>302326</text:p>
          </table:table-cell>
          <table:table-cell office:value-type="string">
            <text:p>IM ? Vila Pente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Ribeiro, 349</text:p>
          </table:table-cell>
          <table:table-cell office:value-type="string">
            <text:p>302323</text:p>
          </table:table-cell>
          <table:table-cell office:value-type="string">
            <text:p>IM ? Morro Gra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o Antonio do Amparo, 93, Vila Renato</text:p>
          </table:table-cell>
          <table:table-cell office:value-type="string">
            <text:p>302349</text:p>
          </table:table-cell>
          <table:table-cell office:value-type="string">
            <text:p>IM ?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ano Carneiro, 250 ? Trememb?</text:p>
          </table:table-cell>
          <table:table-cell office:value-type="string">
            <text:p>302343</text:p>
          </table:table-cell>
          <table:table-cell office:value-type="string">
            <text:p>IM em Vila Paulis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Leandro, 19, Vila Maria</text:p>
          </table:table-cell>
          <table:table-cell office:value-type="string">
            <text:p>302329</text:p>
          </table:table-cell>
          <table:table-cell office:value-type="string">
            <text:p>IM ?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ra Kubitscheck, 221, Cj. Hab. Castro Alves</text:p>
          </table:table-cell>
          <table:table-cell office:value-type="string">
            <text:p>302263</text:p>
          </table:table-cell>
          <table:table-cell office:value-type="string">
            <text:p>Centro Comunit?rio Beneficente Conj. Habitacional Castro Alves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Utaro Kanai 546,</text:p>
          </table:table-cell>
          <table:table-cell office:value-type="string">
            <text:p>302293</text:p>
          </table:table-cell>
          <table:table-cell office:value-type="string">
            <text:p>Associa??o Atl?tic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Americano Freire, 300</text:p>
          </table:table-cell>
          <table:table-cell office:value-type="string">
            <text:p>302324</text:p>
          </table:table-cell>
          <table:table-cell office:value-type="string">
            <text:p>IM ? Guaiana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La Guardia, 106 ? Itaim Paulista</text:p>
          </table:table-cell>
          <table:table-cell office:value-type="string">
            <text:p>302322</text:p>
          </table:table-cell>
          <table:table-cell office:value-type="string">
            <text:p>IM ? Jd. Camargo Nov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Lider, 2995 - Cidade Lider</text:p>
          </table:table-cell>
          <table:table-cell office:value-type="string">
            <text:p>302298</text:p>
          </table:table-cell>
          <table:table-cell office:value-type="string">
            <text:p>Assoc. Igreja Metodista da Terceira Regi?o Eclesi?st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?der, 2995</text:p>
          </table:table-cell>
          <table:table-cell office:value-type="string">
            <text:p>302325</text:p>
          </table:table-cell>
          <table:table-cell office:value-type="string">
            <text:p>IM ? Cidade L?d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?rgamo, 208</text:p>
          </table:table-cell>
          <table:table-cell office:value-type="string">
            <text:p>302341</text:p>
          </table:table-cell>
          <table:table-cell office:value-type="string">
            <text:p>IM em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elarmino Ferreira, 111, Jardim Arisi</text:p>
          </table:table-cell>
          <table:table-cell office:value-type="string">
            <text:p>302334</text:p>
          </table:table-cell>
          <table:table-cell office:value-type="string">
            <text:p>IM ? Jardim Aris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v?ria, 105</text:p>
          </table:table-cell>
          <table:table-cell office:value-type="string">
            <text:p>302330</text:p>
          </table:table-cell>
          <table:table-cell office:value-type="string">
            <text:p>IM ? Jardim Ipane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gundes, 97, Liberdade</text:p>
          </table:table-cell>
          <table:table-cell office:value-type="string">
            <text:p>302339</text:p>
          </table:table-cell>
          <table:table-cell office:value-type="string">
            <text:p>Catedral Metodist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baquara, 340 - Parais?polis, S?o Paulo - SP</text:p>
          </table:table-cell>
          <table:table-cell office:value-type="string">
            <text:p>302699</text:p>
          </table:table-cell>
          <table:table-cell office:value-type="string">
            <text:p>Associa??o sos fam?lia - Par?quia S?o Jos? Paraiso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esembargador Rodrigues Sette, 195</text:p>
          </table:table-cell>
          <table:table-cell office:value-type="string">
            <text:p>302513</text:p>
          </table:table-cell>
          <table:table-cell office:value-type="string">
            <text:p>ASSOCIACAO DE JUDO SENSEI DIV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uzana de Goes, 72 ? Vila Carolina</text:p>
          </table:table-cell>
          <table:table-cell office:value-type="string">
            <text:p>302633</text:p>
          </table:table-cell>
          <table:table-cell office:value-type="string">
            <text:p>Associa??o Atl?tica Vila Carol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mbari, 120, Casa verde</text:p>
          </table:table-cell>
          <table:table-cell office:value-type="string">
            <text:p>302577</text:p>
          </table:table-cell>
          <table:table-cell office:value-type="string">
            <text:p>Instituto A??o e Prote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?a Pastoral n 57 In?cio Monteiro Cidade Tiradentes - CEP 08472-562.</text:p>
          </table:table-cell>
          <table:table-cell office:value-type="string">
            <text:p>302624</text:p>
          </table:table-cell>
          <table:table-cell office:value-type="string">
            <text:p>Associa??o Le?es Unidos F.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Estado, 300 - Canind???</text:p>
          </table:table-cell>
          <table:table-cell office:value-type="string">
            <text:p>15100</text:p>
          </table:table-cell>
          <table:table-cell office:value-type="string">
            <text:p>COOPERCAPS - PONTE PEQUEN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?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la
7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                      8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9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0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1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da Mina, 38</text:p>
          </table:table-cell>
          <table:table-cell office:value-type="string">
            <text:p>26543</text:p>
          </table:table-cell>
          <table:table-cell office:value-type="string">
            <text:p>HELI?POLIS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
1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Av. Pires do Rio, 3185 - Vila Progresso, 08240-370</text:p>
          </table:table-cell>
          <table:table-cell office:value-type="string">
            <text:p>28566</text:p>
          </table:table-cell>
          <table:table-cell office:value-type="string">
            <text:p>Amazonas/ 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. Reinaldo Pereira, 1 - Parque Santo Amaro, 04932-340</text:p>
          </table:table-cell>
          <table:table-cell office:value-type="string">
            <text:p>28564</text:p>
          </table:table-cell>
          <table:table-cell office:value-type="string">
            <text:p>Coimb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Adalberto Pereira da Fonseca, 60, Pq. Independencia, 05875-250</text:p>
          </table:table-cell>
          <table:table-cell office:value-type="string">
            <text:p>28565</text:p>
          </table:table-cell>
          <table:table-cell office:value-type="string">
            <text:p>Morro do Ind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8557</text:p>
          </table:table-cell>
          <table:table-cell office:value-type="string">
            <text:p>Alto do Riviera
2A ENTREG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In?cio dias da Silva s/n, 04913-180</text:p>
          </table:table-cell>
          <table:table-cell office:value-type="string">
            <text:p>28567</text:p>
          </table:table-cell>
          <table:table-cell office:value-type="string">
            <text:p>Figueira grande / M' Boi Mirim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gard, 05885-680</text:p>
          </table:table-cell>
          <table:table-cell office:value-type="string">
            <text:p>28569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 dos Bochimanos, 36, CEP 05890-470</text:p>
          </table:table-cell>
          <table:table-cell office:value-type="string">
            <text:p>28568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Engenheiro Armando de Arruda Pereira, 5275, CEP  04308-001</text:p>
          </table:table-cell>
          <table:table-cell office:value-type="string">
            <text:p>28570</text:p>
          </table:table-cell>
          <table:table-cell office:value-type="string">
            <text:p>Vila Cl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ice candida da Silveira, 159, CEP  04872-050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edroso, 111, Bela Vista, 01322-010, Viaduto Pedroso</text:p>
          </table:table-cell>
          <table:table-cell office:value-type="string">
            <text:p>28573</text:p>
          </table:table-cell>
          <table:table-cell office:value-type="string">
            <text:p>Cracoland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rofessor Picarolo, 123, 01332-020, Bela Vista</text:p>
          </table:table-cell>
          <table:table-cell office:value-type="string">
            <text:p>28572</text:p>
          </table:table-cell>
          <table:table-cell office:value-type="string">
            <text:p>Bela V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. Itaberba, 4665, Vila Nova Cachoerinha, 02739-000</text:p>
          </table:table-cell>
          <table:table-cell office:value-type="string">
            <text:p>28574</text:p>
          </table:table-cell>
          <table:table-cell office:value-type="string">
            <text:p>Nova Cachoerinh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, Jd. Imb???, 05863-110</text:p>
          </table:table-cell>
          <table:table-cell office:value-type="string">
            <text:p>28576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In?cio Monteiro, 2131, Cidade Tiradentes, 08474-480</text:p>
          </table:table-cell>
          <table:table-cell office:value-type="string">
            <text:p>28575</text:p>
          </table:table-cell>
          <table:table-cell office:value-type="string">
            <text:p>Souza Ramo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Sabor de Mim, N? 333</text:p>
          </table:table-cell>
          <table:table-cell office:value-type="string">
            <text:p>23435</text:p>
          </table:table-cell>
          <table:table-cell office:value-type="string">
            <text:p>Comunidade JARDIM DA CONQU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36</text:p>
          </table:table-cell>
          <table:table-cell office:value-type="string">
            <text:p>S?tio Carambi?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                                             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39</text:p>
          </table:table-cell>
          <table:table-cell office:value-type="string">
            <text:p>Olga Bena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</text:p>
          </table:table-cell>
          <table:table-cell office:value-type="string">
            <text:p>23440</text:p>
          </table:table-cell>
          <table:table-cell office:value-type="string">
            <text:p>Rua Esquivel Navarro, 67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Floresta, 42 - PQ Taipas</text:p>
          </table:table-cell>
          <table:table-cell office:value-type="string">
            <text:p>23441</text:p>
          </table:table-cell>
          <table:table-cell office:value-type="string">
            <text:p>Taipas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rreia Arnau,  22A</text:p>
          </table:table-cell>
          <table:table-cell office:value-type="string">
            <text:p>23442</text:p>
          </table:table-cell>
          <table:table-cell office:value-type="string">
            <text:p>Favela Jardim Cinco de Jul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43</text:p>
          </table:table-cell>
          <table:table-cell office:value-type="string">
            <text:p>Favela da Paz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 LUCIA DE AMICIS, 425 - JARDIM VERA CRUZ - CEP: 04962-140</text:p>
          </table:table-cell>
          <table:table-cell office:value-type="string">
            <text:p>24517</text:p>
          </table:table-cell>
          <table:table-cell office:value-type="string">
            <text:p>Vera Cru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29</text:p>
          </table:table-cell>
          <table:table-cell office:value-type="string">
            <text:p>Conquista (Norte)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Vereda Tropical, 287, 08343-565</text:p>
          </table:table-cell>
          <table:table-cell office:value-type="string">
            <text:p>24456</text:p>
          </table:table-cell>
          <table:table-cell office:value-type="string">
            <text:p>Conquista (Leste)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Tr?s Marias, 809
Cep: 05874 -180</text:p>
          </table:table-cell>
          <table:table-cell office:value-type="string">
            <text:p>24518</text:p>
          </table:table-cell>
          <table:table-cell office:value-type="string">
            <text:p>Jardim dos Rei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 08370-530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0</text:p>
          </table:table-cell>
          <table:table-cell office:value-type="string">
            <text:p>Santa Ma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2</text:p>
          </table:table-cell>
          <table:table-cell office:value-type="string">
            <text:p>Vila Calu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? Pinheiro Bezerra, 12</text:p>
          </table:table-cell>
          <table:table-cell office:value-type="string">
            <text:p>24519</text:p>
          </table:table-cell>
          <table:table-cell office:value-type="string">
            <text:p>BELENZIN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, 106, Perus</text:p>
          </table:table-cell>
          <table:table-cell office:value-type="string">
            <text:p>24524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09</text:p>
          </table:table-cell>
          <table:table-cell office:value-type="string">
            <text:p>24523</text:p>
          </table:table-cell>
          <table:table-cell office:value-type="string">
            <text:p>Hercul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Conquist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ineu Novais, 162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?08330-360</text:p>
          </table:table-cell>
          <table:table-cell office:value-type="string">
            <text:p>24511</text:p>
          </table:table-cell>
          <table:table-cell office:value-type="string">
            <text:p>Jardim Vila Carr???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 09</text:p>
          </table:table-cell>
          <table:table-cell office:value-type="string">
            <text:p>24525</text:p>
          </table:table-cell>
          <table:table-cell office:value-type="string">
            <text:p>Morro do ???ndi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16</text:p>
          </table:table-cell>
          <table:table-cell office:value-type="string">
            <text:p>Jardim Don?ri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6</text:p>
          </table:table-cell>
          <table:table-cell office:value-type="string">
            <text:p>Capel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In?cio Monteiro, 6100</text:p>
          </table:table-cell>
          <table:table-cell office:value-type="string">
            <text:p>24494</text:p>
          </table:table-cell>
          <table:table-cell office:value-type="string">
            <text:p>Vila Yoland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 n 106, Perus.</text:p>
          </table:table-cell>
          <table:table-cell office:value-type="string">
            <text:p>24491</text:p>
          </table:table-cell>
          <table:table-cell office:value-type="string">
            <text:p>Recanto dos Humildes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</text:p>
          </table:table-cell>
          <table:table-cell office:value-type="string">
            <text:p>24499</text:p>
          </table:table-cell>
          <table:table-cell office:value-type="string">
            <text:p>Mirante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?cio Monroe 34, Taipas</text:p>
          </table:table-cell>
          <table:table-cell office:value-type="string">
            <text:p>24493</text:p>
          </table:table-cell>
          <table:table-cell office:value-type="string">
            <text:p>Parque Taipas
4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, S???o Paulo-SP, 08265-040, Brasil</text:p>
          </table:table-cell>
          <table:table-cell office:value-type="string">
            <text:p>24508</text:p>
          </table:table-cell>
          <table:table-cell office:value-type="string">
            <text:p>A.E Carvalh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dre Vieira 138, Canind???.</text:p>
          </table:table-cell>
          <table:table-cell office:value-type="string">
            <text:p>24514</text:p>
          </table:table-cell>
          <table:table-cell office:value-type="string">
            <text:p>Canind??? 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Guarapiranga, 3658, 04911-005</text:p>
          </table:table-cell>
          <table:table-cell office:value-type="string">
            <text:p>29514</text:p>
          </table:table-cell>
          <table:table-cell office:value-type="string">
            <text:p>Figueira Gran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. Jos??? Ferreira Dantas, 06, Jardim Boa Vista, 05831-090</text:p>
          </table:table-cell>
          <table:table-cell office:value-type="string">
            <text:p>29513</text:p>
          </table:table-cell>
          <table:table-cell office:value-type="string">
            <text:p>Zacarias Mazel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9515</text:p>
          </table:table-cell>
          <table:table-cell office:value-type="string">
            <text:p>Nakamu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Pandalhos, 17, Chac Santa Maria, 05876-100</text:p>
          </table:table-cell>
          <table:table-cell office:value-type="string">
            <text:p>29517</text:p>
          </table:table-cell>
          <table:table-cell office:value-type="string">
            <text:p>Chac Santa Mar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ona Joaquina Francisca de Paiva, 102, Catumbi / Bel???m 03020-020</text:p>
          </table:table-cell>
          <table:table-cell office:value-type="string">
            <text:p>29511</text:p>
          </table:table-cell>
          <table:table-cell office:value-type="string">
            <text:p>Belenzinho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Ribeira Macabira, S?o Paulo</text:p>
          </table:table-cell>
          <table:table-cell office:value-type="string">
            <text:p>29518</text:p>
          </table:table-cell>
          <table:table-cell office:value-type="string">
            <text:p>S???o Nicol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Inacio Parreiras Neves, 309, Jd. Nakamura, 04942-080</text:p>
          </table:table-cell>
          <table:table-cell office:value-type="string">
            <text:p>29515</text:p>
          </table:table-cell>
          <table:table-cell office:value-type="string">
            <text:p>Nakamura 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3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1187</text:p>
          </table:table-cell>
          <table:table-cell office:value-type="string">
            <text:p>11199</text:p>
          </table:table-cell>
          <table:table-cell office:value-type="string">
            <text:p>Paulis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</text:p>
          </table:table-cell>
          <table:table-cell office:value-type="string">
            <text:p>11197</text:p>
          </table:table-cell>
          <table:table-cell office:value-type="string">
            <text:p>Morro da USP                                          4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culano Jos??? dos Santos</text:p>
          </table:table-cell>
          <table:table-cell office:value-type="string">
            <text:p>11093</text:p>
          </table:table-cell>
          <table:table-cell office:value-type="string">
            <text:p>Jardim Arnal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CEP 04181-160</text:p>
          </table:table-cell>
          <table:table-cell office:value-type="string">
            <text:p>11201</text:p>
          </table:table-cell>
          <table:table-cell office:value-type="string">
            <text:p>Jos??? Paulin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oa Vista, 44, s?o paulo</text:p>
          </table:table-cell>
          <table:table-cell office:value-type="string">
            <text:p>11203</text:p>
          </table:table-cell>
          <table:table-cell office:value-type="string">
            <text:p>Cantinho do C???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 04181-160</text:p>
          </table:table-cell>
          <table:table-cell office:value-type="string">
            <text:p>11201</text:p>
          </table:table-cell>
          <table:table-cell office:value-type="string">
            <text:p>Jos??? Paulino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Nova Grajau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a de Bendengo, 11 A- Jardim Monte Belo -Anhanguera</text:p>
          </table:table-cell>
          <table:table-cell office:value-type="string">
            <text:p>11207</text:p>
          </table:table-cell>
          <table:table-cell office:value-type="string">
            <text:p>Jardim Monte Belo/Morro Doc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tiguara, 28- Jardim Jaragu</text:p>
          </table:table-cell>
          <table:table-cell office:value-type="string">
            <text:p>11206</text:p>
          </table:table-cell>
          <table:table-cell office:value-type="string">
            <text:p>S?tio Formi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ixe de prata, 37</text:p>
          </table:table-cell>
          <table:table-cell office:value-type="string">
            <text:p>11208</text:p>
          </table:table-cell>
          <table:table-cell office:value-type="string">
            <text:p>Recanto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o Alvarenga, 3878 -</text:p>
          </table:table-cell>
          <table:table-cell office:value-type="string">
            <text:p>11090</text:p>
          </table:table-cell>
          <table:table-cell office:value-type="string">
            <text:p>Neblina/ Leblon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rtal Ecol?gico, 11</text:p>
          </table:table-cell>
          <table:table-cell office:value-type="string">
            <text:p>11091</text:p>
          </table:table-cell>
          <table:table-cell office:value-type="string">
            <text:p>Marginal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rd?o Camargo de Oliveira, 144</text:p>
          </table:table-cell>
          <table:table-cell office:value-type="string">
            <text:p>11209</text:p>
          </table:table-cell>
          <table:table-cell office:value-type="string">
            <text:p>Jardim Ja???an?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M?Boi Mirim, 130</text:p>
          </table:table-cell>
          <table:table-cell office:value-type="string">
            <text:p>11080</text:p>
          </table:table-cell>
          <table:table-cell office:value-type="string">
            <text:p>Condom?nio Ponte Baix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?sio Da Silveira Machado, 441 - Jd. Robru</text:p>
          </table:table-cell>
          <table:table-cell office:value-type="string">
            <text:p>30131</text:p>
          </table:table-cell>
          <table:table-cell office:value-type="string">
            <text:p>SASF Curu???? - Casa Da Fam?lia 2? entre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lamenda Santos, 2313</text:p>
          </table:table-cell>
          <table:table-cell office:value-type="string">
            <text:p>12143</text:p>
          </table:table-cell>
          <table:table-cell office:value-type="string">
            <text:p>Consulado do Equador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 255,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 Palanca Negr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 1052</text:p>
          </table:table-cell>
          <table:table-cell office:value-type="string">
            <text:p>12144</text:p>
          </table:table-cell>
          <table:table-cell office:value-type="string">
            <text:p>Faculdade Latino-Americana de Ci??ncias Sociais (FLACS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Br?s da Rocha Cardoso</text:p>
          </table:table-cell>
          <table:table-cell office:value-type="string">
            <text:p>12119</text:p>
          </table:table-cell>
          <table:table-cell office:value-type="string">
            <text:p>Instituto Cigano do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eneral Olimpio da Silveira, 427, apto. 801, Santa Cec?lia Cep 0115-001</text:p>
          </table:table-cell>
          <table:table-cell office:value-type="string">
            <text:p>12107</text:p>
          </table:table-cell>
          <table:table-cell office:value-type="string">
            <text:p>Associa??????o Social, Educacional e Cultural Novos Rumo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?o Joaquim, 179 - Bela Vista
 S???o Paulo</text:p>
          </table:table-cell>
          <table:table-cell office:value-type="string">
            <text:p>12113</text:p>
          </table:table-cell>
          <table:table-cell office:value-type="string">
            <text:p>CEMI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Carmo, 115</text:p>
          </table:table-cell>
          <table:table-cell office:value-type="string">
            <text:p>12101</text:p>
          </table:table-cell>
          <table:table-cell office:value-type="string">
            <text:p>Africa do Coraca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???</text:p>
          </table:table-cell>
          <table:table-cell office:value-type="string">
            <text:p>12132</text:p>
          </table:table-cell>
          <table:table-cell office:value-type="string">
            <text:p>GARMIC - Grupo de Articula??????o para a Conquista da Moradia do Idoso da Capit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, S?o Paulo</text:p>
          </table:table-cell>
          <table:table-cell office:value-type="string">
            <text:p>12145</text:p>
          </table:table-cell>
          <table:table-cell office:value-type="string">
            <text:p>Movimento Estadual da Popula??????o em Situa????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</text:p>
          </table:table-cell>
          <table:table-cell office:value-type="string">
            <text:p>12131</text:p>
          </table:table-cell>
          <table:table-cell office:value-type="string">
            <text:p>Pela Vidd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???o e Emo???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</text:p>
          </table:table-cell>
          <table:table-cell office:value-type="string">
            <text:p>12117</text:p>
          </table:table-cell>
          <table:table-cell office:value-type="string">
            <text:p>Miss??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?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bom retiro</text:p>
          </table:table-cell>
          <table:table-cell office:value-type="string">
            <text:p>12130</text:p>
          </table:table-cell>
          <table:table-cell office:value-type="string">
            <text:p>Associa??????o Feira Kantut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S???o Paul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, Parque dos Banc?rios</text:p>
          </table:table-cell>
          <table:table-cell office:value-type="string">
            <text:p>12147</text:p>
          </table:table-cell>
          <table:table-cell office:value-type="string">
            <text:p>Associa??????o Jaime Ab?lio de 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
4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????o dos Idosos de Sapopemb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, Cidade Antonio Estev???o de Carvalho</text:p>
          </table:table-cell>
          <table:table-cell office:value-type="string">
            <text:p>12105</text:p>
          </table:table-cell>
          <table:table-cell office:value-type="string">
            <text:p>Associa??????o Beneficente Esporte, Cultura e Lazer Nosso Sonh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Visc. de Parna?ba, 1316 - Mooca, S??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??a da Am???rica Latina-PAL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?rica Bol?via Brasil (ACFBB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 , 513 - Canind???</text:p>
          </table:table-cell>
          <table:table-cell office:value-type="string">
            <text:p>12104</text:p>
          </table:table-cell>
          <table:table-cell office:value-type="string">
            <text:p>Associa??????o de Residentes   Bolivianos - ADRB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Nordestina 496, S???o Miguel</text:p>
          </table:table-cell>
          <table:table-cell office:value-type="string">
            <text:p>12149</text:p>
          </table:table-cell>
          <table:table-cell office:value-type="string">
            <text:p>Acesd/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CEP 02649-030</text:p>
          </table:table-cell>
          <table:table-cell office:value-type="string">
            <text:p>12150</text:p>
          </table:table-cell>
          <table:table-cell office:value-type="string">
            <text:p>Associa??????o Ile Ase Ewe Ajase e Caboclo Folh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Francisco Chaves, Viela 4, n. 4, Jardim Paulistano, Cep 02812-020</text:p>
          </table:table-cell>
          <table:table-cell office:value-type="string">
            <text:p>12151</text:p>
          </table:table-cell>
          <table:table-cell office:value-type="string">
            <text:p>Il?? As? Ob? Onidaj??? Afonj?, Centro Comunit?rio Nossa Senhora Aparec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- sala 2 - Vila Medeiros</text:p>
          </table:table-cell>
          <table:table-cell office:value-type="string">
            <text:p>12125</text:p>
          </table:table-cell>
          <table:table-cell office:value-type="string">
            <text:p>Uni???o Brasileira de Mulher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?a centen?rio, 43 - Casa Verde</text:p>
          </table:table-cell>
          <table:table-cell office:value-type="string">
            <text:p>12141</text:p>
          </table:table-cell>
          <table:table-cell office:value-type="string">
            <text:p>Acesd/ Centro LGBTI Norte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, Erm. Matarazzo</text:p>
          </table:table-cell>
          <table:table-cell office:value-type="string">
            <text:p>12152</text:p>
          </table:table-cell>
          <table:table-cell office:value-type="string">
            <text:p>CENTRO DE PROMO????O HUMANA LAR VICENTINO ERMELINO MATARAZZO - 2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, Vila Banc?ria Munhoz, Cep 02758-040</text:p>
          </table:table-cell>
          <table:table-cell office:value-type="string">
            <text:p>12102</text:p>
          </table:table-cell>
          <table:table-cell office:value-type="string">
            <text:p>Templo de Umbanda Anjo Divino Salvador
5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auna, 673 - S?o paulo</text:p>
          </table:table-cell>
          <table:table-cell office:value-type="string">
            <text:p>12137</text:p>
          </table:table-cell>
          <table:table-cell office:value-type="string">
            <text:p>Unas/ Centro LGBTI Su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?lia, 73, Lim???o, Cep 02558-020</text:p>
          </table:table-cell>
          <table:table-cell office:value-type="string">
            <text:p>12109</text:p>
          </table:table-cell>
          <table:table-cell office:value-type="string">
            <text:p>Casar???o Brasil - Associa??????o LGBTI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eolano?Durant, 30?(pr?ximo a Rua Cidade de Bagd?)</text:p>
          </table:table-cell>
          <table:table-cell office:value-type="string">
            <text:p>12103</text:p>
          </table:table-cell>
          <table:table-cell office:value-type="string">
            <text:p>Associa??????o Conquistando Um Espa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?rio e Social do Jardim Lourd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Paulo Guilguer Reimberg, 7003, Ch?cara Santo Amaro, 04858-570</text:p>
          </table:table-cell>
          <table:table-cell office:value-type="string">
            <text:p>12138</text:p>
          </table:table-cell>
          <table:table-cell office:value-type="string">
            <text:p>Associa??????o Beneficente Guilhermina Maria de Jesus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a barragem, s?o paulo</text:p>
          </table:table-cell>
          <table:table-cell office:value-type="string">
            <text:p>12139</text:p>
          </table:table-cell>
          <table:table-cell office:value-type="string">
            <text:p>Associa??????o Comunit?ria Marlene Moreira de Orienta??????o Cultur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Mario de Campos 191 (pr?ximo a Rua Cidade de Bagd?)??</text:p>
          </table:table-cell>
          <table:table-cell office:value-type="string">
            <text:p>12116</text:p>
          </table:table-cell>
          <table:table-cell office:value-type="string">
            <text:p>Par?quia S???o Bent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Consulado do Equado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em S???o Paulo Palanca Negr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??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, 1052</text:p>
          </table:table-cell>
          <table:table-cell office:value-type="string">
            <text:p>12135</text:p>
          </table:table-cell>
          <table:table-cell office:value-type="string">
            <text:p>FLACSO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 LUIZ CARLOS GENTI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olfo Samuel, 14 - Parque Mandaqui CEP 02418-100</text:p>
          </table:table-cell>
          <table:table-cell office:value-type="string">
            <text:p>30189</text:p>
          </table:table-cell>
          <table:table-cell office:value-type="string">
            <text:p>APMDFESP - Associa??????o dos Policiais Militares Portadores de Defici??ncia dos Estado de S??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esia, 234 - Sumarezinho</text:p>
          </table:table-cell>
          <table:table-cell office:value-type="string">
            <text:p>30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?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Pinto de Oliveira 104 Jd Guarani Brasilandia</text:p>
          </table:table-cell>
          <table:table-cell office:value-type="string">
            <text:p>14193</text:p>
          </table:table-cell>
          <table:table-cell office:value-type="string">
            <text:p>NAB - NUCLEO ASSISTENCIAL VILA BRASIL?N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b?lia, 59 - Jd Prud??ncia</text:p>
          </table:table-cell>
          <table:table-cell office:value-type="string">
            <text:p>14195</text:p>
          </table:table-cell>
          <table:table-cell office:value-type="string">
            <text:p>Associa??????o Beneficente Parsif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
04343-090 - Jabaquara - S???o Paulo/SP</text:p>
          </table:table-cell>
          <table:table-cell office:value-type="string">
            <text:p>14138</text:p>
          </table:table-cell>
          <table:table-cell office:value-type="string">
            <text:p>Associa??????o de Surdos do Estado de S. Paulo - VEM SONHAR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mpante, 100</text:p>
          </table:table-cell>
          <table:table-cell office:value-type="string">
            <text:p>14136</text:p>
          </table:table-cell>
          <table:table-cell office:value-type="string">
            <text:p>Super M???es Especiais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 n?211 A - Morro Doce - Jd Anhanguera 
 05267220 (Igreja Nossa Senhora das Gra???as)</text:p>
          </table:table-cell>
          <table:table-cell office:value-type="string">
            <text:p>14104</text:p>
          </table:table-cell>
          <table:table-cell office:value-type="string">
            <text:p>IPDA - Instituto de Pessoas com Defici??ncia do Anhanguera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, Uni???o Nacional dos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?pios, 338 - Mirand?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orvan Dias de Figueiredo, 2.801 - Vila Guilherme (Marginal Tiet??, ao lado do Makro Atacadista)</text:p>
          </table:table-cell>
          <table:table-cell office:value-type="string">
            <text:p>14164</text:p>
          </table:table-cell>
          <table:table-cell office:value-type="string">
            <text:p>ABADS - Associa??????o Brasileira de Assist??ncia e Desenvolvimento Social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 (entrada do Hospital Dia - Departamento de Psiquiaria da Unifesp) procurar por Luciene Redondo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vap???s, 1123 - Cambuci - CEP 01519-000</text:p>
          </table:table-cell>
          <table:table-cell office:value-type="string">
            <text:p>14147</text:p>
          </table:table-cell>
          <table:table-cell office:value-type="string">
            <text:p>AMA - Associa??????o de Amigos do Autista - Cambuc?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???o Dias, Km: 82- Parque Edu Chaves- S???o Paulo- SP. Cep: 02284-000</text:p>
          </table:table-cell>
          <table:table-cell office:value-type="string">
            <text:p>14102</text:p>
          </table:table-cell>
          <table:table-cell office:value-type="string">
            <text:p>Casa de David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 855 - Barra Funda</text:p>
          </table:table-cell>
          <table:table-cell office:value-type="string">
            <text:p>14106</text:p>
          </table:table-cell>
          <table:table-cell office:value-type="string">
            <text:p>FIC - Fraternidade Irm??? Cla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 142 - Artur Alvim. CEP: 03567030</text:p>
          </table:table-cell>
          <table:table-cell office:value-type="string">
            <text:p>14202</text:p>
          </table:table-cell>
          <table:table-cell office:value-type="string">
            <text:p>Associa??????o Mulheres em A??????o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sar Zama, 257 - CEP: 02406-030 - Mandaqui - S???o Paulo (em frente ao edificio Gabriela)</text:p>
          </table:table-cell>
          <table:table-cell office:value-type="string">
            <text:p>14201</text:p>
          </table:table-cell>
          <table:table-cell office:value-type="string">
            <text:p>AUMA - Associa??????o dos Amigos da Crian???a Autista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BRETE Associa??????o Brasileira de S?ndrome de Rett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nego Vicente Miguel Marino, 572 Barra Funda</text:p>
          </table:table-cell>
          <table:table-cell office:value-type="string">
            <text:p>14207</text:p>
          </table:table-cell>
          <table:table-cell office:value-type="string">
            <text:p>P???rolas do Bom Jesus - Casa 1 e 2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?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????o, Sa?de e Longevidad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?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???guias, 753 - Vila Alexandria</text:p>
          </table:table-cell>
          <table:table-cell office:value-type="string">
            <text:p>14491</text:p>
          </table:table-cell>
          <table:table-cell office:value-type="string">
            <text:p>Instituto Gabi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ardim Jap???o, 1029 - Jd Brasil</text:p>
          </table:table-cell>
          <table:table-cell office:value-type="string">
            <text:p>14169</text:p>
          </table:table-cell>
          <table:table-cell office:value-type="string">
            <text:p>Projeto Abra???a Edu Chaves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??s Mission?ri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 CEP 04601-001</text:p>
          </table:table-cell>
          <table:table-cell office:value-type="string">
            <text:p>14111</text:p>
          </table:table-cell>
          <table:table-cell office:value-type="string">
            <text:p>ABRACE - Associa??????o Brasileira para o Adolescente e a Crian???a Especial -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 - Jardim An?lia Franco</text:p>
          </table:table-cell>
          <table:table-cell office:value-type="string">
            <text:p>14129</text:p>
          </table:table-cell>
          <table:table-cell office:value-type="string">
            <text:p>LEMDA - Lar M???e do Divino Amor 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?cio Cervantes, 630 - Parque Ip??. CEP: 05572-000</text:p>
          </table:table-cell>
          <table:table-cell office:value-type="string">
            <text:p>14107</text:p>
          </table:table-cell>
          <table:table-cell office:value-type="string">
            <text:p>Lar Ternu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Jardim Nazar??? - Itaim Paulista CEP 08150-560</text:p>
          </table:table-cell>
          <table:table-cell office:value-type="string">
            <text:p>14120</text:p>
          </table:table-cell>
          <table:table-cell office:value-type="string">
            <text:p>Instituto Severino Fabria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D?rio Ribeiro, 1386 - S?o Paulo</text:p>
          </table:table-cell>
          <table:table-cell office:value-type="string">
            <text:p>14208</text:p>
          </table:table-cell>
          <table:table-cell office:value-type="string">
            <text:p>Casa Jesus Amor e Caridade (Larzinho)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oefgren, 2109 - Vila Clementino</text:p>
          </table:table-cell>
          <table:table-cell office:value-type="string">
            <text:p>14124</text:p>
          </table:table-cell>
          <table:table-cell office:value-type="string">
            <text:p>Instituto J??? Clement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RAFA - Instituto de Reabilita??????o e Apoio ???s fam?lias de Autist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???a Feliz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Milagres, 48 - Parque Pirajussara</text:p>
          </table:table-cell>
          <table:table-cell office:value-type="string">
            <text:p>14209</text:p>
          </table:table-cell>
          <table:table-cell office:value-type="string">
            <text:p>ADEVEB - Associa??????o Deficientes Visuais Evang???licos Brasil -                                   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Satelite, 298/308 - S???o Mathues - CEP 08330-480</text:p>
          </table:table-cell>
          <table:table-cell office:value-type="string">
            <text:p>14159</text:p>
          </table:table-cell>
          <table:table-cell office:value-type="string">
            <text:p>ILPI - Institui??????o de Longa Permanencia para Idosos S???o Mateus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lemente Pereira 286 - Ipiranga</text:p>
          </table:table-cell>
          <table:table-cell office:value-type="string">
            <text:p>14158</text:p>
          </table:table-cell>
          <table:table-cell office:value-type="string">
            <text:p>ADEFAV- Centro de Refer??ncia nas ?reas da Surdocegueira, Defici??ncia M?ltipla e Defici??ncia Visual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156</text:p>
          </table:table-cell>
          <table:table-cell office:value-type="string">
            <text:p>Associa??????o Comunitaria Dos Moradores Da Cidade Kemel Itaim Paulista E Ajacencias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iogo Garcia 254 - Parque Boa Esperan???a</text:p>
          </table:table-cell>
          <table:table-cell office:value-type="string">
            <text:p>14143</text:p>
          </table:table-cell>
          <table:table-cell office:value-type="string">
            <text:p>Comunidade Cantinho da Paz II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Embaixador Ildefonso Falc???o, 90 - S???o Mateus - Cep 03964-020</text:p>
          </table:table-cell>
          <table:table-cell office:value-type="string">
            <text:p>14162</text:p>
          </table:table-cell>
          <table:table-cell office:value-type="string">
            <text:p>Resid??ncia Inclusiva S???o Mateus II - Associa??????o Comunit?ria e Beneficente Padre Jos??? Augusto Machado Moreir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Irara 255 -Cidade A E Carvalho -CEP: 08220-200</text:p>
          </table:table-cell>
          <table:table-cell office:value-type="string">
            <text:p>14161</text:p>
          </table:table-cell>
          <table:table-cell office:value-type="string">
            <text:p>Associa??????o Beneficente Comunit?ria Educar Para Vid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J?lio C???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onde de Iraj?, 131,?S?o Paulo</text:p>
          </table:table-cell>
          <table:table-cell office:value-type="string">
            <text:p>14157</text:p>
          </table:table-cell>
          <table:table-cell office:value-type="string">
            <text:p>Instituto Escut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Sabia Laranjeira , 758 - CEP 08081160 - S???o miguel Paulista</text:p>
          </table:table-cell>
          <table:table-cell office:value-type="string">
            <text:p>14145</text:p>
          </table:table-cell>
          <table:table-cell office:value-type="string">
            <text:p>Associa??????o Sempre Juntos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Av Gabriela Mistral, 635 - Penha, S???o Paulo - SP - 03701-010</text:p>
          </table:table-cell>
          <table:table-cell office:value-type="string">
            <text:p>14174</text:p>
          </table:table-cell>
          <table:table-cell office:value-type="string">
            <text:p>Associa??????o Batista da Penha -                   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: Baetinga, 99 - Brooklin</text:p>
          </table:table-cell>
          <table:table-cell office:value-type="string">
            <text:p>14153</text:p>
          </table:table-cell>
          <table:table-cell office:value-type="string">
            <text:p>AAEB - Associa??????o de Amigos dos Excepcionais do Brooklin -               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Luiz Geraldo da Silva, 220
Vila Regente Feijo CEP 03345-060</text:p>
          </table:table-cell>
          <table:table-cell office:value-type="string">
            <text:p>14144</text:p>
          </table:table-cell>
          <table:table-cell office:value-type="string">
            <text:p>Lar Shekina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Ven?ncio Aires, 793, casa 3, Vila Pomp???ia, 05024-030</text:p>
          </table:table-cell>
          <table:table-cell office:value-type="string">
            <text:p>14160</text:p>
          </table:table-cell>
          <table:table-cell office:value-type="string">
            <text:p>Instituto de Artes e Educa??????o de Rodas para o Ar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urema , 661 - Vila Santo Henrique</text:p>
          </table:table-cell>
          <table:table-cell office:value-type="string">
            <text:p>30190</text:p>
          </table:table-cell>
          <table:table-cell office:value-type="string">
            <text:p>Associa??????o de Moradores da Vila Santo Henrique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: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Movimento Sao Paulo Inclui - 3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176</text:p>
          </table:table-cell>
          <table:table-cell office:value-type="string">
            <text:p>Associa??????o Messagesoul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Eug???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??????o Nego Nag???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??????o para o Desenvolvimento integral do Down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de Carvalho, 16 - Vila Progresso - CEP 02978-040</text:p>
          </table:table-cell>
          <table:table-cell office:value-type="string">
            <text:p>14196</text:p>
          </table:table-cell>
          <table:table-cell office:value-type="string">
            <text:p>Instituto Saci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Carlos Vivaldi, 575- S???o Matheus - CEP 03965-030</text:p>
          </table:table-cell>
          <table:table-cell office:value-type="string">
            <text:p>14197</text:p>
          </table:table-cell>
          <table:table-cell office:value-type="string">
            <text:p>Resid??ncia Inclusiva S???o Mateus II - Associa??????o Comunit?ria e Beneficente Padre Jos??? Augusto Machado Moreira (CASA 2 )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03959-000</text:p>
          </table:table-cell>
          <table:table-cell office:value-type="string">
            <text:p>14198</text:p>
          </table:table-cell>
          <table:table-cell office:value-type="string">
            <text:p>Resid??ncia Inclusiva S???o Mateus I 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. dos Junquilhos, 480 - Vila Alpina, S???o Paulo - SP, 03204-040</text:p>
          </table:table-cell>
          <table:table-cell office:value-type="string">
            <text:p>14168</text:p>
          </table:table-cell>
          <table:table-cell office:value-type="string">
            <text:p>Associa??????o Brasileira de Epilepsia
3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das Pitombeiras, 296 - Vila Parque Jabaquara - CEP 04321-160</text:p>
          </table:table-cell>
          <table:table-cell office:value-type="string">
            <text:p>14200</text:p>
          </table:table-cell>
          <table:table-cell office:value-type="string">
            <text:p>ADD Associa??????o Desportiva para Deficientes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203</text:p>
          </table:table-cell>
          <table:table-cell office:value-type="string">
            <text:p>Semeando o Amanha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Jos??? Miguel Ackel, 280 - Vila Granada</text:p>
          </table:table-cell>
          <table:table-cell office:value-type="string">
            <text:p>14204</text:p>
          </table:table-cell>
          <table:table-cell office:value-type="string">
            <text:p>Associa??????o Com Mais Amor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Manuel da Maia, 131 - Parque Am???rica - CEP: 04822-120</text:p>
          </table:table-cell>
          <table:table-cell office:value-type="string">
            <text:p>14205</text:p>
          </table:table-cell>
          <table:table-cell office:value-type="string">
            <text:p>Comunidade Nova Civiliza??????o "Comunidade Cidad???"
2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34</text:p>
          </table:table-cell>
          <table:table-cell office:value-type="string">
            <text:p>Sipatei sindicato dos permission?rio ambulantes e trabalhadores na economia informal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41</text:p>
          </table:table-cell>
          <table:table-cell office:value-type="string">
            <text:p>Uniao Nacional Trabalhadores Camelos, Ambulantes e Feirantes do Brasil - 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Arlindo Cola???o, 32 centro de S???o Miguel Paulista SP</text:p>
          </table:table-cell>
          <table:table-cell office:value-type="string">
            <text:p>18133</text:p>
          </table:table-cell>
          <table:table-cell office:value-type="string">
            <text:p>Sinpesp S???o Miguel Paulist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8136</text:p>
          </table:table-cell>
          <table:table-cell office:value-type="string">
            <text:p>Ambulantes imigrantes do centro/ Imigrantes Mam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Miller, 488, sala 11 Br?s SP CEP 03011-010</text:p>
          </table:table-cell>
          <table:table-cell office:value-type="string">
            <text:p>18137</text:p>
          </table:table-cell>
          <table:table-cell office:value-type="string">
            <text:p>Associa??????o  dos Ambulantes do Br?s e da capital de SP - Abra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Frei Francisco De Sampaio 333 . Travessa da Ant???nio Gil</text:p>
          </table:table-cell>
          <table:table-cell office:value-type="string">
            <text:p>18144</text:p>
          </table:table-cell>
          <table:table-cell office:value-type="string">
            <text:p>Ambulantes da Concei??????o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eneral Carneiro 231, 4? andar, sala 43 S???o Paulo</text:p>
          </table:table-cell>
          <table:table-cell office:value-type="string">
            <text:p>18138</text:p>
          </table:table-cell>
          <table:table-cell office:value-type="string">
            <text:p>SODEVIBR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uaianazes, 45, Campos El?sios   CEP 01204-000</text:p>
          </table:table-cell>
          <table:table-cell office:value-type="string">
            <text:p>18135</text:p>
          </table:table-cell>
          <table:table-cell office:value-type="string">
            <text:p>Associa??????o Jaciara/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7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8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Av. Ernesto Souza Cruz, 757 - Jardim Vila Nova, S???o Paulo - SP, 08225-380</text:p>
          </table:table-cell>
          <table:table-cell office:value-type="string">
            <text:p>25508</text:p>
          </table:table-cell>
          <table:table-cell office:value-type="string">
            <text:p>Agua Vermelh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??????o Piscin???o Bento Guelfi 
9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??ndia
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rnardo Antunes Rolim,  n? 12</text:p>
          </table:table-cell>
          <table:table-cell office:value-type="string">
            <text:p>27237</text:p>
          </table:table-cell>
          <table:table-cell office:value-type="string">
            <text:p>Jardim Laranjeiras  - 2?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195</text:p>
          </table:table-cell>
          <table:table-cell office:value-type="string">
            <text:p>Cruzeir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utort Nuno Guerner de Almeida, 184,</text:p>
          </table:table-cell>
          <table:table-cell office:value-type="string">
            <text:p>27308</text:p>
          </table:table-cell>
          <table:table-cell office:value-type="string">
            <text:p>COMUNIDADE TO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.                          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                                              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?udio ghirelli 559, s?o paulo</text:p>
          </table:table-cell>
          <table:table-cell office:value-type="string">
            <text:p>27552</text:p>
          </table:table-cell>
          <table:table-cell office:value-type="string">
            <text:p>Favela do P?
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    26 A.</text:p>
          </table:table-cell>
          <table:table-cell office:value-type="string">
            <text:p>27549</text:p>
          </table:table-cell>
          <table:table-cell office:value-type="string">
            <text:p>Favela CDHU Brasil??ndia
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Jacaraip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ar???as, 79 Cohab Sitio Concei??????o. -  -</text:p>
          </table:table-cell>
          <table:table-cell office:value-type="string">
            <text:p>27614</text:p>
          </table:table-cell>
          <table:table-cell office:value-type="string">
            <text:p>Cachoeira das Gar??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quina paiva 41,?S?o Paulo</text:p>
          </table:table-cell>
          <table:table-cell office:value-type="string">
            <text:p>27612</text:p>
          </table:table-cell>
          <table:table-cell office:value-type="string">
            <text:p>rua joaquina paiva 41 e corti???os pr?ximos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224</text:p>
          </table:table-cell>
          <table:table-cell office:value-type="string">
            <text:p>Jd. Celeste -                                            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73</text:p>
          </table:table-cell>
          <table:table-cell office:value-type="string">
            <text:p>Brasilandia B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99</text:p>
          </table:table-cell>
          <table:table-cell office:value-type="string">
            <text:p>Escad???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5</text:p>
          </table:table-cell>
          <table:table-cell office:value-type="string">
            <text:p>Rua Lavradio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6</text:p>
          </table:table-cell>
          <table:table-cell office:value-type="string">
            <text:p>Rua Lopes Chaves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m?lia Cordeli Cardenuto 40 S???o Mateus</text:p>
          </table:table-cell>
          <table:table-cell office:value-type="string">
            <text:p>27183</text:p>
          </table:table-cell>
          <table:table-cell office:value-type="string">
            <text:p>Vergueirinho / Divinei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??, 751 - Conj. Res. Prestes Maia</text:p>
          </table:table-cell>
          <table:table-cell office:value-type="string">
            <text:p>27220</text:p>
          </table:table-cell>
          <table:table-cell office:value-type="string">
            <text:p>Inacio  Monteirov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,</text:p>
          </table:table-cell>
          <table:table-cell office:value-type="string">
            <text:p>27306</text:p>
          </table:table-cell>
          <table:table-cell office:value-type="string">
            <text:p>Parque Santa Madalena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TOLOMEU, 900, SOCORRO</text:p>
          </table:table-cell>
          <table:table-cell office:value-type="string">
            <text:p>27165</text:p>
          </table:table-cell>
          <table:table-cell office:value-type="string">
            <text:p>Comunidade Pantana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 AM?NCIO DOMINGUES BUENO, 18 A</text:p>
          </table:table-cell>
          <table:table-cell office:value-type="string">
            <text:p>27567</text:p>
          </table:table-cell>
          <table:table-cell office:value-type="string">
            <text:p>VILA RUBI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328</text:p>
          </table:table-cell>
          <table:table-cell office:value-type="string">
            <text:p>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 / VILA ITAIM
4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 - 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lameda Eduardo Prado - Campos El?seos, S???o Paulo - SP, 01218-011</text:p>
          </table:table-cell>
          <table:table-cell office:value-type="string">
            <text:p>301374</text:p>
          </table:table-cell>
          <table:table-cell office:value-type="string">
            <text:p>Favela do Moinho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deia dos Machacalis, Jardim Etelvina</text:p>
          </table:table-cell>
          <table:table-cell office:value-type="string">
            <text:p>301374</text:p>
          </table:table-cell>
          <table:table-cell office:value-type="string">
            <text:p>Comunidade Morro do Acert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lcantara Machado, 3402</text:p>
          </table:table-cell>
          <table:table-cell office:value-type="string">
            <text:p>301374</text:p>
          </table:table-cell>
          <table:table-cell office:value-type="string">
            <text:p>Guadalajar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elso Garcia, 1724</text:p>
          </table:table-cell>
          <table:table-cell office:value-type="string">
            <text:p>301374</text:p>
          </table:table-cell>
          <table:table-cell office:value-type="string">
            <text:p>Comunidade Celso Garci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Inajar de Souza, 6955</text:p>
          </table:table-cell>
          <table:table-cell office:value-type="string">
            <text:p>301374</text:p>
          </table:table-cell>
          <table:table-cell office:value-type="string">
            <text:p>Jardim dos Francos (M???os na Mass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anoel Bandeira 211</text:p>
          </table:table-cell>
          <table:table-cell office:value-type="string">
            <text:p>301374</text:p>
          </table:table-cell>
          <table:table-cell office:value-type="string">
            <text:p>Comunidades Linha, Nove e Cingapura Madeirite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ace</text:p>
          </table:table-cell>
          <table:table-cell office:value-type="string">
            <text:p>301374</text:p>
          </table:table-cell>
          <table:table-cell office:value-type="string">
            <text:p>Favela do Rebou???as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ssis Ribeiro</text:p>
          </table:table-cell>
          <table:table-cell office:value-type="string">
            <text:p>301374</text:p>
          </table:table-cell>
          <table:table-cell office:value-type="string">
            <text:p>Comunidade do Piratininga - S???o Francisc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ouza Ramos, 150</text:p>
          </table:table-cell>
          <table:table-cell office:value-type="string">
            <text:p>301374</text:p>
          </table:table-cell>
          <table:table-cell office:value-type="string">
            <text:p>Comunidade Souza Ramos/Tiradentes (Institi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ntrada : Rua Antenor de Oliveira e Silva - 376</text:p>
          </table:table-cell>
          <table:table-cell office:value-type="string">
            <text:p>301374</text:p>
          </table:table-cell>
          <table:table-cell office:value-type="string">
            <text:p>Jardim dos Francos (Comunidade do Gato Preto)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 Iguatemi</text:p>
          </table:table-cell>
          <table:table-cell office:value-type="string">
            <text:p>301374</text:p>
          </table:table-cell>
          <table:table-cell office:value-type="string">
            <text:p>Comunidade Pedreira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ante Maron</text:p>
          </table:table-cell>
          <table:table-cell office:value-type="string">
            <text:p>301374</text:p>
          </table:table-cell>
          <table:table-cell office:value-type="string">
            <text:p>Esmaga Sap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da Independ?ncia</text:p>
          </table:table-cell>
          <table:table-cell office:value-type="string">
            <text:p>301374</text:p>
          </table:table-cell>
          <table:table-cell office:value-type="string">
            <text:p>Ocupa??????o Sete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olando Curti - Vila Clara, cep  04413-010</text:p>
          </table:table-cell>
          <table:table-cell office:value-type="string">
            <text:p>301374</text:p>
          </table:table-cell>
          <table:table-cell office:value-type="string">
            <text:p>Vila Clara (Jabaquara) (SD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ila da Paz, Alvarenga S/N</text:p>
          </table:table-cell>
          <table:table-cell office:value-type="string">
            <text:p>301374</text:p>
          </table:table-cell>
          <table:table-cell office:value-type="string">
            <text:p>Sitio Joaninh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??nio Frederico 738</text:p>
          </table:table-cell>
          <table:table-cell office:value-type="string">
            <text:p>301374</text:p>
          </table:table-cell>
          <table:table-cell office:value-type="string">
            <text:p>Vila carioca (Projeto Abayom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erib??? - Parque Edu Chaves</text:p>
          </table:table-cell>
          <table:table-cell office:value-type="string">
            <text:p>301374</text:p>
          </table:table-cell>
          <table:table-cell office:value-type="string">
            <text:p>Comunidade Mimos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ucarana</text:p>
          </table:table-cell>
          <table:table-cell office:value-type="string">
            <text:p>301374</text:p>
          </table:table-cell>
          <table:table-cell office:value-type="string">
            <text:p>Comunidade do Vista Alegre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ch?ngelo Archina, 587 - Cidade S???o Mateus, S???o Paulo - SP, 03960-010</text:p>
          </table:table-cell>
          <table:table-cell office:value-type="string">
            <text:p>301374</text:p>
          </table:table-cell>
          <table:table-cell office:value-type="string">
            <text:p>Comunidade S???o Matheus ( Instituto Human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??o de Jaguara, 13</text:p>
          </table:table-cell>
          <table:table-cell office:value-type="string">
            <text:p>301374</text:p>
          </table:table-cell>
          <table:table-cell office:value-type="string">
            <text:p>F?brica 5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it???o Jo???o Noranha, 208 Mandaqui</text:p>
          </table:table-cell>
          <table:table-cell office:value-type="string">
            <text:p>301374</text:p>
          </table:table-cell>
          <table:table-cell office:value-type="string">
            <text:p>Projeto de Incentivo ???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?nego Vicente Miguel Marino, 660</text:p>
          </table:table-cell>
          <table:table-cell office:value-type="string">
            <text:p>301374</text:p>
          </table:table-cell>
          <table:table-cell office:value-type="string">
            <text:p>Ocupa??????o (Associa??????o Beneficente Anjos da cidad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 boqueirao</text:p>
          </table:table-cell>
          <table:table-cell office:value-type="string">
            <text:p>301374</text:p>
          </table:table-cell>
          <table:table-cell office:value-type="string">
            <text:p>Comunidade do boqueira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Fonsecas, 111 - Vila Nova York</text:p>
          </table:table-cell>
          <table:table-cell office:value-type="string">
            <text:p>301374</text:p>
          </table:table-cell>
          <table:table-cell office:value-type="string">
            <text:p>Comunidade Vila Nova York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ndo Sanabria 87</text:p>
          </table:table-cell>
          <table:table-cell office:value-type="string">
            <text:p>301374</text:p>
          </table:table-cell>
          <table:table-cell office:value-type="string">
            <text:p>Viela do Jacar???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?ncio ferreira 77.</text:p>
          </table:table-cell>
          <table:table-cell office:value-type="string">
            <text:p>301374</text:p>
          </table:table-cell>
          <table:table-cell office:value-type="string">
            <text:p>Comunidade da tribo - Jd Vista Alegre - ZN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in???ia, 229 cep: 02334-050</text:p>
          </table:table-cell>
          <table:table-cell office:value-type="string">
            <text:p>301374</text:p>
          </table:table-cell>
          <table:table-cell office:value-type="string">
            <text:p>Jow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son Marques da Silva</text:p>
          </table:table-cell>
          <table:table-cell office:value-type="string">
            <text:p>301374</text:p>
          </table:table-cell>
          <table:table-cell office:value-type="string">
            <text:p>Vila Fund???o - Cap???o Redond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v?sio leite Rebelo altura 1382</text:p>
          </table:table-cell>
          <table:table-cell office:value-type="string">
            <text:p>301374</text:p>
          </table:table-cell>
          <table:table-cell office:value-type="string">
            <text:p>Jardim Peri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ip?dromo, 1000</text:p>
          </table:table-cell>
          <table:table-cell office:value-type="string">
            <text:p>301374</text:p>
          </table:table-cell>
          <table:table-cell office:value-type="string">
            <text:p>Comunidade Cimento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Cordeiro, 1351 - Trav com a Rua Rio Verde</text:p>
          </table:table-cell>
          <table:table-cell office:value-type="string">
            <text:p>301374</text:p>
          </table:table-cell>
          <table:table-cell office:value-type="string">
            <text:p>Comunidade da Capad?c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??o Guiller - Jardim das Rosas (Zona Leste I)</text:p>
          </table:table-cell>
          <table:table-cell office:value-type="string">
            <text:p>301374</text:p>
          </table:table-cell>
          <table:table-cell office:value-type="string">
            <text:p>Comunidade Terra Prometida (Cazaca Futebol Club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rge Pires Ramalho 34</text:p>
          </table:table-cell>
          <table:table-cell office:value-type="string">
            <text:p>301374</text:p>
          </table:table-cell>
          <table:table-cell office:value-type="string">
            <text:p>Vila isabel Brasilandia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?lio Pinheiro/Travessa no Jd.Elisa Maria.</text:p>
          </table:table-cell>
          <table:table-cell office:value-type="string">
            <text:p>301374</text:p>
          </table:table-cell>
          <table:table-cell office:value-type="string">
            <text:p>Comunidade J?lio Pinheiro.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Kotinda,1434-CEP 02365-010</text:p>
          </table:table-cell>
          <table:table-cell office:value-type="string">
            <text:p>301374</text:p>
          </table:table-cell>
          <table:table-cell office:value-type="string">
            <text:p>Comunidade Kotind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Alves de Carvalho - Ponte do Socorro SP</text:p>
          </table:table-cell>
          <table:table-cell office:value-type="string">
            <text:p>301374</text:p>
          </table:table-cell>
          <table:table-cell office:value-type="string">
            <text:p>Ponto do Socorro - Ch?cara do So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Macario de Castro, 286 Casa 3</text:p>
          </table:table-cell>
          <table:table-cell office:value-type="string">
            <text:p>301374</text:p>
          </table:table-cell>
          <table:table-cell office:value-type="string">
            <text:p>Comunidade Jardim Per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Aquilino dos Santos,? 1350</text:p>
          </table:table-cell>
          <table:table-cell office:value-type="string">
            <text:p>301374</text:p>
          </table:table-cell>
          <table:table-cell office:value-type="string">
            <text:p>Jardim Elisa Mar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garida Cristina Bauman, 481
Guaianases -  08245-490</text:p>
          </table:table-cell>
          <table:table-cell office:value-type="string">
            <text:p>301374</text:p>
          </table:table-cell>
          <table:table-cell office:value-type="string">
            <text:p>Comunidade Fazendinha Vila Progres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Grazini 100</text:p>
          </table:table-cell>
          <table:table-cell office:value-type="string">
            <text:p>301374</text:p>
          </table:table-cell>
          <table:table-cell office:value-type="string">
            <text:p>Favela Monsenhor ( Ipiranga)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nforte de lemos ( Viela 3)</text:p>
          </table:table-cell>
          <table:table-cell office:value-type="string">
            <text:p>301374</text:p>
          </table:table-cell>
          <table:table-cell office:value-type="string">
            <text:p>Favela Monforte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04840-050</text:p>
          </table:table-cell>
          <table:table-cell office:value-type="string">
            <text:p>301374</text:p>
          </table:table-cell>
          <table:table-cell office:value-type="string">
            <text:p>Graja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??o Jos??? de Serzedelo - Parque Edu Chaves - Posto P??? de Boi</text:p>
          </table:table-cell>
          <table:table-cell office:value-type="string">
            <text:p>301374</text:p>
          </table:table-cell>
          <table:table-cell office:value-type="string">
            <text:p>Comunidade Aquarel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tephen Benet, 26</text:p>
          </table:table-cell>
          <table:table-cell office:value-type="string">
            <text:p>301374</text:p>
          </table:table-cell>
          <table:table-cell office:value-type="string">
            <text:p>Comunidade 29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boas</text:p>
          </table:table-cell>
          <table:table-cell office:value-type="string">
            <text:p>301374</text:p>
          </table:table-cell>
          <table:table-cell office:value-type="string">
            <text:p>Olaria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aetano de Campos, 286</text:p>
          </table:table-cell>
          <table:table-cell office:value-type="string">
            <text:p>301374</text:p>
          </table:table-cell>
          <table:table-cell office:value-type="string">
            <text:p>Pau Queim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s??? Milton Barbosa, 227</text:p>
          </table:table-cell>
          <table:table-cell office:value-type="string">
            <text:p>301374</text:p>
          </table:table-cell>
          <table:table-cell office:value-type="string">
            <text:p>Invas???o Vila Esperan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da unifica??o, 05</text:p>
          </table:table-cell>
          <table:table-cell office:value-type="string">
            <text:p>301374</text:p>
          </table:table-cell>
          <table:table-cell office:value-type="string">
            <text:p>Coabh Adventista Cap???o Redondo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Manuel Cintra 10 Jaguara</text:p>
          </table:table-cell>
          <table:table-cell office:value-type="string">
            <text:p>301374</text:p>
          </table:table-cell>
          <table:table-cell office:value-type="string">
            <text:p>Comunidade Jaguar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te de Setembro, 35</text:p>
          </table:table-cell>
          <table:table-cell office:value-type="string">
            <text:p>301374</text:p>
          </table:table-cell>
          <table:table-cell office:value-type="string">
            <text:p>Jardim Apura, Pedreira, Santa Am???lia, Dorot???ia, Marsilac e Favela da Fuma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tirana,200 bairro ColA?nia Itaquera ZL,</text:p>
          </table:table-cell>
          <table:table-cell office:value-type="string">
            <text:p>30012</text:p>
          </table:table-cell>
          <table:table-cell office:value-type="string">
            <text:p>Associacao de moradores e comerciantes da Fazend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Associacao Beneficente Porto Ilumin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iego Sande n? 321 - Jardim Camargo Novo - Cep 08121-540</text:p>
          </table:table-cell>
          <table:table-cell office:value-type="string">
            <text:p>30014</text:p>
          </table:table-cell>
          <table:table-cell office:value-type="string">
            <text:p>Associacao Beneficente Esportiva e Cultural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Associacao Caminho de BraA?os Aber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Associacao Social e AssistA?ncial Filantropica do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ASSOCIACAO BENEFICENTE FAZENDA ITAI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a Vista de Minas, 6B - Igreja Sao Geraldo</text:p>
          </table:table-cell>
          <table:table-cell office:value-type="string">
            <text:p>30022</text:p>
          </table:table-cell>
          <table:table-cell office:value-type="string">
            <text:p>Associacao Sem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Instituto Alfa Om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Associacao NA?lia Mab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associacao uniao dos moradores do jardim sao carlo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bastiao Dias Fragoso, 33 A, Pq, Figueira Grande</text:p>
          </table:table-cell>
          <table:table-cell office:value-type="string">
            <text:p>30045</text:p>
          </table:table-cell>
          <table:table-cell office:value-type="string">
            <text:p>Associacao Beneficente CrianA?a Esperan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Associacao comunitA?ria Santos do jardim das olivei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m Joao Nery, 4117 - Jardim Lourdes</text:p>
          </table:table-cell>
          <table:table-cell office:value-type="string">
            <text:p>30060</text:p>
          </table:table-cell>
          <table:table-cell office:value-type="string">
            <text:p>Associacao beneficente cultural educativa das associaA?A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BRASIL SEM DIFERENC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Associacao Teotonio Vilel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Movimento Habitacional e AA?a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A? CARDOSO PIMENTEL N? 734 VILA ALABAMA CEP 08110-490</text:p>
          </table:table-cell>
          <table:table-cell office:value-type="string">
            <text:p>30123</text:p>
          </table:table-cell>
          <table:table-cell office:value-type="string">
            <text:p>ASSOCIACAO GRUPO DE MAES DEUS A? AM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Associacao de jovens do Jd Castro Alv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M, D, S, A, Paroquia Nossa Senhora dos Migrantes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Associacao Social Casa das DA?bor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16 - Jardim Vila Carrao</text:p>
          </table:table-cell>
          <table:table-cell office:value-type="string">
            <text:p>3014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Associacao Clube de Maes Alieta Adj, Do Parque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mA?sio Pinto, 2101, Parada XV de Novembro</text:p>
          </table:table-cell>
          <table:table-cell office:value-type="string">
            <text:p>30157</text:p>
          </table:table-cell>
          <table:table-cell office:value-type="string">
            <text:p>ASSOCIACAO COMUNIDADE VIV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a Mameia, pro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Associacao SANTA FA? Hunter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rro das Pedras, 154, Final da rua, Jd Sao Francisco</text:p>
          </table:table-cell>
          <table:table-cell office:value-type="string">
            <text:p>30167</text:p>
          </table:table-cell>
          <table:table-cell office:value-type="string">
            <text:p>Associacao de Moradores Fenix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Associacao Mayla Luiza dos Moradores do condomA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sas Partidas, n? 35, Cidade A, E, Carvalho, CEP: 08223-410</text:p>
          </table:table-cell>
          <table:table-cell office:value-type="string">
            <text:p>30171</text:p>
          </table:table-cell>
          <table:table-cell office:value-type="string">
            <text:p>Associacao Beneficente Por Um Mundo Melhor e Soli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Associacao ComunitA?ria JardiM Ide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Associacao trabalho comunitA?rio de vila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LACE - Nucleo de aA?A?es para cidadania na diversi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Centro de AA?ao Social EspaA?o Liv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pe, 68, Vila Maria na associaA?, dos moradores - ClA?udia Soares</text:p>
          </table:table-cell>
          <table:table-cell office:value-type="string">
            <text:p>30242</text:p>
          </table:table-cell>
          <table:table-cell office:value-type="string">
            <text:p>Uniao de Moradores Vila Nova TietA? - Vila Mari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73 s/n, Parque Boa EsperanA?a (Ref, continuaA?ao da Rua Diogo Munhoz - ref, AssociaA?ao)</text:p>
          </table:table-cell>
          <table:table-cell office:value-type="string">
            <text:p>30251</text:p>
          </table:table-cell>
          <table:table-cell office:value-type="string">
            <text:p>Associacao de Moradores da Comunidade CA?cero Ibia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Associacao cultural Unidos do Ori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a Lomba, 139 - Pq, Sao Rafael</text:p>
          </table:table-cell>
          <table:table-cell office:value-type="string">
            <text:p>30272</text:p>
          </table:table-cell>
          <table:table-cell office:value-type="string">
            <text:p>ESPERANA?A SOCIEDADE DE EDUCAA?AO E INCLUSAO SOCIAL                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ssandro Melani,156 Jardim Sao Joao - SP   08370-345</text:p>
          </table:table-cell>
          <table:table-cell office:value-type="string">
            <text:p>30276</text:p>
          </table:table-cell>
          <table:table-cell office:value-type="string">
            <text:p>ESPERANA?A SOCIEDADE DE EDUCAA?AO E INCLUSAO SOCIAL                          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Barroso, 211, Pedreira</text:p>
          </table:table-cell>
          <table:table-cell office:value-type="string">
            <text:p>30278</text:p>
          </table:table-cell>
          <table:table-cell office:value-type="string">
            <text:p>ASSOCIACAO BENEFICIENTE , JUVENTUDE EVANGELICA UNIDOS POR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A?lio de Campos 204 CEP 03977570</text:p>
          </table:table-cell>
          <table:table-cell office:value-type="string">
            <text:p>30280</text:p>
          </table:table-cell>
          <table:table-cell office:value-type="string">
            <text:p>Associacao Social LA?rios do Val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PAULISTANO, F,C JD IGUATEMI S,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 do Li?rio, s/n - Conjunto Habitacional Brasilandia B-2</text:p>
          </table:table-cell>
          <table:table-cell office:value-type="string">
            <text:p>30293</text:p>
          </table:table-cell>
          <table:table-cell office:value-type="string">
            <text:p>Instituto Brasileiro de Desenvolvimento Educacional, Cultural e Social INBRADEC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56 - Vila CuruA?A? Velha</text:p>
          </table:table-cell>
          <table:table-cell office:value-type="string">
            <text:p>30299</text:p>
          </table:table-cell>
          <table:table-cell office:value-type="string">
            <text:p>Associacao dos EmpresA?rios do Itaim Paulista AEIP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Associacao dos Moradores do Jardim Virginia Itaj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Associacao AgA?ncia Solano Trin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inturao Verde, 156 - Vila Santa InA?s</text:p>
          </table:table-cell>
          <table:table-cell office:value-type="string">
            <text:p>30321</text:p>
          </table:table-cell>
          <table:table-cell office:value-type="string">
            <text:p>Centro de EducaA?ao Popular da Comunidade Nossa Senhora d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Instituto Dias e Martin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ria Coelho Aguiar, 1211, Jardim Sao Luiz</text:p>
          </table:table-cell>
          <table:table-cell office:value-type="string">
            <text:p>30331</text:p>
          </table:table-cell>
          <table:table-cell office:value-type="string">
            <text:p>MAC - Movimento Associativo ComunitA?r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Associacao Unida de EducaA?ao e AssistA?n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Associacao Heliopolis Esporte e Laz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IS Instituto Social Nova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jal, 1010, COHAB jardim sao bento</text:p>
          </table:table-cell>
          <table:table-cell office:value-type="string">
            <text:p>30352</text:p>
          </table:table-cell>
          <table:table-cell office:value-type="string">
            <text:p>Associacao Povo em AA?ao Vida SustentA?v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Recanto de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Associacao assistencial Plan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Butarelo, n? 499,     CEP 03813-010</text:p>
          </table:table-cell>
          <table:table-cell office:value-type="string">
            <text:p>30378</text:p>
          </table:table-cell>
          <table:table-cell office:value-type="string">
            <text:p>APABE - ASSOCIACAO PAULISTA BENEFICIENTE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IIS Futuro Brilhante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CDC Cidade Sao Mateus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ASSOCIACAO DOS AMIGOS DO CENTRO DE MEMA?RIA DO CIR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Associacao Comunit, de Desenvolvimento Social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PlA?, 155, Pq, res, Cocaia</text:p>
          </table:table-cell>
          <table:table-cell office:value-type="string">
            <text:p>30405</text:p>
          </table:table-cell>
          <table:table-cell office:value-type="string">
            <text:p>Ong equilibrio universal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Associacao Paulistanos de HabitaA?ao e Associa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26, Jardim Vila Carraozinho CEP 08340 270</text:p>
          </table:table-cell>
          <table:table-cell office:value-type="string">
            <text:p>30411</text:p>
          </table:table-cell>
          <table:table-cell office:value-type="string">
            <text:p>Associacao O MUNDO E UMA B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Instituto Grande Vit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Associacao Esporte Lazer, SaA?de e Cultura Premi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Associacao E Missoes Gideoes do Carce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u Ferrari, 432 - Conjunto Residencial JosA? BonifA?cio</text:p>
          </table:table-cell>
          <table:table-cell office:value-type="string">
            <text:p>30452</text:p>
          </table:table-cell>
          <table:table-cell office:value-type="string">
            <text:p>Instituto Viver Melh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o da Silva n? 86 Vila Guiomar SP</text:p>
          </table:table-cell>
          <table:table-cell office:value-type="string">
            <text:p>30460</text:p>
          </table:table-cell>
          <table:table-cell office:value-type="string">
            <text:p>Soc, Amigos de Vila Guiomar e Adjace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Associacao Uniao dos Moradores de Vila Reg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JosA? de Anchieta, 235 - Santo Amaro</text:p>
          </table:table-cell>
          <table:table-cell office:value-type="string">
            <text:p>30468</text:p>
          </table:table-cell>
          <table:table-cell office:value-type="string">
            <text:p>ASSOCIACAO DE GESTAO EM HABITAA?AO DE INTERESSE SO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x, 200, Jardim Nova Tereza</text:p>
          </table:table-cell>
          <table:table-cell office:value-type="string">
            <text:p>30473</text:p>
          </table:table-cell>
          <table:table-cell office:value-type="string">
            <text:p>Clube das senhoras uni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Afonso Sertao, 671 - Parque Figueira Grande</text:p>
          </table:table-cell>
          <table:table-cell office:value-type="string">
            <text:p>30474</text:p>
          </table:table-cell>
          <table:table-cell office:value-type="string">
            <text:p>Associacao Esportiva Figueir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ao, 38, Recanto Alegre</text:p>
          </table:table-cell>
          <table:table-cell office:value-type="string">
            <text:p>30487</text:p>
          </table:table-cell>
          <table:table-cell office:value-type="string">
            <text:p>Associacao FamA?lia em Foco - IntegraA?ao Social e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Sociedade Amigos do Jardim Sapopemba e AdjacA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Sociedade Amigos do Bairro de vila Leme e Jardim 2? Entrega ?4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Tavares, 123, Tatuape?</text:p>
          </table:table-cell>
          <table:table-cell office:value-type="string">
            <text:p>30520</text:p>
          </table:table-cell>
          <table:table-cell office:value-type="string">
            <text:p>Instituto Sao Paulo de Acao VoluntA?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Associacao crianca equipe norte tuning do Jardim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Associacao Atletica SUB 20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IBE, 2245 - JARDIM NA?LIA</text:p>
          </table:table-cell>
          <table:table-cell office:value-type="string">
            <text:p>30578</text:p>
          </table:table-cell>
          <table:table-cell office:value-type="string">
            <text:p>IGREJA APOSTA?LICA TEMPLO DE ADORAA?AO A YAHWE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Instituto dee Amparo Social Movimentos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nA?rios nA?mero 17 antigo 216</text:p>
          </table:table-cell>
          <table:table-cell office:value-type="string">
            <text:p>30600</text:p>
          </table:table-cell>
          <table:table-cell office:value-type="string">
            <text:p>Associacao cantinho do CA?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Instituto social educacional Boaventu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Clube da comunidade Jardim cachoei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Instituto MA?rio AmA?rico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Associacao de amigos do projeto lutando pelo futuro salve per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AMOFRAN- Associacao de Moradores Francisco Nun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Roque de Minas, 398 - Jardim AntA?rtica</text:p>
          </table:table-cell>
          <table:table-cell office:value-type="string">
            <text:p>30625</text:p>
          </table:table-cell>
          <table:table-cell office:value-type="string">
            <text:p>Instituto Espaco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ASSOCIACAO COMUNITA?RIA DAS FAMA?LIAS DO BAIRRO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A?nio Lopes de Medeiros, 274 - Jardim Eliana</text:p>
          </table:table-cell>
          <table:table-cell office:value-type="string">
            <text:p>30641</text:p>
          </table:table-cell>
          <table:table-cell office:value-type="string">
            <text:p>Associacao ComunitA?ria Jardim Eli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Associacao Beneficente Mulheres Voluntariosas de s
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Bueno da Fonseca, 503 A - Jardim Sao Luiz (ZL)</text:p>
          </table:table-cell>
          <table:table-cell office:value-type="string">
            <text:p>30667</text:p>
          </table:table-cell>
          <table:table-cell office:value-type="string">
            <text:p>cooperativa fA?nix A?gape cooperativa de produA?ao 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Associacao dos trabalhadores unidos de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Associacao de Amigos de Bairro Estado do Amazo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Pires Monteiro 401</text:p>
          </table:table-cell>
          <table:table-cell office:value-type="string">
            <text:p>30675</text:p>
          </table:table-cell>
          <table:table-cell office:value-type="string">
            <text:p>IGREJA MINISTA?RIO SIQUA?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Gremio Heliopoli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INSTITUTO BENEFICENTE VIDA NOVA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Agua Vermelha, Particular 7, n 2 D, Jardim Robru, CEP, 08031-080 - Sao Paulo</text:p>
          </table:table-cell>
          <table:table-cell office:value-type="string">
            <text:p>30696</text:p>
          </table:table-cell>
          <table:table-cell office:value-type="string">
            <text:p>OrganizaA?, Nao Governam, DISTRIBUINDO SORRI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A?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Associacao ComunitA?ria Raio de Cris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buriti 39, Jd, CarumbA?</text:p>
          </table:table-cell>
          <table:table-cell office:value-type="string">
            <text:p>30701</text:p>
          </table:table-cell>
          <table:table-cell office:value-type="string">
            <text:p>Instituto Casa Alme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Joaquim Alao, 04 - Vila Inacio</text:p>
          </table:table-cell>
          <table:table-cell office:value-type="string">
            <text:p>30724</text:p>
          </table:table-cell>
          <table:table-cell office:value-type="string">
            <text:p>INSTITUTO D,I,P,I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ao Bueno, 782</text:p>
          </table:table-cell>
          <table:table-cell office:value-type="string">
            <text:p>30755</text:p>
          </table:table-cell>
          <table:table-cell office:value-type="string">
            <text:p>Confederacao das Mulhere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Oasis OrganizaA?ao de AssistA?ncia Social para Inclusao 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Instituto Cristiane Camargo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G,R,E,Samba Unidos do Vale Encant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Bakissi Aueto Mona Cafung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Associacao esportiva Grande Famili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Associacao G, Vi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Instituto de Olho da Saude de Orientacao e Prevencao ao Cancer e Outras Patolog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Associacao Esportiva Arsenal de Ponte 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canguira, N 386 Jd, Vista Alegre, Sao Paulo</text:p>
          </table:table-cell>
          <table:table-cell office:value-type="string">
            <text:p>30836</text:p>
          </table:table-cell>
          <table:table-cell office:value-type="string">
            <text:p>Associacao morada feliz do Jd, Vista Aleg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Associacao de Conselheiros e   Ex-Conselheiros do ComA?r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24 de Maio esquina com R, Dom JosA? de Barros</text:p>
          </table:table-cell>
          <table:table-cell office:value-type="string">
            <text:p>30895</text:p>
          </table:table-cell>
          <table:table-cell office:value-type="string">
            <text:p>Associacao da Parada do Orgulho LGBT de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InstituiA?ao EsperanA?a para Todos (INESP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Institu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CLUBER DA COMUNIDADE DA DANUBIO JD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Associacao ComunitA?ria Auri Verde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ASSOCIACAO SAO PAULO DIFERENCIADO - ASP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omendador JosA?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ASSOCIACAO MULHERES DE F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guaia, 207, CanindA?</text:p>
          </table:table-cell>
          <table:table-cell office:value-type="string">
            <text:p>301340</text:p>
          </table:table-cell>
          <table:table-cell office:value-type="string">
            <text:p>Associacao Vila Nova Cachoeirinha Cen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Associacao Amigos do Jardim Nossa Senhor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Engenheiro Feijo Bittencourt, 330 - Vila Primavera</text:p>
          </table:table-cell>
          <table:table-cell office:value-type="string">
            <text:p>301565</text:p>
          </table:table-cell>
          <table:table-cell office:value-type="string">
            <text:p>IGREJA MINISTERIO DE JESUS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Associacao Resplandecer a Ordem e o direito de nascer a esperanA?a de igual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?rio Grazini, 100 ? Vila Santo EstA?fano ? Sao Paulo</text:p>
          </table:table-cell>
          <table:table-cell office:value-type="string">
            <text:p>302268</text:p>
          </table:table-cell>
          <table:table-cell office:value-type="string">
            <text:p>Novos Herdeiros HumanA?sticos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Associacao Nacional em Defesa Civil - ANADE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Instituto Social Black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?cio Monteiro, 1863 - Jardim Sao Paulo (ZL)</text:p>
          </table:table-cell>
          <table:table-cell office:value-type="string">
            <text:p>302273</text:p>
          </table:table-cell>
          <table:table-cell office:value-type="string">
            <text:p>Associacao Dos Sem Terra d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,C, Classe A da Barra Fun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Associacao Paulistinha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Carioca, 85 ? Ipiranga ? Cep 04225-000 ? Sao Paulo ? SP</text:p>
          </table:table-cell>
          <table:table-cell office:value-type="string">
            <text:p>302282</text:p>
          </table:table-cell>
          <table:table-cell office:value-type="string">
            <text:p>ASSOCIACAO BENEFICENTE, SOCIAL, CULTURAL E DESPORTIVA UNIDOS DA VILA CARIO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GRA?MIO RECREATIVO FLOR DE SAO JOAO CLA?MA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Clube Atletico Arapu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Associacao dos Moradores das Ruas Silveira da Mota, Vicente De Carvalho, Ana Neri, Barao de Jaguara, Otto de Alencar, Stefano e Adj, Defesa da Moradia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ASSOCIACAO BENEFICENTE SOCIAL DESPORTIVA CULTURAL Flor de Ma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urindo Rabelo, 142 - Jardim da Gloria</text:p>
          </table:table-cell>
          <table:table-cell office:value-type="string">
            <text:p>302364</text:p>
          </table:table-cell>
          <table:table-cell office:value-type="string">
            <text:p>Associacao de PreservaA?ao do Cambuci e de Vila Deodo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ASSOCIACAO VISAO DO FUTU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Associacao Cultural bloco carnavalesco INAJAR de 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Associacao Corinthinha de Vila Nova Cachoeirinh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Associacao Comunitaria, Cultural, Esportiva Eli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ASSOCIACAO SAO MARCOS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Associacao de Moradores Quintal de C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Associacao Esportiva Cacha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Cooperativa de Tea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A. A. Portuguesa do Jardim Vila Carra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ameda Nothmann, 485 - Campos Eli?seos</text:p>
          </table:table-cell>
          <table:table-cell office:value-type="string">
            <text:p>12108</text:p>
          </table:table-cell>
          <table:table-cell office:value-type="string">
            <text:p>CAMI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a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Fazenda da Juta -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ras da Rocha Cardoso - estai?ao CPTM DO ITAIM PAULISTA</text:p>
          </table:table-cell>
          <table:table-cell office:value-type="string">
            <text:p>12119</text:p>
          </table:table-cell>
          <table:table-cell office:value-type="string">
            <text:p>Populacao Cigana do Itaim Paulsta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Cantidio Sampaio, 4547 (referi?ncia: atras da consiga</text:p>
          </table:table-cell>
          <table:table-cell office:value-type="string">
            <text:p>11192</text:p>
          </table:table-cell>
          <table:table-cell office:value-type="string">
            <text:p>CapadA?A??c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Avenida Celso  Garcia  15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avenida celso garcia 10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avenida celso garcia 13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avenida celso garcia 404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Morro Doc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ILPI Ita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Ponta d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Associaca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Batista da Penh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enida General Olimpio da Silveira, 427 - Santa Ceci?lia</text:p>
          </table:table-cell>
          <table:table-cell office:value-type="string">
            <text:p>12107</text:p>
          </table:table-cell>
          <table:table-cell office:value-type="string">
            <text:p>Associacao Social, Educacional e Cultural Novos Rumos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Leonidas Morei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Projeto Abraca Edu Chav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 2a Entreg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Instituto Akh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Maria Curs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ABAD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Acesd - Sao Miguel -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Populacao Cigana da Zona Sul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Associacao Beneficente Guilhermina Maria de Jesus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Cantinho da EsperanA?A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Sa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UBM - Uniao Brasileira das Mulheres -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Viaduto Rudge Ram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Cooperativa CENTRAL TIETA?A?? - 1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DorotA?A??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Conde de Sao Joaquim , 3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Conde de Sao Joaquim , 32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Conde de Sao Joaquim, 1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Conde de Sao Joaquim, 1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Conde de Sao Joaquim, 13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Conde de Sao Joaquim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Conde de Sao Joaquim,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Conde de Sao Joaquim, 3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Conde de Sao Joaquim, 3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i?nego Jose Maria Fernandes, 356</text:p>
          </table:table-cell>
          <table:table-cell office:value-type="string">
            <text:p>23425</text:p>
          </table:table-cell>
          <table:table-cell office:value-type="string">
            <text:p>comunidade Vila Flav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doutor  Joao  alves de lima  33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-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Tab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JD. COMERCIAL/DOM JOSE 2   2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 Barragem, 100. VIELA 2 - Coli?nia, CEP 04895-020</text:p>
          </table:table-cell>
          <table:table-cell office:value-type="string">
            <text:p>12139</text:p>
          </table:table-cell>
          <table:table-cell office:value-type="string">
            <text:p>Associacao ComunitA?A??ria Marlene Moreira de OrientaA?A??ao -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Condominio Ponte Baixa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Chac Sta. Mar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Prai?a Augusto Rademaker Grunewald, 37</text:p>
          </table:table-cell>
          <table:table-cell office:value-type="string">
            <text:p>11073</text:p>
          </table:table-cell>
          <table:table-cell office:value-type="string">
            <text:p>Colis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ai?a Centenario, 43 - Casa Verde</text:p>
          </table:table-cell>
          <table:table-cell office:value-type="string">
            <text:p>12141</text:p>
          </table:table-cell>
          <table:table-cell office:value-type="string">
            <text:p>Acesd Casa Verde -              2a ent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Rua   Cezario Alvim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Rua  Sao Domingos 211 e outros prA?A??ximo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Rua 21 de abril 35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avela Jd. Moren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PRAIA PAULISTINH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Associaca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cao Lider Sao Sebastiao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rua almeida lima 93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mirante Marques de Leao, NA?? 227</text:p>
          </table:table-cell>
          <table:table-cell office:value-type="string">
            <text:p>23432</text:p>
          </table:table-cell>
          <table:table-cell office:value-type="string">
            <text:p>Rua Almirante Marques de Leao, NAA?? 22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Rua Ana Aslan 9999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Copacaban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Jardim Sao Remo (2a entrega)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Chacara Bandei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Associacao Projeto Batutinhas e AdjacA?A?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cao Senegalesa Sao Paulo   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venida 9 de julho, NA?? 1163</text:p>
          </table:table-cell>
          <table:table-cell office:value-type="string">
            <text:p>23429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cao de Amigos dos Excepcionais do Brooklin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Associacao dos Angolanos em Sao Paulo Palanca Negr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Sallu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ao e EmoA?A??ao (2a Entrega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rua belo horizonte  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rua belo horizonte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rua belo horizonte 1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Jd. Laranjei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A?frica do Coracao  -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LAR NOVA 4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rua brigadeiro   machado 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rua brigadeiro   machado   39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rua brigadeiro machado 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Nossa Senhora Aparecid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ampante nA?? 100, Vila Independi?ncia - Balneario Princesa Isabel</text:p>
          </table:table-cell>
          <table:table-cell office:value-type="string">
            <text:p>14136</text:p>
          </table:table-cell>
          <table:table-cell office:value-type="string">
            <text:p>Super Mae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rua celso garcia 1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harles Coloumb,120 Brooklin Novo- Cidade Moni?i?es</text:p>
          </table:table-cell>
          <table:table-cell office:value-type="string">
            <text:p>11133</text:p>
          </table:table-cell>
          <table:table-cell office:value-type="string">
            <text:p>Jardim Edite I  / 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audio ghirelli 559 pq Sao Lui?s.</text:p>
          </table:table-cell>
          <table:table-cell office:value-type="string">
            <text:p>27552</text:p>
          </table:table-cell>
          <table:table-cell office:value-type="string">
            <text:p>Favela do PA?A??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ABSW - Associacao Brasileira de Si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Unas -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CEMIR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Rua Condessa de Sao Joaquim, 182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eolanoA??Durant, 30A??(proximo a Rua Cidade de Bagda)</text:p>
          </table:table-cell>
          <table:table-cell office:value-type="string">
            <text:p>12103</text:p>
          </table:table-cell>
          <table:table-cell office:value-type="string">
            <text:p>Associacao Conquistando Um EspaA?A??o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Pro Morar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Papai Noel / 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CA?A??rrego ItararA?A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Vila Prud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s Vieira, 800, Espai?o Cultural</text:p>
          </table:table-cell>
          <table:table-cell office:value-type="string">
            <text:p>11167</text:p>
          </table:table-cell>
          <table:table-cell office:value-type="string">
            <text:p>Labiri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ogo Garcia 254 - Parque Boa Esperani?a</text:p>
          </table:table-cell>
          <table:table-cell office:value-type="string">
            <text:p>14143</text:p>
          </table:table-cell>
          <table:table-cell office:value-type="string">
            <text:p>Comunidade Cantinho da Paz I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Missao Paz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rua do hipodromo  52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GARMIC - Grupo de ArticulaA?A??ao para a Conquista da Moradia do Idoso da Capital          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ingos Simi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cao, Saude e Lon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Irmaos Leme, 95, 04943070, Jd. Sao Loureni?o</text:p>
          </table:table-cell>
          <table:table-cell office:value-type="string">
            <text:p>28559</text:p>
          </table:table-cell>
          <table:table-cell office:value-type="string">
            <text:p>Papai Noel / Graj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Conjunto Morro da Esperanca e Ocupacao Cemiterio Cachoeir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 -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rua Dr Clementino 5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AMANCIO DOMINGUES BUENO, 18 A</text:p>
          </table:table-cell>
          <table:table-cell office:value-type="string">
            <text:p>27567</text:p>
          </table:table-cell>
          <table:table-cell office:value-type="string">
            <text:p>VILA RUBI 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Mario de Campos 191 (proximo a Rua Cidade de Bagda)A??A??</text:p>
          </table:table-cell>
          <table:table-cell office:value-type="string">
            <text:p>12116</text:p>
          </table:table-cell>
          <table:table-cell office:value-type="string">
            <text:p>ParA?A??quia Sao Bento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sti?vao Montebello, 556 - Freguesia do A?</text:p>
          </table:table-cell>
          <table:table-cell office:value-type="string">
            <text:p>14170</text:p>
          </table:table-cell>
          <table:table-cell office:value-type="string">
            <text:p>APAJE - Associacao de Pais Diretos e Indiretos do Tribunal de JustiA?A??a do Estado de Sa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rada da Coli?nia NA?? 110</text:p>
          </table:table-cell>
          <table:table-cell office:value-type="string">
            <text:p>11174</text:p>
          </table:table-cell>
          <table:table-cell office:value-type="string">
            <text:p>Sao GonA?A??a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cao Nego NagA?A??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Felice Tosi, 6
CEP 03928-180
Conjunto Habitacional Teoti?nio Vilela</text:p>
          </table:table-cell>
          <table:table-cell office:value-type="string">
            <text:p>11182</text:p>
          </table:table-cell>
          <table:table-cell office:value-type="string">
            <text:p>Teotonio Vile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C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Jardim Joaniz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Capao Redond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Nakamu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ei Anti?nio Faggiano, 720 - 08255-140</text:p>
          </table:table-cell>
          <table:table-cell office:value-type="string">
            <text:p>11183</text:p>
          </table:table-cell>
          <table:table-cell office:value-type="string">
            <text:p>Sao Sebasti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 Inoci?ncio 121 B - Jardim Sao Gabriel</text:p>
          </table:table-cell>
          <table:table-cell office:value-type="string">
            <text:p>11189</text:p>
          </table:table-cell>
          <table:table-cell office:value-type="string">
            <text:p>Jd. E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Papai Noel/ Marsilac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Favelinha do Lem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rua guarapuava  34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cao para o Desenvolvimento integral do Down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A?A??nia Ribeiro (Favela do Piolh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igino Angles, 86 - Jardim Vazani - Vila Si?nia</text:p>
          </table:table-cell>
          <table:table-cell office:value-type="string">
            <text:p>27314</text:p>
          </table:table-cell>
          <table:table-cell office:value-type="string">
            <text:p>VI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Parque Boa EsperanA?A??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rua Inacio de Arauj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dependi?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Copa Rio e Piloto (Heliopoli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 , 513 A??? Caninde</text:p>
          </table:table-cell>
          <table:table-cell office:value-type="string">
            <text:p>12104</text:p>
          </table:table-cell>
          <table:table-cell office:value-type="string">
            <text:p>ADRB  -  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Belenzinh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FAVELA VIL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eri?nimo de Albuquerque 49</text:p>
          </table:table-cell>
          <table:table-cell office:value-type="string">
            <text:p>23427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FLACSO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Associacao Beneficente e Promocional BelA?A??m -                    1AA?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rua joaquina paiva 4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Associacao dos Idosos de Sapopemba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Pinhei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EsperanA?A??a Garcia - EducaA?A??ao, Arte e Cultura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Antonio Agostin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Jova Ru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Filhos da Ter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Paulista de Autism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A?A??rio e Social do Jardim Lourdes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Lar Shek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Etel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Lupercio de Souza Cortez NA??59A
(liderani?a:  Joao Soares de Melo)</text:p>
          </table:table-cell>
          <table:table-cell office:value-type="string">
            <text:p>11176</text:p>
          </table:table-cell>
          <table:table-cell office:value-type="string">
            <text:p>Lupercio de Souza Cor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Piscin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Tolsto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Jardim Celes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Jose do Patroci?n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Sao pedro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Jardim Campo de Fora / Santo Anton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ria Jose, NA?? 410- Bela Vista</text:p>
          </table:table-cell>
          <table:table-cell office:value-type="string">
            <text:p>23433</text:p>
          </table:table-cell>
          <table:table-cell office:value-type="string">
            <text:p>Rua Maria Jose, NAA?? 410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Vila Chuc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Maria Tereza de Andrade, 2a travessa a direita, no.14, Si?tio Represa</text:p>
          </table:table-cell>
          <table:table-cell office:value-type="string">
            <text:p>12136</text:p>
          </table:table-cell>
          <table:table-cell office:value-type="string">
            <text:p>Associacao Beneficente Cantinho da Terceira Idade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Jardim Ipane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Casarao Brasil i?A???A???Associacao LGBTI 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Jardim DonA?A?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Jardim GaurujA?A??/ Jardim Sao Bento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Novo Oriente do Piaui?, 160, Vila Silvia, Cangai?ba</text:p>
          </table:table-cell>
          <table:table-cell office:value-type="string">
            <text:p>12124</text:p>
          </table:table-cell>
          <table:table-cell office:value-type="string">
            <text:p>Grupo da Melhor Idade do Jardim Popular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NOVA PAR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Osvaldo de Souza Pinto nA??211 A - Morro Doce - Jd Anhanguera 
CEP 05267220 (Igreja Nossa Senhora das Grai?as)</text:p>
          </table:table-cell>
          <table:table-cell office:value-type="string">
            <text:p>14104</text:p>
          </table:table-cell>
          <table:table-cell office:value-type="string">
            <text:p>IPDA - Instituto de Pessoas com DeficiA?A??ncia do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CanindA?A??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Parque Taipas 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City Jaragua - Nucle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6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3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4a Etap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-6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 -               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Bandeirante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Pop. Trans de centros de acolhimento (So kit higiene) 1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CDC Parque Fonga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Rubens Porta Nova (Favela do Quirin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 Barbosa, NA?? 453</text:p>
          </table:table-cell>
          <table:table-cell office:value-type="string">
            <text:p>23428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Rui Barbosa, NA?? 543 - Bela vista</text:p>
          </table:table-cell>
          <table:table-cell office:value-type="string">
            <text:p>23434</text:p>
          </table:table-cell>
          <table:table-cell office:value-type="string">
            <text:p>Rua Rui Barbosa, NAA?? 543 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Santa Da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o Dias, 12 - CEP 02814-200. Em frente ao ponto final da Lotai?ao 1025 Jardim Carumbe/Petri?nio Portela.</text:p>
          </table:table-cell>
          <table:table-cell office:value-type="string">
            <text:p>23423</text:p>
          </table:table-cell>
          <table:table-cell office:value-type="string">
            <text:p>Ocupacao na Area Verde 07 e Lote 12, Brasilandia B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Favela dos Doz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Jose do Divino NA?? 65
(liderani?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Tanque  Ita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Jose do Divino NA?? 65
(liderani?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Favela ItA?A?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Jardim das Ped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Marist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rra de Capivarui?u, 274 -</text:p>
          </table:table-cell>
          <table:table-cell office:value-type="string">
            <text:p>26487</text:p>
          </table:table-cell>
          <table:table-cell office:value-type="string">
            <text:p>Jardim Elb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cao Feira Kantut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Vista Alegr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Jardim Vila Carr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ILPI Sa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rezine, 113, Jardim Ideal, GRAJAU      04846-680  -</text:p>
          </table:table-cell>
          <table:table-cell office:value-type="string">
            <text:p>27575</text:p>
          </table:table-cell>
          <table:table-cell office:value-type="string">
            <text:p>JARDIM IDEAL -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Associacao Beneficente Esporte, Cultura e Lazer Nosso Sonho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cao Nova Projeto EducaA?A??a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rua Uruguaiana 10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rua vinte um de abril 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sc. de Parnai?ba, 1316 - Mooca,</text:p>
          </table:table-cell>
          <table:table-cell office:value-type="string">
            <text:p>12123</text:p>
          </table:table-cell>
          <table:table-cell office:value-type="string">
            <text:p>Presenca da America Latina-PAL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PRO MORAR SAO LU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ChA?A??cara do Me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Amazonas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Barro Branc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Viela Lui?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Conquista - Estr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Rene Fernand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Leonidas Mor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ASSOCIACA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 5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Parque Cavalo Bran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Jardim Cal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Buraco do Sap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2a 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Casas da Coha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Pantan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Jardim Zai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A?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Cond. PA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Le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Avi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Jardim Noronha Porto Ve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arao De Suassuna, 65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Capao Redo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Praca Centenario, 43</text:p>
          </table:table-cell>
          <table:table-cell office:value-type="string">
            <text:p>12120</text:p>
          </table:table-cell>
          <table:table-cell office:value-type="string">
            <text:p>Populacao Lgbti  Centr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Associacao ComunitA?ria Do Jardim Sao Jorg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axinA?, 284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, 318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Associacao Pro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Casa Da CrianA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Instituto ?severino Fabriani? Para CrianA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vA?dio Lopes, 253</text:p>
          </table:table-cell>
          <table:table-cell office:value-type="string">
            <text:p>30459</text:p>
          </table:table-cell>
          <table:table-cell office:value-type="string">
            <text:p>Centro De PromoA?ao Humana Lar Vicentino Ermelino Matarazzo</text:p>
          </table:table-cell>
          <table:table-cell office:value-type="string">
            <text:p>Gabi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Instituto Canto De Luz 
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orro Do Pel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Haiti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Presidente Wilson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Ilha Das Cobra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Viela Santa Terezinh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Rua Porto Seguro 6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Avenida Lins De Vasconcelos N? 269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Rua Francisco JosA? De Azevedo NA?mer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Largo Nossa Senhora Da Conceicao 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Rua Jose Kauer 13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Rua Do Hipodrom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Rua Brigadeiro Machado 41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Rua Vinte De Abril 8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Rua Coimbra 4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Rua Marques De Abrantes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Rua Sao Leopoldo 49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Avenida Celso Garcia 11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Rua Catumbi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Rua Arnaldo Cintra 2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Av Celso Garcia 15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Rua Valdemar Doria 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Rua Nelso Cru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Rua Marechal Marques Porto 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B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Vila Sao Joa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Jd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Jardim Sapopem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erra De CapivaraA?u, 274</text:p>
          </table:table-cell>
          <table:table-cell office:value-type="string">
            <text:p>26488</text:p>
          </table:table-cell>
          <table:table-cell office:value-type="string">
            <text:p>Jardim El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onjunto Jose BonifA?ci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Rua Dr Benedito Estavam 7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Rua VigA?rio Joao Alvares 7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lacete Das A?guias, 753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Instituto JA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Larzinho Das IrmA?s - Lar Da Divina Miserico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Joao Paulo Da Silva, 48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</text:p>
          </table:table-cell>
          <table:table-cell office:value-type="string">
            <text:p>15102</text:p>
          </table:table-cell>
          <table:table-cell office:value-type="string">
            <text:p>Coopercaps - Paraiso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Guaicuri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anta Amel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Agua Pod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Parque Do Ga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Real Parqu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Boulevard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Zaki Narch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Academia Terreno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ouza Dan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Taquariti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Henrique Mindli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Guian Corru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Imig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Paragua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Ponte Da Fonte Sao Be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Babilon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A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afira Iv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Arco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City Jaragu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Vi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ap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Lidia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Viet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Rocinha Paulista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Muzamb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Piloes Apu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Alvareng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Vila Nova Galv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ricanduv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Cras - Ermelino Matarazz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Cras - Guaianas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Cras - Lajea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Cras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Cras - Vila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Cras -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Cras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Cras - Cidade Lide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Cras -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Cras -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Cras - Artur Alv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Cras - Pe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Cras - Iguatem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Cras - Sao Mate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Cras -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Cras - Vila Prudente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Cras - Vila Prudente /sapopem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Cras -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Cras - Capa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Cras -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Cras - Capela Do Socor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Cras - Graja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Cras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Cras - Pedrei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Cras - Cidade Ademar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Cras -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Cras - Jabaqua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Cras - M'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Cras -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Cras - Jardim Sa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Cras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Cras-marsilac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Cras -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-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Cras -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Cras -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Cras - Jac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Cras - Trememb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Cras -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Cras -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Cras - Vila Med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Cras -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Cras - Brasilandi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Cras - Brasilandi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Cras - Brasilandi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Cras - Freguesia Do 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Cras -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Cras - 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Cras -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Cras - S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Cras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asf Lajeado /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asf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e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ubprefeitura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asf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asf Rapo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asf Iii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asf Grajau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Conj. Res. Jardim Edi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asf Ii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asf Grajau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e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Cca Nosso L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Cras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Centro Pop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asf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upervisao De Saude Do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ubprefeitura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Nci Sao Patri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asf 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ubprefeitura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asf Iv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ubprefeitura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asf Parque Do Carm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Cre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asf Guaianases /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Cre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ubprefeitura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asf Ubunt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asf Sa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asf Sapopemba Iii (jut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asf Autonom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asf Sapopemba Ii (jd Sinh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ubprefeitura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asf Jose Bonif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asf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asf Casa Da Fami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asf Cidade Dutr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asf Cidade Dutr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Cca Vila Progres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asf Jardim Helen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Centro Pop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Cca Nova Unia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asf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asf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asf Sao Luis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Nci Legiao Unida Da Sabedo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asf I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asf Cam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asf Grajau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asf Sa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asf Grajau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asf Ii 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Npj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Creas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ubprefeitura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ubprefeitura Pirituba/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asf I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asf 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ubprefeitura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asf Sao Luis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Cca Vila Ita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asf Jardim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asf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asf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asf Grajau 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Cr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Cras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Cr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asf Capao Redondo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asf Capao Redondo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ESPANHA - PARQUE DOS BUFALOS - COND AVILA (LOTE 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ESPANHA - PARQUE DOS BUFALOS - COND IBIZA (LOTE 5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ESPANHA - PARQUE DOS BUFALOS - COND SALAMANCA (LOTE 13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ESPANHA - PARQUE DOS BUFALOS - COND VALENCIA (LOTE 1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ESPANHA - PARQUE DOS BUFALOS - COND VALVERDE (LOTE 10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ESPANHA - PARQUE DOS BUFALOS - COND CEUTA (LOTE 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ESPANHA - PARQUE DOS BUFALOS - COND LEAO (LOTE 6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ESPANHA - PARQUE DOS BUFALOS - COND MELILLA (LOTE 8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ESPANHA - PARQUE DOS BUFALOS - COND PAMPLONA (LOTE 1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ESPANHA - PARQUE DOS BUFALOS - COND TERUEL (LOTE 9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PEDRO BRASIL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Asdrubal do Nasciment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LAJEADO A B C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HELIOPOLIS - SABESP 1 - GAIVOT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Jardim Edite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Jardim Edite I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Corruir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CHi?CARA DO CONDE GLEBA 01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Jardim Jap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Boqueir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Camarazal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Nova Esperanca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Eucalipto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Heli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Estados, 300 - CanindA?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. Joao Paulo da Silva, 48 - Vila da Paz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 - Vila Andrade</text:p>
          </table:table-cell>
          <table:table-cell office:value-type="string">
            <text:p>15102</text:p>
          </table:table-cell>
          <table:table-cell office:value-type="string">
            <text:p>COOPERCAPS - PARAIS??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io Madeira, 167 - Vila da Paz ??? Intelargos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B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ina Mongruel, 49 - Jardim Iaguatemir - Saao Mateus</text:p>
          </table:table-cell>
          <table:table-cell office:value-type="string">
            <text:p>26483</text:p>
          </table:table-cell>
          <table:table-cell office:value-type="string">
            <text:p>Vila 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CapivaraA?u, 274 - Jardim Elba - Sapopemba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o Rasconi, 69 - Conj. JosA? BonifA?cio - Itaquera</text:p>
          </table:table-cell>
          <table:table-cell office:value-type="string">
            <text:p>26488</text:p>
          </table:table-cell>
          <table:table-cell office:value-type="string">
            <text:p>Conjunto Jose BonifA?c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Cohab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A?u, 622 - Jardim Acarati</text:p>
          </table:table-cell>
          <table:table-cell office:value-type="string">
            <text:p>26536</text:p>
          </table:table-cell>
          <table:table-cell office:value-type="string">
            <text:p>GuaA?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gueira do Cravo, 500 - Jardim GuarujA?</text:p>
          </table:table-cell>
          <table:table-cell office:value-type="string">
            <text:p>26537</text:p>
          </table:table-cell>
          <table:table-cell office:value-type="string">
            <text:p>Jardim GuarujA?/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ao Salomao, 55 - PaissandA?</text:p>
          </table:table-cell>
          <table:table-cell office:value-type="string">
            <text:p>26538</text:p>
          </table:table-cell>
          <table:table-cell office:value-type="string">
            <text:p>Capitao salo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ButantA? ll. Jd Raposo Tavares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ao, 07, Valo Velho- Capao Redondo</text:p>
          </table:table-cell>
          <table:table-cell office:value-type="string">
            <text:p>29548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BrasilA?ndia B7 e B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Promorar Teotonio /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Ramiro Sobrinho, 11 - Jardim Imperador</text:p>
          </table:table-cell>
          <table:table-cell office:value-type="string">
            <text:p>23415</text:p>
          </table:table-cell>
          <table:table-cell office:value-type="string">
            <text:p>Assoc.Estado do Amazonas Inhu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Santo Edu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OCUPACAO DA TOR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COMUNIDA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A?dio Lopes, 253 ??? Ermelino Matarazzo</text:p>
          </table:table-cell>
          <table:table-cell office:value-type="string">
            <text:p>30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Borac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Ceu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Vil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trela Azul, 75-B,?08180-200</text:p>
          </table:table-cell>
          <table:table-cell office:value-type="string">
            <text:p>28544</text:p>
          </table:table-cell>
          <table:table-cell office:value-type="string">
            <text:p>Estrela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?Jardim Laura,?08142-235</text:p>
          </table:table-cell>
          <table:table-cell office:value-type="string">
            <text:p>28545</text:p>
          </table:table-cell>
          <table:table-cell office:value-type="string">
            <text:p>Vila La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macho, 287, Sao Miguel Paulista</text:p>
          </table:table-cell>
          <table:table-cell office:value-type="string">
            <text:p>28546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Jd.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Morro do P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Hai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Presidente Wils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Viela Sant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Ilha das Co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- Jd Sidney</text:p>
          </table:table-cell>
          <table:table-cell office:value-type="string">
            <text:p>24418</text:p>
          </table:table-cell>
          <table:table-cell office:value-type="string">
            <text:p>Vila Mi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Associacao comunitA?ria habitacional guerreiros da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Cidade de Abr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Jardim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Jardim Carum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Jardim LA?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Bom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Vila Nossa Senhora do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Vila Jaragu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Nov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Morro da L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Jardim Ing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isA?rio Ferreira Lima,12, Jardim Bela Vista</text:p>
          </table:table-cell>
          <table:table-cell office:value-type="string">
            <text:p>24433</text:p>
          </table:table-cell>
          <table:table-cell office:value-type="string">
            <text:p>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s, 38, Jardim Sao Rafael</text:p>
          </table:table-cell>
          <table:table-cell office:value-type="string">
            <text:p>24434</text:p>
          </table:table-cell>
          <table:table-cell office:value-type="string">
            <text:p>Jd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Dom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Presidente Jordan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ia Serra das Lages 151 jardim Amalia</text:p>
          </table:table-cell>
          <table:table-cell office:value-type="string">
            <text:p>24455</text:p>
          </table:table-cell>
          <table:table-cell office:value-type="string">
            <text:p>Jd Ama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astos, 15, Sao Joao</text:p>
          </table:table-cell>
          <table:table-cell office:value-type="string">
            <text:p>24458</text:p>
          </table:table-cell>
          <table:table-cell office:value-type="string">
            <text:p>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Jardim Novo Horizon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LOTEAMENTO PROFILURB P??SSEGO/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??? Jd. Sidney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 ??? Jd. Guanabara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Favela do Po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Parque Rebou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Panamericano/ Pq Nacoes Un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Saf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Coh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gard, Jd. Sao Bento</text:p>
          </table:table-cell>
          <table:table-cell office:value-type="string">
            <text:p>29502</text:p>
          </table:table-cell>
          <table:table-cell office:value-type="string">
            <text:p>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Tu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Zelaia, Jd. Sao Luis</text:p>
          </table:table-cell>
          <table:table-cell office:value-type="string">
            <text:p>29504</text:p>
          </table:table-cell>
          <table:table-cell office:value-type="string">
            <text:p>Ibirap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Republ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mpre Viva, n? 01 - Parque das Flores</text:p>
          </table:table-cell>
          <table:table-cell office:value-type="string">
            <text:p>11036</text:p>
          </table:table-cell>
          <table:table-cell office:value-type="string">
            <text:p>Parque das Flores/ Jardim Continent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ao Francis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MATA VIRGEM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DOUGLAS RODRIGU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JARDIM ARIZ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JARDIM TANCRE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TERRA PROMETID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CAP??O REDON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mpo das Pitangueiras, 440 - Jardim Sao Nicolau</text:p>
          </table:table-cell>
          <table:table-cell office:value-type="string">
            <text:p>11111</text:p>
          </table:table-cell>
          <table:table-cell office:value-type="string">
            <text:p>EMPREENDIMENTO CAMPO DAS PITANGUE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A?der</text:p>
          </table:table-cell>
          <table:table-cell office:value-type="string">
            <text:p>11112</text:p>
          </table:table-cell>
          <table:table-cell office:value-type="string">
            <text:p>EMPREENDIMENTO SAFIR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20 - Cidade LA?der</text:p>
          </table:table-cell>
          <table:table-cell office:value-type="string">
            <text:p>11113</text:p>
          </table:table-cell>
          <table:table-cell office:value-type="string">
            <text:p>EMPREENDIMENTO SAFIR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A?der</text:p>
          </table:table-cell>
          <table:table-cell office:value-type="string">
            <text:p>11114</text:p>
          </table:table-cell>
          <table:table-cell office:value-type="string">
            <text:p>EMPREENDIMENTO SAFIRA I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7</text:p>
          </table:table-cell>
          <table:table-cell office:value-type="string">
            <text:p>JARDIM PARANA?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8</text:p>
          </table:table-cell>
          <table:table-cell office:value-type="string">
            <text:p>JARDIM PARANA? (PAI 5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RESIDENCIAL ESPANHA - 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RESIDENCIAL ESPANHA - 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lores de Nilo, N?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I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CONDOMA?NIO P?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ome Afonso de Moura, 345 - Vila Amelia</text:p>
          </table:table-cell>
          <table:table-cell office:value-type="string">
            <text:p>14101</text:p>
          </table:table-cell>
          <table:table-cell office:value-type="string">
            <text:p>ARCA DO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ao Dias, Km 82</text:p>
          </table:table-cell>
          <table:table-cell office:value-type="string">
            <text:p>14102</text:p>
          </table:table-cell>
          <table:table-cell office:value-type="string">
            <text:p>CASA DE DAVID ??? GUARULH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A?aba, 216</text:p>
          </table:table-cell>
          <table:table-cell office:value-type="string">
            <text:p>14103</text:p>
          </table:table-cell>
          <table:table-cell office:value-type="string">
            <text:p>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JA??AN??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? 855 - Barra Funda</text:p>
          </table:table-cell>
          <table:table-cell office:value-type="string">
            <text:p>14106</text:p>
          </table:table-cell>
          <table:table-cell office:value-type="string">
            <text:p>FIC- CASA ABRIGO FRATERNIDADE IRM?? CL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A?cio Cervantes, 630 ??? Raposo Tavares Km 19 - Parque IpA?</text:p>
          </table:table-cell>
          <table:table-cell office:value-type="string">
            <text:p>14107</text:p>
          </table:table-cell>
          <table:table-cell office:value-type="string">
            <text:p>LAR TERNU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arico Franco Caiubi 1051, JaraguA?</text:p>
          </table:table-cell>
          <table:table-cell office:value-type="string">
            <text:p>14109</text:p>
          </table:table-cell>
          <table:table-cell office:value-type="string">
            <text:p>Projeto CrianA?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A?, 284 - Vila RA?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  318 - 7?andar - Centro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ASSOCIACAO PR?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. Vacanga, 300 - Vila Carrao, Sao Paulo - SP, 03433-020</text:p>
          </table:table-cell>
          <table:table-cell office:value-type="string">
            <text:p>14118</text:p>
          </table:table-cell>
          <table:table-cell office:value-type="string">
            <text:p>CASA DA CRIAN?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??? Jd. NazarA?</text:p>
          </table:table-cell>
          <table:table-cell office:value-type="string">
            <text:p>14120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INSTITUTO J?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  TatuapA?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oca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AS - LAR DA DIVINA MISERIC??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 - Mooca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estes Maia, 241 - RepA?blica,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A?guias, 753, Vila Mascote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79</text:p>
          </table:table-cell>
          <table:table-cell office:value-type="string">
            <text:p>Celso gar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Cabo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94</text:p>
          </table:table-cell>
          <table:table-cell office:value-type="string">
            <text:p>Vila California / vila Alp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ias da Silva,15 jardim santa EmA?lia /sp</text:p>
          </table:table-cell>
          <table:table-cell office:value-type="string">
            <text:p>27203</text:p>
          </table:table-cell>
          <table:table-cell office:value-type="string">
            <text:p>favela da Ze do Bo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Pereira Cruz 81 Parque Bristol</text:p>
          </table:table-cell>
          <table:table-cell office:value-type="string">
            <text:p>27262</text:p>
          </table:table-cell>
          <table:table-cell office:value-type="string">
            <text:p>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o Paulo, 700</text:p>
          </table:table-cell>
          <table:table-cell office:value-type="string">
            <text:p>27411</text:p>
          </table:table-cell>
          <table:table-cell office:value-type="string">
            <text:p>Jardim Gaivotas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Rua porto Seguro 6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Rua Dr benedito estavam 7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Rua Marechal Marques porto 7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480</text:p>
          </table:table-cell>
          <table:table-cell office:value-type="string">
            <text:p>ULCM_ rua vieira de martins 2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Parque Fernand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Jardim Comercial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Conjunto habitacional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Jardim Piracuama !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Ip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Jd Umuar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Jd Catandu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Jd Pa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Jd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Jd Faria 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Jd Maria Virg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Jardim Presi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Jardim dos ManacA?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Parque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Jardim Asano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BalneA?rio Novo Sao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JARDIM MARA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FRANCISCO MUNHOZ FI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VILA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JARDIM DAS CAMELIAS / VILA TIR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CIDADE A. E. CARVALHO - GLEBAS 1,2,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CIDADE SATELIT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VILMA FL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VILA COSMOPOL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JARDIM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JARDIM ALTO ALEGRE/SITO 2 CORR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MORADA D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JARDIM NOVA HARMONIA-INVASAO/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JARDIM NOV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LUPERCIO DE SOUZA C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VILA IRACEMA-SEC.COLONIAL-LOTE 4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Arabia/ Conjunto Habitacional Palm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gA?rio joao alvares 77</text:p>
          </table:table-cell>
          <table:table-cell office:value-type="string">
            <text:p>27513</text:p>
          </table:table-cell>
          <table:table-cell office:value-type="string">
            <text:p>rua vigA?rio joao alvares 7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Avenida Lins de Vasconcelos n269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Nossa Senhora da ConceiA?ao  37</text:p>
          </table:table-cell>
          <table:table-cell office:value-type="string">
            <text:p>27516</text:p>
          </table:table-cell>
          <table:table-cell office:value-type="string">
            <text:p>Largo Nossa Senhora da Conceicao  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Rua jose kauer 13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Rua do hipodro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Rua Brigadeiro machado 41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rua vinte de abril 8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rua Coimbra 4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rua marques de abrantes 5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Leopoldo 490</text:p>
          </table:table-cell>
          <table:table-cell office:value-type="string">
            <text:p>27523</text:p>
          </table:table-cell>
          <table:table-cell office:value-type="string">
            <text:p>Rua sao Leopoldo 49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Avenida Celso Garcia 11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Rua Catumbi 10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rua arnaldo cintra 21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AV celso Garcia 15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Rua nelso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OUCAE AREA INDIRETA - Imprensa Colon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OUCAE AREA INDIRETA -  Imprensa Nil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Associai?ao de Moradores Anchieta Grajau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Alto Rivie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OUCAE AREA INDIRETA -  Cidade de Sant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FLUORIT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FLUORIT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ASF ARICANDUVA - ESPAA?O DA COMUNIDADE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Per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tAB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Cambaratiba, 05 (ref. De fretne i? Estai?ao da CPTM) Perus</text:p>
          </table:table-cell>
          <table:table-cell office:value-type="string">
            <text:p>21104</text:p>
          </table:table-cell>
          <table:table-cell office:value-type="string">
            <text:p>Associai?ao Cultural Quilombaque /  Cursinho Uneaf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Sarau do Binho / Cia Brava de Teat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Teatro do Pessoal do faroest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Archi?ngelo Archina, 587 - Cidade Sao Mateus</text:p>
          </table:table-cell>
          <table:table-cell office:value-type="string">
            <text:p>21109</text:p>
          </table:table-cell>
          <table:table-cell office:value-type="string">
            <text:p>Sao Mateus em Moviment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Rede Geracao Solidari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ssociai?ao Estrela da Manh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Casa do Meio do Mun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Casa Cultural Hip Hop Jai?an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IPJ - Instituto Paulista de Juventu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Sarau da Coopperifa/Bloco do Beco 2A?? etap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Ubuntu - Rede de cursinho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Girassol SBA/ Rede Paulista de Futebol de Ru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JAMAC- Jardim Miriam Arte Club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Colmeia Tiradente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Jardim Alvin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ira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Jardim Rinc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Comunidade Vila Uni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OUCAE AREA INDIRETA -  Esmeralda Mont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OCUPACAO MADEIRIT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Favela Japiai?u/ Favela do Nov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Favela da L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ibal Augusto Sardinha, 88, Jai?ana</text:p>
          </table:table-cell>
          <table:table-cell office:value-type="string">
            <text:p>13133</text:p>
          </table:table-cell>
          <table:table-cell office:value-type="string">
            <text:p>SASF JAA?AN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ASF TREMEMB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Instituto AMA - Amigos do Aut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Casa Hunt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?s Elson, 248 B , Anhanguera CEP 05267-160</text:p>
          </table:table-cell>
          <table:table-cell office:value-type="string">
            <text:p>14150</text:p>
          </table:table-cell>
          <table:table-cell office:value-type="string">
            <text:p>Nucleo de Apoio i? Inclusao Social para Pessoas com Deficii?ncia II e III- Criando Asas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i?a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CORTIACOS - OPERACAO URBANA CENT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CASA POA?TIC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PERIFATIVIDA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SLAM DA GUILHERMINA / COLETIVO ACAA?A AXA? O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ASF (SAS SA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UNADEF - Uniao Nacional de Deficientes Fi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ADEFAV- Centro de Referi?ncia nas areas da Surdocegueira, Deficii?ncia Multipla e Deficii?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ILPI - Instituii?ao de Longa Permanencia para Idosos Sa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i?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INSTITUTO DE ARTES E EDUCAA?A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Mariza Leti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SA?O JOA?O / ORI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i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Favela Chica Luiz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udio Ghirelli, 559 pq Sao Lui?s.</text:p>
          </table:table-cell>
          <table:table-cell office:value-type="string">
            <text:p>27552</text:p>
          </table:table-cell>
          <table:table-cell office:value-type="string">
            <text:p>Favela do P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Deputado Canti?dio Sampaio n, 4595</text:p>
          </table:table-cell>
          <table:table-cell office:value-type="string">
            <text:p>27553</text:p>
          </table:table-cell>
          <table:table-cell office:value-type="string">
            <text:p>Favela da Capado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Aracat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Parque do Lag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Chacara Eldor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Paulist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 Elias Chaves, 49  - Campos Eli?seos</text:p>
          </table:table-cell>
          <table:table-cell office:value-type="string">
            <text:p>11156</text:p>
          </table:table-cell>
          <table:table-cell office:value-type="string">
            <text:p>FAVELA DO MO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VILA MA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i?nio Wanderley, 160 - Fazenda da Juta</text:p>
          </table:table-cell>
          <table:table-cell office:value-type="string">
            <text:p>13152</text:p>
          </table:table-cell>
          <table:table-cell office:value-type="string">
            <text:p>SASF SAPOPEMB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DAMASCE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i?gua Branca - Prov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JARDIM CAP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VILA NOVA GALVA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Sao Francisco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Av Nove de Julho,396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Demanda Cambridge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Demanda Maria Felip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ABESP II - NASCER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ABESP II - IMPERIO DELAMA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ABESP II - RESIDENCIAL GIRAS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Garcia, 134 - Cangai?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i?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ASF SA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i?alves Pereira, 177 - Pq Novo Mundo</text:p>
          </table:table-cell>
          <table:table-cell office:value-type="string">
            <text:p>13318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Largo do Rosario</text:p>
          </table:table-cell>
          <table:table-cell office:value-type="string">
            <text:p>SMC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RECANTO PARAi?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L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ASF DOM Mi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ASF SA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Associai?ao Beneficente e Promocional Bele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PRACA DA SE - GRUPO VULNERi?VEL</text:p>
          </table:table-cell>
          <table:table-cell office:value-type="string">
            <text:p>SUBPREFEITURA S??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AVELA LINHA?O DA ELETROPAUL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COMUNIDADE SANTO ROSi?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icente Lazzari,A?? Sao Paulo</text:p>
          </table:table-cell>
          <table:table-cell office:value-type="string">
            <text:p>24509</text:p>
          </table:table-cell>
          <table:table-cell office:value-type="string">
            <text:p>JARDIM PRINCES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abesp I - Condominio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al. Porfirio da Paz, 1616, Vila Cunha Bueno, Sapopemba, Sa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ASF JARDIM S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ico Verissimo, Sao Paulo</text:p>
          </table:table-cell>
          <table:table-cell office:value-type="string">
            <text:p>27198</text:p>
          </table:table-cell>
          <table:table-cell office:value-type="string">
            <text:p>Erico Verissimo - Mot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abesp I - Condominio 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abesp I - Condominio 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Viela das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Comunidade   jardim Tie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Comunidade Jdm Iporanga...e arred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Comunidade do Parque Banc?rio  e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sociedade amigos de 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Pessoas que moram area  de extrema vulnera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Conjunto Encosta Norte -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OCUPACAO NELSON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SAV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rubbensfilho23@Vila Itaim, Jardim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OSC PROJETO POVO DA PERIFE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Jd. Helena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 13 VIELAS</text:p>
          </table:table-cell>
          <table:table-cell office:value-type="string">
            <text:p>30023</text:p>
          </table:table-cell>
          <table:table-cell office:value-type="string">
            <text:p>Associa??o cultural Esportiva Colorado Castro Al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RNESTO SOUZA CRUZ 636</text:p>
          </table:table-cell>
          <table:table-cell office:value-type="string">
            <text:p>30028</text:p>
          </table:table-cell>
          <table:table-cell office:value-type="string">
            <text:p>Associac?o Cidade A E Carvalho Vila Nova Adjac?n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INACIO SOLANO 61</text:p>
          </table:table-cell>
          <table:table-cell office:value-type="string">
            <text:p>30039</text:p>
          </table:table-cell>
          <table:table-cell office:value-type="string">
            <text:p>A??o social de apoio aos moradores do cantinho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 270 JARDIM BOA VISTA SEDE</text:p>
          </table:table-cell>
          <table:table-cell office:value-type="string">
            <text:p>30048</text:p>
          </table:table-cell>
          <table:table-cell office:value-type="string">
            <text:p>G.R.C.E.S.MOCIDADE ACAD?MICA SAI DA FR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VAL 91 BELENZINHO 03062 000 SAO PAULO SP</text:p>
          </table:table-cell>
          <table:table-cell office:value-type="string">
            <text:p>30097</text:p>
          </table:table-cell>
          <table:table-cell office:value-type="string">
            <text:p>INSTITUTO RADIO T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 93 SALA 07 ALT</text:p>
          </table:table-cell>
          <table:table-cell office:value-type="string">
            <text:p>30121</text:p>
          </table:table-cell>
          <table:table-cell office:value-type="string">
            <text:p>Associa??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 77</text:p>
          </table:table-cell>
          <table:table-cell office:value-type="string">
            <text:p>30284</text:p>
          </table:table-cell>
          <table:table-cell office:value-type="string">
            <text:p>Associa??o crian?a carente do bairro Jardim y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AO BATISTA DE CARVALHO 26</text:p>
          </table:table-cell>
          <table:table-cell office:value-type="string">
            <text:p>30286</text:p>
          </table:table-cell>
          <table:table-cell office:value-type="string">
            <text:p>Associa??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 658 VILA HUGAREZA</text:p>
          </table:table-cell>
          <table:table-cell office:value-type="string">
            <text:p>30324</text:p>
          </table:table-cell>
          <table:table-cell office:value-type="string">
            <text:p>INSTITUTO ATI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MIRANTE BARROSO 832 BRAS</text:p>
          </table:table-cell>
          <table:table-cell office:value-type="string">
            <text:p>30334</text:p>
          </table:table-cell>
          <table:table-cell office:value-type="string">
            <text:p>Instituto de Desenvolvimento Educacional e Ass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DOS PEQUIS 730 SAO PAULO CAPITAL</text:p>
          </table:table-cell>
          <table:table-cell office:value-type="string">
            <text:p>30362</text:p>
          </table:table-cell>
          <table:table-cell office:value-type="string">
            <text:p>Associa??o amigos do Jardim Vila Form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VAD ASSUN?AO LOPES</text:p>
          </table:table-cell>
          <table:table-cell office:value-type="string">
            <text:p>30367</text:p>
          </table:table-cell>
          <table:table-cell office:value-type="string">
            <text:p>Associa??o dos moradores do jd Elizabeth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I 127</text:p>
          </table:table-cell>
          <table:table-cell office:value-type="string">
            <text:p>30370</text:p>
          </table:table-cell>
          <table:table-cell office:value-type="string">
            <text:p>ASSOCIACAO ARCA D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BADUE I378 85 SETOR GRAFICOS</text:p>
          </table:table-cell>
          <table:table-cell office:value-type="string">
            <text:p>30399</text:p>
          </table:table-cell>
          <table:table-cell office:value-type="string">
            <text:p>Associa??o Ile Ache Omo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E ULTRAMAR 20</text:p>
          </table:table-cell>
          <table:table-cell office:value-type="string">
            <text:p>30493</text:p>
          </table:table-cell>
          <table:table-cell office:value-type="string">
            <text:p>Associa??o Beneficente Andr?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DE OLIVEIRA RAMOS</text:p>
          </table:table-cell>
          <table:table-cell office:value-type="string">
            <text:p>30525</text:p>
          </table:table-cell>
          <table:table-cell office:value-type="string">
            <text:p>Associa??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OSORIO FILHO 995</text:p>
          </table:table-cell>
          <table:table-cell office:value-type="string">
            <text:p>30673</text:p>
          </table:table-cell>
          <table:table-cell office:value-type="string">
            <text:p>Igreja Dinam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VILIA COM DOMENICO DEL PANE LUCAS LUSSIUS</text:p>
          </table:table-cell>
          <table:table-cell office:value-type="string">
            <text:p>30704</text:p>
          </table:table-cell>
          <table:table-cell office:value-type="string">
            <text:p>Associa??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 185</text:p>
          </table:table-cell>
          <table:table-cell office:value-type="string">
            <text:p>30720</text:p>
          </table:table-cell>
          <table:table-cell office:value-type="string">
            <text:p>Associa??o Guar? de Promo??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D ORION</text:p>
          </table:table-cell>
          <table:table-cell office:value-type="string">
            <text:p>30722</text:p>
          </table:table-cell>
          <table:table-cell office:value-type="string">
            <text:p>Sociedade amigos de bair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 DISTRIBUI?AO DAS CESTAS BASICA PELO INSTITUTO POSSUI 5 PONTES FIXAS DE ENTREGA E MAIS AS PESSOAS QUE MORAM NO ENTORNO DO INSTITUTO QUE BUSCAM MENSALMENTE ESTAS CESTAS</text:p>
          </table:table-cell>
          <table:table-cell office:value-type="string">
            <text:p>30800</text:p>
          </table:table-cell>
          <table:table-cell office:value-type="string">
            <text:p>Instituto C?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ACAM RUA MARTINHO DE CAMPOS RUA BOTOCUDOS RUA BENEDITO CAMPOS DE MORAES RUA ARAGUATINS RUA BARTOMOLOU PAES RUA ALVARENGA PEIXOTO</text:p>
          </table:table-cell>
          <table:table-cell office:value-type="string">
            <text:p>30810</text:p>
          </table:table-cell>
          <table:table-cell office:value-type="string">
            <text:p>ASSOCIA??O FILOSOFICA E FILANTROPICA INDEPEND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 226 JARDIM HELENA ESCRITORIO DA ONG</text:p>
          </table:table-cell>
          <table:table-cell office:value-type="string">
            <text:p>30811</text:p>
          </table:table-cell>
          <table:table-cell office:value-type="string">
            <text:p>Associa??o Beneficente dos Empregados e Desempre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30 CEP 08390355 SAO PAULO</text:p>
          </table:table-cell>
          <table:table-cell office:value-type="string">
            <text:p>30839</text:p>
          </table:table-cell>
          <table:table-cell office:value-type="string">
            <text:p>ASSOCIA?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LES ROSEN TRAVESSA BAHIA 14 BAIRRO JARDIM GAIVOTAS</text:p>
          </table:table-cell>
          <table:table-cell office:value-type="string">
            <text:p>30848</text:p>
          </table:table-cell>
          <table:table-cell office:value-type="string">
            <text:p>Grupo de apoio comunit?rio Gaivo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L DO PANAMA 199 VILA SANTA CATARINA CEP 04375 070 SAO PAULO / SP JABAQUARA</text:p>
          </table:table-cell>
          <table:table-cell office:value-type="string">
            <text:p>30874</text:p>
          </table:table-cell>
          <table:table-cell office:value-type="string">
            <text:p>ASSOCIACAO CRISTA BRASILEIRA DE BEN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MAGALHAES 1</text:p>
          </table:table-cell>
          <table:table-cell office:value-type="string">
            <text:p>30911</text:p>
          </table:table-cell>
          <table:table-cell office:value-type="string">
            <text:p>Cyganus Moto Clube Instituto Educacional e Profi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O AMARO, 2949</text:p>
          </table:table-cell>
          <table:table-cell office:value-type="string">
            <text:p>30921</text:p>
          </table:table-cell>
          <table:table-cell office:value-type="string">
            <text:p>ASA - Assist?ncia Social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CACHOEIRA MA?ARANDUBA E ADJACENCIAS</text:p>
          </table:table-cell>
          <table:table-cell office:value-type="string">
            <text:p>301002</text:p>
          </table:table-cell>
          <table:table-cell office:value-type="string">
            <text:p>Instituto Camacan e Jacobina de A??o Social Educ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RABRIEL DE SOUZA LOPES 195</text:p>
          </table:table-cell>
          <table:table-cell office:value-type="string">
            <text:p>301081</text:p>
          </table:table-cell>
          <table:table-cell office:value-type="string">
            <text:p>ABRASC - ASSOCIA??O BRASILEIRA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ARINO CAVO 73</text:p>
          </table:table-cell>
          <table:table-cell office:value-type="string">
            <text:p>301104</text:p>
          </table:table-cell>
          <table:table-cell office:value-type="string">
            <text:p>Companhia Maja de teatro e D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O CARVALHO DO AMPARO 58</text:p>
          </table:table-cell>
          <table:table-cell office:value-type="string">
            <text:p>301125</text:p>
          </table:table-cell>
          <table:table-cell office:value-type="string">
            <text:p>Associacao de moradores Nova quint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ERNAO MENDES PINTO 160</text:p>
          </table:table-cell>
          <table:table-cell office:value-type="string">
            <text:p>301178</text:p>
          </table:table-cell>
          <table:table-cell office:value-type="string">
            <text:p>Igreja Miss?o Pentecostal Herdei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AO PIMENTEL 383 ? VILA FORMOSA ? SAO PAULO SP CEP 03378 050</text:p>
          </table:table-cell>
          <table:table-cell office:value-type="string">
            <text:p>301186</text:p>
          </table:table-cell>
          <table:table-cell office:value-type="string">
            <text:p>Funda??o Gets?mani ?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HAIRA 12 B</text:p>
          </table:table-cell>
          <table:table-cell office:value-type="string">
            <text:p>301230</text:p>
          </table:table-cell>
          <table:table-cell office:value-type="string">
            <text:p>Associa??o Amigos do Bairro Ch?cara Sant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BRIELA MISTRAL 600</text:p>
          </table:table-cell>
          <table:table-cell office:value-type="string">
            <text:p>301408</text:p>
          </table:table-cell>
          <table:table-cell office:value-type="string">
            <text:p>Assoacia??o Comunit?ria Projeto Noites Solid?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VAO NATAL 351 PQ SANTA CECILIA</text:p>
          </table:table-cell>
          <table:table-cell office:value-type="string">
            <text:p>301412</text:p>
          </table:table-cell>
          <table:table-cell office:value-type="string">
            <text:p>Associa??o Jaguar? Esporte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VILA BELA 53 JD IPORA</text:p>
          </table:table-cell>
          <table:table-cell office:value-type="string">
            <text:p>301422</text:p>
          </table:table-cell>
          <table:table-cell office:value-type="string">
            <text:p>ASSOCIA??O UNIDOS DO JD I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IGARAPE PRIMAVERA 286</text:p>
          </table:table-cell>
          <table:table-cell office:value-type="string">
            <text:p>301423</text:p>
          </table:table-cell>
          <table:table-cell office:value-type="string">
            <text:p>Associa??o Mount Blue 3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LVA PAVAO 67</text:p>
          </table:table-cell>
          <table:table-cell office:value-type="string">
            <text:p>301426</text:p>
          </table:table-cell>
          <table:table-cell office:value-type="string">
            <text:p>Projeto Social Amigos Solid?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DALION 184</text:p>
          </table:table-cell>
          <table:table-cell office:value-type="string">
            <text:p>301430</text:p>
          </table:table-cell>
          <table:table-cell office:value-type="string">
            <text:p>Par?quia Nossa Senhora dos Anjos Mitra diocesan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AO DIAS 3320 JD MIRANTE</text:p>
          </table:table-cell>
          <table:table-cell office:value-type="string">
            <text:p>301433</text:p>
          </table:table-cell>
          <table:table-cell office:value-type="string">
            <text:p>G.r.c.e.s.e.s Imperatriz d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LUCIA DE AMICIS 309 JD VERA CRUZ</text:p>
          </table:table-cell>
          <table:table-cell office:value-type="string">
            <text:p>301438</text:p>
          </table:table-cell>
          <table:table-cell office:value-type="string">
            <text:p>INSTITUTO PRO RE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INDIO PERI 13</text:p>
          </table:table-cell>
          <table:table-cell office:value-type="string">
            <text:p>301440</text:p>
          </table:table-cell>
          <table:table-cell office:value-type="string">
            <text:p>Igreja Assembleia de Deus Minist?rio Amigos de C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ACASSIO DE PAULA FERREIRA 13 JD ICARAI CAMPO DO INTER</text:p>
          </table:table-cell>
          <table:table-cell office:value-type="string">
            <text:p>301441</text:p>
          </table:table-cell>
          <table:table-cell office:value-type="string">
            <text:p>Gigantao do ica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DRE AGOSTINHO PONCET 134</text:p>
          </table:table-cell>
          <table:table-cell office:value-type="string">
            <text:p>301451</text:p>
          </table:table-cell>
          <table:table-cell office:value-type="string">
            <text:p>Par?quia Santa Luz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LAGUARDIA 108</text:p>
          </table:table-cell>
          <table:table-cell office:value-type="string">
            <text:p>301456</text:p>
          </table:table-cell>
          <table:table-cell office:value-type="string">
            <text:p>associa??o metodista em camargo n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NTUNES CERDEIRA 71 PQ AMERICA GRAJAU SP</text:p>
          </table:table-cell>
          <table:table-cell office:value-type="string">
            <text:p>301457</text:p>
          </table:table-cell>
          <table:table-cell office:value-type="string">
            <text:p>G.R.C.E.S. Estrela do Terceiro Mil?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INOPOLIS 453</text:p>
          </table:table-cell>
          <table:table-cell office:value-type="string">
            <text:p>301458</text:p>
          </table:table-cell>
          <table:table-cell office:value-type="string">
            <text:p>Cdc J?lio bote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 220</text:p>
          </table:table-cell>
          <table:table-cell office:value-type="string">
            <text:p>301463</text:p>
          </table:table-cell>
          <table:table-cell office:value-type="string">
            <text:p>Associa??o dos Sem Terra da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LVARO RAMOS 366 BELENZINHO SAO PAULO SP CEP 03058 060</text:p>
          </table:table-cell>
          <table:table-cell office:value-type="string">
            <text:p>301468</text:p>
          </table:table-cell>
          <table:table-cell office:value-type="string">
            <text:p>Mitra Arquidiocesana de S?o Paulo - Regi?o Episco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ENIO FALKE 13</text:p>
          </table:table-cell>
          <table:table-cell office:value-type="string">
            <text:p>301477</text:p>
          </table:table-cell>
          <table:table-cell office:value-type="string">
            <text:p>Centro de Estudos Brasil Pop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VIDA 1631</text:p>
          </table:table-cell>
          <table:table-cell office:value-type="string">
            <text:p>301478</text:p>
          </table:table-cell>
          <table:table-cell office:value-type="string">
            <text:p>unidos pela palav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XIMIANO BRANDAO 333</text:p>
          </table:table-cell>
          <table:table-cell office:value-type="string">
            <text:p>301479</text:p>
          </table:table-cell>
          <table:table-cell office:value-type="string">
            <text:p>igreja evangelica pente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NUEL CINTRA 10</text:p>
          </table:table-cell>
          <table:table-cell office:value-type="string">
            <text:p>301484</text:p>
          </table:table-cell>
          <table:table-cell office:value-type="string">
            <text:p>Associa??o Fa?a 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 224 AMERICANOPOLIS</text:p>
          </table:table-cell>
          <table:table-cell office:value-type="string">
            <text:p>301489</text:p>
          </table:table-cell>
          <table:table-cell office:value-type="string">
            <text:p>Asetesp associa??o dos sem teto do estado de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NACIO LEOPOLDO DE CAMARGO 47 CASA 2</text:p>
          </table:table-cell>
          <table:table-cell office:value-type="string">
            <text:p>301495</text:p>
          </table:table-cell>
          <table:table-cell office:value-type="string">
            <text:p>AMAVB Associa??o de Moradores do Alto da Vila 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DAGASCAR 100 JARDIM SUZANA ZONA SUL</text:p>
          </table:table-cell>
          <table:table-cell office:value-type="string">
            <text:p>301497</text:p>
          </table:table-cell>
          <table:table-cell office:value-type="string">
            <text:p>Clube da Comunidade Jardim Suz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PAINEIRAS 500 JARDIM DOS LAGOS</text:p>
          </table:table-cell>
          <table:table-cell office:value-type="string">
            <text:p>301498</text:p>
          </table:table-cell>
          <table:table-cell office:value-type="string">
            <text:p>CDC VEL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S FIDELIS 172</text:p>
          </table:table-cell>
          <table:table-cell office:value-type="string">
            <text:p>301504</text:p>
          </table:table-cell>
          <table:table-cell office:value-type="string">
            <text:p>INSTITUTO SOCIAL EDUCATIVO CULTURAL E DE TRANSFOR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 62 AO LADO DO POSTO DE SAUDE VILA DALVA</text:p>
          </table:table-cell>
          <table:table-cell office:value-type="string">
            <text:p>301507</text:p>
          </table:table-cell>
          <table:table-cell office:value-type="string">
            <text:p>Centro comunit?rio de cidadania e cultura Vila D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GIO DE AZEVEDO VALENTE 146 VILA BRASILINA SAO PAULO SP</text:p>
          </table:table-cell>
          <table:table-cell office:value-type="string">
            <text:p>301512</text:p>
          </table:table-cell>
          <table:table-cell office:value-type="string">
            <text:p>Casa de Acolhida para migrantes e refugiados Dom 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RAMOS JUNIOR 19 JARDIM MARINGA</text:p>
          </table:table-cell>
          <table:table-cell office:value-type="string">
            <text:p>301521</text:p>
          </table:table-cell>
          <table:table-cell office:value-type="string">
            <text:p>Associa??o clube das m?es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FIC MALUF 400</text:p>
          </table:table-cell>
          <table:table-cell office:value-type="string">
            <text:p>301524</text:p>
          </table:table-cell>
          <table:table-cell office:value-type="string">
            <text:p>Centro Assiatencial Lar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RRA DA ESPERANÃ‡A 190 CAMPO LIMPO CEP 05 788 330</text:p>
          </table:table-cell>
          <table:table-cell office:value-type="string">
            <text:p>301527</text:p>
          </table:table-cell>
          <table:table-cell office:value-type="string">
            <text:p>CARITAS DIOCESANA DE CAMPO LIMPO-CDC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ABIQUARAS 107 JARDIM GUACURI 04475075</text:p>
          </table:table-cell>
          <table:table-cell office:value-type="string">
            <text:p>301529</text:p>
          </table:table-cell>
          <table:table-cell office:value-type="string">
            <text:p>GR?MIO RECREATIVO FAVELA PROJETO CULTURAL ? PELA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ARICANDUVA 36</text:p>
          </table:table-cell>
          <table:table-cell office:value-type="string">
            <text:p>301533</text:p>
          </table:table-cell>
          <table:table-cell office:value-type="string">
            <text:p>Associa??o Beneficente S?bio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ALMEIDA 130 BAIRRO JARDIM CELESTE CEP 05 527 080</text:p>
          </table:table-cell>
          <table:table-cell office:value-type="string">
            <text:p>301534</text:p>
          </table:table-cell>
          <table:table-cell office:value-type="string">
            <text:p>Projeto Social Pequeno Samu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VIDA NOVA 80 COHAB RAPOSO TAVARES AO LADO DA IGREJA CATOLICA</text:p>
          </table:table-cell>
          <table:table-cell office:value-type="string">
            <text:p>301549</text:p>
          </table:table-cell>
          <table:table-cell office:value-type="string">
            <text:p>Centro Comunit?rio Rapos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 82</text:p>
          </table:table-cell>
          <table:table-cell office:value-type="string">
            <text:p>301554</text:p>
          </table:table-cell>
          <table:table-cell office:value-type="string">
            <text:p>Rotary Club SP S?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ONESA DE ITU 639</text:p>
          </table:table-cell>
          <table:table-cell office:value-type="string">
            <text:p>301556</text:p>
          </table:table-cell>
          <table:table-cell office:value-type="string">
            <text:p>Bibli-AS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RVAL MARTINS DE SIQUEIRA 80 TERREO CEP 04844440</text:p>
          </table:table-cell>
          <table:table-cell office:value-type="string">
            <text:p>301558</text:p>
          </table:table-cell>
          <table:table-cell office:value-type="string">
            <text:p>ASSOCIA??O DE MORADORES ?GUIA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ONÃ‡ALO DO RIO DAS PEDRAS 13</text:p>
          </table:table-cell>
          <table:table-cell office:value-type="string">
            <text:p>301560</text:p>
          </table:table-cell>
          <table:table-cell office:value-type="string">
            <text:p>Associa??o de microempreendedores individuais d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DE SOUTOMAIOR 622 CEP 08141 013 JARDIM LOURDES SAO PAULO SP</text:p>
          </table:table-cell>
          <table:table-cell office:value-type="string">
            <text:p>301562</text:p>
          </table:table-cell>
          <table:table-cell office:value-type="string">
            <text:p>MOVIMENTO DE HABITA??O POPULAR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CUNDINO DOMINGUES 701 JARDIM INDEPENDE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MARIA WHITAKER 2480</text:p>
          </table:table-cell>
          <table:table-cell office:value-type="string">
            <text:p>301571</text:p>
          </table:table-cell>
          <table:table-cell office:value-type="string">
            <text:p>Associa??o de moradores da favela whitaker ma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OSE BORGES DO CANTO 90</text:p>
          </table:table-cell>
          <table:table-cell office:value-type="string">
            <text:p>301578</text:p>
          </table:table-cell>
          <table:table-cell office:value-type="string">
            <text:p>IGREJA VIDAS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ALFREDO PUJOL 242 SANTANA SAO PAULO SP 02017 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SSANO DEL GRAPA 203 JD CARRAOZINHO SAO MATHEUS SAO PAULO</text:p>
          </table:table-cell>
          <table:table-cell office:value-type="string">
            <text:p>301598</text:p>
          </table:table-cell>
          <table:table-cell office:value-type="string">
            <text:p>CONEX?O JARDIM CARRAO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VOKURKA 54</text:p>
          </table:table-cell>
          <table:table-cell office:value-type="string">
            <text:p>301604</text:p>
          </table:table-cell>
          <table:table-cell office:value-type="string">
            <text:p>Associa??o unidos do Jardim Evana, Jardim santa E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SIQUEIRA FERREIRA 97 JD PERI PERI</text:p>
          </table:table-cell>
          <table:table-cell office:value-type="string">
            <text:p>301608</text:p>
          </table:table-cell>
          <table:table-cell office:value-type="string">
            <text:p>Associa??o dos Moradores e Amigos do Jardim das 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UIZ GUSHIKEN 2238 CEP 05818370</text:p>
          </table:table-cell>
          <table:table-cell office:value-type="string">
            <text:p>301610</text:p>
          </table:table-cell>
          <table:table-cell office:value-type="string">
            <text:p>Clube de m?es do ch?cara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DA SILVA 100 APTO 33 PARQUE NAÃ‡OES UNIDAS CEP 02 996 140</text:p>
          </table:table-cell>
          <table:table-cell office:value-type="string">
            <text:p>301613</text:p>
          </table:table-cell>
          <table:table-cell office:value-type="string">
            <text:p>INSTITUTO CONSTRUINDO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ES RANCHOS 36 CEP 02679 090 JARDIM ANTARTICA SAO PAULO SP</text:p>
          </table:table-cell>
          <table:table-cell office:value-type="string">
            <text:p>301615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ERRA DAS DIVISOES 504 BAIRRO CIDADE LIDER CEP 03 587 000</text:p>
          </table:table-cell>
          <table:table-cell office:value-type="string">
            <text:p>301623</text:p>
          </table:table-cell>
          <table:table-cell office:value-type="string">
            <text:p>Igreja Plena - Minist?rio Casa do lev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OS DE NORONHA E BRITO 110 BAIRRO JARDIM FERNANDES CEP 03 580 100</text:p>
          </table:table-cell>
          <table:table-cell office:value-type="string">
            <text:p>301624</text:p>
          </table:table-cell>
          <table:table-cell office:value-type="string">
            <text:p>Associa??o de Trabalhos Sociais, Culturais, Desp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DE ALMEIDA FERNANDES 188 BAIRRO ITAQUERA CEP 08 215 430</text:p>
          </table:table-cell>
          <table:table-cell office:value-type="string">
            <text:p>301626</text:p>
          </table:table-cell>
          <table:table-cell office:value-type="string">
            <text:p>Associa??o estrela Dom Bo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 PRATA 58 JARDIM MONTE BELO 05 272 040 ANTIGO R GONZAGUINHA 58</text:p>
          </table:table-cell>
          <table:table-cell office:value-type="string">
            <text:p>301628</text:p>
          </table:table-cell>
          <table:table-cell office:value-type="string">
            <text:p>INSTITUTO DAS PESSOAS COM DEFICIENCIA DA ANHANGU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TRIUNFO 175</text:p>
          </table:table-cell>
          <table:table-cell office:value-type="string">
            <text:p>301631</text:p>
          </table:table-cell>
          <table:table-cell office:value-type="string">
            <text:p>ASSOCIA??O GRANDES CORA??ES - AGR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FRIA DE GOIAS 94 JD MONTE BELO SAO PAULO CEP 05272 040</text:p>
          </table:table-cell>
          <table:table-cell office:value-type="string">
            <text:p>301635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ES CHAGAS DE LIRA 60</text:p>
          </table:table-cell>
          <table:table-cell office:value-type="string">
            <text:p>301638</text:p>
          </table:table-cell>
          <table:table-cell office:value-type="string">
            <text:p>Sociedade Amigos do Jardim Independ?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GENERAL PENHA BRASIL 1926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 GRANDE 495</text:p>
          </table:table-cell>
          <table:table-cell office:value-type="string">
            <text:p>301654</text:p>
          </table:table-cell>
          <table:table-cell office:value-type="string">
            <text:p>Instituto Bina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 1289 VILA RE SAO PAULO</text:p>
          </table:table-cell>
          <table:table-cell office:value-type="string">
            <text:p>301673</text:p>
          </table:table-cell>
          <table:table-cell office:value-type="string">
            <text:p>Associa??o Beneficente Cultural Solid?ria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IDONIO APOLINARIO 41 JARDIM SANTA FE</text:p>
          </table:table-cell>
          <table:table-cell office:value-type="string">
            <text:p>301674</text:p>
          </table:table-cell>
          <table:table-cell office:value-type="string">
            <text:p>Associa??o dos Sem Casa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NOGUEIRA SILVA 294</text:p>
          </table:table-cell>
          <table:table-cell office:value-type="string">
            <text:p>301678</text:p>
          </table:table-cell>
          <table:table-cell office:value-type="string">
            <text:p>NCI- Nucleo de Convivencia do Idoso Nossa Senh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MIRIM 385</text:p>
          </table:table-cell>
          <table:table-cell office:value-type="string">
            <text:p>301679</text:p>
          </table:table-cell>
          <table:table-cell office:value-type="string">
            <text:p>Igreja pentecostal A fam?lia de Jesus un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RU 25 A</text:p>
          </table:table-cell>
          <table:table-cell office:value-type="string">
            <text:p>301681</text:p>
          </table:table-cell>
          <table:table-cell office:value-type="string">
            <text:p>Associa??o de moradores da Penha S?o Paulo SAM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 379</text:p>
          </table:table-cell>
          <table:table-cell office:value-type="string">
            <text:p>301682</text:p>
          </table:table-cell>
          <table:table-cell office:value-type="string">
            <text:p>Associa??o dos Mutu?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ATISTA MACIEL 105</text:p>
          </table:table-cell>
          <table:table-cell office:value-type="string">
            <text:p>301683</text:p>
          </table:table-cell>
          <table:table-cell office:value-type="string">
            <text:p>ASSOCIACAO MOVIMENTO SOLID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PORA 241</text:p>
          </table:table-cell>
          <table:table-cell office:value-type="string">
            <text:p>301688</text:p>
          </table:table-cell>
          <table:table-cell office:value-type="string">
            <text:p>Cure 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QUIRITUBA 2030 PARQUE AMERICA SAO PAULO SP CEP 04842 045</text:p>
          </table:table-cell>
          <table:table-cell office:value-type="string">
            <text:p>301692</text:p>
          </table:table-cell>
          <table:table-cell office:value-type="string">
            <text:p>IGREJA BATISTA NO PARQUE AM?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 IQUE SAN MINDLIN 1818</text:p>
          </table:table-cell>
          <table:table-cell office:value-type="string">
            <text:p>301693</text:p>
          </table:table-cell>
          <table:table-cell office:value-type="string">
            <text:p>ASSOCIA??O AMIGOS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APURA 224 BAIRRO BELA VISTA CEP 01 319 030</text:p>
          </table:table-cell>
          <table:table-cell office:value-type="string">
            <text:p>301697</text:p>
          </table:table-cell>
          <table:table-cell office:value-type="string">
            <text:p>CEIFA CASA ESPIRITA IRM?O F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 ESPERANÃ‡A 15 CEP04851709 AV PRES JOAO GOULART 971 JARDINMALLIA CEP 04821010 RUA 3 DE OUTUBRO91 CEP 08090284</text:p>
          </table:table-cell>
          <table:table-cell office:value-type="string">
            <text:p>301698</text:p>
          </table:table-cell>
          <table:table-cell office:value-type="string">
            <text:p>Associa??o Comunitaria de Desenvolviment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NELOPE 82 JARDIM ITAJAI CEP 04855 130 SAO PAULO</text:p>
          </table:table-cell>
          <table:table-cell office:value-type="string">
            <text:p>301703</text:p>
          </table:table-cell>
          <table:table-cell office:value-type="string">
            <text:p>Associa??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RIAÃ‡OES MUSICAIS 100</text:p>
          </table:table-cell>
          <table:table-cell office:value-type="string">
            <text:p>301705</text:p>
          </table:table-cell>
          <table:table-cell office:value-type="string">
            <text:p>INSTITUTO PILAR I INSTITUTO DE TRANSFORMA??O SO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NOS 746 PARQUE FERNANDA</text:p>
          </table:table-cell>
          <table:table-cell office:value-type="string">
            <text:p>301706</text:p>
          </table:table-cell>
          <table:table-cell office:value-type="string">
            <text:p>PRIMEIRA IGREJA BATISTA EM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JAÃ‡ANA ALTAIR 13</text:p>
          </table:table-cell>
          <table:table-cell office:value-type="string">
            <text:p>301711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ROBERTO DE ALMEIDA 218</text:p>
          </table:table-cell>
          <table:table-cell office:value-type="string">
            <text:p>301716</text:p>
          </table:table-cell>
          <table:table-cell office:value-type="string">
            <text:p>Sociedade c?vico cultural amigos de engenheiro Go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NETO CALDEIRA 500 VILA ANTONIETA CEP 03475 040 SAO PAULO SP</text:p>
          </table:table-cell>
          <table:table-cell office:value-type="string">
            <text:p>301717</text:p>
          </table:table-cell>
          <table:table-cell office:value-type="string">
            <text:p>Instituto Arnaldo Moraes de Mir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AO DE MEDEIROS 700 ITAIM PAULISTA</text:p>
          </table:table-cell>
          <table:table-cell office:value-type="string">
            <text:p>301719</text:p>
          </table:table-cell>
          <table:table-cell office:value-type="string">
            <text:p>CONDOMINIO SOL DE VE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DA CUNHA LOBO 101</text:p>
          </table:table-cell>
          <table:table-cell office:value-type="string">
            <text:p>301722</text:p>
          </table:table-cell>
          <table:table-cell office:value-type="string">
            <text:p>Associa??o beneficente vila Araguaia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UNA 940</text:p>
          </table:table-cell>
          <table:table-cell office:value-type="string">
            <text:p>301732</text:p>
          </table:table-cell>
          <table:table-cell office:value-type="string">
            <text:p>Igreja Apost?lica e Prof?tica ?gu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AYROLLA 274</text:p>
          </table:table-cell>
          <table:table-cell office:value-type="string">
            <text:p>301735</text:p>
          </table:table-cell>
          <table:table-cell office:value-type="string">
            <text:p>ONG Joven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AO 228</text:p>
          </table:table-cell>
          <table:table-cell office:value-type="string">
            <text:p>301737</text:p>
          </table:table-cell>
          <table:table-cell office:value-type="string">
            <text:p>ASSOCIA??O DE AMIGOS DO PARQUE SANTA EDWIGES E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UTA DE FINGAL 15 BAIRRO JARDIM SAO BERNARDO CEP 04844 540</text:p>
          </table:table-cell>
          <table:table-cell office:value-type="string">
            <text:p>301739</text:p>
          </table:table-cell>
          <table:table-cell office:value-type="string">
            <text:p>associa??o de moradores Jardim S?o Bernardo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COIMBRA 866 COMPLEMENTO 870 BAIRRO PENHA CEP 03 639 000</text:p>
          </table:table-cell>
          <table:table-cell office:value-type="string">
            <text:p>301746</text:p>
          </table:table-cell>
          <table:table-cell office:value-type="string">
            <text:p>NOME EMPRESARIAL COMUNIDADE EVANGELICA CASA DE 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MAX PLANCK 57 BAIRRO JARDIM COIMBRA CEP 03 693 030</text:p>
          </table:table-cell>
          <table:table-cell office:value-type="string">
            <text:p>301747</text:p>
          </table:table-cell>
          <table:table-cell office:value-type="string">
            <text:p>IGREJA DO EVANGELHO QUADRANG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BRASILANDIA ZONA NORTE E VILA NOVA CACHOEIRINHA</text:p>
          </table:table-cell>
          <table:table-cell office:value-type="string">
            <text:p>301748</text:p>
          </table:table-cell>
          <table:table-cell office:value-type="string">
            <text:p>Instituto Resgatando Vidas Rede Gerando Falc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SANTO HONORIO 208</text:p>
          </table:table-cell>
          <table:table-cell office:value-type="string">
            <text:p>301749</text:p>
          </table:table-cell>
          <table:table-cell office:value-type="string">
            <text:p>Associacao  comunit?ria dos moradores do jardim 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CARVALHO DO AMPARO 18</text:p>
          </table:table-cell>
          <table:table-cell office:value-type="string">
            <text:p>301752</text:p>
          </table:table-cell>
          <table:table-cell office:value-type="string">
            <text:p>Associacao  dos moradores terra na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FORA 90 JARDIM BRASILIA</text:p>
          </table:table-cell>
          <table:table-cell office:value-type="string">
            <text:p>301759</text:p>
          </table:table-cell>
          <table:table-cell office:value-type="string">
            <text:p>ENTIDADE JARDINS UNIDOS NUM TRABALHO DE OBRAS SO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MEIRO DE MAIO 52 JD SAO FRANCISCO CEP 08390 240</text:p>
          </table:table-cell>
          <table:table-cell office:value-type="string">
            <text:p>301761</text:p>
          </table:table-cell>
          <table:table-cell office:value-type="string">
            <text:p>Primeiro de maio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RODRIGUES DE SANTAREM 500 CEP 03968 010</text:p>
          </table:table-cell>
          <table:table-cell office:value-type="string">
            <text:p>301763</text:p>
          </table:table-cell>
          <table:table-cell office:value-type="string">
            <text:p>Associa??o dos amigos do Jardim Colonial de S?o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MA BONFANTE 97</text:p>
          </table:table-cell>
          <table:table-cell office:value-type="string">
            <text:p>301765</text:p>
          </table:table-cell>
          <table:table-cell office:value-type="string">
            <text:p>Centro Muticultural Esportivo Jardim Santo And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ADARIO TEIXEIRA 80</text:p>
          </table:table-cell>
          <table:table-cell office:value-type="string">
            <text:p>301766</text:p>
          </table:table-cell>
          <table:table-cell office:value-type="string">
            <text:p>CASI Centro de Apoio ? Sa?de do Ido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UCILIA PERES 256 BAIRRO JARDIM ESTER YOLANDA CEP 05 374 150</text:p>
          </table:table-cell>
          <table:table-cell office:value-type="string">
            <text:p>301767</text:p>
          </table:table-cell>
          <table:table-cell office:value-type="string">
            <text:p>IGREJA MISSAO MUNDIAL MILAGRES E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OAO JOSE DOS SANTOS 380 BAIRRO JARDIM OLYMPIA CEP 05 542 020</text:p>
          </table:table-cell>
          <table:table-cell office:value-type="string">
            <text:p>301769</text:p>
          </table:table-cell>
          <table:table-cell office:value-type="string">
            <text:p>NSTITUTO SOCIAL BOLA NA RE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EPUBLICA DE SAN MARINO 59 BAIRRO BURGO PAULISTA CEP 03 682 080</text:p>
          </table:table-cell>
          <table:table-cell office:value-type="string">
            <text:p>301771</text:p>
          </table:table-cell>
          <table:table-cell office:value-type="string">
            <text:p>ONG AMOR E CARIDADE DR. BEZERRA DE MENEZ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FORMIGA 35</text:p>
          </table:table-cell>
          <table:table-cell office:value-type="string">
            <text:p>301773</text:p>
          </table:table-cell>
          <table:table-cell office:value-type="string">
            <text:p>Associacao desportiva social e cultural debate fu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AS FLORES 171 PROMORAR ME SAPOPEMBA SP</text:p>
          </table:table-cell>
          <table:table-cell office:value-type="string">
            <text:p>301774</text:p>
          </table:table-cell>
          <table:table-cell office:value-type="string">
            <text:p>Instituto de Educa??o e Cultura Alut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CEGUAVA 1823</text:p>
          </table:table-cell>
          <table:table-cell office:value-type="string">
            <text:p>301780</text:p>
          </table:table-cell>
          <table:table-cell office:value-type="string">
            <text:p>Portal d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OTELO FRANCO 23 A</text:p>
          </table:table-cell>
          <table:table-cell office:value-type="string">
            <text:p>301782</text:p>
          </table:table-cell>
          <table:table-cell office:value-type="string">
            <text:p>Igreja Uni?o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e Santa Rosa, 261 - Parque Cisper - Sï¿½o Paulo</text:p>
          </table:table-cell>
          <table:table-cell office:value-type="string">
            <text:p>301802</text:p>
          </table:table-cell>
          <table:table-cell office:value-type="string">
            <text:p>ASSOCIA??O BENEFICENT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ria Terezinha de Albuquerque 30 jd Santa Francisca CEP 04844676</text:p>
          </table:table-cell>
          <table:table-cell office:value-type="string">
            <text:p>301806</text:p>
          </table:table-cell>
          <table:table-cell office:value-type="string">
            <text:p>ONG F?NIX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ion 447 - Jardim Pirituba cep 02984010</text:p>
          </table:table-cell>
          <table:table-cell office:value-type="string">
            <text:p>301808</text:p>
          </table:table-cell>
          <table:table-cell office:value-type="string">
            <text:p>Associa??o Projeto Social Cabe?a B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ngelo Tarchi n 1897 jd. Vera Cruz</text:p>
          </table:table-cell>
          <table:table-cell office:value-type="string">
            <text:p>301811</text:p>
          </table:table-cell>
          <table:table-cell office:value-type="string">
            <text:p>Clube da comunidade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Cï¿½sar,76</text:p>
          </table:table-cell>
          <table:table-cell office:value-type="string">
            <text:p>301816</text:p>
          </table:table-cell>
          <table:table-cell office:value-type="string">
            <text:p>Associa??o Cultural e Esportiva Viva Z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Lourenï¿½o Cabreira, 504 JD Ana Lucia - CEP 04812-010 - Sï¿½o Paulo -SP</text:p>
          </table:table-cell>
          <table:table-cell office:value-type="string">
            <text:p>301831</text:p>
          </table:table-cell>
          <table:table-cell office:value-type="string">
            <text:p>Associa??o Acez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ares Afonso 43 Parque Vitï¿½ria Tucuruvi SP</text:p>
          </table:table-cell>
          <table:table-cell office:value-type="string">
            <text:p>301833</text:p>
          </table:table-cell>
          <table:table-cell office:value-type="string">
            <text:p>CACI - Casa de Apoio ao Cidad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. Raimundo Bezerra Lima , 35 - V. Brasilï¿½ndia</text:p>
          </table:table-cell>
          <table:table-cell office:value-type="string">
            <text:p>301836</text:p>
          </table:table-cell>
          <table:table-cell office:value-type="string">
            <text:p>ASSOCIA??O COMUNITARIA DO JD.TIRO AO POM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,1073 - Jaragua - Sï¿½o Paulo-SP</text:p>
          </table:table-cell>
          <table:table-cell office:value-type="string">
            <text:p>301840</text:p>
          </table:table-cell>
          <table:table-cell office:value-type="string">
            <text:p>INSTITUTO IKE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662</text:p>
          </table:table-cell>
          <table:table-cell office:value-type="string">
            <text:p>301843</text:p>
          </table:table-cell>
          <table:table-cell office:value-type="string">
            <text:p>Associa??o Uni?o de Amigos do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en Venda, 826 - Jardim Kioto - Sï¿½o Paulo - SP</text:p>
          </table:table-cell>
          <table:table-cell office:value-type="string">
            <text:p>301844</text:p>
          </table:table-cell>
          <table:table-cell office:value-type="string">
            <text:p>ONG SELMA PARC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dique Coutinho, 956</text:p>
          </table:table-cell>
          <table:table-cell office:value-type="string">
            <text:p>301848</text:p>
          </table:table-cell>
          <table:table-cell office:value-type="string">
            <text:p>Casa de Nossa Senhor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a Canero, 245, ï¿½gua Rasa, Sï¿½o Paulo - SP</text:p>
          </table:table-cell>
          <table:table-cell office:value-type="string">
            <text:p>301853</text:p>
          </table:table-cell>
          <table:table-cell office:value-type="string">
            <text:p>Instituto Familiar N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Joao Peres de Aboim 56</text:p>
          </table:table-cell>
          <table:table-cell office:value-type="string">
            <text:p>301855</text:p>
          </table:table-cell>
          <table:table-cell office:value-type="string">
            <text:p>Clube da Melhor Idade Luz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movimento10</text:p>
          </table:table-cell>
          <table:table-cell office:value-type="string">
            <text:p>301856</text:p>
          </table:table-cell>
          <table:table-cell office:value-type="string">
            <text:p>Clube de maes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Claudio Franchi, 545 Jardim Monte Kemel Cep 05.633-000</text:p>
          </table:table-cell>
          <table:table-cell office:value-type="string">
            <text:p>301859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ULO SERGIO DE MACEDO Nï¿½MERO 205 JD LAR SAO PAULO CEP 05.639-100</text:p>
          </table:table-cell>
          <table:table-cell office:value-type="string">
            <text:p>301864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is Barreto, 145 - Vila Maria - CEP 02.120-040 Sï¿½o Paulo - SP</text:p>
          </table:table-cell>
          <table:table-cell office:value-type="string">
            <text:p>301867</text:p>
          </table:table-cell>
          <table:table-cell office:value-type="string">
            <text:p>IGREJA BATISTA FILAD?LFIA  EM VIL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TZ JANK N. 40 BAIRRO PARQUE NOVO MUNDO CEP 02.181-120</text:p>
          </table:table-cell>
          <table:table-cell office:value-type="string">
            <text:p>301869</text:p>
          </table:table-cell>
          <table:table-cell office:value-type="string">
            <text:p>MITRA DIOCESANA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LMAR SOARES, 137</text:p>
          </table:table-cell>
          <table:table-cell office:value-type="string">
            <text:p>301872</text:p>
          </table:table-cell>
          <table:table-cell office:value-type="string">
            <text:p>GRUPO ESPIRITA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 Antonio de Almeida, 279 - Vila Mendes - Sï¿½o Paulo</text:p>
          </table:table-cell>
          <table:table-cell office:value-type="string">
            <text:p>301875</text:p>
          </table:table-cell>
          <table:table-cell office:value-type="string">
            <text:p>Instituto Hefziba - Assembleia de Deus Casa d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Mï¿½rcio Martins Ferreira, 68 - Cidade Ademar - Sï¿½o Paulo</text:p>
          </table:table-cell>
          <table:table-cell office:value-type="string">
            <text:p>301876</text:p>
          </table:table-cell>
          <table:table-cell office:value-type="string">
            <text:p>Igreja Evang?lica Assembleia de Deus em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elano de Castro</text:p>
          </table:table-cell>
          <table:table-cell office:value-type="string">
            <text:p>301885</text:p>
          </table:table-cell>
          <table:table-cell office:value-type="string">
            <text:p>Associa??o Beneficente e comunit?ria do p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uisio,17 vila constanï¿½a / cep . 02258-300 / Sï¿½o Paulo - SP</text:p>
          </table:table-cell>
          <table:table-cell office:value-type="string">
            <text:p>301891</text:p>
          </table:table-cell>
          <table:table-cell office:value-type="string">
            <text:p>ILE OMO ONYRA ASE EF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cente de arraujo n 925 cep 08150 580</text:p>
          </table:table-cell>
          <table:table-cell office:value-type="string">
            <text:p>301892</text:p>
          </table:table-cell>
          <table:table-cell office:value-type="string">
            <text:p>Sociedade Amigos do jardim robr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 25</text:p>
          </table:table-cell>
          <table:table-cell office:value-type="string">
            <text:p>301901</text:p>
          </table:table-cell>
          <table:table-cell office:value-type="string">
            <text:p>Acs s?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Candido Gomes</text:p>
          </table:table-cell>
          <table:table-cell office:value-type="string">
            <text:p>301902</text:p>
          </table:table-cell>
          <table:table-cell office:value-type="string">
            <text:p>Unie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martins rodrigues n 235 cep 04349-240 bairro jardim oriental</text:p>
          </table:table-cell>
          <table:table-cell office:value-type="string">
            <text:p>301905</text:p>
          </table:table-cell>
          <table:table-cell office:value-type="string">
            <text:p>Associacao de moradores simplesmente 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Gosselin, 31 (Antiga chï¿½cara cinco estrela) - CEP 04852-022</text:p>
          </table:table-cell>
          <table:table-cell office:value-type="string">
            <text:p>301912</text:p>
          </table:table-cell>
          <table:table-cell office:value-type="string">
            <text:p>CREARC - Centro de Reabilita??o e Renova??o Cr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ï¿½A MIGUEL RAMOS DE MOURA 86 - JD. IV. CENTENï¿½RIO</text:p>
          </table:table-cell>
          <table:table-cell office:value-type="string">
            <text:p>301916</text:p>
          </table:table-cell>
          <table:table-cell office:value-type="string">
            <text:p>MITRA ARQUIDIOCESANA DE S?O PAULO - PAR?QUIA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Lï¿½cio, 775</text:p>
          </table:table-cell>
          <table:table-cell office:value-type="string">
            <text:p>301921</text:p>
          </table:table-cell>
          <table:table-cell office:value-type="string">
            <text:p>Instituto Pedro Henr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ereador Joï¿½o de luca , 1290</text:p>
          </table:table-cell>
          <table:table-cell office:value-type="string">
            <text:p>301922</text:p>
          </table:table-cell>
          <table:table-cell office:value-type="string">
            <text:p>Associa??o Amigos Da Cupec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ï¿½ INACIO DA SILVA, 197A JD ESMERALDA -Sï¿½O PAULO - SP CEP 04828-060</text:p>
          </table:table-cell>
          <table:table-cell office:value-type="string">
            <text:p>301932</text:p>
          </table:table-cell>
          <table:table-cell office:value-type="string">
            <text:p>COMUNIDADE ESMERAL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C NOSSA SRA DA CANDELARIA Nï¿½MERO 1 CEP 02.122-050 BAIRRO VILA MARIA</text:p>
          </table:table-cell>
          <table:table-cell office:value-type="string">
            <text:p>301936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Borï¿½s, 87 - Vila Guacuri - SP - CEP 04475-230</text:p>
          </table:table-cell>
          <table:table-cell office:value-type="string">
            <text:p>301937</text:p>
          </table:table-cell>
          <table:table-cell office:value-type="string">
            <text:p>Associa??o Beneficente Projeto 12 De Outub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Cairuguaï¿½u 396 Jardim Romano - CEP 08191280</text:p>
          </table:table-cell>
          <table:table-cell office:value-type="string">
            <text:p>301940</text:p>
          </table:table-cell>
          <table:table-cell office:value-type="string">
            <text:p>Associa??o e uni?o de moradores de jardim c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 92</text:p>
          </table:table-cell>
          <table:table-cell office:value-type="string">
            <text:p>301941</text:p>
          </table:table-cell>
          <table:table-cell office:value-type="string">
            <text:p>Associa??o clube de m?es pioneiras da vila ros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NOVA YORK Nï¿½MERO 75 CEP 03.923-170 BAIRRO/DISTRITO JARDIM DONA SINHA</text:p>
          </table:table-cell>
          <table:table-cell office:value-type="string">
            <text:p>301945</text:p>
          </table:table-cell>
          <table:table-cell office:value-type="string">
            <text:p>SANTA CRUZ FUTEBOL CLUBE DO JARDIM DONA S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Sï¿½o Caetano 128 - Jardim Peri - Sï¿½o Paulo/SP</text:p>
          </table:table-cell>
          <table:table-cell office:value-type="string">
            <text:p>301946</text:p>
          </table:table-cell>
          <table:table-cell office:value-type="string">
            <text:p>ESCOLA PROFISSIONALIZANTE DOUTOR LUIZ DIOGENES ZE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Das Corvinas ,54 - Santa Amï¿½lia</text:p>
          </table:table-cell>
          <table:table-cell office:value-type="string">
            <text:p>301947</text:p>
          </table:table-cell>
          <table:table-cell office:value-type="string">
            <text:p>Associa??o Constr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imiliano Martinez, 26 Jd Lallo</text:p>
          </table:table-cell>
          <table:table-cell office:value-type="string">
            <text:p>301951</text:p>
          </table:table-cell>
          <table:table-cell office:value-type="string">
            <text:p>CLUBE DA COMUNIDADE LOUREN?O CAB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8B</text:p>
          </table:table-cell>
          <table:table-cell office:value-type="string">
            <text:p>301953</text:p>
          </table:table-cell>
          <table:table-cell office:value-type="string">
            <text:p>Cech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ï¿½o Gottzfritz Filho, 293 Jd Rï¿½gis Cep 04811210</text:p>
          </table:table-cell>
          <table:table-cell office:value-type="string">
            <text:p>301955</text:p>
          </table:table-cell>
          <table:table-cell office:value-type="string">
            <text:p>Projeto Escola da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, 698 JD RAPOSO TAVARES</text:p>
          </table:table-cell>
          <table:table-cell office:value-type="string">
            <text:p>301958</text:p>
          </table:table-cell>
          <table:table-cell office:value-type="string">
            <text:p>ASSOCIA??O COMUNIT?RIA ASSISTENCIAL, CULTURAL E 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serta , 66</text:p>
          </table:table-cell>
          <table:table-cell office:value-type="string">
            <text:p>301960</text:p>
          </table:table-cell>
          <table:table-cell office:value-type="string">
            <text:p>ONG-Cia.Ateli? das A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ul n 7- Vila Carrï¿½o</text:p>
          </table:table-cell>
          <table:table-cell office:value-type="string">
            <text:p>301962</text:p>
          </table:table-cell>
          <table:table-cell office:value-type="string">
            <text:p>Comunidade Evang?lica Maravilhas de Cristo- Vila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guas Virtuosas 876</text:p>
          </table:table-cell>
          <table:table-cell office:value-type="string">
            <text:p>301965</text:p>
          </table:table-cell>
          <table:table-cell office:value-type="string">
            <text:p>Uni?o Assistencial Esp?rita Andr? Lui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154, Cohab I</text:p>
          </table:table-cell>
          <table:table-cell office:value-type="string">
            <text:p>301967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Vila Nova 6-C antiga Rua Benedito Brandï¿½o</text:p>
          </table:table-cell>
          <table:table-cell office:value-type="string">
            <text:p>301973</text:p>
          </table:table-cell>
          <table:table-cell office:value-type="string">
            <text:p>Instituto Nova Uni?o da 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da Alfa, 75</text:p>
          </table:table-cell>
          <table:table-cell office:value-type="string">
            <text:p>301985</text:p>
          </table:table-cell>
          <table:table-cell office:value-type="string">
            <text:p>LIGA ESPORTIVA DE GUAIANASES &amp;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OLIVEIRA FREIRE Nï¿½ 1368</text:p>
          </table:table-cell>
          <table:table-cell office:value-type="string">
            <text:p>301990</text:p>
          </table:table-cell>
          <table:table-cell office:value-type="string">
            <text:p>ASSOCIA??O BENEFICENTE MARIA E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ão Batista Santiago , 282 Parque Santa Rita</text:p>
          </table:table-cell>
          <table:table-cell office:value-type="string">
            <text:p>302002</text:p>
          </table:table-cell>
          <table:table-cell office:value-type="string">
            <text:p>Igreja Crist? Firm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boas noites</text:p>
          </table:table-cell>
          <table:table-cell office:value-type="string">
            <text:p>302009</text:p>
          </table:table-cell>
          <table:table-cell office:value-type="string">
            <text:p>Centro Social Caminhando para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oneiros, 56</text:p>
          </table:table-cell>
          <table:table-cell office:value-type="string">
            <text:p>302014</text:p>
          </table:table-cell>
          <table:table-cell office:value-type="string">
            <text:p>Ter?a Af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VICENZO DANTI NÚMERO 40 CEP 05.772-080 BAIRRO/DISTRITO PARQUE REGINA</text:p>
          </table:table-cell>
          <table:table-cell office:value-type="string">
            <text:p>302016</text:p>
          </table:table-cell>
          <table:table-cell office:value-type="string">
            <text:p>ASSOCIACAO DOS MORADORES DO JARDIM NOVO ORIENTE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ívio colli, n72</text:p>
          </table:table-cell>
          <table:table-cell office:value-type="string">
            <text:p>302021</text:p>
          </table:table-cell>
          <table:table-cell office:value-type="string">
            <text:p>Associa??o de Mulheres do Jardim Aurora e Adjac?n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BURGO 503 CASA 1</text:p>
          </table:table-cell>
          <table:table-cell office:value-type="string">
            <text:p>302026</text:p>
          </table:table-cell>
          <table:table-cell office:value-type="string">
            <text:p>ASSOCIA??O UNIDOS NA LUTA I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aduto Nove de Julho, 190</text:p>
          </table:table-cell>
          <table:table-cell office:value-type="string">
            <text:p>302029</text:p>
          </table:table-cell>
          <table:table-cell office:value-type="string">
            <text:p>Ong Respland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 N ° 273</text:p>
          </table:table-cell>
          <table:table-cell office:value-type="string">
            <text:p>302030</text:p>
          </table:table-cell>
          <table:table-cell office:value-type="string">
            <text:p>Tr?s Irm?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Papovici N?54 Jd. Sapopemba São Paulo (SP)</text:p>
          </table:table-cell>
          <table:table-cell office:value-type="string">
            <text:p>302031</text:p>
          </table:table-cell>
          <table:table-cell office:value-type="string">
            <text:p>Igreja Internacional A Voz Do Que  Cl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 1108</text:p>
          </table:table-cell>
          <table:table-cell office:value-type="string">
            <text:p>302045</text:p>
          </table:table-cell>
          <table:table-cell office:value-type="string">
            <text:p>Associa??o Educacional Kau?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erotides de campos 93 jardim brasil</text:p>
          </table:table-cell>
          <table:table-cell office:value-type="string">
            <text:p>302052</text:p>
          </table:table-cell>
          <table:table-cell office:value-type="string">
            <text:p>associa?ao familia nova ali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Emanuel Dias 226 Vila Santa Tereza Arthur Alvin</text:p>
          </table:table-cell>
          <table:table-cell office:value-type="string">
            <text:p>302054</text:p>
          </table:table-cell>
          <table:table-cell office:value-type="string">
            <text:p>Associa??o Beneficente Lima Cruz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Hely Lopes Meirelles , nº1450</text:p>
          </table:table-cell>
          <table:table-cell office:value-type="string">
            <text:p>302058</text:p>
          </table:table-cell>
          <table:table-cell office:value-type="string">
            <text:p>ASSOCIA??O COMUNIT?RIA DAS FAM?LIAS UNIDAS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BAUMANN MENDONÇA N°172</text:p>
          </table:table-cell>
          <table:table-cell office:value-type="string">
            <text:p>302063</text:p>
          </table:table-cell>
          <table:table-cell office:value-type="string">
            <text:p>ASSOCIA??O BENEFICENTE  LUZ DE UM NOV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Vázea Grande, 222</text:p>
          </table:table-cell>
          <table:table-cell office:value-type="string">
            <text:p>302066</text:p>
          </table:table-cell>
          <table:table-cell office:value-type="string">
            <text:p>Igreja  Evangelica Minist?rio Genu?no de Deus Sem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José Pedro de Carvalho Lima, 333</text:p>
          </table:table-cell>
          <table:table-cell office:value-type="string">
            <text:p>302067</text:p>
          </table:table-cell>
          <table:table-cell office:value-type="string">
            <text:p>INSTITUTO ANGL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Soriano de Albuquerque,163 cep.05894- 390 Jd. Macedônia</text:p>
          </table:table-cell>
          <table:table-cell office:value-type="string">
            <text:p>302071</text:p>
          </table:table-cell>
          <table:table-cell office:value-type="string">
            <text:p>Associa??o Cidadania Ativa do Maced?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alvares pimentel n°1351</text:p>
          </table:table-cell>
          <table:table-cell office:value-type="string">
            <text:p>302079</text:p>
          </table:table-cell>
          <table:table-cell office:value-type="string">
            <text:p>asembleia de Deus ministeri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GABRIEL OREFICE, N. 261 CEP 02.084-090 BAIRRO VILA BARIRI</text:p>
          </table:table-cell>
          <table:table-cell office:value-type="string">
            <text:p>302085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i Mazzali, Rua Rua Mendonça Junior, Avenida João dos Santos Abreu</text:p>
          </table:table-cell>
          <table:table-cell office:value-type="string">
            <text:p>302087</text:p>
          </table:table-cell>
          <table:table-cell office:value-type="string">
            <text:p>ACEB ASSOCIA??O CULTURAL ESPORTIVA E BENEFICENTE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Lopes de Medeiros, 66 - Jardim Eliana - CEP:04851-100</text:p>
          </table:table-cell>
          <table:table-cell office:value-type="string">
            <text:p>302098</text:p>
          </table:table-cell>
          <table:table-cell office:value-type="string">
            <text:p>CDC Jardim Eli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Nossa Senhora de Loreto nº914 - Vila Medeiros - São Paulo</text:p>
          </table:table-cell>
          <table:table-cell office:value-type="string">
            <text:p>302099</text:p>
          </table:table-cell>
          <table:table-cell office:value-type="string">
            <text:p>Par?quia Nossa Senhora de Lore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guaia n° 40 - Jd Iguatemi - Sao Paulo/SP</text:p>
          </table:table-cell>
          <table:table-cell office:value-type="string">
            <text:p>302103</text:p>
          </table:table-cell>
          <table:table-cell office:value-type="string">
            <text:p>Associa?ao dos Moradores e Amigos do Jardim Vila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,270 jd. Boa vista</text:p>
          </table:table-cell>
          <table:table-cell office:value-type="string">
            <text:p>302104</text:p>
          </table:table-cell>
          <table:table-cell office:value-type="string">
            <text:p>Instituto Maria Joaquina dos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819</text:p>
          </table:table-cell>
          <table:table-cell office:value-type="string">
            <text:p>302114</text:p>
          </table:table-cell>
          <table:table-cell office:value-type="string">
            <text:p>associa??o dos moradores residencial casar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GERÔNIMO BARBOSA DA SILVA,777 JARDIM NAZARÉ-ZL</text:p>
          </table:table-cell>
          <table:table-cell office:value-type="string">
            <text:p>302116</text:p>
          </table:table-cell>
          <table:table-cell office:value-type="string">
            <text:p>Igreja Evang?lica Movidos pela F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Humberto cerruti,151 jardim Mabel</text:p>
          </table:table-cell>
          <table:table-cell office:value-type="string">
            <text:p>302117</text:p>
          </table:table-cell>
          <table:table-cell office:value-type="string">
            <text:p>Espa?o nelia Mabel espa?o comunit?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accio Fontoura n 568 Vila São jose</text:p>
          </table:table-cell>
          <table:table-cell office:value-type="string">
            <text:p>302121</text:p>
          </table:table-cell>
          <table:table-cell office:value-type="string">
            <text:p>Igreja Internacional alian?a com Deus jardim v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eraceni n.32 Jardim Fraternidade</text:p>
          </table:table-cell>
          <table:table-cell office:value-type="string">
            <text:p>302123</text:p>
          </table:table-cell>
          <table:table-cell office:value-type="string">
            <text:p>Associa??o Comunit?ria Amigos da Fa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Guilherme Belfort Sabino, 715</text:p>
          </table:table-cell>
          <table:table-cell office:value-type="string">
            <text:p>302132</text:p>
          </table:table-cell>
          <table:table-cell office:value-type="string">
            <text:p>Gaia grupo de assist?ncia ao idoso a inf?ncia 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José Francisco Brandão, 514 - Cidade Tiradentes, São Paulo - SP, 08470-790</text:p>
          </table:table-cell>
          <table:table-cell office:value-type="string">
            <text:p>302134</text:p>
          </table:table-cell>
          <table:table-cell office:value-type="string">
            <text:p>Amar- Associa??o de M?es e Amigos da crian?a 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beiro de Lima, s/n Parque da Luz Bom Retiro</text:p>
          </table:table-cell>
          <table:table-cell office:value-type="string">
            <text:p>302135</text:p>
          </table:table-cell>
          <table:table-cell office:value-type="string">
            <text:p>Associa??o agentes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la de Pedestre Vicente Alelsandre, 17 ? CEP: 08431-645 São Paulo /SP</text:p>
          </table:table-cell>
          <table:table-cell office:value-type="string">
            <text:p>302139</text:p>
          </table:table-cell>
          <table:table-cell office:value-type="string">
            <text:p>Associa??o Consabs II Miguel Ack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Benedito de Camargo, 10 ? Penha ? CEP: 03602-020 ? São Paulo/SP</text:p>
          </table:table-cell>
          <table:table-cell office:value-type="string">
            <text:p>302140</text:p>
          </table:table-cell>
          <table:table-cell office:value-type="string">
            <text:p>Associa??o Cultural da Pluralidade Sexual - ACP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RETIRO,</text:p>
          </table:table-cell>
          <table:table-cell office:value-type="string">
            <text:p>302142</text:p>
          </table:table-cell>
          <table:table-cell office:value-type="string">
            <text:p>ASSOCIA??O ATL?TICA UNIDOS CERD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piru</text:p>
          </table:table-cell>
          <table:table-cell office:value-type="string">
            <text:p>302152</text:p>
          </table:table-cell>
          <table:table-cell office:value-type="string">
            <text:p>C?u pel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eodoro Bernardo do Nascimento 726</text:p>
          </table:table-cell>
          <table:table-cell office:value-type="string">
            <text:p>302160</text:p>
          </table:table-cell>
          <table:table-cell office:value-type="string">
            <text:p>Associa??o Raio De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ÍCERO PAULO 71</text:p>
          </table:table-cell>
          <table:table-cell office:value-type="string">
            <text:p>302161</text:p>
          </table:table-cell>
          <table:table-cell office:value-type="string">
            <text:p>ASSOCIA??O DE MORADORES DA COMUNIDADE VILA SILV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 7 - paróquia - altura do número 2000</text:p>
          </table:table-cell>
          <table:table-cell office:value-type="string">
            <text:p>302162</text:p>
          </table:table-cell>
          <table:table-cell office:value-type="string">
            <text:p>Par?quia S?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la Caiz, 68</text:p>
          </table:table-cell>
          <table:table-cell office:value-type="string">
            <text:p>302163</text:p>
          </table:table-cell>
          <table:table-cell office:value-type="string">
            <text:p>Instituto Novos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LMEIRA BACABA N. 270 CEP 03.980-050 BAIRRO PARQUE SANTA MADALENA</text:p>
          </table:table-cell>
          <table:table-cell office:value-type="string">
            <text:p>302165</text:p>
          </table:table-cell>
          <table:table-cell office:value-type="string">
            <text:p>IGREJA PENTECOSTAL A MENINA DOS OLHOS DO SEN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2168</text:p>
          </table:table-cell>
          <table:table-cell office:value-type="string">
            <text:p>Associa??o uniao pelos direitos dos moradores ja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ENTO DE SOUZA N 41 COMPLEMENTO PIRAPORINHA CEP 04.913-000 BAIRRO SANTO AMARO</text:p>
          </table:table-cell>
          <table:table-cell office:value-type="string">
            <text:p>302172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n30</text:p>
          </table:table-cell>
          <table:table-cell office:value-type="string">
            <text:p>302173</text:p>
          </table:table-cell>
          <table:table-cell office:value-type="string">
            <text:p>Ong Filantropica de atividades comunitarias san g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EI MANOEL DO DESTERRO N. 45 COMPLEMENTO B CEP 03.647-050 BAIRRO VILA ESPERANCA</text:p>
          </table:table-cell>
          <table:table-cell office:value-type="string">
            <text:p>302175</text:p>
          </table:table-cell>
          <table:table-cell office:value-type="string">
            <text:p>SOS FAMILIA E SOLIDARIE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gílio Campelo,270 encosta norte</text:p>
          </table:table-cell>
          <table:table-cell office:value-type="string">
            <text:p>302207</text:p>
          </table:table-cell>
          <table:table-cell office:value-type="string">
            <text:p>Associa??o beneficente todos unidos por um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 n 651 vila helena</text:p>
          </table:table-cell>
          <table:table-cell office:value-type="string">
            <text:p>302213</text:p>
          </table:table-cell>
          <table:table-cell office:value-type="string">
            <text:p>ASSOCIA??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oturussu, 233 Parque Boturussu</text:p>
          </table:table-cell>
          <table:table-cell office:value-type="string">
            <text:p>302230</text:p>
          </table:table-cell>
          <table:table-cell office:value-type="string">
            <text:p>Associa??o Beneficente Bra?os F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ilon chaves,1500 Jd nazare</text:p>
          </table:table-cell>
          <table:table-cell office:value-type="string">
            <text:p>302259</text:p>
          </table:table-cell>
          <table:table-cell office:value-type="string">
            <text:p>Associa??o beneficente Santa Barbara d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uz Gomes 215 B</text:p>
          </table:table-cell>
          <table:table-cell office:value-type="string">
            <text:p>302288</text:p>
          </table:table-cell>
          <table:table-cell office:value-type="string">
            <text:p>Grupo 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URSULA, 103</text:p>
          </table:table-cell>
          <table:table-cell office:value-type="string">
            <text:p>302289</text:p>
          </table:table-cell>
          <table:table-cell office:value-type="string">
            <text:p>ASSOCIA??O DE MORADORES DO BAIRRO DO JARDIM JARAG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Campinas, 529 - Campos Elíseos</text:p>
          </table:table-cell>
          <table:table-cell office:value-type="string">
            <text:p>302291</text:p>
          </table:table-cell>
          <table:table-cell office:value-type="string">
            <text:p>Moinho ConVida - A Pr?xima Companhia e coleti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eca, 60 - Vila Piauí - SP</text:p>
          </table:table-cell>
          <table:table-cell office:value-type="string">
            <text:p>302297</text:p>
          </table:table-cell>
          <table:table-cell office:value-type="string">
            <text:p>SOCIEDADE AMIGOS DE VILA PIAU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rio da Serra 276. Jardim Das Camélias</text:p>
          </table:table-cell>
          <table:table-cell office:value-type="string">
            <text:p>302331</text:p>
          </table:table-cell>
          <table:table-cell office:value-type="string">
            <text:p>Associa??o Comunit?ria Florestan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as Barras, 154 Vila California - São Laulo - SP</text:p>
          </table:table-cell>
          <table:table-cell office:value-type="string">
            <text:p>302346</text:p>
          </table:table-cell>
          <table:table-cell office:value-type="string">
            <text:p>ASSOCIA??O BENEFICENTE SOCIAL DESPORTIVA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têxteis 2945</text:p>
          </table:table-cell>
          <table:table-cell office:value-type="string">
            <text:p>302347</text:p>
          </table:table-cell>
          <table:table-cell office:value-type="string">
            <text:p>ong Aveccc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Paulo de Barros Whitaker, 14 - Cidade Dutra - CEP 04807-000</text:p>
          </table:table-cell>
          <table:table-cell office:value-type="string">
            <text:p>302354</text:p>
          </table:table-cell>
          <table:table-cell office:value-type="string">
            <text:p>Instituto Miss?o 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Neves Nogueira n 45</text:p>
          </table:table-cell>
          <table:table-cell office:value-type="string">
            <text:p>302365</text:p>
          </table:table-cell>
          <table:table-cell office:value-type="string">
            <text:p>Instituto Unia??o Oliveira Br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ador José Gomes de Moraes Neto, 60 - 04849-030 - Parque Residencial Cocaia - Grajaú - São Paulo.</text:p>
          </table:table-cell>
          <table:table-cell office:value-type="string">
            <text:p>302370</text:p>
          </table:table-cell>
          <table:table-cell office:value-type="string">
            <text:p>Associa??o Cultural Cari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Raimundo Pereira de Magalhães,6480</text:p>
          </table:table-cell>
          <table:table-cell office:value-type="string">
            <text:p>302371</text:p>
          </table:table-cell>
          <table:table-cell office:value-type="string">
            <text:p>Uni?o de moradores e amigos de vila Pereira Barre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Quarini, n°97,conjunto residência José Bonifácio SP /cep 08255_620 71</text:p>
          </table:table-cell>
          <table:table-cell office:value-type="string">
            <text:p>302373</text:p>
          </table:table-cell>
          <table:table-cell office:value-type="string">
            <text:p>INSTITUTO DE MULHERES PRINCESAS LEOPOLD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João Noranha 208 Mandaqui</text:p>
          </table:table-cell>
          <table:table-cell office:value-type="string">
            <text:p>302375</text:p>
          </table:table-cell>
          <table:table-cell office:value-type="string">
            <text:p>Projeto de Incentivo a Vida PI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L CÉSAR BAPTISTA MARQUES, 36</text:p>
          </table:table-cell>
          <table:table-cell office:value-type="string">
            <text:p>302380</text:p>
          </table:table-cell>
          <table:table-cell office:value-type="string">
            <text:p>ASSOCIA??O AMIGOS FUTURO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eixes n 33 Vila Carão CEP 08340-440</text:p>
          </table:table-cell>
          <table:table-cell office:value-type="string">
            <text:p>302383</text:p>
          </table:table-cell>
          <table:table-cell office:value-type="string">
            <text:p>ASSOCIA??O SOCIAL DIREITOS E IGUALDADE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as Fernandes Pinto 170 Parque São Rafael</text:p>
          </table:table-cell>
          <table:table-cell office:value-type="string">
            <text:p>302384</text:p>
          </table:table-cell>
          <table:table-cell office:value-type="string">
            <text:p>Associa??o ALM do Parque S?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ititu e adjacências e Rua Waldemar Tietz e adjacências</text:p>
          </table:table-cell>
          <table:table-cell office:value-type="string">
            <text:p>302388</text:p>
          </table:table-cell>
          <table:table-cell office:value-type="string">
            <text:p>Centro de Apoio a Sa?de da Leste-Ca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ticular Elos 06</text:p>
          </table:table-cell>
          <table:table-cell office:value-type="string">
            <text:p>302389</text:p>
          </table:table-cell>
          <table:table-cell office:value-type="string">
            <text:p>associa??o visa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uel Arnold 490</text:p>
          </table:table-cell>
          <table:table-cell office:value-type="string">
            <text:p>302393</text:p>
          </table:table-cell>
          <table:table-cell office:value-type="string">
            <text:p>Associa??o de Catadores e Catadoras do Jardim M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uoca 82</text:p>
          </table:table-cell>
          <table:table-cell office:value-type="string">
            <text:p>302397</text:p>
          </table:table-cell>
          <table:table-cell office:value-type="string">
            <text:p>Associa??o Viva Feliz projeto geru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Raimundo Pereira de Magalhães 6701</text:p>
          </table:table-cell>
          <table:table-cell office:value-type="string">
            <text:p>302399</text:p>
          </table:table-cell>
          <table:table-cell office:value-type="string">
            <text:p>Associa??o uni?o da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AZEMAS, 15</text:p>
          </table:table-cell>
          <table:table-cell office:value-type="string">
            <text:p>302400</text:p>
          </table:table-cell>
          <table:table-cell office:value-type="string">
            <text:p>ESPA?O POPULAR DE A??O E INCLUS?O SOCIAL DO JARD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ercanteis n54F vila fasione cep 05884000</text:p>
          </table:table-cell>
          <table:table-cell office:value-type="string">
            <text:p>302406</text:p>
          </table:table-cell>
          <table:table-cell office:value-type="string">
            <text:p>Centro de reabilita??o Filad?lf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IA Nº18 A PARQUE GUARANI - ITAQUERA</text:p>
          </table:table-cell>
          <table:table-cell office:value-type="string">
            <text:p>302416</text:p>
          </table:table-cell>
          <table:table-cell office:value-type="string">
            <text:p>ASSOCIA?AO POR UMA SEMENTE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e Venancio Dias, 408</text:p>
          </table:table-cell>
          <table:table-cell office:value-type="string">
            <text:p>302417</text:p>
          </table:table-cell>
          <table:table-cell office:value-type="string">
            <text:p>Instituto Sergio Escad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Manoel Gaya,1516 A Bairro:vila Mazzei CEP:02313-001</text:p>
          </table:table-cell>
          <table:table-cell office:value-type="string">
            <text:p>302423</text:p>
          </table:table-cell>
          <table:table-cell office:value-type="string">
            <text:p>Igreja Evang?lica Jesus Salvando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MILTON DA ROCHA, 109</text:p>
          </table:table-cell>
          <table:table-cell office:value-type="string">
            <text:p>302424</text:p>
          </table:table-cell>
          <table:table-cell office:value-type="string">
            <text:p>ASSOCI??O COMUNIT?RIA GERA??O ATIT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man Rechter, 43 Vila Penteado</text:p>
          </table:table-cell>
          <table:table-cell office:value-type="string">
            <text:p>302446</text:p>
          </table:table-cell>
          <table:table-cell office:value-type="string">
            <text:p>Sociedade Beneficente Caminhando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Albini, 150</text:p>
          </table:table-cell>
          <table:table-cell office:value-type="string">
            <text:p>302448</text:p>
          </table:table-cell>
          <table:table-cell office:value-type="string">
            <text:p>Central Sindical e Popular - CSP Conlu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orcio n* 1000</text:p>
          </table:table-cell>
          <table:table-cell office:value-type="string">
            <text:p>302451</text:p>
          </table:table-cell>
          <table:table-cell office:value-type="string">
            <text:p>Associa??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ão, 695, Pq. Figueira Grande, São Paulo - SP</text:p>
          </table:table-cell>
          <table:table-cell office:value-type="string">
            <text:p>302454</text:p>
          </table:table-cell>
          <table:table-cell office:value-type="string">
            <text:p>Igreja Pentecostal Cas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a Mônica, 525</text:p>
          </table:table-cell>
          <table:table-cell office:value-type="string">
            <text:p>302461</text:p>
          </table:table-cell>
          <table:table-cell office:value-type="string">
            <text:p>Grc bloco  vov? bol?o  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Lara barberes 66</text:p>
          </table:table-cell>
          <table:table-cell office:value-type="string">
            <text:p>302465</text:p>
          </table:table-cell>
          <table:table-cell office:value-type="string">
            <text:p>Clube da comunidade Santos cidade dut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a Forquilha, 620</text:p>
          </table:table-cell>
          <table:table-cell office:value-type="string">
            <text:p>302466</text:p>
          </table:table-cell>
          <table:table-cell office:value-type="string">
            <text:p>Associa??o de Amigos do Parque Panamer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doso de Abreu,275</text:p>
          </table:table-cell>
          <table:table-cell office:value-type="string">
            <text:p>302479</text:p>
          </table:table-cell>
          <table:table-cell office:value-type="string">
            <text:p>INSTITUTO CAMINHO DA V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Xavier de Lira, 92 - Jardim Aparecida - São Miguel Paulista - CEP 08020-140</text:p>
          </table:table-cell>
          <table:table-cell office:value-type="string">
            <text:p>302480</text:p>
          </table:table-cell>
          <table:table-cell office:value-type="string">
            <text:p>ASSOCIACAO BRASILEIRA CAPELANIA MISSIONARIA SOLDA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Abissínia, 465</text:p>
          </table:table-cell>
          <table:table-cell office:value-type="string">
            <text:p>302481</text:p>
          </table:table-cell>
          <table:table-cell office:value-type="string">
            <text:p>Comunidade Crist? Recome?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sabel Urbina 146</text:p>
          </table:table-cell>
          <table:table-cell office:value-type="string">
            <text:p>302486</text:p>
          </table:table-cell>
          <table:table-cell office:value-type="string">
            <text:p>ASSOCIA??O RECANTO GARRA FEMININA DO CONJ. JOS? 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ICARDO MACEDO 12, PARQUE SÃO MIGUEL, SP</text:p>
          </table:table-cell>
          <table:table-cell office:value-type="string">
            <text:p>302487</text:p>
          </table:table-cell>
          <table:table-cell office:value-type="string">
            <text:p>ASSOCIA??O DE BAIRRO CASA BANCA PARQUE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 , 1150 - Cidade A.E Carvalho</text:p>
          </table:table-cell>
          <table:table-cell office:value-type="string">
            <text:p>302489</text:p>
          </table:table-cell>
          <table:table-cell office:value-type="string">
            <text:p>Associa??o Habitacional Morado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Capivari, 88 - ASSOCIAÇÃO SOS MARSILAC</text:p>
          </table:table-cell>
          <table:table-cell office:value-type="string">
            <text:p>302492</text:p>
          </table:table-cell>
          <table:table-cell office:value-type="string">
            <text:p>ASSOCIA??O DE MORADORES DO MARSILAC - SOS MARSI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s marias 801 travessa jerusalem 30 na sede</text:p>
          </table:table-cell>
          <table:table-cell office:value-type="string">
            <text:p>302494</text:p>
          </table:table-cell>
          <table:table-cell office:value-type="string">
            <text:p>associacao dos moradores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funda 367 são Paulo SP</text:p>
          </table:table-cell>
          <table:table-cell office:value-type="string">
            <text:p>302495</text:p>
          </table:table-cell>
          <table:table-cell office:value-type="string">
            <text:p>Associa??o SOS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é Gladiador 264 - Casa 2 - CEP 05267000</text:p>
          </table:table-cell>
          <table:table-cell office:value-type="string">
            <text:p>302496</text:p>
          </table:table-cell>
          <table:table-cell office:value-type="string">
            <text:p>Associa??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50</text:p>
          </table:table-cell>
          <table:table-cell office:value-type="string">
            <text:p>302505</text:p>
          </table:table-cell>
          <table:table-cell office:value-type="string">
            <text:p>Associa??o recanto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ORLOV 200 JARDIM DONARIA SP</text:p>
          </table:table-cell>
          <table:table-cell office:value-type="string">
            <text:p>302506</text:p>
          </table:table-cell>
          <table:table-cell office:value-type="string">
            <text:p>Igreja Pentecostal Missionaria Apocalipse 3.7 no 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APIRI 17 JARDIM DOS REIS</text:p>
          </table:table-cell>
          <table:table-cell office:value-type="string">
            <text:p>302507</text:p>
          </table:table-cell>
          <table:table-cell office:value-type="string">
            <text:p>Associa??o Uni?o e progresso do jardim dos Reis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VESSA DEUSA DO ASFALTO 2 JD DA CONQUISTA CEP 08343120</text:p>
          </table:table-cell>
          <table:table-cell office:value-type="string">
            <text:p>302509</text:p>
          </table:table-cell>
          <table:table-cell office:value-type="string">
            <text:p>Associa??o do Movimento Social Nov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SE VAZ 264</text:p>
          </table:table-cell>
          <table:table-cell office:value-type="string">
            <text:p>302512</text:p>
          </table:table-cell>
          <table:table-cell office:value-type="string">
            <text:p>TALES - N?CLEO DE A??O CULTURAL TALENTO ALEGRIA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ANTA INES 3790</text:p>
          </table:table-cell>
          <table:table-cell office:value-type="string">
            <text:p>302514</text:p>
          </table:table-cell>
          <table:table-cell office:value-type="string">
            <text:p>INSTITUTO SENSEI DIV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 LIGA?AO 343 JARDIM PRAINHA SAO PAULO SP</text:p>
          </table:table-cell>
          <table:table-cell office:value-type="string">
            <text:p>302517</text:p>
          </table:table-cell>
          <table:table-cell office:value-type="string">
            <text:p>ENTIDADE. Comunidade assistencial Jardim Pra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ESTRELLA 17A</text:p>
          </table:table-cell>
          <table:table-cell office:value-type="string">
            <text:p>302521</text:p>
          </table:table-cell>
          <table:table-cell office:value-type="string">
            <text:p>Associa?ao esportiva malok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CASTRO LIMA 478 REAL PARQUE</text:p>
          </table:table-cell>
          <table:table-cell office:value-type="string">
            <text:p>302522</text:p>
          </table:table-cell>
          <table:table-cell office:value-type="string">
            <text:p>Centro para Crian?as e adolescentes Ludovico Pav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CURSINO 4305 VILA MORAES CEP 04169 000</text:p>
          </table:table-cell>
          <table:table-cell office:value-type="string">
            <text:p>302524</text:p>
          </table:table-cell>
          <table:table-cell office:value-type="string">
            <text:p>CENTRO OSCAR ROMERO DE DEFESA DOS 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VICENTE DIORIO 64</text:p>
          </table:table-cell>
          <table:table-cell office:value-type="string">
            <text:p>302530</text:p>
          </table:table-cell>
          <table:table-cell office:value-type="string">
            <text:p>Instituto V? Kalu Pereira da Silva Oliv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OS DE JUPITER 70</text:p>
          </table:table-cell>
          <table:table-cell office:value-type="string">
            <text:p>302531</text:p>
          </table:table-cell>
          <table:table-cell office:value-type="string">
            <text:p>Associa??o Raios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DOLFO MARCOS TEOFILO 340 POREM A DISTRIBUI?AO ESTA OCORRENDO NO NUMERO 340A DA MESMA RUA POIS NOSSA ENTIDADE PERMANECE FECHADA</text:p>
          </table:table-cell>
          <table:table-cell office:value-type="string">
            <text:p>302535</text:p>
          </table:table-cell>
          <table:table-cell office:value-type="string">
            <text:p>CENTRO ESP?RITA SEMEADORES D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LINO VITAL DE MORAIS 188 PARQUE MARIA HELENA</text:p>
          </table:table-cell>
          <table:table-cell office:value-type="string">
            <text:p>302536</text:p>
          </table:table-cell>
          <table:table-cell office:value-type="string">
            <text:p>Associa??o Pr? Moradia Uni?o 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AO NERY 4383</text:p>
          </table:table-cell>
          <table:table-cell office:value-type="string">
            <text:p>302537</text:p>
          </table:table-cell>
          <table:table-cell office:value-type="string">
            <text:p>Associa??o de Mulheres consci?ncia feminin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EDRO FIGUEIRO 82 CEP 03 270 070 BAIRRO VILA TOLSTOI</text:p>
          </table:table-cell>
          <table:table-cell office:value-type="string">
            <text:p>302539</text:p>
          </table:table-cell>
          <table:table-cell office:value-type="string">
            <text:p>IGREJA FORMOSA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7 DE ABRIL 15</text:p>
          </table:table-cell>
          <table:table-cell office:value-type="string">
            <text:p>302543</text:p>
          </table:table-cell>
          <table:table-cell office:value-type="string">
            <text:p>Instituto Novas Estrel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ANTONI 17</text:p>
          </table:table-cell>
          <table:table-cell office:value-type="string">
            <text:p>302544</text:p>
          </table:table-cell>
          <table:table-cell office:value-type="string">
            <text:p>ONG Remi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NHEIROS 85 CEP 08473 520 VILA YOLANDA II SAO PAULO SP</text:p>
          </table:table-cell>
          <table:table-cell office:value-type="string">
            <text:p>302552</text:p>
          </table:table-cell>
          <table:table-cell office:value-type="string">
            <text:p>ASSOCIA??O DOS MORADORES SITIO PAIOL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VAO 105</text:p>
          </table:table-cell>
          <table:table-cell office:value-type="string">
            <text:p>302557</text:p>
          </table:table-cell>
          <table:table-cell office:value-type="string">
            <text:p>ACDP- Associa??o Comunit?rio do Distrito de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 5310 APT 4 BL A JARDIM VISTA LINDA CEP 05858 000 SAO PAULO SP</text:p>
          </table:table-cell>
          <table:table-cell office:value-type="string">
            <text:p>302559</text:p>
          </table:table-cell>
          <table:table-cell office:value-type="string">
            <text:p>ASSOCIA??O DE MORADIA JARDIM CASA BRANCA II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HUNGRIA 800 EUROPA II GUARAPIRANGA CEP 04912_065</text:p>
          </table:table-cell>
          <table:table-cell office:value-type="string">
            <text:p>302560</text:p>
          </table:table-cell>
          <table:table-cell office:value-type="string">
            <text:p>Associa??o de moradores do conjunto.Habitacional 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 DO SOL 59 B</text:p>
          </table:table-cell>
          <table:table-cell office:value-type="string">
            <text:p>302564</text:p>
          </table:table-cell>
          <table:table-cell office:value-type="string">
            <text:p>ASSOCIA??O BRASIL?NDIA B-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E GLADIADOR E REGIAO MORRO DOCE</text:p>
          </table:table-cell>
          <table:table-cell office:value-type="string">
            <text:p>302565</text:p>
          </table:table-cell>
          <table:table-cell office:value-type="string">
            <text:p>Comunidade Crist? Ref?gio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IAL DO BONFIM 117</text:p>
          </table:table-cell>
          <table:table-cell office:value-type="string">
            <text:p>302571</text:p>
          </table:table-cell>
          <table:table-cell office:value-type="string">
            <text:p>Associa??o estrela Dalva de Heli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BERTO I 743 ? VILA VERMELHA ?SAO PAULO</text:p>
          </table:table-cell>
          <table:table-cell office:value-type="string">
            <text:p>302586</text:p>
          </table:table-cell>
          <table:table-cell office:value-type="string">
            <text:p>Associa??o de Comunica??o Educativa e Comun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 172 ? JD MARIA ESTELA ? CEP 04176 010</text:p>
          </table:table-cell>
          <table:table-cell office:value-type="string">
            <text:p>302589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GUA VERMELHA 06 PARQUE GUAIANASES</text:p>
          </table:table-cell>
          <table:table-cell office:value-type="string">
            <text:p>302593</text:p>
          </table:table-cell>
          <table:table-cell office:value-type="string">
            <text:p>Associa??o Habitacional Esportiva Amanda em Apo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MELINA VIEIRA NASCIMENTO 145 PARQUE SANTO ANTONIO CEP 05851160</text:p>
          </table:table-cell>
          <table:table-cell office:value-type="string">
            <text:p>302598</text:p>
          </table:table-cell>
          <table:table-cell office:value-type="string">
            <text:p>Instituto josefina Bakh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RIO TOTTA 333</text:p>
          </table:table-cell>
          <table:table-cell office:value-type="string">
            <text:p>302600</text:p>
          </table:table-cell>
          <table:table-cell office:value-type="string">
            <text:p>Igreja assembleia de Deus minist?rio adorar-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ERGIO JABUR MALUF 114 PQ MARIA HELENA SAO PAULO/SP</text:p>
          </table:table-cell>
          <table:table-cell office:value-type="string">
            <text:p>302602</text:p>
          </table:table-cell>
          <table:table-cell office:value-type="string">
            <text:p>Associa??o 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ANIBAL 03 JD SAPOPEMBA</text:p>
          </table:table-cell>
          <table:table-cell office:value-type="string">
            <text:p>302604</text:p>
          </table:table-cell>
          <table:table-cell office:value-type="string">
            <text:p>Associa??o de clube de M?es do 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CI MANO 56 VILA ODETE SAO PAULO</text:p>
          </table:table-cell>
          <table:table-cell office:value-type="string">
            <text:p>302609</text:p>
          </table:table-cell>
          <table:table-cell office:value-type="string">
            <text:p>Uni?o dos Povos pela A??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 28 JARDIM ARACATI/ CHACARA FLORA CEP 04949 175</text:p>
          </table:table-cell>
          <table:table-cell office:value-type="string">
            <text:p>302615</text:p>
          </table:table-cell>
          <table:table-cell office:value-type="string">
            <text:p>Arca 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DOCE DE MANTENA 271 JOAQUIM GON?ALVES ROCHA 357 RUA BALTZAR DE CAMPOS 124 AV ELISIO TEIXEIRA LEITE 7400</text:p>
          </table:table-cell>
          <table:table-cell office:value-type="string">
            <text:p>302619</text:p>
          </table:table-cell>
          <table:table-cell office:value-type="string">
            <text:p>ASSAPT - ASSOCIA??O DOS AMIGOS DA PARADA DE TA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SAO VICENTE DE PAULA 73</text:p>
          </table:table-cell>
          <table:table-cell office:value-type="string">
            <text:p>302625</text:p>
          </table:table-cell>
          <table:table-cell office:value-type="string">
            <text:p>Assicoacao comercial de Heli?polis e reg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QUARA?U DE MINAS</text:p>
          </table:table-cell>
          <table:table-cell office:value-type="string">
            <text:p>302635</text:p>
          </table:table-cell>
          <table:table-cell office:value-type="string">
            <text:p>CHEGA A HORA E ESSA - ASSOCIACAO ASSISTENCIAL D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EM 129</text:p>
          </table:table-cell>
          <table:table-cell office:value-type="string">
            <text:p>302642</text:p>
          </table:table-cell>
          <table:table-cell office:value-type="string">
            <text:p>Educandario S?o Jos? do Bel?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LILEU TORRANO 26</text:p>
          </table:table-cell>
          <table:table-cell office:value-type="string">
            <text:p>302643</text:p>
          </table:table-cell>
          <table:table-cell office:value-type="string">
            <text:p>Tenda espiritual de umbanda ABASS? de OXOSS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ENA 13</text:p>
          </table:table-cell>
          <table:table-cell office:value-type="string">
            <text:p>302647</text:p>
          </table:table-cell>
          <table:table-cell office:value-type="string">
            <text:p>Corpo de Representa??o e A??o Comunit?ria de un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EGO ANTONIO MANZI 664 B JD ROBRU CEP 08150 310 S PAULO SP</text:p>
          </table:table-cell>
          <table:table-cell office:value-type="string">
            <text:p>302650</text:p>
          </table:table-cell>
          <table:table-cell office:value-type="string">
            <text:p>Associa??o Para o Bem da Comunidade Paulistinha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2655</text:p>
          </table:table-cell>
          <table:table-cell office:value-type="string">
            <text:p>Instituto Recriar Educar e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OLHER LOPES 110</text:p>
          </table:table-cell>
          <table:table-cell office:value-type="string">
            <text:p>302660</text:p>
          </table:table-cell>
          <table:table-cell office:value-type="string">
            <text:p>Passarela Alternati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DOS SANTOS 549 JARDIM GUARUJA SAO PAULO SP CEP 05820 030</text:p>
          </table:table-cell>
          <table:table-cell office:value-type="string">
            <text:p>302663</text:p>
          </table:table-cell>
          <table:table-cell office:value-type="string">
            <text:p>ASSOCIA??O COMUNITARIA MANG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ILDEBRANDO FRANK 65</text:p>
          </table:table-cell>
          <table:table-cell office:value-type="string">
            <text:p>302665</text:p>
          </table:table-cell>
          <table:table-cell office:value-type="string">
            <text:p>Associa??o comunidade Vila das pra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FERNANDO MENDES DE ALMEIDA 1050 A PARQUE DE TAIPAS</text:p>
          </table:table-cell>
          <table:table-cell office:value-type="string">
            <text:p>302667</text:p>
          </table:table-cell>
          <table:table-cell office:value-type="string">
            <text:p>igreja assembleia de deus  .minist siga Jesus c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PEU DE SOL 67</text:p>
          </table:table-cell>
          <table:table-cell office:value-type="string">
            <text:p>302672</text:p>
          </table:table-cell>
          <table:table-cell office:value-type="string">
            <text:p>Associa??o beneficiente gera??o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 1940 PQ NA?OES UNIDAS SAO PAULO CAPITAL CEP 0299100P</text:p>
          </table:table-cell>
          <table:table-cell office:value-type="string">
            <text:p>302678</text:p>
          </table:table-cell>
          <table:table-cell office:value-type="string">
            <text:p>Clube da comunidade  L?zaro Correia de Mace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iranda 41</text:p>
          </table:table-cell>
          <table:table-cell office:value-type="string">
            <text:p>302682</text:p>
          </table:table-cell>
          <table:table-cell office:value-type="string">
            <text:p>Associa??o Vida Nova jd Imb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 692 jardim penha</text:p>
          </table:table-cell>
          <table:table-cell office:value-type="string">
            <text:p>302683</text:p>
          </table:table-cell>
          <table:table-cell office:value-type="string">
            <text:p>Associa??o da patrulha Defensora das mulheres v?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?o Jos? Cerqueira Leite 251, 05888-020, Parque Fernanda, S?o Paulo-SP</text:p>
          </table:table-cell>
          <table:table-cell office:value-type="string">
            <text:p>302690</text:p>
          </table:table-cell>
          <table:table-cell office:value-type="string">
            <text:p>AFIM ASSOCIACAO FILANTROPICA IRMANDADE MAOS DA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en. Jos? Erm?rio de Moraes 523 - Trememb?, S?o Paulo - SP, 02356-003</text:p>
          </table:table-cell>
          <table:table-cell office:value-type="string">
            <text:p>302692</text:p>
          </table:table-cell>
          <table:table-cell office:value-type="string">
            <text:p>Instituto Edific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Stefanini 67 casa 2 Jd das Oliveiras Itaim Paulista</text:p>
          </table:table-cell>
          <table:table-cell office:value-type="string">
            <text:p>302695</text:p>
          </table:table-cell>
          <table:table-cell office:value-type="string">
            <text:p>ASSOSSIAC?O BENEFICENTE ARCANJO SALATI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acanga 1101</text:p>
          </table:table-cell>
          <table:table-cell office:value-type="string">
            <text:p>302696</text:p>
          </table:table-cell>
          <table:table-cell office:value-type="string">
            <text:p>Associa??o Esportiva unidos do Parque Paiolzinho 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?S 293 - BAIRRO DO LIM?O, CASA VERDE ALTA, VILA CAROLINA, VILA SANTA MARIA.</text:p>
          </table:table-cell>
          <table:table-cell office:value-type="string">
            <text:p>302697</text:p>
          </table:table-cell>
          <table:table-cell office:value-type="string">
            <text:p>ASSOCIA??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baquara 340 - Parais?polis, S?o Paulo - SP</text:p>
          </table:table-cell>
          <table:table-cell office:value-type="string">
            <text:p>302699</text:p>
          </table:table-cell>
          <table:table-cell office:value-type="string">
            <text:p>Par?quia S?o Jos? Parais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as Lajes, Rua Serra das Vertentes</text:p>
          </table:table-cell>
          <table:table-cell office:value-type="string">
            <text:p>302701</text:p>
          </table:table-cell>
          <table:table-cell office:value-type="string">
            <text:p>INSTITUTO LUZ VIDA E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xinguinha 259 Jd Claudia, CEP 05546-010</text:p>
          </table:table-cell>
          <table:table-cell office:value-type="string">
            <text:p>302711</text:p>
          </table:table-cell>
          <table:table-cell office:value-type="string">
            <text:p>A Casinha - Levante Mulh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ernando Mendes de Almeida 784 -B taipas</text:p>
          </table:table-cell>
          <table:table-cell office:value-type="string">
            <text:p>302713</text:p>
          </table:table-cell>
          <table:table-cell office:value-type="string">
            <text:p>Associa??o beneficente educando pela vida - Pr? -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ion?sio de alexandria 15 Jardim Novo Horizonte</text:p>
          </table:table-cell>
          <table:table-cell office:value-type="string">
            <text:p>302715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orgio Mortara 40 - Jardim P?rola II CEP 08474-380/ Rua Doutor Virg?lio Magano, 12 - Jardim S?o Paulo CEP 08461-390</text:p>
          </table:table-cell>
          <table:table-cell office:value-type="string">
            <text:p>302716</text:p>
          </table:table-cell>
          <table:table-cell office:value-type="string">
            <text:p>Associca??o Comunit?ria Barro Bran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Rua Cerqueira Cesar, 185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José Maria da Silva, 106 - Jaguaré</text:p>
          </table:table-cell>
          <table:table-cell office:value-type="string">
            <text:p>18168</text:p>
          </table:table-cell>
          <table:table-cell office:value-type="string">
            <text:p>Av José Maria da Silva, 106 - Jaguar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 Taquandava, 827, Cidade Ipava</text:p>
          </table:table-cell>
          <table:table-cell office:value-type="string">
            <text:p>21116</text:p>
          </table:table-cell>
          <table:table-cell office:value-type="string">
            <text:p>Av Taquandava, 827, Cidade Ipav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. COMENDADOR SANTANA, 1932 - JD. S??O JOS??</text:p>
          </table:table-cell>
          <table:table-cell office:value-type="string">
            <text:p>13137</text:p>
          </table:table-cell>
          <table:table-cell office:value-type="string">
            <text:p>Av. Comendador Santana, 1932 - Jd. São José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Duque de Caxias, 925</text:p>
          </table:table-cell>
          <table:table-cell office:value-type="string">
            <text:p>13334</text:p>
          </table:table-cell>
          <table:table-cell office:value-type="string">
            <text:p>Av. Duque de Caxias, 925 - Campos Elíse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ng° Feijó Bittencourt, 04 - Vila Primavera</text:p>
          </table:table-cell>
          <table:table-cell office:value-type="string">
            <text:p>18188</text:p>
          </table:table-cell>
          <table:table-cell office:value-type="string">
            <text:p>Av. Eng° Feijó Bittencourt, 04 - Vila Primaver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Av. Eulália, 278 - Vila Fachinn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ose Higino Neves, 1624</text:p>
          </table:table-cell>
          <table:table-cell office:value-type="string">
            <text:p>18171</text:p>
          </table:table-cell>
          <table:table-cell office:value-type="string">
            <text:p>AV JOSE HIGINO NEVES, 1624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auro Xérfan, 390 - Jardim Iva</text:p>
          </table:table-cell>
          <table:table-cell office:value-type="string">
            <text:p>18184</text:p>
          </table:table-cell>
          <table:table-cell office:value-type="string">
            <text:p>Av. Lauro Xérfan, 390 - Jardim Iv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ateo Bei, 1055 - São Mateus -</text:p>
          </table:table-cell>
          <table:table-cell office:value-type="string">
            <text:p>18174</text:p>
          </table:table-cell>
          <table:table-cell office:value-type="string">
            <text:p>Av. Mateo Bei, 1055 - São Mateus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Presidente Castelo Branco, 5.200 - Bom Retiro</text:p>
          </table:table-cell>
          <table:table-cell office:value-type="string">
            <text:p>14244</text:p>
          </table:table-cell>
          <table:table-cell office:value-type="string">
            <text:p>Av. Presidente Castelo Branco, 5.200 - Bom Reti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imavera de Caiena, 338 - Parque Santa Madalena</text:p>
          </table:table-cell>
          <table:table-cell office:value-type="string">
            <text:p>14175</text:p>
          </table:table-cell>
          <table:table-cell office:value-type="string">
            <text:p>Av. Primavera de Caiena, 338 - Parque Santa Mada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TAQUANDAVA, 17 - CIDADE IPAVA</text:p>
          </table:table-cell>
          <table:table-cell office:value-type="string">
            <text:p>13136</text:p>
          </table:table-cell>
          <table:table-cell office:value-type="string">
            <text:p>Av. Taquandava, 17 - CIidade Ipava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omás Lopes de Camargo, 75, Jd. Romano</text:p>
          </table:table-cell>
          <table:table-cell office:value-type="string">
            <text:p>18187</text:p>
          </table:table-cell>
          <table:table-cell office:value-type="string">
            <text:p>Av. Tomás Lopes de Camargo, 75, Jd. Rom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Ana Felícia, 01- Chácara do Conde - Grajaú</text:p>
          </table:table-cell>
          <table:table-cell office:value-type="string">
            <text:p>23393</text:p>
          </table:table-cell>
          <table:table-cell office:value-type="string">
            <text:p>Avenida Ana Felícia, 01- Chácara do Conde - Grajaú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Av Augustin Luberti, 10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arão do Rego Barros, 179 - Campo Belo.</text:p>
          </table:table-cell>
          <table:table-cell office:value-type="string">
            <text:p>14218</text:p>
          </table:table-cell>
          <table:table-cell office:value-type="string">
            <text:p>Avenida Barão do Rego Barros, 179 - Campo Belo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CARLOS CAMPOS, 840</text:p>
          </table:table-cell>
          <table:table-cell office:value-type="string">
            <text:p>11007</text:p>
          </table:table-cell>
          <table:table-cell office:value-type="string">
            <text:p>Av. Carlos de Campos, 8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utor Guilherme de Abreu Sodre, 1045</text:p>
          </table:table-cell>
          <table:table-cell office:value-type="string">
            <text:p>18170</text:p>
          </table:table-cell>
          <table:table-cell office:value-type="string">
            <text:p>Avenida Doutor Guilherme de Abreu Sodre, 104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venida Dr. Almiro Leal da Costa - Itaim Pauli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ngenheiro Armando de Arruda Pereira, 5275 - VILA DO ENCONTRO</text:p>
          </table:table-cell>
          <table:table-cell office:value-type="string">
            <text:p>28570</text:p>
          </table:table-cell>
          <table:table-cell office:value-type="string">
            <text:p>Avenida Engenheiro Armando de Arruda Pereira, 5275 - VILA DO ENCONTR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14</text:p>
          </table:table-cell>
          <table:table-cell office:value-type="string">
            <text:p>AVENIDA GUARAPIRANGA, 3658 - GUARAPIRAN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IDO CALOI</text:p>
          </table:table-cell>
          <table:table-cell office:value-type="string">
            <text:p>11075</text:p>
          </table:table-cell>
          <table:table-cell office:value-type="string">
            <text:p>Avenida Guido Caloi, 93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IMPERATRIZ DONA AM??LIA, 200 - VILA TIRADENTES</text:p>
          </table:table-cell>
          <table:table-cell office:value-type="string">
            <text:p>11262</text:p>
          </table:table-cell>
          <table:table-cell office:value-type="string">
            <text:p>AVENIDA IMPERATRIZ DONA AM??LIA, 200 - VILA TIRADE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Joaquim da Costa Miranda, 745</text:p>
          </table:table-cell>
          <table:table-cell office:value-type="string">
            <text:p>11236</text:p>
          </table:table-cell>
          <table:table-cell office:value-type="string">
            <text:p>Avenida Joaquim da Costa Miranda, 7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Avenida Miruna, 1762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venida Morvan Dias de Figueiredo, 2.801 - Vila Guilher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aylor de Oliverira, 200</text:p>
          </table:table-cell>
          <table:table-cell office:value-type="string">
            <text:p>11247</text:p>
          </table:table-cell>
          <table:table-cell office:value-type="string">
            <text:p>Avenida Naylor de Oliverira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itro Química, 39</text:p>
          </table:table-cell>
          <table:table-cell office:value-type="string">
            <text:p>18191</text:p>
          </table:table-cell>
          <table:table-cell office:value-type="string">
            <text:p>Avenida Nitro Química, 39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7270</text:p>
          </table:table-cell>
          <table:table-cell office:value-type="string">
            <text:p>11257</text:p>
          </table:table-cell>
          <table:table-cell office:value-type="string">
            <text:p>Avenida Nordestina, 727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ossa Senhora do Loreto, 1162</text:p>
          </table:table-cell>
          <table:table-cell office:value-type="string">
            <text:p>18173</text:p>
          </table:table-cell>
          <table:table-cell office:value-type="string">
            <text:p>Avenida Nossa Senhora do Loreto, 116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OSVALDO VALLE CORDEIRO</text:p>
          </table:table-cell>
          <table:table-cell office:value-type="string">
            <text:p>11040</text:p>
          </table:table-cell>
          <table:table-cell office:value-type="string">
            <text:p>Av  Osvado Valle Cordeiro,  1360 - 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IRES DO RIO, 3185 - VILA PROGRESSO</text:p>
          </table:table-cell>
          <table:table-cell office:value-type="string">
            <text:p>28566</text:p>
          </table:table-cell>
          <table:table-cell office:value-type="string">
            <text:p>AVENIDA PIRES DO RIO, 3185 - VILA PROGRESS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??O JO??O, 613</text:p>
          </table:table-cell>
          <table:table-cell office:value-type="string">
            <text:p>11004</text:p>
          </table:table-cell>
          <table:table-cell office:value-type="string">
            <text:p>Avenida São João, 61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??O MIGUEL, 6500 - VILA NORMA</text:p>
          </table:table-cell>
          <table:table-cell office:value-type="string">
            <text:p>11190</text:p>
          </table:table-cell>
          <table:table-cell office:value-type="string">
            <text:p>AVENIDA S??O MIGUEL, 6500 - VILA NOR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09892-330</text:p>
          </table:table-cell>
          <table:table-cell office:value-type="string">
            <text:p>11249</text:p>
          </table:table-cell>
          <table:table-cell office:value-type="string">
            <text:p>Avenida São Paulo, 7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ENIDA SERAFIM GON??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. Serafim Gonç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rada da Baronesa, 54, Jd. Herculano</text:p>
          </table:table-cell>
          <table:table-cell office:value-type="string">
            <text:p>18178</text:p>
          </table:table-cell>
          <table:table-cell office:value-type="string">
            <text:p>Estrada da Baronesa, 54, Jd. Hercul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LAC, 10145</text:p>
          </table:table-cell>
          <table:table-cell office:value-type="string">
            <text:p>11260</text:p>
          </table:table-cell>
          <table:table-cell office:value-type="string">
            <text:p>ESTRADA ENGENHEIRO MARSILLAC, 10.1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João Bosco Penido Burnier</text:p>
          </table:table-cell>
          <table:table-cell office:value-type="string">
            <text:p>11242</text:p>
          </table:table-cell>
          <table:table-cell office:value-type="string">
            <text:p>Praça João Bosco Penido Burnier, 7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5 de Dezembro, 25, São Paulo</text:p>
          </table:table-cell>
          <table:table-cell office:value-type="string">
            <text:p>27230</text:p>
          </table:table-cell>
          <table:table-cell office:value-type="string">
            <text:p>Rua 25 de Dezembro, 2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28 de Janeiro, 119 - Vila Bela Vista</text:p>
          </table:table-cell>
          <table:table-cell office:value-type="string">
            <text:p>18155</text:p>
          </table:table-cell>
          <table:table-cell office:value-type="string">
            <text:p>Rua 28 de Janeiro, 119 - Vila Bela V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CADEMIA DE S??O PAULO, 850 - JARDIM CAMARGO NOVO</text:p>
          </table:table-cell>
          <table:table-cell office:value-type="string">
            <text:p>11028</text:p>
          </table:table-cell>
          <table:table-cell office:value-type="string">
            <text:p>RUA ACADEMIA DE S??O PAULO, 850 - JARDIM CAMARGO NOV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2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3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gave, 260, Pq. Guarani</text:p>
          </table:table-cell>
          <table:table-cell office:value-type="string">
            <text:p>18172</text:p>
          </table:table-cell>
          <table:table-cell office:value-type="string">
            <text:p>Rua Agave, 260, Pq. Guaran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LAYDE DE SOUZA COSTA, 276</text:p>
          </table:table-cell>
          <table:table-cell office:value-type="string">
            <text:p>13126</text:p>
          </table:table-cell>
          <table:table-cell office:value-type="string">
            <text:p>Rua Alayde de Souza Costa, 276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 -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ice candida da Silveira, 159,</text:p>
          </table:table-cell>
          <table:table-cell office:value-type="string">
            <text:p>28588</text:p>
          </table:table-cell>
          <table:table-cell office:value-type="string">
            <text:p>Rua Alice candida da Silveira, 159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mália Cordelli Cardenuto, 40</text:p>
          </table:table-cell>
          <table:table-cell office:value-type="string">
            <text:p>27183</text:p>
          </table:table-cell>
          <table:table-cell office:value-type="string">
            <text:p>Rua Amália Cordelli Cardenuto, 40 - São Mate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a Aslan, 999</text:p>
          </table:table-cell>
          <table:table-cell office:value-type="string">
            <text:p>23439</text:p>
          </table:table-cell>
          <table:table-cell office:value-type="string">
            <text:p>Rua Ana Aslan, 999 - Parque do Engen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ália Dolácio Albino, 77 - Parque Maria Helena</text:p>
          </table:table-cell>
          <table:table-cell office:value-type="string">
            <text:p>18150</text:p>
          </table:table-cell>
          <table:table-cell office:value-type="string">
            <text:p>Rua Anália Dolácio Albino, 77 - Parque Maria Hele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</text:p>
          </table:table-cell>
          <table:table-cell office:value-type="string">
            <text:p>13133</text:p>
          </table:table-cell>
          <table:table-cell office:value-type="string">
            <text:p>Rua Anibal Augusto Sardinha, 88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ÍSIO DA SILVEIRA MACHADO, 441 - JD. ROBRU</text:p>
          </table:table-cell>
          <table:table-cell office:value-type="string">
            <text:p>13131</text:p>
          </table:table-cell>
          <table:table-cell office:value-type="string">
            <text:p>Rua Anísio Da Silveira Machado, 441 - Jd. Robr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onio Pinto da Costa, 10, Parque Tietê</text:p>
          </table:table-cell>
          <table:table-cell office:value-type="string">
            <text:p>18193</text:p>
          </table:table-cell>
          <table:table-cell office:value-type="string">
            <text:p>Rua Antonio Pinto da Costa, 10, Parque Tietê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madilho, 68 ??? Jardim Jaú</text:p>
          </table:table-cell>
          <table:table-cell office:value-type="string">
            <text:p>18161</text:p>
          </table:table-cell>
          <table:table-cell office:value-type="string">
            <text:p>Rua Armadilho, 68 ??? Jardim 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oio Antunes, 71, casa 2,</text:p>
          </table:table-cell>
          <table:table-cell office:value-type="string">
            <text:p>18192</text:p>
          </table:table-cell>
          <table:table-cell office:value-type="string">
            <text:p>Rua Arroio Antunes, 71, casa 2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DRUBAL DO NASCIMENTO, 268</text:p>
          </table:table-cell>
          <table:table-cell office:value-type="string">
            <text:p>11002</text:p>
          </table:table-cell>
          <table:table-cell office:value-type="string">
            <text:p>Rua Asdrúbal do Nascimento, 26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SDRUBAL DO NASCIMENTO, 282 - 274</text:p>
          </table:table-cell>
          <table:table-cell office:value-type="string">
            <text:p>11001</text:p>
          </table:table-cell>
          <table:table-cell office:value-type="string">
            <text:p>Rua Asdrubal do Nascimento, 28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Barroso do Amazonas 50</text:p>
          </table:table-cell>
          <table:table-cell office:value-type="string">
            <text:p>27618</text:p>
          </table:table-cell>
          <table:table-cell office:value-type="string">
            <text:p>Rua Barão Barroso do Amazonas 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aão de Calera, 8A - Vila Santa inê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Rua Barão Geraldo de Rezende, 434, Jardim do Ru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ena, 528 - Vila Silva Teles, Itaim Paulista</text:p>
          </table:table-cell>
          <table:table-cell office:value-type="string">
            <text:p>18186</text:p>
          </table:table-cell>
          <table:table-cell office:value-type="string">
            <text:p>Rua Barena, 528 - Vila Silva Teles,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atriz, 273, Alto Pinheiros</text:p>
          </table:table-cell>
          <table:table-cell office:value-type="string">
            <text:p>14136</text:p>
          </table:table-cell>
          <table:table-cell office:value-type="string">
            <text:p>Rua Beatriz, 273, Alto Pinhei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LFORD DUARTE, 125 - VILA SANTA CATARINA</text:p>
          </table:table-cell>
          <table:table-cell office:value-type="string">
            <text:p>11141</text:p>
          </table:table-cell>
          <table:table-cell office:value-type="string">
            <text:p>RUA BELFORD DUARTE, 125 - VILA SANTA CATAR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ENEDITO CARVALHO VITALINO, 7 - JARDIM CAMARGO NOVO</text:p>
          </table:table-cell>
          <table:table-cell office:value-type="string">
            <text:p>14248</text:p>
          </table:table-cell>
          <table:table-cell office:value-type="string">
            <text:p>RUA BENEDITO CARVALHO VITALINO, 7 -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jamin Cosin, 511</text:p>
          </table:table-cell>
          <table:table-cell office:value-type="string">
            <text:p>11258</text:p>
          </table:table-cell>
          <table:table-cell office:value-type="string">
            <text:p>Rua Benjamin Cosin, 51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choeira da Sorte,131 Barro Branco ll Cidade Tiradentes</text:p>
          </table:table-cell>
          <table:table-cell office:value-type="string">
            <text:p>18159</text:p>
          </table:table-cell>
          <table:table-cell office:value-type="string">
            <text:p>Rua Cachoeira da Sorte,131 Barro Branco ll Cidade Tiradent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achoeira do Campo Grande, 400, Cidade Tiradentes</text:p>
          </table:table-cell>
          <table:table-cell office:value-type="string">
            <text:p>28102</text:p>
          </table:table-cell>
          <table:table-cell office:value-type="string">
            <text:p>Rua Cachoeira do Campo Grande, 400, Cidade Tiradente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MPO DAS PITANGUEIRAS, 440 - JARDIM S??O NICOLAU</text:p>
          </table:table-cell>
          <table:table-cell office:value-type="string">
            <text:p>11111</text:p>
          </table:table-cell>
          <table:table-cell office:value-type="string">
            <text:p>RUA CAMPO DAS PITANGUEIRAS, 440 - JARDIM S??O NICOLA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????O DO EXÍLIO, 210 - JD. S??O SAV??RIO</text:p>
          </table:table-cell>
          <table:table-cell office:value-type="string">
            <text:p>13124</text:p>
          </table:table-cell>
          <table:table-cell office:value-type="string">
            <text:p>Rua Canção do Exílio, 210 - Jardim São Savé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??NDIDO RODRIGUES, 21 - JARDIM VILA FORMOSA</text:p>
          </table:table-cell>
          <table:table-cell office:value-type="string">
            <text:p>11146</text:p>
          </table:table-cell>
          <table:table-cell office:value-type="string">
            <text:p>RUA C??NDIDO RODRIGUES, 21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??NDIDO RODRIGUES, 45 - JARDIM VILA FORMOSA</text:p>
          </table:table-cell>
          <table:table-cell office:value-type="string">
            <text:p>11147</text:p>
          </table:table-cell>
          <table:table-cell office:value-type="string">
            <text:p>RUA C??NDIDO RODRIGUES, 45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??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ã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olina Soares, 50 - Limao</text:p>
          </table:table-cell>
          <table:table-cell office:value-type="string">
            <text:p>14247</text:p>
          </table:table-cell>
          <table:table-cell office:value-type="string">
            <text:p>Rua Carolina Soares, 50 - Lim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ARAUJO, 6 - JARDIM BELCI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de Araujo, 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Rua Cassandoca, 535 - Moó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iano dos Santos, 236 - Jardim Clipper</text:p>
          </table:table-cell>
          <table:table-cell office:value-type="string">
            <text:p>14225</text:p>
          </table:table-cell>
          <table:table-cell office:value-type="string">
            <text:p>Rua Cassiano dos Santos, 236 - Jardim Clipp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Rua Catarina Lopes, 345 - Vila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Rua Catarina Mauad, 269 - Jardim das Palm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. Sousa Reis, 197, Tatuapé</text:p>
          </table:table-cell>
          <table:table-cell office:value-type="string">
            <text:p>14138</text:p>
          </table:table-cell>
          <table:table-cell office:value-type="string">
            <text:p>Rua Cel. Sousa Reis, 197, Tatuap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rqueira Cesar, 248 -</text:p>
          </table:table-cell>
          <table:table-cell office:value-type="string">
            <text:p>18176</text:p>
          </table:table-cell>
          <table:table-cell office:value-type="string">
            <text:p>Rua Cerqueira Cesar, 248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7</text:p>
          </table:table-cell>
          <table:table-cell office:value-type="string">
            <text:p>Rua Clamecy, S/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rinia, 35 - Guaianazes.</text:p>
          </table:table-cell>
          <table:table-cell office:value-type="string">
            <text:p>18162</text:p>
          </table:table-cell>
          <table:table-cell office:value-type="string">
            <text:p>Rua Clarinia, 35 - Guaianazes.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ônego Vicente Miguel Marino, 572 ??? Barra Funda</text:p>
          </table:table-cell>
          <table:table-cell office:value-type="string">
            <text:p>14243</text:p>
          </table:table-cell>
          <table:table-cell office:value-type="string">
            <text:p>Rua Cônego Vicente Miguel Marino, 572 ???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Conselheiro Belizário, 412- Loja reactor - Brá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do Acre, 333 - Mooc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Nébias, 314 ??? Campos Eliseos</text:p>
          </table:table-cell>
          <table:table-cell office:value-type="string">
            <text:p>18158</text:p>
          </table:table-cell>
          <table:table-cell office:value-type="string">
            <text:p>Rua Conselheiro Nébias, 314 ??? Campos Elise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ontos Gauchescos, 86 - Vila Santa Catarina</text:p>
          </table:table-cell>
          <table:table-cell office:value-type="string">
            <text:p>14231</text:p>
          </table:table-cell>
          <table:table-cell office:value-type="string">
            <text:p>Rua Contos Gauchescos, 86 - Vila Santa Cata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iolano Durand, 270, bloco A - Vila Santa Catarina</text:p>
          </table:table-cell>
          <table:table-cell office:value-type="string">
            <text:p>22496</text:p>
          </table:table-cell>
          <table:table-cell office:value-type="string">
            <text:p>Rua Coriolano Durand, 270, bloco A - Vila Santa Catari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d. São Luis</text:p>
          </table:table-cell>
          <table:table-cell office:value-type="string">
            <text:p>28589</text:p>
          </table:table-cell>
          <table:table-cell office:value-type="string">
            <text:p>Rua Corneio Zelaia, Jd. São Lui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utinho Melo, 180, Vl Yolanda</text:p>
          </table:table-cell>
          <table:table-cell office:value-type="string">
            <text:p>18181</text:p>
          </table:table-cell>
          <table:table-cell office:value-type="string">
            <text:p>Rua Coutinho Melo, 180, Vl Yoland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icharas, 203</text:p>
          </table:table-cell>
          <table:table-cell office:value-type="string">
            <text:p>18182</text:p>
          </table:table-cell>
          <table:table-cell office:value-type="string">
            <text:p>Rua Curicharas, 20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ama Entre Verdes, 129 - Vila Nova Curuçá</text:p>
          </table:table-cell>
          <table:table-cell office:value-type="string">
            <text:p>11228</text:p>
          </table:table-cell>
          <table:table-cell office:value-type="string">
            <text:p>Rua Dama Entre Verdes, 129 - Vila Nova Curuç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Abiquaras, 156 - Vila Guacuri</text:p>
          </table:table-cell>
          <table:table-cell office:value-type="string">
            <text:p>11254</text:p>
          </table:table-cell>
          <table:table-cell office:value-type="string">
            <text:p>Rua das Abiquaras, 156 - Vila Guacur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GRUMIXAMAS, 210 - JARDIM ORIENTAL - JABAQUARA</text:p>
          </table:table-cell>
          <table:table-cell office:value-type="string">
            <text:p>14138</text:p>
          </table:table-cell>
          <table:table-cell office:value-type="string">
            <text:p>RUA DAS GRUMIXAMAS, 210 - JARDIM ORIENTAL - JABAQU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OLARIAS, 476</text:p>
          </table:table-cell>
          <table:table-cell office:value-type="string">
            <text:p>11003</text:p>
          </table:table-cell>
          <table:table-cell office:value-type="string">
            <text:p>Rua Araguaia 207 - Canind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Rosas, n° 111, Parque das Flores</text:p>
          </table:table-cell>
          <table:table-cell office:value-type="string">
            <text:p>11235</text:p>
          </table:table-cell>
          <table:table-cell office:value-type="string">
            <text:p>Rua das Rosas, n° 111, Parque das Flor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ocleciano de Oliveira Filho, 404</text:p>
          </table:table-cell>
          <table:table-cell office:value-type="string">
            <text:p>11250</text:p>
          </table:table-cell>
          <table:table-cell office:value-type="string">
            <text:p>Rua Deocleciano de Oliveira Filho, 40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IAN??POLIS, 4100 - VILA PRUDENTE</text:p>
          </table:table-cell>
          <table:table-cell office:value-type="string">
            <text:p>27328</text:p>
          </table:table-cell>
          <table:table-cell office:value-type="string">
            <text:p>RUA PINDAMONHANGABA, 225 - QUINTA DA PAINEI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IOGO GARCUA, 254 - PARQUE BOA ESPERAN??A</text:p>
          </table:table-cell>
          <table:table-cell office:value-type="string">
            <text:p>14143</text:p>
          </table:table-cell>
          <table:table-cell office:value-type="string">
            <text:p>RUA DIOGO GARCUA, 254 - PARQUE BOA ESPERAN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° 855 - Barra Funda</text:p>
          </table:table-cell>
          <table:table-cell office:value-type="string">
            <text:p>14106</text:p>
          </table:table-cell>
          <table:table-cell office:value-type="string">
            <text:p>Rua do Bosque 855 -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Manifesto, 2354 Ipiranga</text:p>
          </table:table-cell>
          <table:table-cell office:value-type="string">
            <text:p>14136</text:p>
          </table:table-cell>
          <table:table-cell office:value-type="string">
            <text:p>Rua do Manifesto, 2354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 Francisco Cardoso Ayres, 289 - Jd Cambará</text:p>
          </table:table-cell>
          <table:table-cell office:value-type="string">
            <text:p>11240</text:p>
          </table:table-cell>
          <table:table-cell office:value-type="string">
            <text:p>Rua Dom Francisco Cardoso Ayres, 289 - Jd Cambar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enico Montella, 392 - Parque Nações Unidas</text:p>
          </table:table-cell>
          <table:table-cell office:value-type="string">
            <text:p>18167</text:p>
          </table:table-cell>
          <table:table-cell office:value-type="string">
            <text:p>Rua Domenico Montella, 392 - Parque Nações Unid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Rua Domingo de moraes,1765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Diorio, 54</text:p>
          </table:table-cell>
          <table:table-cell office:value-type="string">
            <text:p>11259</text:p>
          </table:table-cell>
          <table:table-cell office:value-type="string">
            <text:p>Rua Domingos Diorio, 5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DALBERTO PEREIRA DA FONSECA, 60 - PARQUE INDEPEND??NCIA</text:p>
          </table:table-cell>
          <table:table-cell office:value-type="string">
            <text:p>28565</text:p>
          </table:table-cell>
          <table:table-cell office:value-type="string">
            <text:p>RUA DOUTOR ADALBERTO PEREIRA DA FONSECA, 60 - PARQUE INDEPEND??NC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AUGUSTO AMARAL</text:p>
          </table:table-cell>
          <table:table-cell office:value-type="string">
            <text:p>11014</text:p>
          </table:table-cell>
          <table:table-cell office:value-type="string">
            <text:p>Rua Augusto do Amaral, 94 - Vila N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David Iampolsky, 36 - Bom Retiro</text:p>
          </table:table-cell>
          <table:table-cell office:value-type="string">
            <text:p>18156</text:p>
          </table:table-cell>
          <table:table-cell office:value-type="string">
            <text:p>Rua Doutor David Iampolsky, 36 - Bom Retir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Moura - Vila Progresso</text:p>
          </table:table-cell>
          <table:table-cell office:value-type="string">
            <text:p>23467</text:p>
          </table:table-cell>
          <table:table-cell office:value-type="string">
            <text:p>Rua Doutor Mário Moura - Vila Progres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 - CEP. 03035040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ALMIRO LEAL DA COSTA, 22 - JD. DAS OLIVEIRAS</text:p>
          </table:table-cell>
          <table:table-cell office:value-type="string">
            <text:p>13128</text:p>
          </table:table-cell>
          <table:table-cell office:value-type="string">
            <text:p>Rua Dr. Almiro Leal da Costa, 22 - Jd. Das Oliveiras,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URVAL GUERRA DE AZEVEDO, 531 - PARQUE SANTO ANT??NIO</text:p>
          </table:table-cell>
          <table:table-cell office:value-type="string">
            <text:p>13140</text:p>
          </table:table-cell>
          <table:table-cell office:value-type="string">
            <text:p>Rua Durval Guera de Azevedo, 531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ANUEL LIST, 96 - CHÁCARA FL??RIDA</text:p>
          </table:table-cell>
          <table:table-cell office:value-type="string">
            <text:p>14192</text:p>
          </table:table-cell>
          <table:table-cell office:value-type="string">
            <text:p>Rua Emanuel List, 96 - Chácara Flór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ilio Ayres, 80 - José Bonifacio</text:p>
          </table:table-cell>
          <table:table-cell office:value-type="string">
            <text:p>28579</text:p>
          </table:table-cell>
          <table:table-cell office:value-type="string">
            <text:p>Rua Emilio Ares, 80 - José Bonifac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storis do Norte, 83</text:p>
          </table:table-cell>
          <table:table-cell office:value-type="string">
            <text:p>11251</text:p>
          </table:table-cell>
          <table:table-cell office:value-type="string">
            <text:p>Rua Esoris do Norte, 8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zo, 597</text:p>
          </table:table-cell>
          <table:table-cell office:value-type="string">
            <text:p>11239</text:p>
          </table:table-cell>
          <table:table-cell office:value-type="string">
            <text:p>Rua Ezequiel Lopes Cardozo, 597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erreira Viana, São Paulo</text:p>
          </table:table-cell>
          <table:table-cell office:value-type="string">
            <text:p>27211</text:p>
          </table:table-cell>
          <table:table-cell office:value-type="string">
            <text:p>Rua Ferreira Viana, 1B, Capela do Socor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êncio Pereira, 70 - Jd Nardini</text:p>
          </table:table-cell>
          <table:table-cell office:value-type="string">
            <text:p>11241</text:p>
          </table:table-cell>
          <table:table-cell office:value-type="string">
            <text:p>Rua Florêncio Pereira, 70 - Jd Nardin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Rua Fonte Nova, 23 (Parelhereiros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rte de São Bartolomeu, 58</text:p>
          </table:table-cell>
          <table:table-cell office:value-type="string">
            <text:p>27215</text:p>
          </table:table-cell>
          <table:table-cell office:value-type="string">
            <text:p>Rua Forte de São Bartolomeu,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BUENO, 384 - TATUAP??</text:p>
          </table:table-cell>
          <table:table-cell office:value-type="string">
            <text:p>14177</text:p>
          </table:table-cell>
          <table:table-cell office:value-type="string">
            <text:p>RUA FRANCISCO BUENO, 384 - TATUAP?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85</text:p>
          </table:table-cell>
          <table:table-cell office:value-type="string">
            <text:p>27326</text:p>
          </table:table-cell>
          <table:table-cell office:value-type="string">
            <text:p>Rua Francisco Jose Alves, 18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Rua Francisco Tranchesi, 483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Rua General Pereira de berredo, 70,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vásio  Leite  Rebelo, 1299, Jd Pery Alto</text:p>
          </table:table-cell>
          <table:table-cell office:value-type="string">
            <text:p>27214</text:p>
          </table:table-cell>
          <table:table-cell office:value-type="string">
            <text:p>Rua Gervásio Leite Rebelo, 1299, Jd Pery Alt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biraiaras, 400</text:p>
          </table:table-cell>
          <table:table-cell office:value-type="string">
            <text:p>23394</text:p>
          </table:table-cell>
          <table:table-cell office:value-type="string">
            <text:p>Rua Ibiraiaras, 400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nácio Monteiro n.1195</text:p>
          </table:table-cell>
          <table:table-cell office:value-type="string">
            <text:p>18189</text:p>
          </table:table-cell>
          <table:table-cell office:value-type="string">
            <text:p>Rua Inácio Monteiro n.119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Irapará, 151, Paraisópolis</text:p>
          </table:table-cell>
          <table:table-cell office:value-type="string">
            <text:p>15102</text:p>
          </table:table-cell>
          <table:table-cell office:value-type="string">
            <text:p>Rua Irapará, 151 - Vila Andrade - Paraisó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é.</text:p>
          </table:table-cell>
          <table:table-cell office:value-type="string">
            <text:p>14221</text:p>
          </table:table-cell>
          <table:table-cell office:value-type="string">
            <text:p>Rua Irma Pia, 78 - Jaguaré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Rua Itaguaçaba, 216 (altura av imirim 1800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RUA JACARAIPE, 224 - 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guaribe, 735 Santa Cecília</text:p>
          </table:table-cell>
          <table:table-cell office:value-type="string">
            <text:p>18166</text:p>
          </table:table-cell>
          <table:table-cell office:value-type="string">
            <text:p>Rua Jaguaribe, 735, Santa Cecíl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Rua Jamaica, 42, Jardim 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Amado Coutinho, 1009</text:p>
          </table:table-cell>
          <table:table-cell office:value-type="string">
            <text:p>11252</text:p>
          </table:table-cell>
          <table:table-cell office:value-type="string">
            <text:p>Rua João Amado Coutinho, 100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ão da Silva, 1 - Itaim Paulista</text:p>
          </table:table-cell>
          <table:table-cell office:value-type="string">
            <text:p>18177</text:p>
          </table:table-cell>
          <table:table-cell office:value-type="string">
            <text:p>Rua João da Silva, 1 -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ão de Almada, 228</text:p>
          </table:table-cell>
          <table:table-cell office:value-type="string">
            <text:p>11255</text:p>
          </table:table-cell>
          <table:table-cell office:value-type="string">
            <text:p>Rua João de Almada, 22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almiro Mercado, 29, Vila Terezinha</text:p>
          </table:table-cell>
          <table:table-cell office:value-type="string">
            <text:p>18185</text:p>
          </table:table-cell>
          <table:table-cell office:value-type="string">
            <text:p>Rua Jorge Palmiro Mercado, 29, Vila Terezinh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Rua Jose Carlos Heffner, 2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Pereira Cruz, 209</text:p>
          </table:table-cell>
          <table:table-cell office:value-type="string">
            <text:p>27320</text:p>
          </table:table-cell>
          <table:table-cell office:value-type="string">
            <text:p>Rua José Pereira Cruz, 8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úlio de Castilho, 166 - Belém</text:p>
          </table:table-cell>
          <table:table-cell office:value-type="string">
            <text:p>14173</text:p>
          </table:table-cell>
          <table:table-cell office:value-type="string">
            <text:p>Rua Júlio de Castilho, 166 - Belé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Mario Salusse, 21</text:p>
          </table:table-cell>
          <table:table-cell office:value-type="string">
            <text:p>23469</text:p>
          </table:table-cell>
          <table:table-cell office:value-type="string">
            <text:p>Rua Julio Mario Salusse,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K, 140 B, Jd. Vitória Régia</text:p>
          </table:table-cell>
          <table:table-cell office:value-type="string">
            <text:p>18152</text:p>
          </table:table-cell>
          <table:table-cell office:value-type="string">
            <text:p>Rua K, 140 B, Jd. Vitória Rég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avapés, 1123 - Cambuci - 01519-000</text:p>
          </table:table-cell>
          <table:table-cell office:value-type="string">
            <text:p>14147</text:p>
          </table:table-cell>
          <table:table-cell office:value-type="string">
            <text:p>Rua Lavapés, 1123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ís Elson, 248 B - Anhanguera</text:p>
          </table:table-cell>
          <table:table-cell office:value-type="string">
            <text:p>14150</text:p>
          </table:table-cell>
          <table:table-cell office:value-type="string">
            <text:p>Rua Luís Elson, 248 B -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Braz de Lara, 26 - Vila São José</text:p>
          </table:table-cell>
          <table:table-cell office:value-type="string">
            <text:p>18154</text:p>
          </table:table-cell>
          <table:table-cell office:value-type="string">
            <text:p>Rua Luiz Braz de Lara, 26 - Vila São Jos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orrio, 463. 01</text:p>
          </table:table-cell>
          <table:table-cell office:value-type="string">
            <text:p>18157</text:p>
          </table:table-cell>
          <table:table-cell office:value-type="string">
            <text:p>Rua Luiz Porrio, 463. 01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Rua Major Maragliano, 241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lmequer do Campo, 1402</text:p>
          </table:table-cell>
          <table:table-cell office:value-type="string">
            <text:p>11248</text:p>
          </table:table-cell>
          <table:table-cell office:value-type="string">
            <text:p>Rua Malequer do Campo, 14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Rua Manoel Raposo,13 - Conj Vila Marilena - Guaianas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0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24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195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CELINO COELHO, 284</text:p>
          </table:table-cell>
          <table:table-cell office:value-type="string">
            <text:p>13138</text:p>
          </table:table-cell>
          <table:table-cell office:value-type="string">
            <text:p>Rua Marcelino Coelho, 284,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ia Conceição Aparecida Bastos Costa, proximo ao 11</text:p>
          </table:table-cell>
          <table:table-cell office:value-type="string">
            <text:p>23468</text:p>
          </table:table-cell>
          <table:table-cell office:value-type="string">
            <text:p>Rua Maria Conceição Aparecida Bastos Costa, proximo ao 1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Rua Maxiné, 284 - Vila 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 - Vila Bancária Munho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é 438, Vila Ré ( Penha)</text:p>
          </table:table-cell>
          <table:table-cell office:value-type="string">
            <text:p>21122</text:p>
          </table:table-cell>
          <table:table-cell office:value-type="string">
            <text:p>Rua Moé 438, Vila Ré ( Penha)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NTENEGRO, 18 - JD. FELICIDADE</text:p>
          </table:table-cell>
          <table:table-cell office:value-type="string">
            <text:p>13134</text:p>
          </table:table-cell>
          <table:table-cell office:value-type="string">
            <text:p>Rua Montenegro, 18 - Jd. Felic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Rua Narcisa Amália, 73 - Lim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ICOLAU BORBONI, 215 - JD. VERA CRUZ</text:p>
          </table:table-cell>
          <table:table-cell office:value-type="string">
            <text:p>13135</text:p>
          </table:table-cell>
          <table:table-cell office:value-type="string">
            <text:p>Rua Nicolau Borboni, 215 - Jd. Ver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Osorio Franco Vilhene, 1099 - Vila Nova Curuça</text:p>
          </table:table-cell>
          <table:table-cell office:value-type="string">
            <text:p>11227</text:p>
          </table:table-cell>
          <table:table-cell office:value-type="string">
            <text:p>Rua Osorio Franco Vilhene, 1099 - Vila Nova Curuç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José Antonio Romano, 65, Parque Esmeralda</text:p>
          </table:table-cell>
          <table:table-cell office:value-type="string">
            <text:p>21106</text:p>
          </table:table-cell>
          <table:table-cell office:value-type="string">
            <text:p>Rua Padre José Antonio Romano, 65, Parque Esmerald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Á VELHA</text:p>
          </table:table-cell>
          <table:table-cell office:value-type="string">
            <text:p>13130</text:p>
          </table:table-cell>
          <table:table-cell office:value-type="string">
            <text:p>Rua Palanque, 40 - Vila Curuçá Vel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meira de Leque, 66 - Jardim Pedro José Nunes</text:p>
          </table:table-cell>
          <table:table-cell office:value-type="string">
            <text:p>14219</text:p>
          </table:table-cell>
          <table:table-cell office:value-type="string">
            <text:p>Rua Palmeira de Leque, 66 - Jardim Pedro José Nun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 office:value-type="string">
            <text:p>Rua Maramores, 36 - Jardim São Saverio - Ipiran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Rua Pedro de Madeiros, 521, 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dos Açores - 310, Jd. Luzitân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Taquari, 549, Mooca ,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Miranda, 41 - Associação Vida Nova Jardim Imbé</text:p>
          </table:table-cell>
          <table:table-cell office:value-type="string">
            <text:p>11238</text:p>
          </table:table-cell>
          <table:table-cell office:value-type="string">
            <text:p>Rua Pedro Miranda, 41 - Associação Vida Nova Jardim Imb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Rodrigues Beja, 75 - Vila Joaniza</text:p>
          </table:table-cell>
          <table:table-cell office:value-type="string">
            <text:p>18165</text:p>
          </table:table-cell>
          <table:table-cell office:value-type="string">
            <text:p>Rua Pedro Rodrigues Beja, 75 - Vila Joaniz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elagia Starbulov, 121 - Parque Grajaú</text:p>
          </table:table-cell>
          <table:table-cell office:value-type="string">
            <text:p>18164</text:p>
          </table:table-cell>
          <table:table-cell office:value-type="string">
            <text:p>Rua Pelagia Starbulov, 121 - Parque Gra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ONTA POR??, 844 - VILA IPOJUCA</text:p>
          </table:table-cell>
          <table:table-cell office:value-type="string">
            <text:p>14163</text:p>
          </table:table-cell>
          <table:table-cell office:value-type="string">
            <text:p>RUA PONTA POR??, 844 - VILA IPOJU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Rua Princesa Isabel, 548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ANT??NIO DE FRANCO, 22 - JARDIM S??O LUIZ</text:p>
          </table:table-cell>
          <table:table-cell office:value-type="string">
            <text:p>13139</text:p>
          </table:table-cell>
          <table:table-cell office:value-type="string">
            <text:p>Rua Professor Antonio de Franco, 22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Rua Professora Jacira de Carvalho, 7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Rua Rafael Alvarez, 79 - Vila do So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ULINO GALDINO DA SILVA, 1.031 - VILA BRASIL??NDIA</text:p>
          </table:table-cell>
          <table:table-cell office:value-type="string">
            <text:p>11261</text:p>
          </table:table-cell>
          <table:table-cell office:value-type="string">
            <text:p>RUA RAULINO GALDINO DA SILVA, 1.031 - VILA BRASIL??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EINALDO PEREIRA, 1 - PARQUE SANTO AMARO</text:p>
          </table:table-cell>
          <table:table-cell office:value-type="string">
            <text:p>28564</text:p>
          </table:table-cell>
          <table:table-cell office:value-type="string">
            <text:p>Rua Reinaldo Pereira, 1 - Parque Santo Amaro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Tefé, 154 - Gleba do Pêssego</text:p>
          </table:table-cell>
          <table:table-cell office:value-type="string">
            <text:p>18169</text:p>
          </table:table-cell>
          <table:table-cell office:value-type="string">
            <text:p>Rua Rio Tefé, 154 - Gleba do Pêsseg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Rizieri Negrini, 356/ 372</text:p>
          </table:table-cell>
          <table:table-cell office:value-type="string">
            <text:p>11256</text:p>
          </table:table-cell>
          <table:table-cell office:value-type="string">
            <text:p>Rua Rizieri Negrini, 356/ 37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, 758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 , 758 - Sã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a Rita do Sapucai, 719, Jd. Tupi</text:p>
          </table:table-cell>
          <table:table-cell office:value-type="string">
            <text:p>28587</text:p>
          </table:table-cell>
          <table:table-cell office:value-type="string">
            <text:p>Rua Santa Rita do Sapucai, 719, Jd. Tup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ana do Rio Preto, 64, Cosmopolita, Guaianases</text:p>
          </table:table-cell>
          <table:table-cell office:value-type="string">
            <text:p>18190</text:p>
          </table:table-cell>
          <table:table-cell office:value-type="string">
            <text:p>Rua Santana do Rio Preto, 64, Cosmopolita, Guaianas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ANTO ANT??NIO DE OSSELA, 475 - PARQUE COCAIA</text:p>
          </table:table-cell>
          <table:table-cell office:value-type="string">
            <text:p>11263</text:p>
          </table:table-cell>
          <table:table-cell office:value-type="string">
            <text:p>RUA SANTO ANT??NIO DE OSSELA, 475 - 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NADOR FEIJO, 126</text:p>
          </table:table-cell>
          <table:table-cell office:value-type="string">
            <text:p>11006</text:p>
          </table:table-cell>
          <table:table-cell office:value-type="string">
            <text:p>Rua Senador Feijó, 126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erra das Araras, 409 - Vila Yolanda</text:p>
          </table:table-cell>
          <table:table-cell office:value-type="string">
            <text:p>14246</text:p>
          </table:table-cell>
          <table:table-cell office:value-type="string">
            <text:p>Rua Serra das Araras, 409 - Vila Yol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Rua Sera Das Araras, 410 - Vila Iolan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E CAPIVARU??U, 274 - VILA RENATO</text:p>
          </table:table-cell>
          <table:table-cell office:value-type="string">
            <text:p>26487</text:p>
          </table:table-cell>
          <table:table-cell office:value-type="string">
            <text:p>RUA SERRA DE CAPIVARU??U, 274 - VILA RENAT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Rua Serra de Jairé, 143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São Domingos, 1015</text:p>
          </table:table-cell>
          <table:table-cell office:value-type="string">
            <text:p>18179</text:p>
          </table:table-cell>
          <table:table-cell office:value-type="string">
            <text:p>Rua Serra de São Domingos, 101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ilva Bueno, 229 - Ipiranga.</text:p>
          </table:table-cell>
          <table:table-cell office:value-type="string">
            <text:p>14245</text:p>
          </table:table-cell>
          <table:table-cell office:value-type="string">
            <text:p>Rua Silva Bueno, 229 - Ipirang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stro Palma,  52 B</text:p>
          </table:table-cell>
          <table:table-cell office:value-type="string">
            <text:p>11237</text:p>
          </table:table-cell>
          <table:table-cell office:value-type="string">
            <text:p>Rua Silvestro Palma,  52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mão Ragusa, Jardim Maggi - São Paulo SP - CEP 02982-140</text:p>
          </table:table-cell>
          <table:table-cell office:value-type="string">
            <text:p>27310</text:p>
          </table:table-cell>
          <table:table-cell office:value-type="string">
            <text:p>Rua Simão Ragusa (Travessa Moreira), 6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infonia Heróica, 351, Vila Calu</text:p>
          </table:table-cell>
          <table:table-cell office:value-type="string">
            <text:p>28585</text:p>
          </table:table-cell>
          <table:table-cell office:value-type="string">
            <text:p>Rua Sinfonia Heróica, 351, Vila Cal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uzana de Melo, 170</text:p>
          </table:table-cell>
          <table:table-cell office:value-type="string">
            <text:p>18194</text:p>
          </table:table-cell>
          <table:table-cell office:value-type="string">
            <text:p>Rua Suzana de Melo, 170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APUIRANA, 63 - JARDIM S??O LUIS</text:p>
          </table:table-cell>
          <table:table-cell office:value-type="string">
            <text:p>13129</text:p>
          </table:table-cell>
          <table:table-cell office:value-type="string">
            <text:p>Rua Tapuirana, 63 - Jardim Sã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eixeira Leite , 467</text:p>
          </table:table-cell>
          <table:table-cell office:value-type="string">
            <text:p>2728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nente Mario Barbedo, 615,</text:p>
          </table:table-cell>
          <table:table-cell office:value-type="string">
            <text:p>18183</text:p>
          </table:table-cell>
          <table:table-cell office:value-type="string">
            <text:p>Rua Tenente Mario Barbedo, 615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 - CIDADE ANT??NIO ESTEV??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é Afonso de Moura, 345 - Vila Amélia</text:p>
          </table:table-cell>
          <table:table-cell office:value-type="string">
            <text:p>14101</text:p>
          </table:table-cell>
          <table:table-cell office:value-type="string">
            <text:p>Rua Tomé Afonso de Moura, 345 - Vila Amél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maso Giordani, 129</text:p>
          </table:table-cell>
          <table:table-cell office:value-type="string">
            <text:p>11243</text:p>
          </table:table-cell>
          <table:table-cell office:value-type="string">
            <text:p>Rua Tommaso Giordani, 12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ACANGA, 300 - VILA CAR??O</text:p>
          </table:table-cell>
          <table:table-cell office:value-type="string">
            <text:p>14118</text:p>
          </table:table-cell>
          <table:table-cell office:value-type="string">
            <text:p>RUA VACANGA, 300 - VILA CAR?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 da Amoreira, 53</text:p>
          </table:table-cell>
          <table:table-cell office:value-type="string">
            <text:p>18153</text:p>
          </table:table-cell>
          <table:table-cell office:value-type="string">
            <text:p>Rua Vale da Amoreira, 5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Rua Valente de Novais 185 Itaim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tantonio Mastrosa, 362</text:p>
          </table:table-cell>
          <table:table-cell office:value-type="string">
            <text:p>11244</text:p>
          </table:table-cell>
          <table:table-cell office:value-type="string">
            <text:p>Rua Vitantonio Mastrosa, 36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: Alziro Pinheiro de Magalhaes, 1037</text:p>
          </table:table-cell>
          <table:table-cell office:value-type="string">
            <text:p>18175</text:p>
          </table:table-cell>
          <table:table-cell office:value-type="string">
            <text:p>Rua: Alziro Pinheiro de Magalhaes, 1037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ravessa Aurélio Linhares, 113 - Estância Jaraguá</text:p>
          </table:table-cell>
          <table:table-cell office:value-type="string">
            <text:p>12151</text:p>
          </table:table-cell>
          <table:table-cell office:value-type="string">
            <text:p>Travessa Aurélio Linhares, 113 - Estância Jaragu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Caixa d'água, Vila Nova Esperança.</text:p>
          </table:table-cell>
          <table:table-cell office:value-type="string">
            <text:p>27325</text:p>
          </table:table-cell>
          <table:table-cell office:value-type="string">
            <text:p>Rua da Caixa d'água, Vila Nova Esperanç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, 900</text:p>
          </table:table-cell>
          <table:table-cell office:value-type="string">
            <text:p>27579</text:p>
          </table:table-cell>
          <table:table-cell office:value-type="string">
            <text:p>Rua Paulo Argentino, 9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299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 Deputado Cantídio Sampaio n, 4595</text:p>
          </table:table-cell>
          <table:table-cell office:value-type="string">
            <text:p>27553</text:p>
          </table:table-cell>
          <table:table-cell office:value-type="string">
            <text:p>Av Deputado Cantídio Sampaio n, 45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ácio Monteiro, 6100 - Jardim São Paulo</text:p>
          </table:table-cell>
          <table:table-cell office:value-type="string">
            <text:p>24494</text:p>
          </table:table-cell>
          <table:table-cell office:value-type="string">
            <text:p>Rua Inácio Monteiro, 6100 - Jardim São Paul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oacir Padilha, 28</text:p>
          </table:table-cell>
          <table:table-cell office:value-type="string">
            <text:p>27208</text:p>
          </table:table-cell>
          <table:table-cell office:value-type="string">
            <text:p>Rua Moacir Padilha, 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sé  Pereira  Cruz, 81, Parque Bristol</text:p>
          </table:table-cell>
          <table:table-cell office:value-type="string">
            <text:p>27619</text:p>
          </table:table-cell>
          <table:table-cell office:value-type="string">
            <text:p>Rua José  Pereira  Cruz, 81, Parque Bristo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bert Arruda Pereira, 266</text:p>
          </table:table-cell>
          <table:table-cell office:value-type="string">
            <text:p>27620</text:p>
          </table:table-cell>
          <table:table-cell office:value-type="string">
            <text:p>Rua Herbert Arruda Pereira, 26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tilde Moreno, 220</text:p>
          </table:table-cell>
          <table:table-cell office:value-type="string">
            <text:p>27621</text:p>
          </table:table-cell>
          <table:table-cell office:value-type="string">
            <text:p>Rua Matilde Moreno, 22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aul Lino, 34 - Jardim São Bento Novo</text:p>
          </table:table-cell>
          <table:table-cell office:value-type="string">
            <text:p>14215</text:p>
          </table:table-cell>
          <table:table-cell office:value-type="string">
            <text:p>Rua Raul Lino, 34 - Jardim São Bent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9524</text:p>
          </table:table-cell>
          <table:table-cell office:value-type="string">
            <text:p>Avenida Guarapiranga, 3658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29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59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3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4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5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7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8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0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5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ntnes Maciel, 720 - Parque Sâo Rafael</text:p>
          </table:table-cell>
          <table:table-cell office:value-type="string">
            <text:p>27615</text:p>
          </table:table-cell>
          <table:table-cell office:value-type="string">
            <text:p>Rua Joao Antnes Maciel, 720 - Parque Sâ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abriel Pereira, 17, São Paulo</text:p>
          </table:table-cell>
          <table:table-cell office:value-type="string">
            <text:p>27632</text:p>
          </table:table-cell>
          <table:table-cell office:value-type="string">
            <text:p>Rua Gabriel Pereira, 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633</text:p>
          </table:table-cell>
          <table:table-cell office:value-type="string">
            <text:p>Rua Vale do rio Doce, 26 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53A, bloco 1 apto 51.</text:p>
          </table:table-cell>
          <table:table-cell office:value-type="string">
            <text:p>27634</text:p>
          </table:table-cell>
          <table:table-cell office:value-type="string">
            <text:p>Rua Vale do Rio Doce, 53A, bloco 1 apto 51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ucas Fernando Pinto, 170</text:p>
          </table:table-cell>
          <table:table-cell office:value-type="string">
            <text:p>27636</text:p>
          </table:table-cell>
          <table:table-cell office:value-type="string">
            <text:p>Rua Lucas Fernando Pinto, 17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au Pombo, 150</text:p>
          </table:table-cell>
          <table:table-cell office:value-type="string">
            <text:p>27637</text:p>
          </table:table-cell>
          <table:table-cell office:value-type="string">
            <text:p>Travessa Pau Pombo, 1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ofa. Suraia Aidar Menon, 2045</text:p>
          </table:table-cell>
          <table:table-cell office:value-type="string">
            <text:p>27638</text:p>
          </table:table-cell>
          <table:table-cell office:value-type="string">
            <text:p>Rua Profa. Surai Adair Menon, 2045, casa 5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tero Gomes do Nascimento, 136,</text:p>
          </table:table-cell>
          <table:table-cell office:value-type="string">
            <text:p>27639</text:p>
          </table:table-cell>
          <table:table-cell office:value-type="string">
            <text:p>Rua Antero Gomes do Nascimento, 136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6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ederico Murnau, 18</text:p>
          </table:table-cell>
          <table:table-cell office:value-type="string">
            <text:p>27640</text:p>
          </table:table-cell>
          <table:table-cell office:value-type="string">
            <text:p>Rua Frederico Murnau, 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avessa Recreio Alegre, 45</text:p>
          </table:table-cell>
          <table:table-cell office:value-type="string">
            <text:p>27642</text:p>
          </table:table-cell>
          <table:table-cell office:value-type="string">
            <text:p>Tavessa Recreio Alegre, 4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3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nários, 17</text:p>
          </table:table-cell>
          <table:table-cell office:value-type="string">
            <text:p>27644</text:p>
          </table:table-cell>
          <table:table-cell office:value-type="string">
            <text:p>Canários, 17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ultura Popular, 196</text:p>
          </table:table-cell>
          <table:table-cell office:value-type="string">
            <text:p>27645</text:p>
          </table:table-cell>
          <table:table-cell office:value-type="string">
            <text:p>Rua Cultura Popular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mbirisa, 129</text:p>
          </table:table-cell>
          <table:table-cell office:value-type="string">
            <text:p>27646</text:p>
          </table:table-cell>
          <table:table-cell office:value-type="string">
            <text:p>Rua Cambiriza, 12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eira Martins, 2 - Brás, São Paulo - SP</text:p>
          </table:table-cell>
          <table:table-cell office:value-type="string">
            <text:p>27648</text:p>
          </table:table-cell>
          <table:table-cell office:value-type="string">
            <text:p>R. Vieira Martins, 2 - Brás, São Paulo - SP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Rua Marina Ciufuli Zanfelice, 289 - Lap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  Osvado Valle Cordeiro, 1320 - Cidade Líder</text:p>
          </table:table-cell>
          <table:table-cell office:value-type="string">
            <text:p>11113</text:p>
          </table:table-cell>
          <table:table-cell office:value-type="string">
            <text:p>Av  Osvado Valle Cordeiro, 1320 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 - Americanopolis</text:p>
          </table:table-cell>
          <table:table-cell office:value-type="string">
            <text:p>11126</text:p>
          </table:table-cell>
          <table:table-cell office:value-type="string">
            <text:p>Rua Dr. Alcides de Campos, 115 - 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íder</text:p>
          </table:table-cell>
          <table:table-cell office:value-type="string">
            <text:p>11112</text:p>
          </table:table-cell>
          <table:table-cell office:value-type="string">
            <text:p>Av  Osvado Valle Cordeiro, 1294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rnas Filho, 72 - Vila Paulista São Paulo</text:p>
          </table:table-cell>
          <table:table-cell office:value-type="string">
            <text:p>11144</text:p>
          </table:table-cell>
          <table:table-cell office:value-type="string">
            <text:p>Rua Dornas Filho, 72 - Vila Paulista São Pau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 371, Brasilândia</text:p>
          </table:table-cell>
          <table:table-cell office:value-type="string">
            <text:p>11253</text:p>
          </table:table-cell>
          <table:table-cell office:value-type="string">
            <text:p>Rua Tiro ao Pombo, 371, Brasilâ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íder</text:p>
          </table:table-cell>
          <table:table-cell office:value-type="string">
            <text:p>11114</text:p>
          </table:table-cell>
          <table:table-cell office:value-type="string">
            <text:p>Av  Osvado Valle Cordeiro, 1340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. Hélio Lobo, 81 - Parque Jabaquara  São Paulo - SP
04359-030</text:p>
          </table:table-cell>
          <table:table-cell office:value-type="string">
            <text:p>11137</text:p>
          </table:table-cell>
          <table:table-cell office:value-type="string">
            <text:p>Av. Hélio Lobo, 81 - Parque Jabaquara  São Paulo - SP
04359-03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iz Gushiken, 170 - Jardim Vergueiro</text:p>
          </table:table-cell>
          <table:table-cell office:value-type="string">
            <text:p>11075</text:p>
          </table:table-cell>
          <table:table-cell office:value-type="string">
            <text:p>Avenida Luiz Gushiken, 170 - Jardim Vergu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harles Colomb, 200</text:p>
          </table:table-cell>
          <table:table-cell office:value-type="string">
            <text:p>11134</text:p>
          </table:table-cell>
          <table:table-cell office:value-type="string">
            <text:p>Rua Charles Colomb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orge Ohm, 12</text:p>
          </table:table-cell>
          <table:table-cell/>
          <table:table-cell office:value-type="string">
            <text:p>Rua George Ohm, 12</text:p>
          </table:table-cell>
          <table:table-cell/>
        </table:table-row>
        <table:table-row>
          <table:table-cell office:value-type="string">
            <text:p>Avenida Império Delamare, 3.250 Heliópolis</text:p>
          </table:table-cell>
          <table:table-cell office:value-type="string">
            <text:p>11159</text:p>
          </table:table-cell>
          <table:table-cell office:value-type="string">
            <text:p>Avenida Império Delamare, 3.250 Helió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58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obélia, 59 - Jd Prudência</text:p>
          </table:table-cell>
          <table:table-cell office:value-type="string">
            <text:p>14195</text:p>
          </table:table-cell>
          <table:table-cell office:value-type="string">
            <text:p>Rua Robélia, 59 - Jd Prudê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60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POÁ, 1740 - VILA SÃ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ÇÃO DO EXÍLIO, 210 - JD. SÃO SAVÉ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CENTRO ORGANIZADO DE TRATAMENTO INTENSIVO À CRIANÇA - 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ASSOCIAÇÃO BRASILEIRA PARA O ADOLESCENTE E A CRIANÇA ESPECIAL - 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ASSOCIAÇÃO AMIGOS EXCEPCIONAIS - A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é, 1433 - Quarta Parada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LAR DA REDENÇÃ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de Reabilitação e Apoio às famílias de Autistas (Instituto RAF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Associação Fernanda Bianchi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Ã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Associação dos Angolanos em Sã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FACULDADE LATINO-AMERICANA DE CIENCIAS SOCIAIS (FLACSO)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45</text:p>
          </table:table-cell>
          <table:table-cell office:value-type="string">
            <text:p>MOVIMENTO ESTADUAL DA POPULAÇÃO EM SITUAÇÃ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ITAQUERA</text:p>
          </table:table-cell>
          <table:table-cell office:value-type="string">
            <text:p>13126</text:p>
          </table:table-cell>
          <table:table-cell office:value-type="string">
            <text:p>SASF JOSÉ BONIFÁ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 - JARDIM NOSSA SENHORA DO CARMO</text:p>
          </table:table-cell>
          <table:table-cell office:value-type="string">
            <text:p>13127</text:p>
          </table:table-cell>
          <table:table-cell office:value-type="string">
            <text:p>SASF PARQUE DO CARMO –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 (MOOC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é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ÁRIOS DE SÃO CARLOS - MISSÃ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ALMIRO LEAL DA COSTA, 22 - JARDIM DAS OLIVEIRAS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ÃO LUIS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ÇÁ VELHA</text:p>
          </table:table-cell>
          <table:table-cell office:value-type="string">
            <text:p>13130</text:p>
          </table:table-cell>
          <table:table-cell office:value-type="string">
            <text:p>SASF CURUÇÁ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Ç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15 - SÉ</text:p>
          </table:table-cell>
          <table:table-cell office:value-type="string">
            <text:p>12101</text:p>
          </table:table-cell>
          <table:table-cell office:value-type="string">
            <text:p>ONG ÁFRICA DO CORA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Ç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NÍ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ÇÁ - CASA DA FAMÍ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 - VILA NILO</text:p>
          </table:table-cell>
          <table:table-cell office:value-type="string">
            <text:p>13133</text:p>
          </table:table-cell>
          <table:table-cell office:value-type="string">
            <text:p>SASF JAÇANÃ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 - Vila Constança</text:p>
          </table:table-cell>
          <table:table-cell office:value-type="string">
            <text:p>14105</text:p>
          </table:table-cell>
          <table:table-cell office:value-type="string">
            <text:p>JAÇANÃ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élgica</text:p>
          </table:table-cell>
          <table:table-cell office:value-type="string">
            <text:p>14117</text:p>
          </table:table-cell>
          <table:table-cell office:value-type="string">
            <text:p>ASSOCIAÇÃO SUIÇO BRASILEIRA DE AJUDA À CRIANÇ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ASSOCIAÇÃO COM MAIS AM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COMUNIDADE NOVA CIVILIZAÇÃO - COMUNIDADE CIDADÃ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 - CENTRO</text:p>
          </table:table-cell>
          <table:table-cell office:value-type="string">
            <text:p>12130</text:p>
          </table:table-cell>
          <table:table-cell office:value-type="string">
            <text:p>ASSOCIAÇÃ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NTENEGRO, 18 - JARDIM FELICIDADE</text:p>
          </table:table-cell>
          <table:table-cell office:value-type="string">
            <text:p>13134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ARDIM VERA CRUZ</text:p>
          </table:table-cell>
          <table:table-cell office:value-type="string">
            <text:p>13135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, 17 - CIDADE IPAVA</text:p>
          </table:table-cell>
          <table:table-cell office:value-type="string">
            <text:p>13136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BIA LARANJEIRA, 758 - SÃO MIGUEL PAULISTA</text:p>
          </table:table-cell>
          <table:table-cell office:value-type="string">
            <text:p>14145</text:p>
          </table:table-cell>
          <table:table-cell office:value-type="string">
            <text:p>ASSOCIAÇÃ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ÁLVARES, 79 - VILA DO SOL</text:p>
          </table:table-cell>
          <table:table-cell office:value-type="string">
            <text:p>14181</text:p>
          </table:table-cell>
          <table:table-cell office:value-type="string">
            <text:p>ASSOCIAÇÃO PROJETO BATUTINHAS E ADJACÊ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QUIANES, 118 - VILA BUTANTÃ</text:p>
          </table:table-cell>
          <table:table-cell office:value-type="string">
            <text:p>26128</text:p>
          </table:table-cell>
          <table:table-cell office:value-type="string">
            <text:p>JARDIM SÃO REMO (VILA BUTANTÃ)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Ç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AS GUASSATUNGAS, 48 - VILA CAMPESTRE</text:p>
          </table:table-cell>
          <table:table-cell office:value-type="string">
            <text:p>22497</text:p>
          </table:table-cell>
          <table:table-cell office:value-type="string">
            <text:p>ASSOCIAÇÃO BRAU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JOÃO ANTUNES MACIEL, 720 - PARQUE SÃO RAFAEL</text:p>
          </table:table-cell>
          <table:table-cell office:value-type="string">
            <text:p>27636</text:p>
          </table:table-cell>
          <table:table-cell office:value-type="string">
            <text:p>MUTIRÃO SÃ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S LIMAS, 13 - JARDIM EMBURÁ - PARELHEIROS</text:p>
          </table:table-cell>
          <table:table-cell office:value-type="string">
            <text:p>27649</text:p>
          </table:table-cell>
          <table:table-cell office:value-type="string">
            <text:p>JARDIM EMBU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OVE, 23 A - JARDIM MONTE VERDE</text:p>
          </table:table-cell>
          <table:table-cell office:value-type="string">
            <text:p>27650</text:p>
          </table:table-cell>
          <table:table-cell office:value-type="string">
            <text:p>JARDIM MONTE VERDE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A LIGAÇÃO, 370 - JARDIM MONTE VERDE</text:p>
          </table:table-cell>
          <table:table-cell office:value-type="string">
            <text:p>27651</text:p>
          </table:table-cell>
          <table:table-cell office:value-type="string">
            <text:p>JARDIM PRAINHA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NTA SOFIA, 250 - JARDIM TURQUESA</text:p>
          </table:table-cell>
          <table:table-cell office:value-type="string">
            <text:p>27652</text:p>
          </table:table-cell>
          <table:table-cell office:value-type="string">
            <text:p>SANTA SOF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rajuba, 1056</text:p>
          </table:table-cell>
          <table:table-cell office:value-type="string">
            <text:p>11260</text:p>
          </table:table-cell>
          <table:table-cell office:value-type="string">
            <text:p>Guariro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ERRA BRASILEIRA, 265 - CIDADE ANTÔNIO ESTEVÃO DE CARVALHO</text:p>
          </table:table-cell>
          <table:table-cell office:value-type="string">
            <text:p>12105</text:p>
          </table:table-cell>
          <table:table-cell office:value-type="string">
            <text:p>ASSOCIAÇÃ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ão e Emo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ASSOCIAÇÃO JAIME ABÍLIO DE S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ÓRICA BOLÍVIA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URVAL GUERRA DE AZEVEDO, 531 - PARQUE SANTO ANTÔNIO</text:p>
          </table:table-cell>
          <table:table-cell office:value-type="string">
            <text:p>13140</text:p>
          </table:table-cell>
          <table:table-cell office:value-type="string">
            <text:p>SASF JARDIM SÃ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CALERA, 8A - VILA SANTA INÊS</text:p>
          </table:table-cell>
          <table:table-cell office:value-type="string">
            <text:p>13142</text:p>
          </table:table-cell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ÇALVES PEREIRA, 177 - PARQUE NOVO MUNDO</text:p>
          </table:table-cell>
          <table:table-cell office:value-type="string">
            <text:p>13141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ú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çã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ência nas áreas da Surdocegueira, Deficiência Múltipla e Deficiê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ÔNIO ESTEVAO DE CARVALHO</text:p>
          </table:table-cell>
          <table:table-cell office:value-type="string">
            <text:p>14161</text:p>
          </table:table-cell>
          <table:table-cell office:value-type="string">
            <text:p>ASSOCIAÇÃO BENEFICENTE COMUNITÁ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çã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Associação de Ajuda mútua Jd.Paquet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Associação de Amigos Barbara Aprie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harles Rosen - travessa Bahia, 14 - Chacara Gaivotas</text:p>
          </table:table-cell>
          <table:table-cell office:value-type="string">
            <text:p>11249</text:p>
          </table:table-cell>
          <table:table-cell office:value-type="string">
            <text:p>Chácara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val, 91, Belenzinho, 03062-000, São Paulo - SP</text:p>
          </table:table-cell>
          <table:table-cell office:value-type="string">
            <text:p>300097</text:p>
          </table:table-cell>
          <table:table-cell office:value-type="string">
            <text:p>OCUPAÇÃO NELSON CRUZ</text:p>
          </table:table-cell>
          <table:table-cell office:value-type="string">
            <text:p>INSTITUTO RADIO TRON</text:p>
          </table:table-cell>
        </table:table-row>
        <table:table-row>
          <table:table-cell office:value-type="string">
            <text:p>JOAO AMOS COMENIUS 849 JARDIM SAO BERNARDO</text:p>
          </table:table-cell>
          <table:table-cell office:value-type="string">
            <text:p>300254</text:p>
          </table:table-cell>
          <table:table-cell office:value-type="string">
            <text:p>Jardim São Bernardo,  Jardim Remberg,  Jardim Icar</text:p>
          </table:table-cell>
          <table:table-cell office:value-type="string">
            <text:p>Associação Comunidade Solidaria do Jardim São Bern</text:p>
          </table:table-cell>
        </table:table-row>
        <table:table-row>
          <table:table-cell office:value-type="string">
            <text:p>Rua Osorio Franco Vilhena,  1059</text:p>
          </table:table-cell>
          <table:table-cell office:value-type="string">
            <text:p>11261</text:p>
          </table:table-cell>
          <table:table-cell office:value-type="string">
            <text:p>Osório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lberico Crescitelli, 15</text:p>
          </table:table-cell>
          <table:table-cell office:value-type="string">
            <text:p>11262</text:p>
          </table:table-cell>
          <table:table-cell office:value-type="string">
            <text:p>Ângelo Remazott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Novo Mundo / Nova Tietê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izieri Negrini, 356/372 - Sacomã</text:p>
          </table:table-cell>
          <table:table-cell office:value-type="string">
            <text:p>11265</text:p>
          </table:table-cell>
          <table:table-cell office:value-type="string">
            <text:p>Empreendimento Anchiet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, 513 – Canindé</text:p>
          </table:table-cell>
          <table:table-cell office:value-type="string">
            <text:p>12104</text:p>
          </table:table-cell>
          <table:table-cell office:value-type="string">
            <text:p>Associação de Residentes Bolivianos - ADRB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Olga Bernardes Jardim chácara do conde n.4 CEP 04859395 Grajaú</text:p>
          </table:table-cell>
          <table:table-cell office:value-type="string">
            <text:p>12118</text:p>
          </table:table-cell>
          <table:table-cell office:value-type="string">
            <text:p>Populaçã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ás da Rocha Cardoso referência estação CPTM DO ITAIM PAULISTA</text:p>
          </table:table-cell>
          <table:table-cell office:value-type="string">
            <text:p>12119</text:p>
          </table:table-cell>
          <table:table-cell office:value-type="string">
            <text:p>Populaçã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SASF JARDIM HELENA II - CASA DA CONQU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SASF JARDIM HELENA CASA DA CIDADAN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ÇA, 713 - VILA JACUÍ</text:p>
          </table:table-cell>
          <table:table-cell office:value-type="string">
            <text:p>13145</text:p>
          </table:table-cell>
          <table:table-cell office:value-type="string">
            <text:p>SASF JACUI - CASA DA UNIÃ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SASF VIVENDA DA CRIANÇ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ÃS - LAR DA DIVINA MISERICÓ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Elson, 248 B - Anhanguera</text:p>
          </table:table-cell>
          <table:table-cell office:value-type="string">
            <text:p>14150</text:p>
          </table:table-cell>
          <table:table-cell office:value-type="string">
            <text:p>Núcleo de Apoio à Inclusão Social para Pessoas com Deficiência II e III - Criando As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dos Reis, 19 Vila Princesa Isabel- Guaianases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INSTITUTO DE ARTES E EDUCAÇÃ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ÇÃO BRASILEIRA DE ASSISTÊ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ÇÃO NOVA PROJETO EDUCAÇÃ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ÇÃO, SAÚ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ASSOCIAÇÃO DOS DEFICIENTES VISUAIS EVANGÉLICOS BRASIL - ADEVE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– Pq. Jabaquara – São Paulo – SP.</text:p>
          </table:table-cell>
          <table:table-cell office:value-type="string">
            <text:p>14227</text:p>
          </table:table-cell>
          <table:table-cell office:value-type="string">
            <text:p>Grupo de Assistência ao Tratamento e Hospedagem Infantil – Grath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GRUPASP - Associação Brasileira Superando o Lúpus, Doenças Reumáticas e Doenças Ra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Gapes - Grupo de Atendimento a Pessoa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Associação União Social dos moradores de vila Mari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Edgard Leuenroth 85 - Cidade Tiradentes -</text:p>
          </table:table-cell>
          <table:table-cell office:value-type="string">
            <text:p>18197</text:p>
          </table:table-cell>
          <table:table-cell office:value-type="string">
            <text:p>Amar- Associação de Mães e Amigos da criança e Adolescente - 2ª entre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Narcisa Amália, 73 - Vila Prado - Limão</text:p>
          </table:table-cell>
          <table:table-cell office:value-type="string">
            <text:p>12109</text:p>
          </table:table-cell>
          <table:table-cell office:value-type="string">
            <text:p>Casarão Brasil - Associaçã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oland Garros, 1065 A, Sala 2 – Vila Medeiros</text:p>
          </table:table-cell>
          <table:table-cell office:value-type="string">
            <text:p>12125</text:p>
          </table:table-cell>
          <table:table-cell office:value-type="string">
            <text:p>União Brasileira de  Mulheres - UB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ÃO MIGUEL</text:p>
          </table:table-cell>
          <table:table-cell office:value-type="string">
            <text:p>12149</text:p>
          </table:table-cell>
          <table:table-cell office:value-type="string">
            <text:p>ASSOCIAÇÃO CULTURAL EDUCACIONAL E SOCIAL DYNAMITE - ACESD -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SASF PROBRASI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AIVOTA, 30 - VARGEM GRANDE</text:p>
          </table:table-cell>
          <table:table-cell office:value-type="string">
            <text:p>13148</text:p>
          </table:table-cell>
          <table:table-cell office:value-type="string">
            <text:p>SASF CONOSC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SASF CENTRO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BAIXADOR ILDEFONSO FALCÃO, 90 - CIDADE SÃO MATEUS</text:p>
          </table:table-cell>
          <table:table-cell office:value-type="string">
            <text:p>14162</text:p>
          </table:table-cell>
          <table:table-cell office:value-type="string">
            <text:p>RESIDÊNCIA INCLUSIVA SÃO MATEUS II - ASSOCIAÇÃO COMUNITÁRIA E BENEFICENTE PADRE JOSÉ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ÇÃ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Associação Nego Nagô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ESIDÊNCIA INCLUSIVA SÃO MATEUS II - ASSOCIAÇÃO COMUNITÁRIA E BENEFICENTE PADRE JOSÉ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ASSOCIAÇÃO DOS AMIGOS DA CRIANÇ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Associação Cantinho Abenço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ssociação Comunitária do Jardim das Oliv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Associação dos moradores do conjunto habitacional Boa esperança/ O Samba Canta Histó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LIM FARAH MALUF, 179 - TATUAPÉ</text:p>
          </table:table-cell>
          <table:table-cell office:value-type="string">
            <text:p>15106</text:p>
          </table:table-cell>
          <table:table-cell office:value-type="string">
            <text:p>COOPERATIVA CENTRAL TIETÊ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oão da Silva,1 - 08120-430 São Paulo</text:p>
          </table:table-cell>
          <table:table-cell office:value-type="string">
            <text:p>1202130</text:p>
          </table:table-cell>
          <table:table-cell office:value-type="string">
            <text:p>INSTITUTI SOCIAL ARCA DA AL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glas Amaral da Silva,10 - 02855-130 São Paulo</text:p>
          </table:table-cell>
          <table:table-cell office:value-type="string">
            <text:p>2202130</text:p>
          </table:table-cell>
          <table:table-cell office:value-type="string">
            <text:p>INSTITUTO SUPERACAO RUBENS AZEVEDO SEC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aiari,99 - 02877-020 São Paulo</text:p>
          </table:table-cell>
          <table:table-cell office:value-type="string">
            <text:p>3202130</text:p>
          </table:table-cell>
          <table:table-cell office:value-type="string">
            <text:p>ASSOCIACAO SER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de Medeiros,85 - 08275-430 São Paulo</text:p>
          </table:table-cell>
          <table:table-cell office:value-type="string">
            <text:p>4202130</text:p>
          </table:table-cell>
          <table:table-cell office:value-type="string">
            <text:p>SOCIEDADE AMIGOS DO JD NOSSA SRA DO 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ugusto Lôbo,607 - 08150-010 São Paulo</text:p>
          </table:table-cell>
          <table:table-cell office:value-type="string">
            <text:p>5202130</text:p>
          </table:table-cell>
          <table:table-cell office:value-type="string">
            <text:p>ASSOCIACAO ESPORTIVA EDUCACIONAL E CULTURAL OS MARIANOS DO PRQUE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6202130</text:p>
          </table:table-cell>
          <table:table-cell office:value-type="string">
            <text:p>ASSOCIACAO DA PATRULHA DEFENSORA DAS MULHERES VITIMAS DE VIOLENCIA DOMESTICA DO ESTADO DE SAO PAULOSP PATRULHA DA VIOLENCIA DOMEST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8202130</text:p>
          </table:table-cell>
          <table:table-cell office:value-type="string">
            <text:p>INSTITUTO DE CIENCIA TECNOLOGIA INOVACAO E SAUDEICT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órcio,392 - 08461-370 São Paulo</text:p>
          </table:table-cell>
          <table:table-cell office:value-type="string">
            <text:p>9202130</text:p>
          </table:table-cell>
          <table:table-cell office:value-type="string">
            <text:p>ASSOCIACA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Castro Velho,349 - 03921-000 São Paulo</text:p>
          </table:table-cell>
          <table:table-cell office:value-type="string">
            <text:p>11202130</text:p>
          </table:table-cell>
          <table:table-cell office:value-type="string">
            <text:p>ASSOCIACAO BENEFICENTE VEM CO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Francisco Veloso,300 - 08131-180 São Paulo</text:p>
          </table:table-cell>
          <table:table-cell office:value-type="string">
            <text:p>12202130</text:p>
          </table:table-cell>
          <table:table-cell office:value-type="string">
            <text:p>ASSOCIACAO BENEFECIENTE MULHERES VOLUNTARIOSAS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ímiano Brandão,300 - 08430-590 São Paulo</text:p>
          </table:table-cell>
          <table:table-cell office:value-type="string">
            <text:p>13202130</text:p>
          </table:table-cell>
          <table:table-cell office:value-type="string">
            <text:p>IGREJA EVANGELICA PETEN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nalto dos Acantilados,110 - 03981-110 São Paulo</text:p>
          </table:table-cell>
          <table:table-cell office:value-type="string">
            <text:p>14202130</text:p>
          </table:table-cell>
          <table:table-cell office:value-type="string">
            <text:p>ASSOCIACAO ASSISTENCIAL PLAN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Brá,22 - 08452-520 São Paulo</text:p>
          </table:table-cell>
          <table:table-cell office:value-type="string">
            <text:p>16202130</text:p>
          </table:table-cell>
          <table:table-cell office:value-type="string">
            <text:p>ASSOCIAC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Gama Ricardo,9 - 05138-160 São Paulo</text:p>
          </table:table-cell>
          <table:table-cell office:value-type="string">
            <text:p>17202130</text:p>
          </table:table-cell>
          <table:table-cell office:value-type="string">
            <text:p>TEMPLO EVANGELICO EL GIBB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,1289 - 03657-070 São Paulo</text:p>
          </table:table-cell>
          <table:table-cell office:value-type="string">
            <text:p>18202130</text:p>
          </table:table-cell>
          <table:table-cell office:value-type="string">
            <text:p>ASSOCIACAO BENEFICIENTE CULTURAL DE VILA 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ê do Sol,59 - 02820-070 São Paulo</text:p>
          </table:table-cell>
          <table:table-cell office:value-type="string">
            <text:p>21202130</text:p>
          </table:table-cell>
          <table:table-cell office:value-type="string">
            <text:p>ASSOCIACAO CENTRAL E COMUNITARIA DO CONJUNTO HABITACIONAL BRASILANDIA B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eacci,100 - 03380-100 São Paulo</text:p>
          </table:table-cell>
          <table:table-cell office:value-type="string">
            <text:p>22202130</text:p>
          </table:table-cell>
          <table:table-cell office:value-type="string">
            <text:p>ASSOCIACAO DAS FAMILIAS DO BAIRRO JARDIM RECO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154 - 03589-001 São Paulo</text:p>
          </table:table-cell>
          <table:table-cell office:value-type="string">
            <text:p>23202130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4202130</text:p>
          </table:table-cell>
          <table:table-cell office:value-type="string">
            <text:p>INSTITUTO CE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ego Sande,321 - 08121-100 São Paulo</text:p>
          </table:table-cell>
          <table:table-cell office:value-type="string">
            <text:p>25202130</text:p>
          </table:table-cell>
          <table:table-cell office:value-type="string">
            <text:p>ASSOCIACAO BENREFICENTE E CULTUAL JARDIM CAMAR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,379 - 03590-060 São Paulo</text:p>
          </table:table-cell>
          <table:table-cell office:value-type="string">
            <text:p>26202130</text:p>
          </table:table-cell>
          <table:table-cell office:value-type="string">
            <text:p>ASSOCIACAO DOS MUTUA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,93 - 08471-790 São Paulo</text:p>
          </table:table-cell>
          <table:table-cell office:value-type="string">
            <text:p>27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820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ás de Melo Moniz,160 - 04387-140 São Paulo</text:p>
          </table:table-cell>
          <table:table-cell office:value-type="string">
            <text:p>31202130</text:p>
          </table:table-cell>
          <table:table-cell office:value-type="string">
            <text:p>ASSOCIACAO DA CIDADE AZUL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e Lis,1652 - 04849-311 São Paulo</text:p>
          </table:table-cell>
          <table:table-cell office:value-type="string">
            <text:p>32202130</text:p>
          </table:table-cell>
          <table:table-cell office:value-type="string">
            <text:p>CICERO ALEXAND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33202130</text:p>
          </table:table-cell>
          <table:table-cell office:value-type="string">
            <text:p>ASSOCIACAO DE COMUNICACAO EDUCATIVA E COMUNITARIA AGA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34202130</text:p>
          </table:table-cell>
          <table:table-cell office:value-type="string">
            <text:p>INSTITUTO ATIVAM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nis Dias,101 - 03987-060 São Paulo</text:p>
          </table:table-cell>
          <table:table-cell office:value-type="string">
            <text:p>35202130</text:p>
          </table:table-cell>
          <table:table-cell office:value-type="string">
            <text:p>ASSOCIACAO COMUNITARIA E EDUCACIONAL MARIA DE NAZA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Balla,53 - 04191-000 São Paulo</text:p>
          </table:table-cell>
          <table:table-cell office:value-type="string">
            <text:p>36202130</text:p>
          </table:table-cell>
          <table:table-cell office:value-type="string">
            <text:p>ASSOCIACAO PRO MORADIA 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,172 - 04176-010 São Paulo</text:p>
          </table:table-cell>
          <table:table-cell office:value-type="string">
            <text:p>37202130</text:p>
          </table:table-cell>
          <table:table-cell office:value-type="string">
            <text:p>ASSOCIACA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itís,71 - 04895-240 São Paulo</text:p>
          </table:table-cell>
          <table:table-cell office:value-type="string">
            <text:p>41202130</text:p>
          </table:table-cell>
          <table:table-cell office:value-type="string">
            <text:p>ASSOCIACAO CULTURAL E COMUNITARIA SORRIS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panema,843 - 04772-000 São Paulo</text:p>
          </table:table-cell>
          <table:table-cell office:value-type="string">
            <text:p>42202130</text:p>
          </table:table-cell>
          <table:table-cell office:value-type="string">
            <text:p>IPS CULTURA ARTE EDUCACAO E DESENVOLVIMENTO SUSTENTAVEL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Antônio Manzi,664 - 08431-415 São Paulo</text:p>
          </table:table-cell>
          <table:table-cell office:value-type="string">
            <text:p>43202130</text:p>
          </table:table-cell>
          <table:table-cell office:value-type="string">
            <text:p>ASSOCIACAO PARA O BEM DA COMUNIDADE PAULIST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s Gaivotas,40 - 02675-031 São Paulo</text:p>
          </table:table-cell>
          <table:table-cell office:value-type="string">
            <text:p>44202130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Manuel de Oliveira Ramos,322 - 08473-050 São Paulo</text:p>
          </table:table-cell>
          <table:table-cell office:value-type="string">
            <text:p>45202130</text:p>
          </table:table-cell>
          <table:table-cell office:value-type="string">
            <text:p>ASSOCIACA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Mendonça,1277 - 08215-290 São Paulo</text:p>
          </table:table-cell>
          <table:table-cell office:value-type="string">
            <text:p>46202130</text:p>
          </table:table-cell>
          <table:table-cell office:value-type="string">
            <text:p>INSTITUTO DE DEFESA DOS DIREITOS HUMANOS N SENHORA MAG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arapiranga,3658 - 04911-005 São Paulo</text:p>
          </table:table-cell>
          <table:table-cell office:value-type="string">
            <text:p>47202130</text:p>
          </table:table-cell>
          <table:table-cell office:value-type="string">
            <text:p>MOVIMENTO PELO DIREITO A MORADIA MD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Leôncio Gurgel,799 - 84206-640 São Paulo</text:p>
          </table:table-cell>
          <table:table-cell office:value-type="string">
            <text:p>48202130</text:p>
          </table:table-cell>
          <table:table-cell office:value-type="string">
            <text:p>ACMA ASSOCIACAO CULTURAL MAURICI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achós,289 - 08191-330 São Paulo</text:p>
          </table:table-cell>
          <table:table-cell office:value-type="string">
            <text:p>49202130</text:p>
          </table:table-cell>
          <table:table-cell office:value-type="string">
            <text:p>ASSOCIACAO JD ROMANO O BOM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e Bekesy,7 - 03977-015 São Paulo</text:p>
          </table:table-cell>
          <table:table-cell office:value-type="string">
            <text:p>50202130</text:p>
          </table:table-cell>
          <table:table-cell office:value-type="string">
            <text:p>CENTRO DE PROMOCAO E INCLUSAO SOCIAL 26 DE JU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08250-590 São Paulo</text:p>
          </table:table-cell>
          <table:table-cell office:value-type="string">
            <text:p>51202130</text:p>
          </table:table-cell>
          <table:table-cell office:value-type="string">
            <text:p>ACZL ASSOCIACAO DOS CIDADA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guas Férreas,97 - 08431-490 São Paulo</text:p>
          </table:table-cell>
          <table:table-cell office:value-type="string">
            <text:p>54202130</text:p>
          </table:table-cell>
          <table:table-cell office:value-type="string">
            <text:p>CASA DO MENOR TRABALHADOR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va Branca,250 - 08490-750 São Paulo</text:p>
          </table:table-cell>
          <table:table-cell office:value-type="string">
            <text:p>56202130</text:p>
          </table:table-cell>
          <table:table-cell office:value-type="string">
            <text:p>ASSOCIACAO COMUNITARIA DOS MORADORES DO JARDIM PEDRA BRANC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Abreu,359 - 08265-110 São Paulo</text:p>
          </table:table-cell>
          <table:table-cell office:value-type="string">
            <text:p>57202130</text:p>
          </table:table-cell>
          <table:table-cell office:value-type="string">
            <text:p>ASSOCIACAO MORADORES JD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Rubino,125 - 08465-000 São Paulo</text:p>
          </table:table-cell>
          <table:table-cell office:value-type="string">
            <text:p>59202130</text:p>
          </table:table-cell>
          <table:table-cell office:value-type="string">
            <text:p>ASSOCIACAO DOS MORADORES A LUTA E NOSSA DA RUA LUIZ RUB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tusco,42 - 05797-430 São Paulo</text:p>
          </table:table-cell>
          <table:table-cell office:value-type="string">
            <text:p>60202130</text:p>
          </table:table-cell>
          <table:table-cell office:value-type="string">
            <text:p>ASSOCIACAO DAS FAMILIAS PARA UNIFICACAO E PAZ MUNDIAL DE SANTO AMA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ra Nunes,3 - 02675-031 São Paulo</text:p>
          </table:table-cell>
          <table:table-cell office:value-type="string">
            <text:p>63202130</text:p>
          </table:table-cell>
          <table:table-cell office:value-type="string">
            <text:p>INSTITUTO CRIANCAS DIANTE DO TRO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ademia de São Paulo,720 - 08121-400 São Paulo</text:p>
          </table:table-cell>
          <table:table-cell office:value-type="string">
            <text:p>64202130</text:p>
          </table:table-cell>
          <table:table-cell office:value-type="string">
            <text:p>UNIAO DA PERIFERIA DO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angá,540 - 02342-110 São Paulo</text:p>
          </table:table-cell>
          <table:table-cell office:value-type="string">
            <text:p>65202130</text:p>
          </table:table-cell>
          <table:table-cell office:value-type="string">
            <text:p>ASSOCIACAO CULTURAL E EDUCIONAL TOBIAS BRAG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de Paula Coelho,405 - 08235-790 São Paulo</text:p>
          </table:table-cell>
          <table:table-cell office:value-type="string">
            <text:p>66202130</text:p>
          </table:table-cell>
          <table:table-cell office:value-type="string">
            <text:p>INSTITUTO VIDAS PELO FUTURO IVP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Corvinas,54 - 04473-290 São Paulo</text:p>
          </table:table-cell>
          <table:table-cell office:value-type="string">
            <text:p>67202130</text:p>
          </table:table-cell>
          <table:table-cell office:value-type="string">
            <text:p>ASSOCIACAO CONSTRU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Luíza Úrsula,103 - 08160-392 São Paulo</text:p>
          </table:table-cell>
          <table:table-cell office:value-type="string">
            <text:p>69202130</text:p>
          </table:table-cell>
          <table:table-cell office:value-type="string">
            <text:p>ASSOCIACAO DE MORADORES DE BAIRRO DO JARDIM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va de São Martinho,354 - 08030-680 São Paulo</text:p>
          </table:table-cell>
          <table:table-cell office:value-type="string">
            <text:p>70202130</text:p>
          </table:table-cell>
          <table:table-cell office:value-type="string">
            <text:p>ASSOCIACAO COMUNITARIA DOS MORADORES DE VILA CURU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idade,200 - 08431-073 São Paulo</text:p>
          </table:table-cell>
          <table:table-cell office:value-type="string">
            <text:p>71202130</text:p>
          </table:table-cell>
          <table:table-cell office:value-type="string">
            <text:p>ASSOCIACAO MUNDO ENCANTADO DO 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pucarana,7 - 03311-002 São Paulo</text:p>
          </table:table-cell>
          <table:table-cell office:value-type="string">
            <text:p>72202130</text:p>
          </table:table-cell>
          <table:table-cell office:value-type="string">
            <text:p>ASSOCIACAO DE MORADORES DO JARDIM SAO JOS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73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eneral Penha Brasil,1901 - 02673-000 São Paulo</text:p>
          </table:table-cell>
          <table:table-cell office:value-type="string">
            <text:p>74202130</text:p>
          </table:table-cell>
          <table:table-cell office:value-type="string">
            <text:p>ASSOCIACAO SALINHA CONSTRUINDO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Brito Delamare,205 - 03566-030 São Paulo</text:p>
          </table:table-cell>
          <table:table-cell office:value-type="string">
            <text:p>75202130</text:p>
          </table:table-cell>
          <table:table-cell office:value-type="string">
            <text:p>ASSOCIACAO ZONA LESTE AMIGOS DO ARTUR ALV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in Luberti,1053 - 03977-409 São Paulo</text:p>
          </table:table-cell>
          <table:table-cell office:value-type="string">
            <text:p>76202130</text:p>
          </table:table-cell>
          <table:table-cell office:value-type="string">
            <text:p>ASSOCIACAO UNIAO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Alfazemas,24 - 08473-803 São Paulo</text:p>
          </table:table-cell>
          <table:table-cell office:value-type="string">
            <text:p>77202130</text:p>
          </table:table-cell>
          <table:table-cell office:value-type="string">
            <text:p>ESPACO POPPULAR DE ACAO E INCLUSAO SOCIAL DO JARDIM PEROL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o Belland,2 - 03682-070 São Paulo</text:p>
          </table:table-cell>
          <table:table-cell office:value-type="string">
            <text:p>78202130</text:p>
          </table:table-cell>
          <table:table-cell office:value-type="string">
            <text:p>ASSOCIACAO ARSENAL DE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ntino Fioravanti,82 - 04475-380 São Paulo</text:p>
          </table:table-cell>
          <table:table-cell office:value-type="string">
            <text:p>79202130</text:p>
          </table:table-cell>
          <table:table-cell office:value-type="string">
            <text:p>ASSOCIACAO DOS MORADORES DO JARDIM RUBILEN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Arnau,24 - 03953-040 São Paulo</text:p>
          </table:table-cell>
          <table:table-cell office:value-type="string">
            <text:p>81202130</text:p>
          </table:table-cell>
          <table:table-cell office:value-type="string">
            <text:p>ASSOCIACAO DOS MORADORES DO JARDIM 5 DE JULHO DO ALTISSIMO FORMANDO CIDADAO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Abelhas,65 - 08472-285 São Paulo</text:p>
          </table:table-cell>
          <table:table-cell office:value-type="string">
            <text:p>82202130</text:p>
          </table:table-cell>
          <table:table-cell office:value-type="string">
            <text:p>ASSOCIACAO BENEFICENTE FOLHINHAS VER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aújo Castro,127 - 02649-010 São Paulo</text:p>
          </table:table-cell>
          <table:table-cell office:value-type="string">
            <text:p>84202130</text:p>
          </table:table-cell>
          <table:table-cell office:value-type="string">
            <text:p>ASSOCIACAO BENEFICENTE UNCAO E GL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dim Tamôio,1738 - 08253-445 São Paulo</text:p>
          </table:table-cell>
          <table:table-cell office:value-type="string">
            <text:p>85202130</text:p>
          </table:table-cell>
          <table:table-cell office:value-type="string">
            <text:p>ASSOCIACAO DE MULHERES DA COLUMB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rost Rodovalho Neto,156 - 04888-060 São Paulo</text:p>
          </table:table-cell>
          <table:table-cell office:value-type="string">
            <text:p>86202130</text:p>
          </table:table-cell>
          <table:table-cell office:value-type="string">
            <text:p>ONG SAO SILVEST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acajá,70 - 08121-140 São Paulo</text:p>
          </table:table-cell>
          <table:table-cell office:value-type="string">
            <text:p>87202130</text:p>
          </table:table-cell>
          <table:table-cell office:value-type="string">
            <text:p>ASSOCIACAO EVANGELICA ALCAN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rancisco Brandão,514 - 08470-790 São Paulo</text:p>
          </table:table-cell>
          <table:table-cell office:value-type="string">
            <text:p>89202130</text:p>
          </table:table-cell>
          <table:table-cell office:value-type="string">
            <text:p>ASSOCIACAO BENEFICENTE PASSOS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aquim Antônio Dias,275 - 03308-030 São Paulo</text:p>
          </table:table-cell>
          <table:table-cell office:value-type="string">
            <text:p>90202130</text:p>
          </table:table-cell>
          <table:table-cell office:value-type="string">
            <text:p>INSTITUTO SAO PAULO PELA DEMOCRACIA ISP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boatão,149 - 02516-010 São Paulo</text:p>
          </table:table-cell>
          <table:table-cell office:value-type="string">
            <text:p>91202130</text:p>
          </table:table-cell>
          <table:table-cell office:value-type="string">
            <text:p>INSTITUTO DESPORTIVO EDUCACIONAL DRIBLE CE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a Della Robbia,24 - 05856-490 São Paulo</text:p>
          </table:table-cell>
          <table:table-cell office:value-type="string">
            <text:p>92202130</text:p>
          </table:table-cell>
          <table:table-cell office:value-type="string">
            <text:p>ASSOCIACAO ONG NOVA VIS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ílio Campêlo,279 - 08131-310 São Paulo</text:p>
          </table:table-cell>
          <table:table-cell office:value-type="string">
            <text:p>93202130</text:p>
          </table:table-cell>
          <table:table-cell office:value-type="string">
            <text:p>INSTITUTO MUNDIAL SAO LAZARO DE APOIO A CRIANCA E ADOLE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ão Batista de Carvalho,26 - 04809-180 São Paulo</text:p>
          </table:table-cell>
          <table:table-cell office:value-type="string">
            <text:p>94202130</text:p>
          </table:table-cell>
          <table:table-cell office:value-type="string">
            <text:p>ASSOCIACA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o Valê,140 - 08420-250 São Paulo</text:p>
          </table:table-cell>
          <table:table-cell office:value-type="string">
            <text:p>97202130</text:p>
          </table:table-cell>
          <table:table-cell office:value-type="string">
            <text:p>ASSOCIACAO ASSISTENCIAL NOV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,1108 - 08081-040 São Paulo</text:p>
          </table:table-cell>
          <table:table-cell office:value-type="string">
            <text:p>100202130</text:p>
          </table:table-cell>
          <table:table-cell office:value-type="string">
            <text:p>ASSOCIACAO EDUCACIONAL KAUE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Antunes Maciel,228 - 08320-290 São Paulo</text:p>
          </table:table-cell>
          <table:table-cell office:value-type="string">
            <text:p>101202130</text:p>
          </table:table-cell>
          <table:table-cell office:value-type="string">
            <text:p>MOVIMENTO DOS TRABALHADORES SEM TERR LESTE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lavo Egídio de Souza Aranha,2041 - 03822-000 São Paulo</text:p>
          </table:table-cell>
          <table:table-cell office:value-type="string">
            <text:p>103202130</text:p>
          </table:table-cell>
          <table:table-cell office:value-type="string">
            <text:p>IGREJA EVANGELICA ASSEMBLEIA DE DEUS VIDEIRA VIVA MINISTERIO PARQUE NOVO ORATO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Domingos,211 - 01326-000 São Paulo</text:p>
          </table:table-cell>
          <table:table-cell office:value-type="string">
            <text:p>104202130</text:p>
          </table:table-cell>
          <table:table-cell office:value-type="string">
            <text:p>PROJETECH PROJETOS TECNICOS E SO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Proença,1 - 04932-430 São Paulo</text:p>
          </table:table-cell>
          <table:table-cell office:value-type="string">
            <text:p>105202130</text:p>
          </table:table-cell>
          <table:table-cell office:value-type="string">
            <text:p>INSTUTUTO SOCIAL UMA NOVA HIS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Carvalho,427 - 01050-070 São Paulo</text:p>
          </table:table-cell>
          <table:table-cell office:value-type="string">
            <text:p>106202130</text:p>
          </table:table-cell>
          <table:table-cell office:value-type="string">
            <text:p>MSTC MOVIMENTO SEM TETO D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Hermínio Aurélio Sampaio,730 - 03977-220 São Paulo</text:p>
          </table:table-cell>
          <table:table-cell office:value-type="string">
            <text:p>109202130</text:p>
          </table:table-cell>
          <table:table-cell office:value-type="string">
            <text:p>REDE SOCIAL VIDA NO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smim de Porcelana,784 - 08050-090 São Paulo</text:p>
          </table:table-cell>
          <table:table-cell office:value-type="string">
            <text:p>110202130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Enéas de Siqueira Neto,997 - 04829-300 São Paulo</text:p>
          </table:table-cell>
          <table:table-cell office:value-type="string">
            <text:p>111202130</text:p>
          </table:table-cell>
          <table:table-cell office:value-type="string">
            <text:p>SOCIEDADE DE MORADORES DO JARDIM DAS IMBUIAS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úlio Maciel,428 - 05208-110 São Paulo</text:p>
          </table:table-cell>
          <table:table-cell office:value-type="string">
            <text:p>112202130</text:p>
          </table:table-cell>
          <table:table-cell office:value-type="string">
            <text:p>INSTITUTO BENEFICENTE VIDA NOVA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,778 - 08160-410 São Paulo</text:p>
          </table:table-cell>
          <table:table-cell office:value-type="string">
            <text:p>113202130</text:p>
          </table:table-cell>
          <table:table-cell office:value-type="string">
            <text:p>CEDECA ERMINIA CIRCO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Santalúcia,468 - 04815-250 São Paulo</text:p>
          </table:table-cell>
          <table:table-cell office:value-type="string">
            <text:p>114202130</text:p>
          </table:table-cell>
          <table:table-cell office:value-type="string">
            <text:p>ASSOCIACAO DE ARTESANATO DE MATERIAIS RECICLAVEIS DA ZONA SUL ASSOCIACAO ARTS RECICL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mbaixador Macedo Soares,1018 - 05095-035 São Paulo</text:p>
          </table:table-cell>
          <table:table-cell office:value-type="string">
            <text:p>115202130</text:p>
          </table:table-cell>
          <table:table-cell office:value-type="string">
            <text:p>ASSOCIACAO FILOSOFICA E FILANTROPICA INDEPENDENCIA 119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76 - 08255-490 São Paulo</text:p>
          </table:table-cell>
          <table:table-cell office:value-type="string">
            <text:p>119202130</text:p>
          </table:table-cell>
          <table:table-cell office:value-type="string">
            <text:p>ASSOCIACAO BENEFICENTE EDUCACIONAL TABERNAC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José Mario Teixeira de Leão,3 - 02649-020 São Paulo</text:p>
          </table:table-cell>
          <table:table-cell office:value-type="string">
            <text:p>121202130</text:p>
          </table:table-cell>
          <table:table-cell office:value-type="string">
            <text:p>IGREJA NOVO IMPAC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rasca,34 - 04858-220 São Paulo</text:p>
          </table:table-cell>
          <table:table-cell office:value-type="string">
            <text:p>124202130</text:p>
          </table:table-cell>
          <table:table-cell office:value-type="string">
            <text:p>ASSOCIACAO DOS MORADORES DE JARDIM SAO JUDAS TADE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evisane,26 - 04962-060 São Paulo</text:p>
          </table:table-cell>
          <table:table-cell office:value-type="string">
            <text:p>125202130</text:p>
          </table:table-cell>
          <table:table-cell office:value-type="string">
            <text:p>ASSOCIACAO BENEFICIENTE CAMINHANDO CO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126202130</text:p>
          </table:table-cell>
          <table:table-cell office:value-type="string">
            <text:p>ASSOCIACAO BENEFICENTE EDUCACIONAL CASTELO COLORI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Trovão,144 - 01127-030 São Paulo</text:p>
          </table:table-cell>
          <table:table-cell office:value-type="string">
            <text:p>127202130</text:p>
          </table:table-cell>
          <table:table-cell office:value-type="string">
            <text:p>ASSOCIACAO VIVER BEM N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Izidori,109 - 02846-100 São Paulo</text:p>
          </table:table-cell>
          <table:table-cell office:value-type="string">
            <text:p>128202130</text:p>
          </table:table-cell>
          <table:table-cell office:value-type="string">
            <text:p>INSTITUTO MENINO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de Martins Pachêco,51 - 08142-120 São Paulo</text:p>
          </table:table-cell>
          <table:table-cell office:value-type="string">
            <text:p>129202130</text:p>
          </table:table-cell>
          <table:table-cell office:value-type="string">
            <text:p>ASSOCIACAO G VI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ês Ranchos,36 - 02679-090 São Paulo</text:p>
          </table:table-cell>
          <table:table-cell office:value-type="string">
            <text:p>131202130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acir de Souza,65 - 08050-780 São Paulo</text:p>
          </table:table-cell>
          <table:table-cell office:value-type="string">
            <text:p>132202130</text:p>
          </table:table-cell>
          <table:table-cell office:value-type="string">
            <text:p>IGREJA EVANGELIC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e do Sol,27 - 08225-490 São Paulo</text:p>
          </table:table-cell>
          <table:table-cell office:value-type="string">
            <text:p>133202130</text:p>
          </table:table-cell>
          <table:table-cell office:value-type="string">
            <text:p>INSTITUTO PARA O BEM ESTAR SOCIAL DA CIDADE DE SAO PAULO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ório de Torres,540 - 04828-160 São Paulo</text:p>
          </table:table-cell>
          <table:table-cell office:value-type="string">
            <text:p>134202130</text:p>
          </table:table-cell>
          <table:table-cell office:value-type="string">
            <text:p>ASSOCIACAO UNIDOS DO JARDIM 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José Pereira,5 - 08110-492 São Paulo</text:p>
          </table:table-cell>
          <table:table-cell office:value-type="string">
            <text:p>135202130</text:p>
          </table:table-cell>
          <table:table-cell office:value-type="string">
            <text:p>ASSOCIACAO BENEFICENTE CANTO NASCI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Cardoso Pímentel,734 - 08120-000 São Paulo</text:p>
          </table:table-cell>
          <table:table-cell office:value-type="string">
            <text:p>136202130</text:p>
          </table:table-cell>
          <table:table-cell office:value-type="string">
            <text:p>GRUPO DE MAES DEUS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mequer do Campo,1772 - 08265-380 São Paulo</text:p>
          </table:table-cell>
          <table:table-cell office:value-type="string">
            <text:p>139202130</text:p>
          </table:table-cell>
          <table:table-cell office:value-type="string">
            <text:p>INSTITUTO DE INCLUSAO SOCIAL ALTO DA LIBER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Três Marias,801 - 05874-184 São Paulo</text:p>
          </table:table-cell>
          <table:table-cell office:value-type="string">
            <text:p>141202130</text:p>
          </table:table-cell>
          <table:table-cell office:value-type="string">
            <text:p>ASSOCIACAO DOS MORADORES DO LOTEAMENTO POPULAR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 Correia de Sá,134 - 08451-090 São Paulo</text:p>
          </table:table-cell>
          <table:table-cell office:value-type="string">
            <text:p>143202130</text:p>
          </table:table-cell>
          <table:table-cell office:value-type="string">
            <text:p>ASSOCIACAO DOS MORADORES DO JARDIM AURE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Utupiru,570 - 08110-810 São Paulo</text:p>
          </table:table-cell>
          <table:table-cell office:value-type="string">
            <text:p>144202130</text:p>
          </table:table-cell>
          <table:table-cell office:value-type="string">
            <text:p>ASSOCIACAO TRABALHO COMUNITARIO DE VILA ITAIM E ADJACENCIA ATC VILA ITAIM E ADJAC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ésar Augusto Romaro,412 - 08062-000 São Paulo</text:p>
          </table:table-cell>
          <table:table-cell office:value-type="string">
            <text:p>145202130</text:p>
          </table:table-cell>
          <table:table-cell office:value-type="string">
            <text:p>ASSOCIACAO FAMILIA RACA NEGRA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óises Alves dos Santos,906 - 08111-510 São Paulo</text:p>
          </table:table-cell>
          <table:table-cell office:value-type="string">
            <text:p>146202130</text:p>
          </table:table-cell>
          <table:table-cell office:value-type="string">
            <text:p>ASSOCIACAO COMUNITARIA SANTOS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150202130</text:p>
          </table:table-cell>
          <table:table-cell office:value-type="string">
            <text:p>ASSOCIACAO UNIAO DE AMIGOS DO JD SAO FRANCISCO E RODOLFO PIRA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405 - 08142-235 São Paulo</text:p>
          </table:table-cell>
          <table:table-cell office:value-type="string">
            <text:p>152202130</text:p>
          </table:table-cell>
          <table:table-cell office:value-type="string">
            <text:p>ASSOCIACAO CULTURAL MEIO AMBIENTE KEMEL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xiu,201 - 08225-330 São Paulo</text:p>
          </table:table-cell>
          <table:table-cell office:value-type="string">
            <text:p>155202130</text:p>
          </table:table-cell>
          <table:table-cell office:value-type="string">
            <text:p>ASSOCIACAO BRASILEIRA MISSOES E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ova Saudosa,269 - 04894-210 São Paulo</text:p>
          </table:table-cell>
          <table:table-cell office:value-type="string">
            <text:p>157202130</text:p>
          </table:table-cell>
          <table:table-cell office:value-type="string">
            <text:p>ASSOCIACA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Palmerim,416 - 08275-340 São Paulo</text:p>
          </table:table-cell>
          <table:table-cell office:value-type="string">
            <text:p>158202130</text:p>
          </table:table-cell>
          <table:table-cell office:value-type="string">
            <text:p>AFAP ASSOCIACAO FENIX DE AUXILIO AO PROXI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Itaquera Guaianazes,2782 - 08420-000 São Paulo</text:p>
          </table:table-cell>
          <table:table-cell office:value-type="string">
            <text:p>159202130</text:p>
          </table:table-cell>
          <table:table-cell office:value-type="string">
            <text:p>ASSOCIACAO BENEFICENTE PER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60 - 04823-050 São Paulo</text:p>
          </table:table-cell>
          <table:table-cell office:value-type="string">
            <text:p>163202130</text:p>
          </table:table-cell>
          <table:table-cell office:value-type="string">
            <text:p>ASSOCIACAO BENEFICENTE MAO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gi Caruso,616 - 04884-080 São Paulo</text:p>
          </table:table-cell>
          <table:table-cell office:value-type="string">
            <text:p>164202130</text:p>
          </table:table-cell>
          <table:table-cell office:value-type="string">
            <text:p>ASSOCIACAO JD BOM C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amé,726 - 03662-020 São Paulo</text:p>
          </table:table-cell>
          <table:table-cell office:value-type="string">
            <text:p>165202130</text:p>
          </table:table-cell>
          <table:table-cell office:value-type="string">
            <text:p>ASSOCIACAO JOVEM BARROCA CIT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lorêncio Gomes,223 - 08430-330 São Paulo</text:p>
          </table:table-cell>
          <table:table-cell office:value-type="string">
            <text:p>166202130</text:p>
          </table:table-cell>
          <table:table-cell office:value-type="string">
            <text:p>INSTITUTO NOVO TEMPO MUND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élix Nascentes Pinto,106 - 08090-280 São Paulo</text:p>
          </table:table-cell>
          <table:table-cell office:value-type="string">
            <text:p>200202130</text:p>
          </table:table-cell>
          <table:table-cell office:value-type="string">
            <text:p>ASSOCIACAO DE ESTUDOS JORNADA DO APREN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Pessota,14 - 08150-020 São Paulo</text:p>
          </table:table-cell>
          <table:table-cell office:value-type="string">
            <text:p>202202130</text:p>
          </table:table-cell>
          <table:table-cell office:value-type="string">
            <text:p>ASSOCIACAO UNIDOS PELO REGASTE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érgio Jabur Maluf,114 - 05854-100 São Paulo</text:p>
          </table:table-cell>
          <table:table-cell office:value-type="string">
            <text:p>204202130</text:p>
          </table:table-cell>
          <table:table-cell office:value-type="string">
            <text:p>ASSOCIACAO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o Ultramar,22 - 08451-240 São Paulo</text:p>
          </table:table-cell>
          <table:table-cell office:value-type="string">
            <text:p>207202130</text:p>
          </table:table-cell>
          <table:table-cell office:value-type="string">
            <text:p>ASSOCIACAO BENEFICENTE ANDRE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uque de Caxias,325 - 01214-100 São Paulo</text:p>
          </table:table-cell>
          <table:table-cell office:value-type="string">
            <text:p>208202130</text:p>
          </table:table-cell>
          <table:table-cell office:value-type="string">
            <text:p>PROMOVER INSTITUTO DE DESENVOLVIMENTO DE PROJETOS SOCIAIS E HABITACION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,224 - 04408-050 São Paulo</text:p>
          </table:table-cell>
          <table:table-cell office:value-type="string">
            <text:p>212202130</text:p>
          </table:table-cell>
          <table:table-cell office:value-type="string">
            <text:p>ASETESP ASSOCIACAO DOS SEM TETO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,246 - 04865-160 São Paulo</text:p>
          </table:table-cell>
          <table:table-cell office:value-type="string">
            <text:p>216202130</text:p>
          </table:table-cell>
          <table:table-cell office:value-type="string">
            <text:p>ASSOCIACAO CRIANCA CARENTE DO BAIRRO JARDIM YP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anópolis,3577 - 03150-000 São Paulo</text:p>
          </table:table-cell>
          <table:table-cell office:value-type="string">
            <text:p>217202130</text:p>
          </table:table-cell>
          <table:table-cell office:value-type="string">
            <text:p>SOCIEDADE DOS MORADORES DO JARDIM PARAGUA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Maia,131 - 04822-120 São Paulo</text:p>
          </table:table-cell>
          <table:table-cell office:value-type="string">
            <text:p>218202130</text:p>
          </table:table-cell>
          <table:table-cell office:value-type="string">
            <text:p>COMUNIDADE NOVA CIVILIZ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a Kubitscheck,224 - 08474-000 São Paulo</text:p>
          </table:table-cell>
          <table:table-cell office:value-type="string">
            <text:p>222202130</text:p>
          </table:table-cell>
          <table:table-cell office:value-type="string">
            <text:p>ABC IB ASSOCIACAO DOS BARBEIROS E CABELEIREIROS INTEGRADO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a Felicia Mendes,1 - 04859-000 São Paulo</text:p>
          </table:table-cell>
          <table:table-cell office:value-type="string">
            <text:p>234202130</text:p>
          </table:table-cell>
          <table:table-cell office:value-type="string">
            <text:p>ASSOCIACAO MORAR E PRESERVAR CHACARA DO CON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sé Alves,194 - 08474-000 São Paulo</text:p>
          </table:table-cell>
          <table:table-cell office:value-type="string">
            <text:p>235202130</text:p>
          </table:table-cell>
          <table:table-cell office:value-type="string">
            <text:p>COOPERATIVA DE TRABALHO PARA AJUDA MUT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Roman Wirkus,53 - 05388-100 São Paulo</text:p>
          </table:table-cell>
          <table:table-cell office:value-type="string">
            <text:p>193202112</text:p>
          </table:table-cell>
          <table:table-cell office:value-type="string">
            <text:p>INSTITUTO SOCIAL CATIV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jal,1010 - 05886-400 São Paulo</text:p>
          </table:table-cell>
          <table:table-cell office:value-type="string">
            <text:p>280202130</text:p>
          </table:table-cell>
          <table:table-cell office:value-type="string">
            <text:p>ASSOCIACAO POVO EM ACAO VIDA SUSTENTAV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ígida Banti,159 - 04426-070 São Paulo</text:p>
          </table:table-cell>
          <table:table-cell office:value-type="string">
            <text:p>281202130</text:p>
          </table:table-cell>
          <table:table-cell office:value-type="string">
            <text:p>CENTRO DE CIDADANIA E ACAO SOCIAL SUL CECA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ziro Pinheiro Magalhães,2026 - 04855-240 São Paulo</text:p>
          </table:table-cell>
          <table:table-cell office:value-type="string">
            <text:p>282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najar de Souza,7120 - 02716-000 São Paulo</text:p>
          </table:table-cell>
          <table:table-cell office:value-type="string">
            <text:p>822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temozin,14 - 02054-070 São Paulo</text:p>
          </table:table-cell>
          <table:table-cell office:value-type="string">
            <text:p>823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Jaguara,76 - 03105-120 São Paulo</text:p>
          </table:table-cell>
          <table:table-cell office:value-type="string">
            <text:p>824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Resende,251 - 04210-050 São Paulo</text:p>
          </table:table-cell>
          <table:table-cell office:value-type="string">
            <text:p>825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ul Marques Marinho,352 - 04653-150 São Paulo</text:p>
          </table:table-cell>
          <table:table-cell office:value-type="string">
            <text:p>826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Antunes,71 - 08472-310 São Paulo</text:p>
          </table:table-cell>
          <table:table-cell office:value-type="string">
            <text:p>289202130</text:p>
          </table:table-cell>
          <table:table-cell office:value-type="string">
            <text:p>INSTITUTO MULHERES GUERR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Arcuri,102 - 02650-010 São Paulo</text:p>
          </table:table-cell>
          <table:table-cell office:value-type="string">
            <text:p>291202130</text:p>
          </table:table-cell>
          <table:table-cell office:value-type="string">
            <text:p>ASSOCIACAO SUCUP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Cruz do Monte Castelo,40 - 02876-000 São Paulo</text:p>
          </table:table-cell>
          <table:table-cell office:value-type="string">
            <text:p>828202130</text:p>
          </table:table-cell>
          <table:table-cell office:value-type="string">
            <text:p>ORGANIZACAO KOMBOS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araceni,32 - 05870-090 São Paulo</text:p>
          </table:table-cell>
          <table:table-cell office:value-type="string">
            <text:p>317202130</text:p>
          </table:table-cell>
          <table:table-cell office:value-type="string">
            <text:p>ASSOCIACAO COMUNITARIA AMIGOS DA FAMI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na Pedroso dos Santos,848 - 02990-060 São Paulo</text:p>
          </table:table-cell>
          <table:table-cell office:value-type="string">
            <text:p>334202130</text:p>
          </table:table-cell>
          <table:table-cell office:value-type="string">
            <text:p>ASSOCIACAO DE MORADORES VILA NOVA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Antônio de Oliveira,4 - 02955-080 São Paulo</text:p>
          </table:table-cell>
          <table:table-cell office:value-type="string">
            <text:p>347202130</text:p>
          </table:table-cell>
          <table:table-cell office:value-type="string">
            <text:p>ASSOCIACAO ESPORTIVA EDUCACIONAL CULTURAL 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Macedo,470 - 04021-020 São Paulo</text:p>
          </table:table-cell>
          <table:table-cell office:value-type="string">
            <text:p>351202130</text:p>
          </table:table-cell>
          <table:table-cell office:value-type="string">
            <text:p>CENTRO DOS HEMOFILIC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tiba do Sul,750 - 02878-100 São Paulo</text:p>
          </table:table-cell>
          <table:table-cell office:value-type="string">
            <text:p>355202130</text:p>
          </table:table-cell>
          <table:table-cell office:value-type="string">
            <text:p>ASSOCIACAO CHECHE DA TI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Mandira,12 - 05870-150 São Paulo</text:p>
          </table:table-cell>
          <table:table-cell office:value-type="string">
            <text:p>356202130</text:p>
          </table:table-cell>
          <table:table-cell office:value-type="string">
            <text:p>ASSOCIACAO DE MORADORES DO JDBOM PASTOR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Ulhoa Cintra,192 - 02759-030 São Paulo</text:p>
          </table:table-cell>
          <table:table-cell office:value-type="string">
            <text:p>359202130</text:p>
          </table:table-cell>
          <table:table-cell office:value-type="string">
            <text:p>ASSOCIACAO EDUCAR PARA TRANSFORM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,63 - 04843-470 São Paulo</text:p>
          </table:table-cell>
          <table:table-cell office:value-type="string">
            <text:p>360202130</text:p>
          </table:table-cell>
          <table:table-cell office:value-type="string">
            <text:p>ASSOCIACAO CULTURAL COMUNITARI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Dina Rizzi,488 - 08431-050 São Paulo</text:p>
          </table:table-cell>
          <table:table-cell office:value-type="string">
            <text:p>364202130</text:p>
          </table:table-cell>
          <table:table-cell office:value-type="string">
            <text:p>SOCIEDADE NUCLEO DAS MAES CARENTES DO JARDIM AURORA GUAIANAS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de Sousa,41 - 04914-000 São Paulo</text:p>
          </table:table-cell>
          <table:table-cell office:value-type="string">
            <text:p>366202130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rdo Medeiros,344 - 08050-330 São Paulo</text:p>
          </table:table-cell>
          <table:table-cell office:value-type="string">
            <text:p>368202130</text:p>
          </table:table-cell>
          <table:table-cell office:value-type="string">
            <text:p>ASSOCIACAO DA HORA ESPORTE LAZER EDULCATIVO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José Viêira de Morais,43 - 03661-040 São Paulo</text:p>
          </table:table-cell>
          <table:table-cell office:value-type="string">
            <text:p>369202130</text:p>
          </table:table-cell>
          <table:table-cell office:value-type="string">
            <text:p>ASSOCIACAO TIA NI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Sebastião do Rego,164 - 04129-000 São Paulo</text:p>
          </table:table-cell>
          <table:table-cell office:value-type="string">
            <text:p>370202130</text:p>
          </table:table-cell>
          <table:table-cell office:value-type="string">
            <text:p>PAROQUIA SAO FRANCISCO DE SAL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390202130</text:p>
          </table:table-cell>
          <table:table-cell office:value-type="string">
            <text:p>ASSOCIACAO PETROPOLIS CIDADE TIRADENTE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ulo Guilguer Reimberg,7003 - 04875-160 São Paulo</text:p>
          </table:table-cell>
          <table:table-cell office:value-type="string">
            <text:p>391202130</text:p>
          </table:table-cell>
          <table:table-cell office:value-type="string">
            <text:p>ASSOCIACAO BENEFICENTE GUILHERMINA MARIA DE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rbosa Rabêlo,48 - 08191-300 São Paulo</text:p>
          </table:table-cell>
          <table:table-cell office:value-type="string">
            <text:p>392202130</text:p>
          </table:table-cell>
          <table:table-cell office:value-type="string">
            <text:p>ASSOCIACAO UNIDOS DO BEM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oeira,1 - 08381-720 São Paulo</text:p>
          </table:table-cell>
          <table:table-cell office:value-type="string">
            <text:p>393202130</text:p>
          </table:table-cell>
          <table:table-cell office:value-type="string">
            <text:p>ASSOCIACAO DE MORADORES DO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enor de Oliveira e Silva,376 - 02874-020 São Paulo</text:p>
          </table:table-cell>
          <table:table-cell office:value-type="string">
            <text:p>395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Barbela,29 - 08372-030 São Paulo</text:p>
          </table:table-cell>
          <table:table-cell office:value-type="string">
            <text:p>396202130</text:p>
          </table:table-cell>
          <table:table-cell office:value-type="string">
            <text:p>ASSOCIACAO BENEFICENTE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aqui,150 - 02877-090 São Paulo</text:p>
          </table:table-cell>
          <table:table-cell office:value-type="string">
            <text:p>399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velino Silveira,100 - 02675-031 São Paulo</text:p>
          </table:table-cell>
          <table:table-cell office:value-type="string">
            <text:p>400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uro Velho,15 - 02848-070 São Paulo</text:p>
          </table:table-cell>
          <table:table-cell office:value-type="string">
            <text:p>401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vásio Leite Rebelo,50 - 02675-050 São Paulo</text:p>
          </table:table-cell>
          <table:table-cell office:value-type="string">
            <text:p>402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y Mazzali,108 - 02617-100 São Paulo</text:p>
          </table:table-cell>
          <table:table-cell office:value-type="string">
            <text:p>403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êncio Ferreira,77 - 02873-530 São Paulo</text:p>
          </table:table-cell>
          <table:table-cell office:value-type="string">
            <text:p>404202130</text:p>
          </table:table-cell>
          <table:table-cell office:value-type="string">
            <text:p>CAMILA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eribé,145 - 02236-010 São Paulo</text:p>
          </table:table-cell>
          <table:table-cell office:value-type="string">
            <text:p>405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ilherme,1553 - 02053-003 São Paulo</text:p>
          </table:table-cell>
          <table:table-cell office:value-type="string">
            <text:p>406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li,147 - 02169-010 São Paulo</text:p>
          </table:table-cell>
          <table:table-cell office:value-type="string">
            <text:p>407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z Liszt,6 - 02151-100 São Paulo</text:p>
          </table:table-cell>
          <table:table-cell office:value-type="string">
            <text:p>408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Albernaz,298 - 03532-000 São Paulo</text:p>
          </table:table-cell>
          <table:table-cell office:value-type="string">
            <text:p>409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ilvestro Palma,52 - 05163-100 São Paulo</text:p>
          </table:table-cell>
          <table:table-cell office:value-type="string">
            <text:p>410202130</text:p>
          </table:table-cell>
          <table:table-cell office:value-type="string">
            <text:p>CAZAC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de Franco,22 - 03630-120 São Paulo</text:p>
          </table:table-cell>
          <table:table-cell office:value-type="string">
            <text:p>411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nesto Manograsso,207 - 03963-100 São Paulo</text:p>
          </table:table-cell>
          <table:table-cell office:value-type="string">
            <text:p>41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ia Vasques,49 - 04860-000 São Paulo</text:p>
          </table:table-cell>
          <table:table-cell office:value-type="string">
            <text:p>418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Francisco Emydio da Fonseca Telles,13 - 04372-140 São Paulo</text:p>
          </table:table-cell>
          <table:table-cell office:value-type="string">
            <text:p>420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rancisco Teixeira Nogueira,383 - 05037-030 São Paulo</text:p>
          </table:table-cell>
          <table:table-cell office:value-type="string">
            <text:p>422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Bonifácio,237 - 01003-001 São Paulo</text:p>
          </table:table-cell>
          <table:table-cell office:value-type="string">
            <text:p>426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urray,70 - 04358-040 São Paulo</text:p>
          </table:table-cell>
          <table:table-cell office:value-type="string">
            <text:p>428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o Branco,53 - 01205-000 São Paulo</text:p>
          </table:table-cell>
          <table:table-cell office:value-type="string">
            <text:p>43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mandaia,57 - 03718-030 São Paulo</text:p>
          </table:table-cell>
          <table:table-cell office:value-type="string">
            <text:p>437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o Pinhal,6 - 04235-490 São Paulo</text:p>
          </table:table-cell>
          <table:table-cell office:value-type="string">
            <text:p>440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ixal,1 - 02365-120 São Paulo</text:p>
          </table:table-cell>
          <table:table-cell office:value-type="string">
            <text:p>44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Carlos de Sousa Anhumas,3 - 02364-000 São Paulo</text:p>
          </table:table-cell>
          <table:table-cell office:value-type="string">
            <text:p>445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onte Domingos Franciulli Netto,70 - 02181-190 São Paulo</text:p>
          </table:table-cell>
          <table:table-cell office:value-type="string">
            <text:p>45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uaburi,200 - 05756-260 São Paulo</text:p>
          </table:table-cell>
          <table:table-cell office:value-type="string">
            <text:p>45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Setúbal,125 - 08245-540 São Paulo</text:p>
          </table:table-cell>
          <table:table-cell office:value-type="string">
            <text:p>456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Frederico,738 - 04224-030 São Paulo</text:p>
          </table:table-cell>
          <table:table-cell office:value-type="string">
            <text:p>46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lões,27 - 04218-080 São Paulo</text:p>
          </table:table-cell>
          <table:table-cell office:value-type="string">
            <text:p>46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Mossurunga,53 - 02367-050 São Paulo</text:p>
          </table:table-cell>
          <table:table-cell office:value-type="string">
            <text:p>465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no de Andrade,832 - 01526-000 São Paulo</text:p>
          </table:table-cell>
          <table:table-cell office:value-type="string">
            <text:p>474202130</text:p>
          </table:table-cell>
          <table:table-cell office:value-type="string">
            <text:p>ASSOCIACAO BENEFICENTE GRUP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isio Mendes Gaia,286 - 04433-220 São Paulo</text:p>
          </table:table-cell>
          <table:table-cell office:value-type="string">
            <text:p>476202130</text:p>
          </table:table-cell>
          <table:table-cell office:value-type="string">
            <text:p>AACJSCASSOCIACAO AMIGOS CARRENTES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mba do Mar,19 - 04814-300 São Paulo</text:p>
          </table:table-cell>
          <table:table-cell office:value-type="string">
            <text:p>477202130</text:p>
          </table:table-cell>
          <table:table-cell office:value-type="string">
            <text:p>ASSOCIACAO FABRICA DE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nabé Coutinho,95 - 02730-060 São Paulo</text:p>
          </table:table-cell>
          <table:table-cell office:value-type="string">
            <text:p>480202130</text:p>
          </table:table-cell>
          <table:table-cell office:value-type="string">
            <text:p>DEYSE VALVERDE DE ANDRADE KIM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481202130</text:p>
          </table:table-cell>
          <table:table-cell office:value-type="string">
            <text:p>ASSOCIACA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Sáles,333 - 05749-280 São Paulo</text:p>
          </table:table-cell>
          <table:table-cell office:value-type="string">
            <text:p>48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Mannelli,577 - 08430-285 São Paulo</text:p>
          </table:table-cell>
          <table:table-cell office:value-type="string">
            <text:p>484202130</text:p>
          </table:table-cell>
          <table:table-cell office:value-type="string">
            <text:p>ASSOCIACAO PROJETO PONTO E VIRGU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Francisco Inácio,1465 - 04286-000 São Paulo</text:p>
          </table:table-cell>
          <table:table-cell office:value-type="string">
            <text:p>487202130</text:p>
          </table:table-cell>
          <table:table-cell office:value-type="string">
            <text:p>INSTITUTO CIGAN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de Magalhães,64 - 04844-120 São Paulo</text:p>
          </table:table-cell>
          <table:table-cell office:value-type="string">
            <text:p>488202130</text:p>
          </table:table-cell>
          <table:table-cell office:value-type="string">
            <text:p>UNIAO DOS MORADORES JARDIM MANA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Antonio Meroth,14 - 03983-220 São Paulo</text:p>
          </table:table-cell>
          <table:table-cell office:value-type="string">
            <text:p>489202130</text:p>
          </table:table-cell>
          <table:table-cell office:value-type="string">
            <text:p>BOLA NO PE LIV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79 - 82505-590 São Paulo</text:p>
          </table:table-cell>
          <table:table-cell office:value-type="string">
            <text:p>490202130</text:p>
          </table:table-cell>
          <table:table-cell office:value-type="string">
            <text:p>CLU DE MAES ESPERANCA DE CADA D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andazinho,50 - 05766-280 São Paulo</text:p>
          </table:table-cell>
          <table:table-cell office:value-type="string">
            <text:p>491202130</text:p>
          </table:table-cell>
          <table:table-cell office:value-type="string">
            <text:p>ASSOCIACAO AMIGOS DO JARDIM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Mario de Campos,191 - 04336-020 São Paulo</text:p>
          </table:table-cell>
          <table:table-cell office:value-type="string">
            <text:p>493202130</text:p>
          </table:table-cell>
          <table:table-cell office:value-type="string">
            <text:p>MDSA PAROQUIA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494202130</text:p>
          </table:table-cell>
          <table:table-cell office:value-type="string">
            <text:p>ASSOCIACAO PETROPOLIS CIDADE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415 - 05868-040 São Paulo</text:p>
          </table:table-cell>
          <table:table-cell office:value-type="string">
            <text:p>495202130</text:p>
          </table:table-cell>
          <table:table-cell office:value-type="string">
            <text:p>COMUNIDADE TERAPEUTICA FERNAND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do Laccetti,114 - 04849-190 São Paulo</text:p>
          </table:table-cell>
          <table:table-cell office:value-type="string">
            <text:p>496202130</text:p>
          </table:table-cell>
          <table:table-cell office:value-type="string">
            <text:p>IGREJA ASSEMBLEIA DE DEUS PORTA DA 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Rinaldelli,1709 - 04842-100 São Paulo</text:p>
          </table:table-cell>
          <table:table-cell office:value-type="string">
            <text:p>497202130</text:p>
          </table:table-cell>
          <table:table-cell office:value-type="string">
            <text:p>ASSOCIACAO DE JOVENS DO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aciano Altierio,49 - 02545-060 São Paulo</text:p>
          </table:table-cell>
          <table:table-cell office:value-type="string">
            <text:p>500202130</text:p>
          </table:table-cell>
          <table:table-cell office:value-type="string">
            <text:p>INSTITUTO VID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uro Loyola,109 - 08370-270 São Paulo</text:p>
          </table:table-cell>
          <table:table-cell office:value-type="string">
            <text:p>501202130</text:p>
          </table:table-cell>
          <table:table-cell office:value-type="string">
            <text:p>ASSOCIACAO SHAMM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de Corena,1422 - 08475-170 São Paulo</text:p>
          </table:table-cell>
          <table:table-cell office:value-type="string">
            <text:p>503202130</text:p>
          </table:table-cell>
          <table:table-cell office:value-type="string">
            <text:p>ASSOCIACAO UNIDOS DO SETOR G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nal de Tutóia,12 - 08121-220 São Paulo</text:p>
          </table:table-cell>
          <table:table-cell office:value-type="string">
            <text:p>504202130</text:p>
          </table:table-cell>
          <table:table-cell office:value-type="string">
            <text:p>ASSOCIACAO BENEFICENTE CAMARGO NOV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rdeal Santiago Luís Copello,300 - 05308-000 São Paulo</text:p>
          </table:table-cell>
          <table:table-cell office:value-type="string">
            <text:p>506202130</text:p>
          </table:table-cell>
          <table:table-cell office:value-type="string">
            <text:p>GRES PEROLA NEG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ria Coelho Aguiar,1211 - 05805-000 São Paulo</text:p>
          </table:table-cell>
          <table:table-cell office:value-type="string">
            <text:p>507202130</text:p>
          </table:table-cell>
          <table:table-cell office:value-type="string">
            <text:p>MAC MOVIMENTO ASSOCI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432 - 08411-000 São Paulo</text:p>
          </table:table-cell>
          <table:table-cell office:value-type="string">
            <text:p>508202130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Totta,100 - 05880-320 São Paulo</text:p>
          </table:table-cell>
          <table:table-cell office:value-type="string">
            <text:p>509202130</text:p>
          </table:table-cell>
          <table:table-cell office:value-type="string">
            <text:p>ASSOCIACAO DE PAIS E MESTRES DA EMEI CART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,155 - 05386-110 São Paulo</text:p>
          </table:table-cell>
          <table:table-cell office:value-type="string">
            <text:p>510202130</text:p>
          </table:table-cell>
          <table:table-cell office:value-type="string">
            <text:p>CENTRO COMUNITARIO DE CIDADANIA E CULTURA VILA DAL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pés,75 - 04463-040 São Paulo</text:p>
          </table:table-cell>
          <table:table-cell office:value-type="string">
            <text:p>512202130</text:p>
          </table:table-cell>
          <table:table-cell office:value-type="string">
            <text:p>CENTRO ESPIRITA JESUS GONC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o Veríssimo,440 - 08270-290 São Paulo</text:p>
          </table:table-cell>
          <table:table-cell office:value-type="string">
            <text:p>515202130</text:p>
          </table:table-cell>
          <table:table-cell office:value-type="string">
            <text:p>IGREJA BATISTA MONTE MORI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306 - 05820-150 São Paulo</text:p>
          </table:table-cell>
          <table:table-cell office:value-type="string">
            <text:p>516202130</text:p>
          </table:table-cell>
          <table:table-cell office:value-type="string">
            <text:p>ASSOCIACAO DE MORADORES DO RECANTO SANTO ANTONI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abriela Mistral,665 - 03701-011 São Paulo</text:p>
          </table:table-cell>
          <table:table-cell office:value-type="string">
            <text:p>518202130</text:p>
          </table:table-cell>
          <table:table-cell office:value-type="string">
            <text:p>ASSOCIACA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519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Domitila,228 - 03003-010 São Paulo</text:p>
          </table:table-cell>
          <table:table-cell office:value-type="string">
            <text:p>521202130</text:p>
          </table:table-cell>
          <table:table-cell office:value-type="string">
            <text:p>CONDOMINIO MARISA LETI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José Maria Fernandes,344 - 03960-040 São Paulo</text:p>
          </table:table-cell>
          <table:table-cell office:value-type="string">
            <text:p>523202130</text:p>
          </table:table-cell>
          <table:table-cell office:value-type="string">
            <text:p>ESTIVEN DOUGLAS XAVI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Leme,11 - 08341-090 São Paulo</text:p>
          </table:table-cell>
          <table:table-cell office:value-type="string">
            <text:p>524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ixoto Werneck,433 - 03568-060 São Paulo</text:p>
          </table:table-cell>
          <table:table-cell office:value-type="string">
            <text:p>525202130</text:p>
          </table:table-cell>
          <table:table-cell office:value-type="string">
            <text:p>ORGANIZACAO VR AUTO EST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es Domingo Rêgo,36 - 08470-760 São Paulo</text:p>
          </table:table-cell>
          <table:table-cell office:value-type="string">
            <text:p>527202130</text:p>
          </table:table-cell>
          <table:table-cell office:value-type="string">
            <text:p>ASSOCIACAO BEIRA RIO DO 81 SOCIAL RECRE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,185 - 04930-240 São Paulo</text:p>
          </table:table-cell>
          <table:table-cell office:value-type="string">
            <text:p>528202130</text:p>
          </table:table-cell>
          <table:table-cell office:value-type="string">
            <text:p>ASSOCIACAO GUARA DE PROMOCA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á Laranjeira,758 - 08081-160 São Paulo</text:p>
          </table:table-cell>
          <table:table-cell office:value-type="string">
            <text:p>531202130</text:p>
          </table:table-cell>
          <table:table-cell office:value-type="string">
            <text:p>ASSOCIACAO SEMPRE JU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utor Almiro Leal da Costa,456 - 08122-260 São Paulo</text:p>
          </table:table-cell>
          <table:table-cell office:value-type="string">
            <text:p>532202130</text:p>
          </table:table-cell>
          <table:table-cell office:value-type="string">
            <text:p>ASSOCIACAO COMUNITARIA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Maragliano,241 - 04017-030 São Paulo</text:p>
          </table:table-cell>
          <table:table-cell office:value-type="string">
            <text:p>535202130</text:p>
          </table:table-cell>
          <table:table-cell office:value-type="string">
            <text:p>CENTRO DE ESTUDOS PAULISTA DE PSIQUIAT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ôr das Almas,98 - 08230-730 São Paulo</text:p>
          </table:table-cell>
          <table:table-cell office:value-type="string">
            <text:p>538202130</text:p>
          </table:table-cell>
          <table:table-cell office:value-type="string">
            <text:p>AVALANCHE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ny,612 - 04240-000 São Paulo</text:p>
          </table:table-cell>
          <table:table-cell office:value-type="string">
            <text:p>539202130</text:p>
          </table:table-cell>
          <table:table-cell office:value-type="string">
            <text:p>ASSOCIACAO DE REABILITACAO LIBERTOS POR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ísio Ferreira,398 - 03964-010 São Paulo</text:p>
          </table:table-cell>
          <table:table-cell office:value-type="string">
            <text:p>540202130</text:p>
          </table:table-cell>
          <table:table-cell office:value-type="string">
            <text:p>ASSOCIACAO COMUNITARIA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na Ana Rosa,29 - 04106-090 São Paulo</text:p>
          </table:table-cell>
          <table:table-cell office:value-type="string">
            <text:p>542202130</text:p>
          </table:table-cell>
          <table:table-cell office:value-type="string">
            <text:p>ASSOCIACAO BRASILEIRA SUPERANDO O LUP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Irajá,131 - 13104-112 São Paulo</text:p>
          </table:table-cell>
          <table:table-cell office:value-type="string">
            <text:p>543202130</text:p>
          </table:table-cell>
          <table:table-cell office:value-type="string">
            <text:p>INSTITUTO ESC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,25 - 08473-240 São Paulo</text:p>
          </table:table-cell>
          <table:table-cell office:value-type="string">
            <text:p>545202130</text:p>
          </table:table-cell>
          <table:table-cell office:value-type="string">
            <text:p>ASSOCIACAO SAO VICENTE DE PAULO DO JARDIM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zar Lisboa,180 - 04111-000 São Paulo</text:p>
          </table:table-cell>
          <table:table-cell office:value-type="string">
            <text:p>546202130</text:p>
          </table:table-cell>
          <table:table-cell office:value-type="string">
            <text:p>GRUPO BRASIL DE APOIO AO SURDOCE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mando da Silva Prado,191 - 04672-040 São Paulo</text:p>
          </table:table-cell>
          <table:table-cell office:value-type="string">
            <text:p>547202130</text:p>
          </table:table-cell>
          <table:table-cell office:value-type="string">
            <text:p>BRASCRI ASSOCIACAO SUICO BRASILEIRA DE AJUDA A CR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erre Lafage,196 - 05163-060 São Paulo</text:p>
          </table:table-cell>
          <table:table-cell office:value-type="string">
            <text:p>549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Yervant Kissajikian,2858 - 04428-000 São Paulo</text:p>
          </table:table-cell>
          <table:table-cell office:value-type="string">
            <text:p>551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és,293 - 02558-010 São Paulo</text:p>
          </table:table-cell>
          <table:table-cell office:value-type="string">
            <text:p>557202130</text:p>
          </table:table-cell>
          <table:table-cell office:value-type="string">
            <text:p>ASSOCIACA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iva,90 - 02844-110 São Paulo</text:p>
          </table:table-cell>
          <table:table-cell office:value-type="string">
            <text:p>560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rante do Paranapanema,196 - 02758-040 São Paulo</text:p>
          </table:table-cell>
          <table:table-cell office:value-type="string">
            <text:p>561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áles Malheiros,229 - 02649-030 São Paulo</text:p>
          </table:table-cell>
          <table:table-cell office:value-type="string">
            <text:p>563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orvan Dias de Figueiredo,2801 - 02063-000 São Paulo</text:p>
          </table:table-cell>
          <table:table-cell office:value-type="string">
            <text:p>564202130</text:p>
          </table:table-cell>
          <table:table-cell office:value-type="string">
            <text:p>ABAD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tassilgo,575 - 04514-032 São Paulo</text:p>
          </table:table-cell>
          <table:table-cell office:value-type="string">
            <text:p>569202130</text:p>
          </table:table-cell>
          <table:table-cell office:value-type="string">
            <text:p>INSTITUTO SIMBORA G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sembargador Altenfelder Silva,55 - 05338-090 São Paulo</text:p>
          </table:table-cell>
          <table:table-cell office:value-type="string">
            <text:p>570202130</text:p>
          </table:table-cell>
          <table:table-cell office:value-type="string">
            <text:p>INSTITUTO DE ASSISTENCIA AMPARO E AMANCIPACAO DE PESSOAS COM D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agundes Filho,596 - 04304-000 São Paulo</text:p>
          </table:table-cell>
          <table:table-cell office:value-type="string">
            <text:p>577202130</text:p>
          </table:table-cell>
          <table:table-cell office:value-type="string">
            <text:p>ASSOCIACAO PARADESPORTIVA JR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rimensor Sugaya,986 - 08260-030 São Paulo</text:p>
          </table:table-cell>
          <table:table-cell office:value-type="string">
            <text:p>578202130</text:p>
          </table:table-cell>
          <table:table-cell office:value-type="string">
            <text:p>CASA DO CRISTO REDEN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emente Pereira,286 - 04216-060 São Paulo</text:p>
          </table:table-cell>
          <table:table-cell office:value-type="string">
            <text:p>580202130</text:p>
          </table:table-cell>
          <table:table-cell office:value-type="string">
            <text:p>ADEFAV CENTRO DE RECURSOS NAS AREAS DA SURODCEGUEIRA DEFICINCIA MULTIPLA SENSORIAL E DEFICIENCIA VISU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Carlos Benjamin dos Santos,1675 - 04847-005 São Paulo</text:p>
          </table:table-cell>
          <table:table-cell office:value-type="string">
            <text:p>582202130</text:p>
          </table:table-cell>
          <table:table-cell office:value-type="string">
            <text:p>CLUBE DA COMUNIDADE PETRON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elisbino de Morais,10 - 04638-010 São Paulo</text:p>
          </table:table-cell>
          <table:table-cell office:value-type="string">
            <text:p>583202130</text:p>
          </table:table-cell>
          <table:table-cell office:value-type="string">
            <text:p>ASSOCIACAO TRAVE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rapes,864 - 04561-001 São Paulo</text:p>
          </table:table-cell>
          <table:table-cell office:value-type="string">
            <text:p>584202130</text:p>
          </table:table-cell>
          <table:table-cell office:value-type="string">
            <text:p>ASSOCIACAO PARA O DESENVOLVIMENTO INTEGRAL DO DOW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ão Pímentel,383 - 03378-050 São Paulo</text:p>
          </table:table-cell>
          <table:table-cell office:value-type="string">
            <text:p>585202130</text:p>
          </table:table-cell>
          <table:table-cell office:value-type="string">
            <text:p>FUNDACAO GETSEMANI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Soares,131 - 03894-000 São Paulo</text:p>
          </table:table-cell>
          <table:table-cell office:value-type="string">
            <text:p>586202130</text:p>
          </table:table-cell>
          <table:table-cell office:value-type="string">
            <text:p>AMCAPRA ASSOCIACAO DE MORADORES COLABORADORES E AMIGOS DA PONTE RAS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siano dos Santos,236 - 04827-110 São Paulo</text:p>
          </table:table-cell>
          <table:table-cell office:value-type="string">
            <text:p>587202130</text:p>
          </table:table-cell>
          <table:table-cell office:value-type="string">
            <text:p>LACE NUCLEO DE ACOES PARA A CIDADANIA NA DIVERS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etinga,99 - 04557-010 São Paulo</text:p>
          </table:table-cell>
          <table:table-cell office:value-type="string">
            <text:p>589202130</text:p>
          </table:table-cell>
          <table:table-cell office:value-type="string">
            <text:p>AAEB ASSOCIACAO DE AMIGOS DOS EXCEPCIONAIS DO BROOKLI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-Darco-Roxo,167 - 08061-030 São Paulo</text:p>
          </table:table-cell>
          <table:table-cell office:value-type="string">
            <text:p>592202130</text:p>
          </table:table-cell>
          <table:table-cell office:value-type="string">
            <text:p>JANAINA DA SILVA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eresa de Andrade,14 - 04894-000 São Paulo</text:p>
          </table:table-cell>
          <table:table-cell office:value-type="string">
            <text:p>594202130</text:p>
          </table:table-cell>
          <table:table-cell office:value-type="string">
            <text:p>ASSOCIACAO BENEFICENTE CANTINHO DA TERCEIRA 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ustódio de Sá e Faria,1066 - 03979-000 São Paulo</text:p>
          </table:table-cell>
          <table:table-cell office:value-type="string">
            <text:p>595202130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,274 - 08310-160 São Paulo</text:p>
          </table:table-cell>
          <table:table-cell office:value-type="string">
            <text:p>602202130</text:p>
          </table:table-cell>
          <table:table-cell office:value-type="string">
            <text:p>COMUNIDADE CANTINHO DA PAZ I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curu,32 - 08030-100 São Paulo</text:p>
          </table:table-cell>
          <table:table-cell office:value-type="string">
            <text:p>605202130</text:p>
          </table:table-cell>
          <table:table-cell office:value-type="string">
            <text:p>GRUPO ESPERANCA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de Jesus,90 - 05860-010 São Paulo</text:p>
          </table:table-cell>
          <table:table-cell office:value-type="string">
            <text:p>606202130</text:p>
          </table:table-cell>
          <table:table-cell office:value-type="string">
            <text:p>CAMMPE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Barroso do Amazonas,50 - 08472-725 São Paulo</text:p>
          </table:table-cell>
          <table:table-cell office:value-type="string">
            <text:p>610202130</text:p>
          </table:table-cell>
          <table:table-cell office:value-type="string">
            <text:p>ASSOCIAC DE CONSTRUCAO COMUNITARIA PAULO FREIRE LESTE 1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Teixeira Braga,59 - 05186-110 São Paulo</text:p>
          </table:table-cell>
          <table:table-cell office:value-type="string">
            <text:p>613202130</text:p>
          </table:table-cell>
          <table:table-cell office:value-type="string">
            <text:p>ASSOCIACAO DE AJUDA MUTUA JARDIM PAQU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miro Valverde,182 - 08450-050 São Paulo</text:p>
          </table:table-cell>
          <table:table-cell office:value-type="string">
            <text:p>618202130</text:p>
          </table:table-cell>
          <table:table-cell office:value-type="string">
            <text:p>ASSOCIACAO COMUNITARIA VASCONCELOS BAR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rra Brasileira,346 - 08223-355 São Paulo</text:p>
          </table:table-cell>
          <table:table-cell office:value-type="string">
            <text:p>619202130</text:p>
          </table:table-cell>
          <table:table-cell office:value-type="string">
            <text:p>ASSOCIACAO DA UNIAO DAS MULHERES DALVA PAIX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 Rizzo,120 - 08470-250 São Paulo</text:p>
          </table:table-cell>
          <table:table-cell office:value-type="string">
            <text:p>625202130</text:p>
          </table:table-cell>
          <table:table-cell office:value-type="string">
            <text:p>ACAO COMUNITARIA SENHOR SANT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da Câmara,203 - 03268-160 São Paulo</text:p>
          </table:table-cell>
          <table:table-cell office:value-type="string">
            <text:p>626202130</text:p>
          </table:table-cell>
          <table:table-cell office:value-type="string">
            <text:p>ASSOCIACAO ESPLENDOR D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valeiro da Lua,16 - 08223-420 São Paulo</text:p>
          </table:table-cell>
          <table:table-cell office:value-type="string">
            <text:p>627202130</text:p>
          </table:table-cell>
          <table:table-cell office:value-type="string">
            <text:p>ASSOCIACAO EDUCACIONAL CULTURAL E ESPORTIVA COMUNIDADE AGUIA DE H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dos Réis,19 - 08410-150 São Paulo</text:p>
          </table:table-cell>
          <table:table-cell office:value-type="string">
            <text:p>630202130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ristiano de Assis,83 - 02846-030 São Paulo</text:p>
          </table:table-cell>
          <table:table-cell office:value-type="string">
            <text:p>631202130</text:p>
          </table:table-cell>
          <table:table-cell office:value-type="string">
            <text:p>INSTITUTO SACI SABERES CULTURAS E INTEG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ncesa Isabel,548 - 04601-001 São Paulo</text:p>
          </table:table-cell>
          <table:table-cell office:value-type="string">
            <text:p>634202130</text:p>
          </table:table-cell>
          <table:table-cell office:value-type="string">
            <text:p>ABRACE ASSOCIACAO BRASILEIRA PARA O ADOLESCENTE E A CRIANC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Raposo,397 - 03118-000 São Paulo</text:p>
          </table:table-cell>
          <table:table-cell office:value-type="string">
            <text:p>635202130</text:p>
          </table:table-cell>
          <table:table-cell office:value-type="string">
            <text:p>ASSOCIACAO MOOC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ntônio dos Santos,17 - 58341-120 São Paulo</text:p>
          </table:table-cell>
          <table:table-cell office:value-type="string">
            <text:p>640202130</text:p>
          </table:table-cell>
          <table:table-cell office:value-type="string">
            <text:p>ASSOCIACAO COMUNITARIA AMIGOS EM ACAO DO JARDIM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Aguiar,108 - 04611-040 São Paulo</text:p>
          </table:table-cell>
          <table:table-cell office:value-type="string">
            <text:p>641202130</text:p>
          </table:table-cell>
          <table:table-cell office:value-type="string">
            <text:p>ASSOCIACAO NOVA PROJETO EDUCACAO E TRABALHO PARA PESSO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rão de Alagoas,46 - 08022-000 São Paulo</text:p>
          </table:table-cell>
          <table:table-cell office:value-type="string">
            <text:p>642202130</text:p>
          </table:table-cell>
          <table:table-cell office:value-type="string">
            <text:p>ASSOCIACAO CRISTA EL SA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tóvão Santiago,160 - 02871-040 São Paulo</text:p>
          </table:table-cell>
          <table:table-cell office:value-type="string">
            <text:p>643202130</text:p>
          </table:table-cell>
          <table:table-cell office:value-type="string">
            <text:p>ASSOCIACAO BENEFICENTE CORACA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Alamandas,225 - 08220-000 São Paulo</text:p>
          </table:table-cell>
          <table:table-cell office:value-type="string">
            <text:p>644202130</text:p>
          </table:table-cell>
          <table:table-cell office:value-type="string">
            <text:p>IGREJA APOSTOLICA DA FAMILIA BET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itor Peixoto,582 - 01543-001 São Paulo</text:p>
          </table:table-cell>
          <table:table-cell office:value-type="string">
            <text:p>651202130</text:p>
          </table:table-cell>
          <table:table-cell office:value-type="string">
            <text:p>APAT ASSOCIACAO PARA PESQUISA E ASSISTENCIA EM TRANSPL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meira de Leque,679 - 08061-430 São Paulo</text:p>
          </table:table-cell>
          <table:table-cell office:value-type="string">
            <text:p>652202130</text:p>
          </table:table-cell>
          <table:table-cell office:value-type="string">
            <text:p>INSTITUTO MAIS COMVIV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acete das Águias,753 - 04635-023 São Paulo</text:p>
          </table:table-cell>
          <table:table-cell office:value-type="string">
            <text:p>653202130</text:p>
          </table:table-cell>
          <table:table-cell office:value-type="string">
            <text:p>INSTITUTO GABRIELE BARRETO SOG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Jardim,633 - 01223-011 São Paulo</text:p>
          </table:table-cell>
          <table:table-cell office:value-type="string">
            <text:p>655202130</text:p>
          </table:table-cell>
          <table:table-cell office:value-type="string">
            <text:p>INSTITUTO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valdo de Souza Pinto,49 - 05267-220 São Paulo</text:p>
          </table:table-cell>
          <table:table-cell office:value-type="string">
            <text:p>658202130</text:p>
          </table:table-cell>
          <table:table-cell office:value-type="string">
            <text:p>IPDA INSTITUTO DAS PESSOAS COM DEFICIENCIA DA ANHANG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da Silva,865 - 08460-348 São Paulo</text:p>
          </table:table-cell>
          <table:table-cell office:value-type="string">
            <text:p>659202130</text:p>
          </table:table-cell>
          <table:table-cell office:value-type="string">
            <text:p>ASSOCIACAO DE SOLIDARIEDADE CR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,96 - 04949-175 São Paulo</text:p>
          </table:table-cell>
          <table:table-cell office:value-type="string">
            <text:p>660202130</text:p>
          </table:table-cell>
          <table:table-cell office:value-type="string">
            <text:p>ASSOCIACAO BENEFICIENTE GUAINUMB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iguel Achiole da Fonseca,717 - 08461-110 São Paulo</text:p>
          </table:table-cell>
          <table:table-cell office:value-type="string">
            <text:p>662202130</text:p>
          </table:table-cell>
          <table:table-cell office:value-type="string">
            <text:p>ASSOCIACAO BENEFICIENTE DIVIN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içuaíba,229 - 08090-750 São Paulo</text:p>
          </table:table-cell>
          <table:table-cell office:value-type="string">
            <text:p>664202130</text:p>
          </table:table-cell>
          <table:table-cell office:value-type="string">
            <text:p>SOCIEDADE AMIGOS DO JARDIM HELE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dgar Ruzzant,561 - 02225-011 São Paulo</text:p>
          </table:table-cell>
          <table:table-cell office:value-type="string">
            <text:p>666202130</text:p>
          </table:table-cell>
          <table:table-cell office:value-type="string">
            <text:p>ASSOCIACAO BRASILEIRA DE SINDROME DE RETT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itinga,328 - 08010-360 São Paulo</text:p>
          </table:table-cell>
          <table:table-cell office:value-type="string">
            <text:p>667202130</text:p>
          </table:table-cell>
          <table:table-cell office:value-type="string">
            <text:p>SOCIEDADE BENEFICIENTE CAM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zerat,30 - 03888-030 São Paulo</text:p>
          </table:table-cell>
          <table:table-cell office:value-type="string">
            <text:p>668202130</text:p>
          </table:table-cell>
          <table:table-cell office:value-type="string">
            <text:p>ASSOCIACAO ATLETICA SPORT CLUB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-Chá,10 - 03738-220 São Paulo</text:p>
          </table:table-cell>
          <table:table-cell office:value-type="string">
            <text:p>672202130</text:p>
          </table:table-cell>
          <table:table-cell office:value-type="string">
            <text:p>INSTITUTO SOCIAL E EDUCACIONAL CONSELHEIROS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Mateus,860 - 08420-750 São Paulo</text:p>
          </table:table-cell>
          <table:table-cell office:value-type="string">
            <text:p>673202130</text:p>
          </table:table-cell>
          <table:table-cell office:value-type="string">
            <text:p>IGREJA EVANGELICA BRASIL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Garopaba,29 - 08141-570 São Paulo</text:p>
          </table:table-cell>
          <table:table-cell office:value-type="string">
            <text:p>675202130</text:p>
          </table:table-cell>
          <table:table-cell office:value-type="string">
            <text:p>ASSOCIACAO CANTINHO ABENCO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driano Bertozzi,384 - 08265-000 São Paulo</text:p>
          </table:table-cell>
          <table:table-cell office:value-type="string">
            <text:p>677202130</text:p>
          </table:table-cell>
          <table:table-cell office:value-type="string">
            <text:p>IGREJA EVANGELICA 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lvador do Valê,9 - 03359-120 São Paulo</text:p>
          </table:table-cell>
          <table:table-cell office:value-type="string">
            <text:p>678202130</text:p>
          </table:table-cell>
          <table:table-cell office:value-type="string">
            <text:p>FUNDACAO COMUNIDADE D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aquandava,164 - 04950-000 São Paulo</text:p>
          </table:table-cell>
          <table:table-cell office:value-type="string">
            <text:p>681202130</text:p>
          </table:table-cell>
          <table:table-cell office:value-type="string">
            <text:p>ASSOCIACAO CRISTA MAE ZA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ero-Quero,120 - 02675-031 São Paulo</text:p>
          </table:table-cell>
          <table:table-cell office:value-type="string">
            <text:p>682202130</text:p>
          </table:table-cell>
          <table:table-cell office:value-type="string">
            <text:p>ENTIDADE BENEFICENTE MUTIRAO VILA GRAZI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Badaró,318 - 01008-000 São Paulo</text:p>
          </table:table-cell>
          <table:table-cell office:value-type="string">
            <text:p>684202130</text:p>
          </table:table-cell>
          <table:table-cell office:value-type="string">
            <text:p>ASSOCIACAO DE PAIS AMIGOS E PESSOAS COM DEFICIENCIA DE FUNCIONARIOS DO BANCO DO BRASIL E DA 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,17 - 08474-131 São Paulo</text:p>
          </table:table-cell>
          <table:table-cell office:value-type="string">
            <text:p>687202130</text:p>
          </table:table-cell>
          <table:table-cell office:value-type="string">
            <text:p>INSTITUICAO EDUCACIONAL COLORADO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Bueno,384 - 03077-020 São Paulo</text:p>
          </table:table-cell>
          <table:table-cell office:value-type="string">
            <text:p>696202130</text:p>
          </table:table-cell>
          <table:table-cell office:value-type="string">
            <text:p>CENTRO SOCIAL NOSSA SENHORA DA PE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ponina,390 - 03426-010 São Paulo</text:p>
          </table:table-cell>
          <table:table-cell office:value-type="string">
            <text:p>698202130</text:p>
          </table:table-cell>
          <table:table-cell office:value-type="string">
            <text:p>COMUNIDADE DA GRACA EM VILA CAR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888 - 08411-000 São Paulo</text:p>
          </table:table-cell>
          <table:table-cell office:value-type="string">
            <text:p>700202130</text:p>
          </table:table-cell>
          <table:table-cell office:value-type="string">
            <text:p>IGREJA ASSEMBLEIA DE DEUS VILA ZEF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andir Pais Leme,227 - 08430-380 São Paulo</text:p>
          </table:table-cell>
          <table:table-cell office:value-type="string">
            <text:p>706202130</text:p>
          </table:table-cell>
          <table:table-cell office:value-type="string">
            <text:p>MITRA DIOCESANA DE SAO MIGUEL PAULISTA PAROQUIA BOM PAS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Vivaldi,575 - 03965-030 São Paulo</text:p>
          </table:table-cell>
          <table:table-cell office:value-type="string">
            <text:p>709202130</text:p>
          </table:table-cell>
          <table:table-cell office:value-type="string">
            <text:p>ASSOCIACAO COMUNITARIA E BENEFICENTE PADRE JOSE AUGUSTO MACHADO MO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ssandoca,535 - 03169-010 São Paulo</text:p>
          </table:table-cell>
          <table:table-cell office:value-type="string">
            <text:p>722202130</text:p>
          </table:table-cell>
          <table:table-cell office:value-type="string">
            <text:p>LAR DA REDEN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esser,2701 - 03162-030 São Paulo</text:p>
          </table:table-cell>
          <table:table-cell office:value-type="string">
            <text:p>723202130</text:p>
          </table:table-cell>
          <table:table-cell office:value-type="string">
            <text:p>NOVA 4E ENTIDADE ESPECIALIZADAS EM PESSOAS ESPE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Antonini,174 - 02856-070 São Paulo</text:p>
          </table:table-cell>
          <table:table-cell office:value-type="string">
            <text:p>734202130</text:p>
          </table:table-cell>
          <table:table-cell office:value-type="string">
            <text:p>MARIA DE LOURDES DE OLIVEIR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o Borges Soveral,50 - 05875-210 São Paulo</text:p>
          </table:table-cell>
          <table:table-cell office:value-type="string">
            <text:p>738202130</text:p>
          </table:table-cell>
          <table:table-cell office:value-type="string">
            <text:p>INSTITUTO DE CULTURA E LAZER EBENEZ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José do Campestre,251 - 03728-000 São Paulo</text:p>
          </table:table-cell>
          <table:table-cell office:value-type="string">
            <text:p>740202130</text:p>
          </table:table-cell>
          <table:table-cell office:value-type="string">
            <text:p>PAROQUIA SANTA RITA DE CA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Palmeiras,112 - 04895-340 São Paulo</text:p>
          </table:table-cell>
          <table:table-cell office:value-type="string">
            <text:p>741202130</text:p>
          </table:table-cell>
          <table:table-cell office:value-type="string">
            <text:p>INSTITUTO DE CULTURA E CIDADANIA CRESCER E CONVIV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ni Ferdinando,107 - 02856-050 São Paulo</text:p>
          </table:table-cell>
          <table:table-cell office:value-type="string">
            <text:p>762202130</text:p>
          </table:table-cell>
          <table:table-cell office:value-type="string">
            <text:p>INSTITUTO EDUCACIONAL S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arapés,86 - 04330-070 São Paulo</text:p>
          </table:table-cell>
          <table:table-cell office:value-type="string">
            <text:p>763202130</text:p>
          </table:table-cell>
          <table:table-cell office:value-type="string">
            <text:p>ASSOCIACAO FACA SUA P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Paz,61 - 08390-150 São Paulo</text:p>
          </table:table-cell>
          <table:table-cell office:value-type="string">
            <text:p>770202130</text:p>
          </table:table-cell>
          <table:table-cell office:value-type="string">
            <text:p>ASSOCIACAO SONHAR E VIVER AS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16048 - 08310-000 São Paulo</text:p>
          </table:table-cell>
          <table:table-cell office:value-type="string">
            <text:p>775202130</text:p>
          </table:table-cell>
          <table:table-cell office:value-type="string">
            <text:p>ROTARY CLUB DE SAO PAULO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vásio Leite Rebelo,1138 - 02675-050 São Paulo</text:p>
          </table:table-cell>
          <table:table-cell office:value-type="string">
            <text:p>782202130</text:p>
          </table:table-cell>
          <table:table-cell office:value-type="string">
            <text:p>CLUBE DE MAES DO JARDIM VISTA ALEG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inho da Servidão,7 - 06866-185 São Paulo</text:p>
          </table:table-cell>
          <table:table-cell office:value-type="string">
            <text:p>794202130</text:p>
          </table:table-cell>
          <table:table-cell office:value-type="string">
            <text:p>ASSOCIACAO DE ARTE E CULTURA DO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Oliveira Salgado,135 - 02676-000 São Paulo</text:p>
          </table:table-cell>
          <table:table-cell office:value-type="string">
            <text:p>798202130</text:p>
          </table:table-cell>
          <table:table-cell office:value-type="string">
            <text:p>ASSOCIACAO TODOS UNIDOS PELA VIDA ATU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Jangadas,25 - 08472-115 São Paulo</text:p>
          </table:table-cell>
          <table:table-cell office:value-type="string">
            <text:p>803202130</text:p>
          </table:table-cell>
          <table:table-cell office:value-type="string">
            <text:p>DANIEL PA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Jacinto de Mendonça,134 - 05211-050 São Paulo</text:p>
          </table:table-cell>
          <table:table-cell office:value-type="string">
            <text:p>816202130</text:p>
          </table:table-cell>
          <table:table-cell office:value-type="string">
            <text:p>MITRA ARQUIDIOCES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aleza de Itapema,252 - 08310-650 São Paulo</text:p>
          </table:table-cell>
          <table:table-cell office:value-type="string">
            <text:p>833202130</text:p>
          </table:table-cell>
          <table:table-cell office:value-type="string">
            <text:p>ASSOCIACAO CULTURAL ESPORTIVA ESTRELA MAI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ostiniana Chantal,59 - 08346-530 São Paulo</text:p>
          </table:table-cell>
          <table:table-cell office:value-type="string">
            <text:p>855202130</text:p>
          </table:table-cell>
          <table:table-cell office:value-type="string">
            <text:p>ONG AREA SOCIAL DO 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,226 - 08420-200 São Paulo</text:p>
          </table:table-cell>
          <table:table-cell office:value-type="string">
            <text:p>889202130</text:p>
          </table:table-cell>
          <table:table-cell office:value-type="string">
            <text:p>ASSOCIACAO BENEFICENTE DOS EMPREGADOS E DESEMPREGAD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7 - 05879-000 São Paulo</text:p>
          </table:table-cell>
          <table:table-cell office:value-type="string">
            <text:p>967202130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Vicente da Fonseca,323 - 08320-307 São Paulo</text:p>
          </table:table-cell>
          <table:table-cell office:value-type="string">
            <text:p>1204202130</text:p>
          </table:table-cell>
          <table:table-cell office:value-type="string">
            <text:p>ASSOCIACAO CULTURAL EDUCACIONAL ESPORTIVA MULTIDISCIPLINAR ACEEM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8202130</text:p>
          </table:table-cell>
          <table:table-cell office:value-type="string">
            <text:p>ASSOCIACAO DE MORADORES DO JARDIM COMERCIAL E ADJACENC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0202130</text:p>
          </table:table-cell>
          <table:table-cell office:value-type="string">
            <text:p>CENTRO DE DEFESA DOS DIREITOS DE CRIANCAS E ADOLESCENTES CEDECA INTERLAGO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3202130</text:p>
          </table:table-cell>
          <table:table-cell office:value-type="string">
            <text:p>INSTITUTO SOCIOCULTURAL COLONIA ALEM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0202130</text:p>
          </table:table-cell>
          <table:table-cell office:value-type="string">
            <text:p>ONG DE EDUCACAO ESPORTE E CULTURA PARQUE FLOREST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3202130</text:p>
          </table:table-cell>
          <table:table-cell office:value-type="string">
            <text:p>MAC MOVIMENTO ASSOCIATIV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2202130</text:p>
          </table:table-cell>
          <table:table-cell office:value-type="string">
            <text:p>ASSOCIACAO COMUNITARIA ROSA LUXEMBURG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5202130</text:p>
          </table:table-cell>
          <table:table-cell office:value-type="string">
            <text:p>FIMAPI FEDERACAO INTERMUNICIPAL DE MOVIMENTOS E ASSOCIACOES PRO MORAD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0202130</text:p>
          </table:table-cell>
          <table:table-cell office:value-type="string">
            <text:p>ASSOCIACAO DE MORADORES DO MOVIMENTO ANCHIET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7202130</text:p>
          </table:table-cell>
          <table:table-cell office:value-type="string">
            <text:p>ASSOCIACAO INFAM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2202130</text:p>
          </table:table-cell>
          <table:table-cell office:value-type="string">
            <text:p>ROTARY CLUB DE SAO PAULO IPIRANG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8202130</text:p>
          </table:table-cell>
          <table:table-cell office:value-type="string">
            <text:p>ABMDJ ASSOCIACAO DE LUTA POR MORADIA DO DISTRITO DO JABAQUAR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1202130</text:p>
          </table:table-cell>
          <table:table-cell office:value-type="string">
            <text:p>COMPANHIA MAJA DE TEATRO E DANC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0202130</text:p>
          </table:table-cell>
          <table:table-cell office:value-type="string">
            <text:p>ASSOCIACAO BENEFECENTE COMUNITARIO CULTURAL ESPORTIVA ELITE ESTADO DE SAO PAUL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8202130</text:p>
          </table:table-cell>
          <table:table-cell office:value-type="string">
            <text:p>UNIAO DOS MORADORES PRO VILA SANTA CLARA SAO JOAO CLOTILDE GRACIOSA E ADJACENC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8202130</text:p>
          </table:table-cell>
          <table:table-cell office:value-type="string">
            <text:p>ASSOCIACAO DE MORADORES E AMIGOS DO JARDIM DAS VERTENTE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7202130</text:p>
          </table:table-cell>
          <table:table-cell office:value-type="string">
            <text:p>INSTITUTO ABAR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8202130</text:p>
          </table:table-cell>
          <table:table-cell office:value-type="string">
            <text:p>ASSOCIACAO POLIESPORTIVA SAO REM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0202130</text:p>
          </table:table-cell>
          <table:table-cell office:value-type="string">
            <text:p>RENATO CARLO SOARES DA SILV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7202130</text:p>
          </table:table-cell>
          <table:table-cell office:value-type="string">
            <text:p>CENTRO DE RECREACAO INFANTIL AMAR MAIS MUITO MAI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8202130</text:p>
          </table:table-cell>
          <table:table-cell office:value-type="string">
            <text:p>SOCIEDADE UNIAO DOS AMIGOS DA CACHOEIRINHA DE BAIX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8202130</text:p>
          </table:table-cell>
          <table:table-cell office:value-type="string">
            <text:p>ASSOCIACAO ASSISTENCIAL COMUNITARIA AZAR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6202130</text:p>
          </table:table-cell>
          <table:table-cell office:value-type="string">
            <text:p>ASSOCIACAO BLUE VILL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9202130</text:p>
          </table:table-cell>
          <table:table-cell office:value-type="string">
            <text:p>ASSOCIACAO SAO VICENTE DE PAULO DO JARDIM VITO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5202130</text:p>
          </table:table-cell>
          <table:table-cell office:value-type="string">
            <text:p>ASSOCIACAO DE MORADORES VAQUEJAD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6202130</text:p>
          </table:table-cell>
          <table:table-cell office:value-type="string">
            <text:p>ASSOCIACAO COMUNITARIA BENEFICIENTE ESPERANCA DO INACIO 1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8202130</text:p>
          </table:table-cell>
          <table:table-cell office:value-type="string">
            <text:p>IGREJA MISSAO PENTECOSTAL HERDEIRA DE DEU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6202130</text:p>
          </table:table-cell>
          <table:table-cell office:value-type="string">
            <text:p>ORGANIZACAO DE DESENVOLVIMENTO EDUCACIONAL SOCI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9202130</text:p>
          </table:table-cell>
          <table:table-cell office:value-type="string">
            <text:p>ASSOCIACAO E UNIAO DE BAIRRO JARDIM CEL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2202130</text:p>
          </table:table-cell>
          <table:table-cell office:value-type="string">
            <text:p>CENTRO ITAQUERENSE DAS FAMILIAS AMIG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4202130</text:p>
          </table:table-cell>
          <table:table-cell office:value-type="string">
            <text:p>ASSOCIACAO SEMENT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1202130</text:p>
          </table:table-cell>
          <table:table-cell office:value-type="string">
            <text:p>CASA DE C ULTURA AFRO DESCENDENTES FILHOS DE MA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7202130</text:p>
          </table:table-cell>
          <table:table-cell office:value-type="string">
            <text:p>JANAINA DA SILVA SANTO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8202130</text:p>
          </table:table-cell>
          <table:table-cell office:value-type="string">
            <text:p>SOCIEDADE DOS AMIGOS DO JARDIM COLONIAL DE SAO PAUL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1202130</text:p>
          </table:table-cell>
          <table:table-cell office:value-type="string">
            <text:p>ASSOCIACAO ATLETICA UNIAO BRASI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2202130</text:p>
          </table:table-cell>
          <table:table-cell office:value-type="string">
            <text:p>ASSOCIACAO DESPORTIVA SOCIAL E CULTURAL DEBATE FC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3202130</text:p>
          </table:table-cell>
          <table:table-cell office:value-type="string">
            <text:p>ASSOCICAO ETERNAMENTESOU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7202130</text:p>
          </table:table-cell>
          <table:table-cell office:value-type="string">
            <text:p>ASSOCIACAO AMBIENTAL E HABITACIONAL JOAO DE BARRO AAHJB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8202130</text:p>
          </table:table-cell>
          <table:table-cell office:value-type="string">
            <text:p>ASSOCIACAO AMIGOS DA CUPEC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202130</text:p>
          </table:table-cell>
          <table:table-cell office:value-type="string">
            <text:p>ASSOCIACAO AMIGOS DO BAIRRO CHACARA SANTA MA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2202130</text:p>
          </table:table-cell>
          <table:table-cell office:value-type="string">
            <text:p>ASSOCIACAO DOS MORADORES DA FAVELA DA AVENIDA HAMILTON E DA AVENIDA ITAL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3202130</text:p>
          </table:table-cell>
          <table:table-cell office:value-type="string">
            <text:p>ASSOCIACAO CLUBE DE MAES SANTA RIT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202130</text:p>
          </table:table-cell>
          <table:table-cell office:value-type="string">
            <text:p>ONG EQUILIBRIO UNIVERS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9202130</text:p>
          </table:table-cell>
          <table:table-cell office:value-type="string">
            <text:p>ASSOCIACAO COMUNITARIA PROJETO NOITES SOLIDAR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9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8202130</text:p>
          </table:table-cell>
          <table:table-cell office:value-type="string">
            <text:p>INSTITUTO CEGONHA ACAO E DESENVOVILMENTO EDUCACIONAL CULTURAL ESPORTIVO E SOCI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9202130</text:p>
          </table:table-cell>
          <table:table-cell office:value-type="string">
            <text:p>ASSOCIACAO CULTURAL COMUNITARIA INTEIRA ACA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40202130</text:p>
          </table:table-cell>
          <table:table-cell office:value-type="string">
            <text:p>ASSOCIACAO ASSERTIVA JUNTOS SOMOS MAI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7202130</text:p>
          </table:table-cell>
          <table:table-cell office:value-type="string">
            <text:p>ASSOCIACAO COMUNITARIA BARRO BRANC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0202130</text:p>
          </table:table-cell>
          <table:table-cell office:value-type="string">
            <text:p>IGREJA ASSEMBLEIA DE DEUS MINISTERIO NO BRASI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0202130</text:p>
          </table:table-cell>
          <table:table-cell office:value-type="string">
            <text:p>ASSOCIACAO DA PARADA DO ORGULHO GLBT DE SAO PAULO</text:p>
          </table:table-cell>
          <table:table-cell office:value-type="string">
            <text:p>Entida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